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33.34mm"/>
    </style:style>
    <style:style style:name="co3" style:family="table-column">
      <style:table-column-properties fo:break-before="auto" style:column-width="30.1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1">
      <style:table-cell-properties style:rotation-align="none"/>
      <style:map style:condition="cell-content()&gt;=127" style:apply-style-name="Senza_20_nome1" style:base-cell-address="Foglio1.B2"/>
      <style:map style:condition="cell-content()&lt;127" style:apply-style-name="Senza_20_nome2" style:base-cell-address="Foglio1.B2"/>
    </style:style>
    <style:style style:name="ce4" style:family="table-cell" style:parent-style-name="Default" style:data-style-name="N1">
      <style:table-cell-properties style:rotation-align="none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shapes>
          <draw:frame draw:z-index="0" draw:style-name="gr1" draw:text-style-name="P1" svg:width="159.99mm" svg:height="89.99mm" svg:x="236.48mm" svg:y="9.08mm">
            <loext:p draw:notify-on-update-of-ranges="Foglio1.A1:Foglio1.A1 Foglio1.A2:Foglio1.A1261 Foglio1.B1:Foglio1.B1 Foglio1.B2:Foglio1.B1261 Foglio1.A1:Foglio1.A1 Foglio1.A2:Foglio1.A1261 Foglio1.C1:Foglio1.C1 Foglio1.C2:Foglio1.C12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counter </text:p>
          </table:table-cell>
          <table:table-cell table:style-name="ce2" office:value-type="string" calcext:value-type="string">
            <text:p>logVelocity</text:p>
          </table:table-cell>
          <table:table-cell table:style-name="ce1" office:value-type="string" calcext:value-type="string">
            <text:p>linVelocity</text:p>
          </table:table-cell>
          <table:table-cell table:number-columns-repeated="2"/>
          <table:table-cell table:style-name="ce5" office:value-type="float" office:value="1260" calcext:value-type="float">
            <text:p>1260</text:p>
          </table:table-cell>
          <table:table-cell table:style-name="ce5" office:value-type="float" office:value="15.7" calcext:value-type="float">
            <text:p>15,7</text:p>
          </table:table-cell>
          <table:table-cell table:style-name="ce5"/>
          <table:table-cell table:number-columns-repeated="2" table:style-name="ce5" office:value-type="float" office:value="127" calcext:value-type="float">
            <text:p>127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table:formula="of:=[.$I$1]-([.$J$1]+((LOG10([.A2]/[.$F$1])/LOG10(2))*[.$G$1]))" office:value-type="float" office:value="161.69756588868" calcext:value-type="float">
            <text:p>162</text:p>
          </table:table-cell>
          <table:table-cell table:style-name="ce4" table:formula="of:=([.$F$1]+1-[.A2])/10" office:value-type="float" office:value="126" calcext:value-type="float">
            <text:p>126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table:formula="of:=[.$I$1]-([.$J$1]+((LOG10([.A3]/[.$F$1])/LOG10(2))*[.$G$1]))" office:value-type="float" office:value="145.99756588868" calcext:value-type="float">
            <text:p>146</text:p>
          </table:table-cell>
          <table:table-cell table:style-name="ce4" table:formula="of:=([.$F$1]+1-[.A3])/10" office:value-type="float" office:value="125.9" calcext:value-type="float">
            <text:p>126</text:p>
          </table:table-cell>
          <table:table-cell table:number-columns-repeated="2"/>
          <table:table-cell office:value-type="string" calcext:value-type="string">
            <text:p><text:s text:c="4"/>static const float shortestInterval = 2000.0;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table:formula="of:=[.$I$1]-([.$J$1]+((LOG10([.A4]/[.$F$1])/LOG10(2))*[.$G$1]))" office:value-type="float" office:value="136.813654627358" calcext:value-type="float">
            <text:p>137</text:p>
          </table:table-cell>
          <table:table-cell table:style-name="ce4" table:formula="of:=([.$F$1]+1-[.A4])/10" office:value-type="float" office:value="125.8" calcext:value-type="float">
            <text:p>126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table:formula="of:=[.$I$1]-([.$J$1]+((LOG10([.A5]/[.$F$1])/LOG10(2))*[.$G$1]))" office:value-type="float" office:value="130.29756588868" calcext:value-type="float">
            <text:p>130</text:p>
          </table:table-cell>
          <table:table-cell table:style-name="ce4" table:formula="of:=([.$F$1]+1-[.A5])/10" office:value-type="float" office:value="125.7" calcext:value-type="float">
            <text:p>126</text:p>
          </table:table-cell>
          <table:table-cell table:number-columns-repeated="2"/>
          <table:table-cell office:value-type="string" calcext:value-type="string">
            <text:p><text:s text:c="4"/>// Every time the interval between the first and second switch doubles, lower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table:formula="of:=[.$I$1]-([.$J$1]+((LOG10([.A6]/[.$F$1])/LOG10(2))*[.$G$1]))" office:value-type="float" office:value="125.243294798949" calcext:value-type="float">
            <text:p>125</text:p>
          </table:table-cell>
          <table:table-cell table:style-name="ce4" table:formula="of:=([.$F$1]+1-[.A6])/10" office:value-type="float" office:value="125.6" calcext:value-type="float">
            <text:p>126</text:p>
          </table:table-cell>
          <table:table-cell table:number-columns-repeated="2"/>
          <table:table-cell office:value-type="string" calcext:value-type="string">
            <text:p><text:s text:c="4"/>// the midi velocity by this much: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table:formula="of:=[.$I$1]-([.$J$1]+((LOG10([.A7]/[.$F$1])/LOG10(2))*[.$G$1]))" office:value-type="float" office:value="121.113654627358" calcext:value-type="float">
            <text:p>121</text:p>
          </table:table-cell>
          <table:table-cell table:style-name="ce4" table:formula="of:=([.$F$1]+1-[.A7])/10" office:value-type="float" office:value="125.5" calcext:value-type="float">
            <text:p>126</text:p>
          </table:table-cell>
          <table:table-cell table:number-columns-repeated="2"/>
          <table:table-cell office:value-type="string" calcext:value-type="string">
            <text:p><text:s text:c="4"/>static const int velocityAttenuation = 20;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table:formula="of:=[.$I$1]-([.$J$1]+((LOG10([.A8]/[.$F$1])/LOG10(2))*[.$G$1]))" office:value-type="float" office:value="117.622093612376" calcext:value-type="float">
            <text:p>118</text:p>
          </table:table-cell>
          <table:table-cell table:style-name="ce4" table:formula="of:=([.$F$1]+1-[.A8])/10" office:value-type="float" office:value="125.4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table:formula="of:=[.$I$1]-([.$J$1]+((LOG10([.A9]/[.$F$1])/LOG10(2))*[.$G$1]))" office:value-type="float" office:value="114.59756588868" calcext:value-type="float">
            <text:p>115</text:p>
          </table:table-cell>
          <table:table-cell table:style-name="ce4" table:formula="of:=([.$F$1]+1-[.A9])/10" office:value-type="float" office:value="125.3" calcext:value-type="float">
            <text:p>125</text:p>
          </table:table-cell>
          <table:table-cell table:number-columns-repeated="2"/>
          <table:table-cell office:value-type="string" calcext:value-type="string">
            <text:p><text:s text:c="4"/>int velocity;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table:formula="of:=[.$I$1]-([.$J$1]+((LOG10([.A10]/[.$F$1])/LOG10(2))*[.$G$1]))" office:value-type="float" office:value="111.929743366036" calcext:value-type="float">
            <text:p>112</text:p>
          </table:table-cell>
          <table:table-cell table:style-name="ce4" table:formula="of:=([.$F$1]+1-[.A10])/10" office:value-type="float" office:value="125.2" calcext:value-type="float">
            <text:p>125</text:p>
          </table:table-cell>
          <table:table-cell table:number-columns-repeated="2"/>
          <table:table-cell office:value-type="string" calcext:value-type="string">
            <text:p><text:s text:c="4"/>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table:formula="of:=[.$I$1]-([.$J$1]+((LOG10([.A11]/[.$F$1])/LOG10(2))*[.$G$1]))" office:value-type="float" office:value="109.543294798949" calcext:value-type="float">
            <text:p>110</text:p>
          </table:table-cell>
          <table:table-cell table:style-name="ce4" table:formula="of:=([.$F$1]+1-[.A11])/10" office:value-type="float" office:value="125.1" calcext:value-type="float">
            <text:p>125</text:p>
          </table:table-cell>
          <table:table-cell table:number-columns-repeated="2"/>
          <table:table-cell office:value-type="string" calcext:value-type="string">
            <text:p><text:s text:c="4"/>velocity = 127 - log(counter/shortestInterval)/log(2) * velocityAttenuation;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table:formula="of:=[.$I$1]-([.$J$1]+((LOG10([.A12]/[.$F$1])/LOG10(2))*[.$G$1]))" office:value-type="float" office:value="107.384489476075" calcext:value-type="float">
            <text:p>107</text:p>
          </table:table-cell>
          <table:table-cell table:style-name="ce4" table:formula="of:=([.$F$1]+1-[.A12])/10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table:formula="of:=[.$I$1]-([.$J$1]+((LOG10([.A13]/[.$F$1])/LOG10(2))*[.$G$1]))" office:value-type="float" office:value="105.413654627358" calcext:value-type="float">
            <text:p>105</text:p>
          </table:table-cell>
          <table:table-cell table:style-name="ce4" table:formula="of:=([.$F$1]+1-[.A13])/10" office:value-type="float" office:value="124.9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table:formula="of:=[.$I$1]-([.$J$1]+((LOG10([.A14]/[.$F$1])/LOG10(2))*[.$G$1]))" office:value-type="float" office:value="103.600662313865" calcext:value-type="float">
            <text:p>104</text:p>
          </table:table-cell>
          <table:table-cell table:style-name="ce4" table:formula="of:=([.$F$1]+1-[.A14])/10" office:value-type="float" office:value="124.8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table:formula="of:=[.$I$1]-([.$J$1]+((LOG10([.A15]/[.$F$1])/LOG10(2))*[.$G$1]))" office:value-type="float" office:value="101.922093612376" calcext:value-type="float">
            <text:p>102</text:p>
          </table:table-cell>
          <table:table-cell table:style-name="ce4" table:formula="of:=([.$F$1]+1-[.A15])/10" office:value-type="float" office:value="124.7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table:formula="of:=[.$I$1]-([.$J$1]+((LOG10([.A16]/[.$F$1])/LOG10(2))*[.$G$1]))" office:value-type="float" office:value="100.359383537627" calcext:value-type="float">
            <text:p>100</text:p>
          </table:table-cell>
          <table:table-cell table:style-name="ce4" table:formula="of:=([.$F$1]+1-[.A16])/10" office:value-type="float" office:value="124.6" calcext:value-type="float">
            <text:p>125</text:p>
          </table:table-cell>
          <table:table-cell/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table:formula="of:=[.$I$1]-([.$J$1]+((LOG10([.A17]/[.$F$1])/LOG10(2))*[.$G$1]))" office:value-type="float" office:value="98.8975658886803" calcext:value-type="float">
            <text:p>99</text:p>
          </table:table-cell>
          <table:table-cell table:style-name="ce4" table:formula="of:=([.$F$1]+1-[.A17])/10" office:value-type="float" office:value="124.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table:formula="of:=[.$I$1]-([.$J$1]+((LOG10([.A18]/[.$F$1])/LOG10(2))*[.$G$1]))" office:value-type="float" office:value="97.5243992810499" calcext:value-type="float">
            <text:p>98</text:p>
          </table:table-cell>
          <table:table-cell table:style-name="ce4" table:formula="of:=([.$F$1]+1-[.A18])/10" office:value-type="float" office:value="124.4" calcext:value-type="float">
            <text:p>124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table:formula="of:=[.$I$1]-([.$J$1]+((LOG10([.A19]/[.$F$1])/LOG10(2))*[.$G$1]))" office:value-type="float" office:value="96.229743366036" calcext:value-type="float">
            <text:p>96</text:p>
          </table:table-cell>
          <table:table-cell table:style-name="ce4" table:formula="of:=([.$F$1]+1-[.A19])/10" office:value-type="float" office:value="124.3" calcext:value-type="float">
            <text:p>124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table:formula="of:=[.$I$1]-([.$J$1]+((LOG10([.A20]/[.$F$1])/LOG10(2))*[.$G$1]))" office:value-type="float" office:value="95.005103927616" calcext:value-type="float">
            <text:p>95</text:p>
          </table:table-cell>
          <table:table-cell table:style-name="ce4" table:formula="of:=([.$F$1]+1-[.A20])/10" office:value-type="float" office:value="124.2" calcext:value-type="float">
            <text:p>124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table:formula="of:=[.$I$1]-([.$J$1]+((LOG10([.A21]/[.$F$1])/LOG10(2))*[.$G$1]))" office:value-type="float" office:value="93.8432947989487" calcext:value-type="float">
            <text:p>94</text:p>
          </table:table-cell>
          <table:table-cell table:style-name="ce4" table:formula="of:=([.$F$1]+1-[.A21])/10" office:value-type="float" office:value="124.1" calcext:value-type="float">
            <text:p>124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table:formula="of:=[.$I$1]-([.$J$1]+((LOG10([.A22]/[.$F$1])/LOG10(2))*[.$G$1]))" office:value-type="float" office:value="92.7381823510537" calcext:value-type="float">
            <text:p>93</text:p>
          </table:table-cell>
          <table:table-cell table:style-name="ce4" table:formula="of:=([.$F$1]+1-[.A22])/10" office:value-type="float" office:value="124" calcext:value-type="float">
            <text:p>124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table:formula="of:=[.$I$1]-([.$J$1]+((LOG10([.A23]/[.$F$1])/LOG10(2))*[.$G$1]))" office:value-type="float" office:value="91.6844894760747" calcext:value-type="float">
            <text:p>92</text:p>
          </table:table-cell>
          <table:table-cell table:style-name="ce4" table:formula="of:=([.$F$1]+1-[.A23])/10" office:value-type="float" office:value="123.9" calcext:value-type="float">
            <text:p>124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table:formula="of:=[.$I$1]-([.$J$1]+((LOG10([.A24]/[.$F$1])/LOG10(2))*[.$G$1]))" office:value-type="float" office:value="90.6776431785852" calcext:value-type="float">
            <text:p>91</text:p>
          </table:table-cell>
          <table:table-cell table:style-name="ce4" table:formula="of:=([.$F$1]+1-[.A24])/10" office:value-type="float" office:value="123.8" calcext:value-type="float">
            <text:p>124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table:formula="of:=[.$I$1]-([.$J$1]+((LOG10([.A25]/[.$F$1])/LOG10(2))*[.$G$1]))" office:value-type="float" office:value="89.7136546273581" calcext:value-type="float">
            <text:p>90</text:p>
          </table:table-cell>
          <table:table-cell table:style-name="ce4" table:formula="of:=([.$F$1]+1-[.A25])/10" office:value-type="float" office:value="123.7" calcext:value-type="float">
            <text:p>124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table:formula="of:=[.$I$1]-([.$J$1]+((LOG10([.A26]/[.$F$1])/LOG10(2))*[.$G$1]))" office:value-type="float" office:value="88.7890237092171" calcext:value-type="float">
            <text:p>89</text:p>
          </table:table-cell>
          <table:table-cell table:style-name="ce4" table:formula="of:=([.$F$1]+1-[.A26])/10" office:value-type="float" office:value="123.6" calcext:value-type="float">
            <text:p>124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table:formula="of:=[.$I$1]-([.$J$1]+((LOG10([.A27]/[.$F$1])/LOG10(2))*[.$G$1]))" office:value-type="float" office:value="87.9006623138651" calcext:value-type="float">
            <text:p>88</text:p>
          </table:table-cell>
          <table:table-cell table:style-name="ce4" table:formula="of:=([.$F$1]+1-[.A27])/10" office:value-type="float" office:value="123.5" calcext:value-type="float">
            <text:p>124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table:formula="of:=[.$I$1]-([.$J$1]+((LOG10([.A28]/[.$F$1])/LOG10(2))*[.$G$1]))" office:value-type="float" office:value="87.0458321047138" calcext:value-type="float">
            <text:p>87</text:p>
          </table:table-cell>
          <table:table-cell table:style-name="ce4" table:formula="of:=([.$F$1]+1-[.A28])/10" office:value-type="float" office:value="123.4" calcext:value-type="float">
            <text:p>123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table:formula="of:=[.$I$1]-([.$J$1]+((LOG10([.A29]/[.$F$1])/LOG10(2))*[.$G$1]))" office:value-type="float" office:value="86.2220936123759" calcext:value-type="float">
            <text:p>86</text:p>
          </table:table-cell>
          <table:table-cell table:style-name="ce4" table:formula="of:=([.$F$1]+1-[.A29])/10" office:value-type="float" office:value="123.3" calcext:value-type="float">
            <text:p>123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" table:formula="of:=[.$I$1]-([.$J$1]+((LOG10([.A30]/[.$F$1])/LOG10(2))*[.$G$1]))" office:value-type="float" office:value="85.4272642651774" calcext:value-type="float">
            <text:p>85</text:p>
          </table:table-cell>
          <table:table-cell table:style-name="ce4" table:formula="of:=([.$F$1]+1-[.A30])/10" office:value-type="float" office:value="123.2" calcext:value-type="float">
            <text:p>123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table:formula="of:=[.$I$1]-([.$J$1]+((LOG10([.A31]/[.$F$1])/LOG10(2))*[.$G$1]))" office:value-type="float" office:value="84.6593835376265" calcext:value-type="float">
            <text:p>85</text:p>
          </table:table-cell>
          <table:table-cell table:style-name="ce4" table:formula="of:=([.$F$1]+1-[.A31])/10" office:value-type="float" office:value="123.1" calcext:value-type="float">
            <text:p>123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" table:formula="of:=[.$I$1]-([.$J$1]+((LOG10([.A32]/[.$F$1])/LOG10(2))*[.$G$1]))" office:value-type="float" office:value="83.9166838156063" calcext:value-type="float">
            <text:p>84</text:p>
          </table:table-cell>
          <table:table-cell table:style-name="ce4" table:formula="of:=([.$F$1]+1-[.A32])/10" office:value-type="float" office:value="123" calcext:value-type="float">
            <text:p>123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table:formula="of:=[.$I$1]-([.$J$1]+((LOG10([.A33]/[.$F$1])/LOG10(2))*[.$G$1]))" office:value-type="float" office:value="83.1975658886803" calcext:value-type="float">
            <text:p>83</text:p>
          </table:table-cell>
          <table:table-cell table:style-name="ce4" table:formula="of:=([.$F$1]+1-[.A33])/10" office:value-type="float" office:value="122.9" calcext:value-type="float">
            <text:p>123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table:formula="of:=[.$I$1]-([.$J$1]+((LOG10([.A34]/[.$F$1])/LOG10(2))*[.$G$1]))" office:value-type="float" office:value="82.5005782147526" calcext:value-type="float">
            <text:p>83</text:p>
          </table:table-cell>
          <table:table-cell table:style-name="ce4" table:formula="of:=([.$F$1]+1-[.A34])/10" office:value-type="float" office:value="122.8" calcext:value-type="float">
            <text:p>123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" table:formula="of:=[.$I$1]-([.$J$1]+((LOG10([.A35]/[.$F$1])/LOG10(2))*[.$G$1]))" office:value-type="float" office:value="81.8243992810499" calcext:value-type="float">
            <text:p>82</text:p>
          </table:table-cell>
          <table:table-cell table:style-name="ce4" table:formula="of:=([.$F$1]+1-[.A35])/10" office:value-type="float" office:value="122.7" calcext:value-type="float">
            <text:p>123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table:formula="of:=[.$I$1]-([.$J$1]+((LOG10([.A36]/[.$F$1])/LOG10(2))*[.$G$1]))" office:value-type="float" office:value="81.1678225226443" calcext:value-type="float">
            <text:p>81</text:p>
          </table:table-cell>
          <table:table-cell table:style-name="ce4" table:formula="of:=([.$F$1]+1-[.A36])/10" office:value-type="float" office:value="122.6" calcext:value-type="float">
            <text:p>123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table:formula="of:=[.$I$1]-([.$J$1]+((LOG10([.A37]/[.$F$1])/LOG10(2))*[.$G$1]))" office:value-type="float" office:value="80.529743366036" calcext:value-type="float">
            <text:p>81</text:p>
          </table:table-cell>
          <table:table-cell table:style-name="ce4" table:formula="of:=([.$F$1]+1-[.A37])/10" office:value-type="float" office:value="122.5" calcext:value-type="float">
            <text:p>123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table:formula="of:=[.$I$1]-([.$J$1]+((LOG10([.A38]/[.$F$1])/LOG10(2))*[.$G$1]))" office:value-type="float" office:value="79.9091480483058" calcext:value-type="float">
            <text:p>80</text:p>
          </table:table-cell>
          <table:table-cell table:style-name="ce4" table:formula="of:=([.$F$1]+1-[.A38])/10" office:value-type="float" office:value="122.4" calcext:value-type="float">
            <text:p>122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table:formula="of:=[.$I$1]-([.$J$1]+((LOG10([.A39]/[.$F$1])/LOG10(2))*[.$G$1]))" office:value-type="float" office:value="79.305103927616" calcext:value-type="float">
            <text:p>79</text:p>
          </table:table-cell>
          <table:table-cell table:style-name="ce4" table:formula="of:=([.$F$1]+1-[.A39])/10" office:value-type="float" office:value="122.3" calcext:value-type="float">
            <text:p>122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 table:formula="of:=[.$I$1]-([.$J$1]+((LOG10([.A40]/[.$F$1])/LOG10(2))*[.$G$1]))" office:value-type="float" office:value="78.716751052543" calcext:value-type="float">
            <text:p>79</text:p>
          </table:table-cell>
          <table:table-cell table:style-name="ce4" table:formula="of:=([.$F$1]+1-[.A40])/10" office:value-type="float" office:value="122.2" calcext:value-type="float">
            <text:p>122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table:formula="of:=[.$I$1]-([.$J$1]+((LOG10([.A41]/[.$F$1])/LOG10(2))*[.$G$1]))" office:value-type="float" office:value="78.1432947989487" calcext:value-type="float">
            <text:p>78</text:p>
          </table:table-cell>
          <table:table-cell table:style-name="ce4" table:formula="of:=([.$F$1]+1-[.A41])/10" office:value-type="float" office:value="122.1" calcext:value-type="float">
            <text:p>122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" table:formula="of:=[.$I$1]-([.$J$1]+((LOG10([.A42]/[.$F$1])/LOG10(2))*[.$G$1]))" office:value-type="float" office:value="77.5839994161764" calcext:value-type="float">
            <text:p>78</text:p>
          </table:table-cell>
          <table:table-cell table:style-name="ce4" table:formula="of:=([.$F$1]+1-[.A42])/10" office:value-type="float" office:value="122" calcext:value-type="float">
            <text:p>122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" table:formula="of:=[.$I$1]-([.$J$1]+((LOG10([.A43]/[.$F$1])/LOG10(2))*[.$G$1]))" office:value-type="float" office:value="77.0381823510537" calcext:value-type="float">
            <text:p>77</text:p>
          </table:table-cell>
          <table:table-cell table:style-name="ce4" table:formula="of:=([.$F$1]+1-[.A43])/10" office:value-type="float" office:value="121.9" calcext:value-type="float">
            <text:p>122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3" table:formula="of:=[.$I$1]-([.$J$1]+((LOG10([.A44]/[.$F$1])/LOG10(2))*[.$G$1]))" office:value-type="float" office:value="76.5052092398574" calcext:value-type="float">
            <text:p>77</text:p>
          </table:table-cell>
          <table:table-cell table:style-name="ce4" table:formula="of:=([.$F$1]+1-[.A44])/10" office:value-type="float" office:value="121.8" calcext:value-type="float">
            <text:p>122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" table:formula="of:=[.$I$1]-([.$J$1]+((LOG10([.A45]/[.$F$1])/LOG10(2))*[.$G$1]))" office:value-type="float" office:value="75.9844894760747" calcext:value-type="float">
            <text:p>76</text:p>
          </table:table-cell>
          <table:table-cell table:style-name="ce4" table:formula="of:=([.$F$1]+1-[.A45])/10" office:value-type="float" office:value="121.7" calcext:value-type="float">
            <text:p>122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" table:formula="of:=[.$I$1]-([.$J$1]+((LOG10([.A46]/[.$F$1])/LOG10(2))*[.$G$1]))" office:value-type="float" office:value="75.4754722763044" calcext:value-type="float">
            <text:p>75</text:p>
          </table:table-cell>
          <table:table-cell table:style-name="ce4" table:formula="of:=([.$F$1]+1-[.A46])/10" office:value-type="float" office:value="121.6" calcext:value-type="float">
            <text:p>122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table:formula="of:=[.$I$1]-([.$J$1]+((LOG10([.A47]/[.$F$1])/LOG10(2))*[.$G$1]))" office:value-type="float" office:value="74.9776431785852" calcext:value-type="float">
            <text:p>75</text:p>
          </table:table-cell>
          <table:table-cell table:style-name="ce4" table:formula="of:=([.$F$1]+1-[.A47])/10" office:value-type="float" office:value="121.5" calcext:value-type="float">
            <text:p>122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" table:formula="of:=[.$I$1]-([.$J$1]+((LOG10([.A48]/[.$F$1])/LOG10(2))*[.$G$1]))" office:value-type="float" office:value="74.4905209173414" calcext:value-type="float">
            <text:p>74</text:p>
          </table:table-cell>
          <table:table-cell table:style-name="ce4" table:formula="of:=([.$F$1]+1-[.A48])/10" office:value-type="float" office:value="121.4" calcext:value-type="float">
            <text:p>121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table:formula="of:=[.$I$1]-([.$J$1]+((LOG10([.A49]/[.$F$1])/LOG10(2))*[.$G$1]))" office:value-type="float" office:value="74.0136546273581" calcext:value-type="float">
            <text:p>74</text:p>
          </table:table-cell>
          <table:table-cell table:style-name="ce4" table:formula="of:=([.$F$1]+1-[.A49])/10" office:value-type="float" office:value="121.3" calcext:value-type="float">
            <text:p>121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table:formula="of:=[.$I$1]-([.$J$1]+((LOG10([.A50]/[.$F$1])/LOG10(2))*[.$G$1]))" office:value-type="float" office:value="73.5466213360715" calcext:value-type="float">
            <text:p>74</text:p>
          </table:table-cell>
          <table:table-cell table:style-name="ce4" table:formula="of:=([.$F$1]+1-[.A50])/10" office:value-type="float" office:value="121.2" calcext:value-type="float">
            <text:p>121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table:formula="of:=[.$I$1]-([.$J$1]+((LOG10([.A51]/[.$F$1])/LOG10(2))*[.$G$1]))" office:value-type="float" office:value="73.0890237092171" calcext:value-type="float">
            <text:p>73</text:p>
          </table:table-cell>
          <table:table-cell table:style-name="ce4" table:formula="of:=([.$F$1]+1-[.A51])/10" office:value-type="float" office:value="121.1" calcext:value-type="float">
            <text:p>121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" table:formula="of:=[.$I$1]-([.$J$1]+((LOG10([.A52]/[.$F$1])/LOG10(2))*[.$G$1]))" office:value-type="float" office:value="72.6404880197278" calcext:value-type="float">
            <text:p>73</text:p>
          </table:table-cell>
          <table:table-cell table:style-name="ce4" table:formula="of:=([.$F$1]+1-[.A52])/10" office:value-type="float" office:value="121" calcext:value-type="float">
            <text:p>121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3" table:formula="of:=[.$I$1]-([.$J$1]+((LOG10([.A53]/[.$F$1])/LOG10(2))*[.$G$1]))" office:value-type="float" office:value="72.2006623138651" calcext:value-type="float">
            <text:p>72</text:p>
          </table:table-cell>
          <table:table-cell table:style-name="ce4" table:formula="of:=([.$F$1]+1-[.A53])/10" office:value-type="float" office:value="120.9" calcext:value-type="float">
            <text:p>121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table:formula="of:=[.$I$1]-([.$J$1]+((LOG10([.A54]/[.$F$1])/LOG10(2))*[.$G$1]))" office:value-type="float" office:value="71.7692147520381" calcext:value-type="float">
            <text:p>72</text:p>
          </table:table-cell>
          <table:table-cell table:style-name="ce4" table:formula="of:=([.$F$1]+1-[.A54])/10" office:value-type="float" office:value="120.8" calcext:value-type="float">
            <text:p>121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" table:formula="of:=[.$I$1]-([.$J$1]+((LOG10([.A55]/[.$F$1])/LOG10(2))*[.$G$1]))" office:value-type="float" office:value="71.3458321047138" calcext:value-type="float">
            <text:p>71</text:p>
          </table:table-cell>
          <table:table-cell table:style-name="ce4" table:formula="of:=([.$F$1]+1-[.A55])/10" office:value-type="float" office:value="120.7" calcext:value-type="float">
            <text:p>121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" table:formula="of:=[.$I$1]-([.$J$1]+((LOG10([.A56]/[.$F$1])/LOG10(2))*[.$G$1]))" office:value-type="float" office:value="70.9302183863431" calcext:value-type="float">
            <text:p>71</text:p>
          </table:table-cell>
          <table:table-cell table:style-name="ce4" table:formula="of:=([.$F$1]+1-[.A56])/10" office:value-type="float" office:value="120.6" calcext:value-type="float">
            <text:p>121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table:formula="of:=[.$I$1]-([.$J$1]+((LOG10([.A57]/[.$F$1])/LOG10(2))*[.$G$1]))" office:value-type="float" office:value="70.5220936123759" calcext:value-type="float">
            <text:p>71</text:p>
          </table:table-cell>
          <table:table-cell table:style-name="ce4" table:formula="of:=([.$F$1]+1-[.A57])/10" office:value-type="float" office:value="120.5" calcext:value-type="float">
            <text:p>121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table:formula="of:=[.$I$1]-([.$J$1]+((LOG10([.A58]/[.$F$1])/LOG10(2))*[.$G$1]))" office:value-type="float" office:value="70.1211926662938" calcext:value-type="float">
            <text:p>70</text:p>
          </table:table-cell>
          <table:table-cell table:style-name="ce4" table:formula="of:=([.$F$1]+1-[.A58])/10" office:value-type="float" office:value="120.4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table:formula="of:=[.$I$1]-([.$J$1]+((LOG10([.A59]/[.$F$1])/LOG10(2))*[.$G$1]))" office:value-type="float" office:value="69.7272642651774" calcext:value-type="float">
            <text:p>70</text:p>
          </table:table-cell>
          <table:table-cell table:style-name="ce4" table:formula="of:=([.$F$1]+1-[.A59])/10" office:value-type="float" office:value="120.3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table:formula="of:=[.$I$1]-([.$J$1]+((LOG10([.A60]/[.$F$1])/LOG10(2))*[.$G$1]))" office:value-type="float" office:value="69.3400700136994" calcext:value-type="float">
            <text:p>69</text:p>
          </table:table-cell>
          <table:table-cell table:style-name="ce4" table:formula="of:=([.$F$1]+1-[.A60])/10" office:value-type="float" office:value="120.2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table:formula="of:=[.$I$1]-([.$J$1]+((LOG10([.A61]/[.$F$1])/LOG10(2))*[.$G$1]))" office:value-type="float" office:value="68.9593835376265" calcext:value-type="float">
            <text:p>69</text:p>
          </table:table-cell>
          <table:table-cell table:style-name="ce4" table:formula="of:=([.$F$1]+1-[.A61])/10" office:value-type="float" office:value="120.1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3" table:formula="of:=[.$I$1]-([.$J$1]+((LOG10([.A62]/[.$F$1])/LOG10(2))*[.$G$1]))" office:value-type="float" office:value="68.584989688943" calcext:value-type="float">
            <text:p>69</text:p>
          </table:table-cell>
          <table:table-cell table:style-name="ce4" table:formula="of:=([.$F$1]+1-[.A62])/1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3" table:formula="of:=[.$I$1]-([.$J$1]+((LOG10([.A63]/[.$F$1])/LOG10(2))*[.$G$1]))" office:value-type="float" office:value="68.2166838156063" calcext:value-type="float">
            <text:p>68</text:p>
          </table:table-cell>
          <table:table-cell table:style-name="ce4" table:formula="of:=([.$F$1]+1-[.A63])/10" office:value-type="float" office:value="119.9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3" table:formula="of:=[.$I$1]-([.$J$1]+((LOG10([.A64]/[.$F$1])/LOG10(2))*[.$G$1]))" office:value-type="float" office:value="67.8542710897316" calcext:value-type="float">
            <text:p>68</text:p>
          </table:table-cell>
          <table:table-cell table:style-name="ce4" table:formula="of:=([.$F$1]+1-[.A64])/10" office:value-type="float" office:value="119.8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3" table:formula="of:=[.$I$1]-([.$J$1]+((LOG10([.A65]/[.$F$1])/LOG10(2))*[.$G$1]))" office:value-type="float" office:value="67.4975658886803" calcext:value-type="float">
            <text:p>67</text:p>
          </table:table-cell>
          <table:table-cell table:style-name="ce4" table:formula="of:=([.$F$1]+1-[.A65])/10" office:value-type="float" office:value="119.7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3" table:formula="of:=[.$I$1]-([.$J$1]+((LOG10([.A66]/[.$F$1])/LOG10(2))*[.$G$1]))" office:value-type="float" office:value="67.1463912241335" calcext:value-type="float">
            <text:p>67</text:p>
          </table:table-cell>
          <table:table-cell table:style-name="ce4" table:formula="of:=([.$F$1]+1-[.A66])/10" office:value-type="float" office:value="119.6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" table:formula="of:=[.$I$1]-([.$J$1]+((LOG10([.A67]/[.$F$1])/LOG10(2))*[.$G$1]))" office:value-type="float" office:value="66.8005782147525" calcext:value-type="float">
            <text:p>67</text:p>
          </table:table-cell>
          <table:table-cell table:style-name="ce4" table:formula="of:=([.$F$1]+1-[.A67])/10" office:value-type="float" office:value="119.5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" table:formula="of:=[.$I$1]-([.$J$1]+((LOG10([.A68]/[.$F$1])/LOG10(2))*[.$G$1]))" office:value-type="float" office:value="66.4599655984932" calcext:value-type="float">
            <text:p>66</text:p>
          </table:table-cell>
          <table:table-cell table:style-name="ce4" table:formula="of:=([.$F$1]+1-[.A68])/10" office:value-type="float" office:value="119.4" calcext:value-type="float">
            <text:p>119</text:p>
          </table:table-cell>
          <table:table-cell table:number-columns-repeated="1021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" table:formula="of:=[.$I$1]-([.$J$1]+((LOG10([.A69]/[.$F$1])/LOG10(2))*[.$G$1]))" office:value-type="float" office:value="66.12439928105" calcext:value-type="float">
            <text:p>66</text:p>
          </table:table-cell>
          <table:table-cell table:style-name="ce4" table:formula="of:=([.$F$1]+1-[.A69])/10" office:value-type="float" office:value="119.3" calcext:value-type="float">
            <text:p>119</text:p>
          </table:table-cell>
          <table:table-cell table:number-columns-repeated="1021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3" table:formula="of:=[.$I$1]-([.$J$1]+((LOG10([.A70]/[.$F$1])/LOG10(2))*[.$G$1]))" office:value-type="float" office:value="65.793731917263" calcext:value-type="float">
            <text:p>66</text:p>
          </table:table-cell>
          <table:table-cell table:style-name="ce4" table:formula="of:=([.$F$1]+1-[.A70])/10" office:value-type="float" office:value="119.2" calcext:value-type="float">
            <text:p>119</text:p>
          </table:table-cell>
          <table:table-cell table:number-columns-repeated="1021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table:formula="of:=[.$I$1]-([.$J$1]+((LOG10([.A71]/[.$F$1])/LOG10(2))*[.$G$1]))" office:value-type="float" office:value="65.4678225226443" calcext:value-type="float">
            <text:p>65</text:p>
          </table:table-cell>
          <table:table-cell table:style-name="ce4" table:formula="of:=([.$F$1]+1-[.A71])/10" office:value-type="float" office:value="119.1" calcext:value-type="float">
            <text:p>119</text:p>
          </table:table-cell>
          <table:table-cell table:number-columns-repeated="1021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" table:formula="of:=[.$I$1]-([.$J$1]+((LOG10([.A72]/[.$F$1])/LOG10(2))*[.$G$1]))" office:value-type="float" office:value="65.1465361124568" calcext:value-type="float">
            <text:p>65</text:p>
          </table:table-cell>
          <table:table-cell table:style-name="ce4" table:formula="of:=([.$F$1]+1-[.A72])/10" office:value-type="float" office:value="119" calcext:value-type="float">
            <text:p>119</text:p>
          </table:table-cell>
          <table:table-cell table:number-columns-repeated="1021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" table:formula="of:=[.$I$1]-([.$J$1]+((LOG10([.A73]/[.$F$1])/LOG10(2))*[.$G$1]))" office:value-type="float" office:value="64.829743366036" calcext:value-type="float">
            <text:p>65</text:p>
          </table:table-cell>
          <table:table-cell table:style-name="ce4" table:formula="of:=([.$F$1]+1-[.A73])/10" office:value-type="float" office:value="118.9" calcext:value-type="float">
            <text:p>119</text:p>
          </table:table-cell>
          <table:table-cell table:number-columns-repeated="1021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3" table:formula="of:=[.$I$1]-([.$J$1]+((LOG10([.A74]/[.$F$1])/LOG10(2))*[.$G$1]))" office:value-type="float" office:value="64.517320314264" calcext:value-type="float">
            <text:p>65</text:p>
          </table:table-cell>
          <table:table-cell table:style-name="ce4" table:formula="of:=([.$F$1]+1-[.A74])/10" office:value-type="float" office:value="118.8" calcext:value-type="float">
            <text:p>119</text:p>
          </table:table-cell>
          <table:table-cell table:number-columns-repeated="1021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3" table:formula="of:=[.$I$1]-([.$J$1]+((LOG10([.A75]/[.$F$1])/LOG10(2))*[.$G$1]))" office:value-type="float" office:value="64.2091480483058" calcext:value-type="float">
            <text:p>64</text:p>
          </table:table-cell>
          <table:table-cell table:style-name="ce4" table:formula="of:=([.$F$1]+1-[.A75])/10" office:value-type="float" office:value="118.7" calcext:value-type="float">
            <text:p>119</text:p>
          </table:table-cell>
          <table:table-cell table:number-columns-repeated="1021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3" table:formula="of:=[.$I$1]-([.$J$1]+((LOG10([.A76]/[.$F$1])/LOG10(2))*[.$G$1]))" office:value-type="float" office:value="63.9051124478949" calcext:value-type="float">
            <text:p>64</text:p>
          </table:table-cell>
          <table:table-cell table:style-name="ce4" table:formula="of:=([.$F$1]+1-[.A76])/10" office:value-type="float" office:value="118.6" calcext:value-type="float">
            <text:p>119</text:p>
          </table:table-cell>
          <table:table-cell table:number-columns-repeated="1021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table:formula="of:=[.$I$1]-([.$J$1]+((LOG10([.A77]/[.$F$1])/LOG10(2))*[.$G$1]))" office:value-type="float" office:value="63.605103927616" calcext:value-type="float">
            <text:p>64</text:p>
          </table:table-cell>
          <table:table-cell table:style-name="ce4" table:formula="of:=([.$F$1]+1-[.A77])/10" office:value-type="float" office:value="118.5" calcext:value-type="float">
            <text:p>119</text:p>
          </table:table-cell>
          <table:table-cell table:number-columns-repeated="1021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3" table:formula="of:=[.$I$1]-([.$J$1]+((LOG10([.A78]/[.$F$1])/LOG10(2))*[.$G$1]))" office:value-type="float" office:value="63.3090171997703" calcext:value-type="float">
            <text:p>63</text:p>
          </table:table-cell>
          <table:table-cell table:style-name="ce4" table:formula="of:=([.$F$1]+1-[.A78])/10" office:value-type="float" office:value="118.4" calcext:value-type="float">
            <text:p>118</text:p>
          </table:table-cell>
          <table:table-cell table:number-columns-repeated="1021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" table:formula="of:=[.$I$1]-([.$J$1]+((LOG10([.A79]/[.$F$1])/LOG10(2))*[.$G$1]))" office:value-type="float" office:value="63.016751052543" calcext:value-type="float">
            <text:p>63</text:p>
          </table:table-cell>
          <table:table-cell table:style-name="ce4" table:formula="of:=([.$F$1]+1-[.A79])/10" office:value-type="float" office:value="118.3" calcext:value-type="float">
            <text:p>118</text:p>
          </table:table-cell>
          <table:table-cell table:number-columns-repeated="1021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3" table:formula="of:=[.$I$1]-([.$J$1]+((LOG10([.A80]/[.$F$1])/LOG10(2))*[.$G$1]))" office:value-type="float" office:value="62.7282081422998" calcext:value-type="float">
            <text:p>63</text:p>
          </table:table-cell>
          <table:table-cell table:style-name="ce4" table:formula="of:=([.$F$1]+1-[.A80])/10" office:value-type="float" office:value="118.2" calcext:value-type="float">
            <text:p>118</text:p>
          </table:table-cell>
          <table:table-cell table:number-columns-repeated="1021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table:formula="of:=[.$I$1]-([.$J$1]+((LOG10([.A81]/[.$F$1])/LOG10(2))*[.$G$1]))" office:value-type="float" office:value="62.4432947989487" calcext:value-type="float">
            <text:p>62</text:p>
          </table:table-cell>
          <table:table-cell table:style-name="ce4" table:formula="of:=([.$F$1]+1-[.A81])/10" office:value-type="float" office:value="118.1" calcext:value-type="float">
            <text:p>118</text:p>
          </table:table-cell>
          <table:table-cell table:number-columns-repeated="1021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3" table:formula="of:=[.$I$1]-([.$J$1]+((LOG10([.A82]/[.$F$1])/LOG10(2))*[.$G$1]))" office:value-type="float" office:value="62.1619208433917" calcext:value-type="float">
            <text:p>62</text:p>
          </table:table-cell>
          <table:table-cell table:style-name="ce4" table:formula="of:=([.$F$1]+1-[.A82])/10" office:value-type="float" office:value="118" calcext:value-type="float">
            <text:p>118</text:p>
          </table:table-cell>
          <table:table-cell table:number-columns-repeated="1021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3" table:formula="of:=[.$I$1]-([.$J$1]+((LOG10([.A83]/[.$F$1])/LOG10(2))*[.$G$1]))" office:value-type="float" office:value="61.8839994161764" calcext:value-type="float">
            <text:p>62</text:p>
          </table:table-cell>
          <table:table-cell table:style-name="ce4" table:formula="of:=([.$F$1]+1-[.A83])/10" office:value-type="float" office:value="117.9" calcext:value-type="float">
            <text:p>118</text:p>
          </table:table-cell>
          <table:table-cell table:number-columns-repeated="1021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3" table:formula="of:=[.$I$1]-([.$J$1]+((LOG10([.A84]/[.$F$1])/LOG10(2))*[.$G$1]))" office:value-type="float" office:value="61.6094468165336" calcext:value-type="float">
            <text:p>62</text:p>
          </table:table-cell>
          <table:table-cell table:style-name="ce4" table:formula="of:=([.$F$1]+1-[.A84])/10" office:value-type="float" office:value="117.8" calcext:value-type="float">
            <text:p>118</text:p>
          </table:table-cell>
          <table:table-cell table:number-columns-repeated="1021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3" table:formula="of:=[.$I$1]-([.$J$1]+((LOG10([.A85]/[.$F$1])/LOG10(2))*[.$G$1]))" office:value-type="float" office:value="61.3381823510538" calcext:value-type="float">
            <text:p>61</text:p>
          </table:table-cell>
          <table:table-cell table:style-name="ce4" table:formula="of:=([.$F$1]+1-[.A85])/10" office:value-type="float" office:value="117.7" calcext:value-type="float">
            <text:p>118</text:p>
          </table:table-cell>
          <table:table-cell table:number-columns-repeated="1021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3" table:formula="of:=[.$I$1]-([.$J$1]+((LOG10([.A86]/[.$F$1])/LOG10(2))*[.$G$1]))" office:value-type="float" office:value="61.0701281913184" calcext:value-type="float">
            <text:p>61</text:p>
          </table:table-cell>
          <table:table-cell table:style-name="ce4" table:formula="of:=([.$F$1]+1-[.A86])/10" office:value-type="float" office:value="117.6" calcext:value-type="float">
            <text:p>118</text:p>
          </table:table-cell>
          <table:table-cell table:number-columns-repeated="1021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" table:formula="of:=[.$I$1]-([.$J$1]+((LOG10([.A87]/[.$F$1])/LOG10(2))*[.$G$1]))" office:value-type="float" office:value="60.8052092398573" calcext:value-type="float">
            <text:p>61</text:p>
          </table:table-cell>
          <table:table-cell table:style-name="ce4" table:formula="of:=([.$F$1]+1-[.A87])/10" office:value-type="float" office:value="117.5" calcext:value-type="float">
            <text:p>118</text:p>
          </table:table-cell>
          <table:table-cell table:number-columns-repeated="1021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3" table:formula="of:=[.$I$1]-([.$J$1]+((LOG10([.A88]/[.$F$1])/LOG10(2))*[.$G$1]))" office:value-type="float" office:value="60.5433530038552" calcext:value-type="float">
            <text:p>61</text:p>
          </table:table-cell>
          <table:table-cell table:style-name="ce4" table:formula="of:=([.$F$1]+1-[.A88])/10" office:value-type="float" office:value="117.4" calcext:value-type="float">
            <text:p>117</text:p>
          </table:table-cell>
          <table:table-cell table:number-columns-repeated="1021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3" table:formula="of:=[.$I$1]-([.$J$1]+((LOG10([.A89]/[.$F$1])/LOG10(2))*[.$G$1]))" office:value-type="float" office:value="60.2844894760747" calcext:value-type="float">
            <text:p>60</text:p>
          </table:table-cell>
          <table:table-cell table:style-name="ce4" table:formula="of:=([.$F$1]+1-[.A89])/10" office:value-type="float" office:value="117.3" calcext:value-type="float">
            <text:p>117</text:p>
          </table:table-cell>
          <table:table-cell table:number-columns-repeated="1021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3" table:formula="of:=[.$I$1]-([.$J$1]+((LOG10([.A90]/[.$F$1])/LOG10(2))*[.$G$1]))" office:value-type="float" office:value="60.0285510225078" calcext:value-type="float">
            <text:p>60</text:p>
          </table:table-cell>
          <table:table-cell table:style-name="ce4" table:formula="of:=([.$F$1]+1-[.A90])/10" office:value-type="float" office:value="117.2" calcext:value-type="float">
            <text:p>117</text:p>
          </table:table-cell>
          <table:table-cell table:number-columns-repeated="1021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" table:formula="of:=[.$I$1]-([.$J$1]+((LOG10([.A91]/[.$F$1])/LOG10(2))*[.$G$1]))" office:value-type="float" office:value="59.7754722763044" calcext:value-type="float">
            <text:p>60</text:p>
          </table:table-cell>
          <table:table-cell table:style-name="ce4" table:formula="of:=([.$F$1]+1-[.A91])/10" office:value-type="float" office:value="117.1" calcext:value-type="float">
            <text:p>117</text:p>
          </table:table-cell>
          <table:table-cell table:number-columns-repeated="1021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3" table:formula="of:=[.$I$1]-([.$J$1]+((LOG10([.A92]/[.$F$1])/LOG10(2))*[.$G$1]))" office:value-type="float" office:value="59.5251900375608" calcext:value-type="float">
            <text:p>60</text:p>
          </table:table-cell>
          <table:table-cell table:style-name="ce4" table:formula="of:=([.$F$1]+1-[.A92])/10" office:value-type="float" office:value="117" calcext:value-type="float">
            <text:p>117</text:p>
          </table:table-cell>
          <table:table-cell table:number-columns-repeated="1021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3" table:formula="of:=[.$I$1]-([.$J$1]+((LOG10([.A93]/[.$F$1])/LOG10(2))*[.$G$1]))" office:value-type="float" office:value="59.2776431785852" calcext:value-type="float">
            <text:p>59</text:p>
          </table:table-cell>
          <table:table-cell table:style-name="ce4" table:formula="of:=([.$F$1]+1-[.A93])/10" office:value-type="float" office:value="116.9" calcext:value-type="float">
            <text:p>117</text:p>
          </table:table-cell>
          <table:table-cell table:number-columns-repeated="1021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3" table:formula="of:=[.$I$1]-([.$J$1]+((LOG10([.A94]/[.$F$1])/LOG10(2))*[.$G$1]))" office:value-type="float" office:value="59.0327725542842" calcext:value-type="float">
            <text:p>59</text:p>
          </table:table-cell>
          <table:table-cell table:style-name="ce4" table:formula="of:=([.$F$1]+1-[.A94])/10" office:value-type="float" office:value="116.8" calcext:value-type="float">
            <text:p>117</text:p>
          </table:table-cell>
          <table:table-cell table:number-columns-repeated="1021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3" table:formula="of:=[.$I$1]-([.$J$1]+((LOG10([.A95]/[.$F$1])/LOG10(2))*[.$G$1]))" office:value-type="float" office:value="58.7905209173414" calcext:value-type="float">
            <text:p>59</text:p>
          </table:table-cell>
          <table:table-cell table:style-name="ce4" table:formula="of:=([.$F$1]+1-[.A95])/10" office:value-type="float" office:value="116.7" calcext:value-type="float">
            <text:p>117</text:p>
          </table:table-cell>
          <table:table-cell table:number-columns-repeated="1021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3" table:formula="of:=[.$I$1]-([.$J$1]+((LOG10([.A96]/[.$F$1])/LOG10(2))*[.$G$1]))" office:value-type="float" office:value="58.5508328378844" calcext:value-type="float">
            <text:p>59</text:p>
          </table:table-cell>
          <table:table-cell table:style-name="ce4" table:formula="of:=([.$F$1]+1-[.A96])/10" office:value-type="float" office:value="116.6" calcext:value-type="float">
            <text:p>117</text:p>
          </table:table-cell>
          <table:table-cell table:number-columns-repeated="1021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3" table:formula="of:=[.$I$1]-([.$J$1]+((LOG10([.A97]/[.$F$1])/LOG10(2))*[.$G$1]))" office:value-type="float" office:value="58.3136546273581" calcext:value-type="float">
            <text:p>58</text:p>
          </table:table-cell>
          <table:table-cell table:style-name="ce4" table:formula="of:=([.$F$1]+1-[.A97])/10" office:value-type="float" office:value="116.5" calcext:value-type="float">
            <text:p>117</text:p>
          </table:table-cell>
          <table:table-cell table:number-columns-repeated="1021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3" table:formula="of:=[.$I$1]-([.$J$1]+((LOG10([.A98]/[.$F$1])/LOG10(2))*[.$G$1]))" office:value-type="float" office:value="58.0789342663424" calcext:value-type="float">
            <text:p>58</text:p>
          </table:table-cell>
          <table:table-cell table:style-name="ce4" table:formula="of:=([.$F$1]+1-[.A98])/10" office:value-type="float" office:value="116.4" calcext:value-type="float">
            <text:p>116</text:p>
          </table:table-cell>
          <table:table-cell table:number-columns-repeated="1021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3" table:formula="of:=[.$I$1]-([.$J$1]+((LOG10([.A99]/[.$F$1])/LOG10(2))*[.$G$1]))" office:value-type="float" office:value="57.8466213360715" calcext:value-type="float">
            <text:p>58</text:p>
          </table:table-cell>
          <table:table-cell table:style-name="ce4" table:formula="of:=([.$F$1]+1-[.A99])/10" office:value-type="float" office:value="116.3" calcext:value-type="float">
            <text:p>116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" table:formula="of:=[.$I$1]-([.$J$1]+((LOG10([.A100]/[.$F$1])/LOG10(2))*[.$G$1]))" office:value-type="float" office:value="57.6166669534304" calcext:value-type="float">
            <text:p>58</text:p>
          </table:table-cell>
          <table:table-cell table:style-name="ce4" table:formula="of:=([.$F$1]+1-[.A100])/10" office:value-type="float" office:value="116.2" calcext:value-type="float">
            <text:p>116</text:p>
          </table:table-cell>
          <table:table-cell table:number-columns-repeated="1021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table:formula="of:=[.$I$1]-([.$J$1]+((LOG10([.A101]/[.$F$1])/LOG10(2))*[.$G$1]))" office:value-type="float" office:value="57.3890237092171" calcext:value-type="float">
            <text:p>57</text:p>
          </table:table-cell>
          <table:table-cell table:style-name="ce4" table:formula="of:=([.$F$1]+1-[.A101])/10" office:value-type="float" office:value="116.1" calcext:value-type="float">
            <text:p>116</text:p>
          </table:table-cell>
          <table:table-cell table:number-columns-repeated="1021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" table:formula="of:=[.$I$1]-([.$J$1]+((LOG10([.A102]/[.$F$1])/LOG10(2))*[.$G$1]))" office:value-type="float" office:value="57.1636456094771" calcext:value-type="float">
            <text:p>57</text:p>
          </table:table-cell>
          <table:table-cell table:style-name="ce4" table:formula="of:=([.$F$1]+1-[.A102])/10" office:value-type="float" office:value="116" calcext:value-type="float">
            <text:p>116</text:p>
          </table:table-cell>
          <table:table-cell table:number-columns-repeated="1021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3" table:formula="of:=[.$I$1]-([.$J$1]+((LOG10([.A103]/[.$F$1])/LOG10(2))*[.$G$1]))" office:value-type="float" office:value="56.9404880197278" calcext:value-type="float">
            <text:p>57</text:p>
          </table:table-cell>
          <table:table-cell table:style-name="ce4" table:formula="of:=([.$F$1]+1-[.A103])/10" office:value-type="float" office:value="115.9" calcext:value-type="float">
            <text:p>116</text:p>
          </table:table-cell>
          <table:table-cell table:number-columns-repeated="1021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3" table:formula="of:=[.$I$1]-([.$J$1]+((LOG10([.A104]/[.$F$1])/LOG10(2))*[.$G$1]))" office:value-type="float" office:value="56.7195076119037" calcext:value-type="float">
            <text:p>57</text:p>
          </table:table-cell>
          <table:table-cell table:style-name="ce4" table:formula="of:=([.$F$1]+1-[.A104])/10" office:value-type="float" office:value="115.8" calcext:value-type="float">
            <text:p>116</text:p>
          </table:table-cell>
          <table:table-cell table:number-columns-repeated="1021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3" table:formula="of:=[.$I$1]-([.$J$1]+((LOG10([.A105]/[.$F$1])/LOG10(2))*[.$G$1]))" office:value-type="float" office:value="56.5006623138651" calcext:value-type="float">
            <text:p>57</text:p>
          </table:table-cell>
          <table:table-cell table:style-name="ce4" table:formula="of:=([.$F$1]+1-[.A105])/10" office:value-type="float" office:value="115.7" calcext:value-type="float">
            <text:p>116</text:p>
          </table:table-cell>
          <table:table-cell table:number-columns-repeated="1021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3" table:formula="of:=[.$I$1]-([.$J$1]+((LOG10([.A106]/[.$F$1])/LOG10(2))*[.$G$1]))" office:value-type="float" office:value="56.2839112613221" calcext:value-type="float">
            <text:p>56</text:p>
          </table:table-cell>
          <table:table-cell table:style-name="ce4" table:formula="of:=([.$F$1]+1-[.A106])/10" office:value-type="float" office:value="115.6" calcext:value-type="float">
            <text:p>116</text:p>
          </table:table-cell>
          <table:table-cell table:number-columns-repeated="1021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3" table:formula="of:=[.$I$1]-([.$J$1]+((LOG10([.A107]/[.$F$1])/LOG10(2))*[.$G$1]))" office:value-type="float" office:value="56.0692147520381" calcext:value-type="float">
            <text:p>56</text:p>
          </table:table-cell>
          <table:table-cell table:style-name="ce4" table:formula="of:=([.$F$1]+1-[.A107])/10" office:value-type="float" office:value="115.5" calcext:value-type="float">
            <text:p>116</text:p>
          </table:table-cell>
          <table:table-cell table:number-columns-repeated="1021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3" table:formula="of:=[.$I$1]-([.$J$1]+((LOG10([.A108]/[.$F$1])/LOG10(2))*[.$G$1]))" office:value-type="float" office:value="55.8565342021823" calcext:value-type="float">
            <text:p>56</text:p>
          </table:table-cell>
          <table:table-cell table:style-name="ce4" table:formula="of:=([.$F$1]+1-[.A108])/10" office:value-type="float" office:value="115.4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3" table:formula="of:=[.$I$1]-([.$J$1]+((LOG10([.A109]/[.$F$1])/LOG10(2))*[.$G$1]))" office:value-type="float" office:value="55.6458321047138" calcext:value-type="float">
            <text:p>56</text:p>
          </table:table-cell>
          <table:table-cell table:style-name="ce4" table:formula="of:=([.$F$1]+1-[.A109])/10" office:value-type="float" office:value="115.3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3" table:formula="of:=[.$I$1]-([.$J$1]+((LOG10([.A110]/[.$F$1])/LOG10(2))*[.$G$1]))" office:value-type="float" office:value="55.4370719896825" calcext:value-type="float">
            <text:p>55</text:p>
          </table:table-cell>
          <table:table-cell table:style-name="ce4" table:formula="of:=([.$F$1]+1-[.A110])/10" office:value-type="float" office:value="115.2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3" table:formula="of:=[.$I$1]-([.$J$1]+((LOG10([.A111]/[.$F$1])/LOG10(2))*[.$G$1]))" office:value-type="float" office:value="55.2302183863431" calcext:value-type="float">
            <text:p>55</text:p>
          </table:table-cell>
          <table:table-cell table:style-name="ce4" table:formula="of:=([.$F$1]+1-[.A111])/10" office:value-type="float" office:value="115.1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3" table:formula="of:=[.$I$1]-([.$J$1]+((LOG10([.A112]/[.$F$1])/LOG10(2))*[.$G$1]))" office:value-type="float" office:value="55.0252367869836" calcext:value-type="float">
            <text:p>55</text:p>
          </table:table-cell>
          <table:table-cell table:style-name="ce4" table:formula="of:=([.$F$1]+1-[.A112])/10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3" table:formula="of:=[.$I$1]-([.$J$1]+((LOG10([.A113]/[.$F$1])/LOG10(2))*[.$G$1]))" office:value-type="float" office:value="54.8220936123759" calcext:value-type="float">
            <text:p>55</text:p>
          </table:table-cell>
          <table:table-cell table:style-name="ce4" table:formula="of:=([.$F$1]+1-[.A113])/10" office:value-type="float" office:value="114.9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3" table:formula="of:=[.$I$1]-([.$J$1]+((LOG10([.A114]/[.$F$1])/LOG10(2))*[.$G$1]))" office:value-type="float" office:value="54.6207561787618" calcext:value-type="float">
            <text:p>55</text:p>
          </table:table-cell>
          <table:table-cell table:style-name="ce4" table:formula="of:=([.$F$1]+1-[.A114])/10" office:value-type="float" office:value="114.8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3" table:formula="of:=[.$I$1]-([.$J$1]+((LOG10([.A115]/[.$F$1])/LOG10(2))*[.$G$1]))" office:value-type="float" office:value="54.4211926662938" calcext:value-type="float">
            <text:p>54</text:p>
          </table:table-cell>
          <table:table-cell table:style-name="ce4" table:formula="of:=([.$F$1]+1-[.A115])/10" office:value-type="float" office:value="114.7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3" table:formula="of:=[.$I$1]-([.$J$1]+((LOG10([.A116]/[.$F$1])/LOG10(2))*[.$G$1]))" office:value-type="float" office:value="54.2233720888536" calcext:value-type="float">
            <text:p>54</text:p>
          </table:table-cell>
          <table:table-cell table:style-name="ce4" table:formula="of:=([.$F$1]+1-[.A116])/10" office:value-type="float" office:value="114.6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3" table:formula="of:=[.$I$1]-([.$J$1]+((LOG10([.A117]/[.$F$1])/LOG10(2))*[.$G$1]))" office:value-type="float" office:value="54.0272642651774" calcext:value-type="float">
            <text:p>54</text:p>
          </table:table-cell>
          <table:table-cell table:style-name="ce4" table:formula="of:=([.$F$1]+1-[.A117])/10" office:value-type="float" office:value="114.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3" table:formula="of:=[.$I$1]-([.$J$1]+((LOG10([.A118]/[.$F$1])/LOG10(2))*[.$G$1]))" office:value-type="float" office:value="53.8328397912208" calcext:value-type="float">
            <text:p>54</text:p>
          </table:table-cell>
          <table:table-cell table:style-name="ce4" table:formula="of:=([.$F$1]+1-[.A118])/10" office:value-type="float" office:value="114.4" calcext:value-type="float">
            <text:p>114</text:p>
          </table:table-cell>
          <table:table-cell table:number-columns-repeated="1021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3" table:formula="of:=[.$I$1]-([.$J$1]+((LOG10([.A119]/[.$F$1])/LOG10(2))*[.$G$1]))" office:value-type="float" office:value="53.6400700136994" calcext:value-type="float">
            <text:p>54</text:p>
          </table:table-cell>
          <table:table-cell table:style-name="ce4" table:formula="of:=([.$F$1]+1-[.A119])/10" office:value-type="float" office:value="114.3" calcext:value-type="float">
            <text:p>114</text:p>
          </table:table-cell>
          <table:table-cell table:number-columns-repeated="1021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3" table:formula="of:=[.$I$1]-([.$J$1]+((LOG10([.A120]/[.$F$1])/LOG10(2))*[.$G$1]))" office:value-type="float" office:value="53.4489270047456" calcext:value-type="float">
            <text:p>53</text:p>
          </table:table-cell>
          <table:table-cell table:style-name="ce4" table:formula="of:=([.$F$1]+1-[.A120])/10" office:value-type="float" office:value="114.2" calcext:value-type="float">
            <text:p>114</text:p>
          </table:table-cell>
          <table:table-cell table:number-columns-repeated="1021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3" table:formula="of:=[.$I$1]-([.$J$1]+((LOG10([.A121]/[.$F$1])/LOG10(2))*[.$G$1]))" office:value-type="float" office:value="53.2593835376265" calcext:value-type="float">
            <text:p>53</text:p>
          </table:table-cell>
          <table:table-cell table:style-name="ce4" table:formula="of:=([.$F$1]+1-[.A121])/10" office:value-type="float" office:value="114.1" calcext:value-type="float">
            <text:p>114</text:p>
          </table:table-cell>
          <table:table-cell table:number-columns-repeated="1021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3" table:formula="of:=[.$I$1]-([.$J$1]+((LOG10([.A122]/[.$F$1])/LOG10(2))*[.$G$1]))" office:value-type="float" office:value="53.0714130634692" calcext:value-type="float">
            <text:p>53</text:p>
          </table:table-cell>
          <table:table-cell table:style-name="ce4" table:formula="of:=([.$F$1]+1-[.A122])/10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3" table:formula="of:=[.$I$1]-([.$J$1]+((LOG10([.A123]/[.$F$1])/LOG10(2))*[.$G$1]))" office:value-type="float" office:value="52.884989688943" calcext:value-type="float">
            <text:p>53</text:p>
          </table:table-cell>
          <table:table-cell table:style-name="ce4" table:formula="of:=([.$F$1]+1-[.A123])/10" office:value-type="float" office:value="113.9" calcext:value-type="float">
            <text:p>114</text:p>
          </table:table-cell>
          <table:table-cell table:number-columns-repeated="1021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3" table:formula="of:=[.$I$1]-([.$J$1]+((LOG10([.A124]/[.$F$1])/LOG10(2))*[.$G$1]))" office:value-type="float" office:value="52.7000881548542" calcext:value-type="float">
            <text:p>53</text:p>
          </table:table-cell>
          <table:table-cell table:style-name="ce4" table:formula="of:=([.$F$1]+1-[.A124])/10" office:value-type="float" office:value="113.8" calcext:value-type="float">
            <text:p>114</text:p>
          </table:table-cell>
          <table:table-cell table:number-columns-repeated="1021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3" table:formula="of:=[.$I$1]-([.$J$1]+((LOG10([.A125]/[.$F$1])/LOG10(2))*[.$G$1]))" office:value-type="float" office:value="52.5166838156063" calcext:value-type="float">
            <text:p>53</text:p>
          </table:table-cell>
          <table:table-cell table:style-name="ce4" table:formula="of:=([.$F$1]+1-[.A125])/10" office:value-type="float" office:value="113.7" calcext:value-type="float">
            <text:p>114</text:p>
          </table:table-cell>
          <table:table-cell table:number-columns-repeated="1021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3" table:formula="of:=[.$I$1]-([.$J$1]+((LOG10([.A126]/[.$F$1])/LOG10(2))*[.$G$1]))" office:value-type="float" office:value="52.3347526194855" calcext:value-type="float">
            <text:p>52</text:p>
          </table:table-cell>
          <table:table-cell table:style-name="ce4" table:formula="of:=([.$F$1]+1-[.A126])/10" office:value-type="float" office:value="113.6" calcext:value-type="float">
            <text:p>114</text:p>
          </table:table-cell>
          <table:table-cell table:number-columns-repeated="1021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3" table:formula="of:=[.$I$1]-([.$J$1]+((LOG10([.A127]/[.$F$1])/LOG10(2))*[.$G$1]))" office:value-type="float" office:value="52.1542710897316" calcext:value-type="float">
            <text:p>52</text:p>
          </table:table-cell>
          <table:table-cell table:style-name="ce4" table:formula="of:=([.$F$1]+1-[.A127])/10" office:value-type="float" office:value="113.5" calcext:value-type="float">
            <text:p>114</text:p>
          </table:table-cell>
          <table:table-cell table:number-columns-repeated="1021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3" table:formula="of:=[.$I$1]-([.$J$1]+((LOG10([.A128]/[.$F$1])/LOG10(2))*[.$G$1]))" office:value-type="float" office:value="51.9752163063573" calcext:value-type="float">
            <text:p>52</text:p>
          </table:table-cell>
          <table:table-cell table:style-name="ce4" table:formula="of:=([.$F$1]+1-[.A128])/10" office:value-type="float" office:value="113.4" calcext:value-type="float">
            <text:p>113</text:p>
          </table:table-cell>
          <table:table-cell table:number-columns-repeated="1021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3" table:formula="of:=[.$I$1]-([.$J$1]+((LOG10([.A129]/[.$F$1])/LOG10(2))*[.$G$1]))" office:value-type="float" office:value="51.7975658886803" calcext:value-type="float">
            <text:p>52</text:p>
          </table:table-cell>
          <table:table-cell table:style-name="ce4" table:formula="of:=([.$F$1]+1-[.A129])/10" office:value-type="float" office:value="113.3" calcext:value-type="float">
            <text:p>113</text:p>
          </table:table-cell>
          <table:table-cell table:number-columns-repeated="1021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3" table:formula="of:=[.$I$1]-([.$J$1]+((LOG10([.A130]/[.$F$1])/LOG10(2))*[.$G$1]))" office:value-type="float" office:value="51.6212979785352" calcext:value-type="float">
            <text:p>52</text:p>
          </table:table-cell>
          <table:table-cell table:style-name="ce4" table:formula="of:=([.$F$1]+1-[.A130])/10" office:value-type="float" office:value="113.2" calcext:value-type="float">
            <text:p>113</text:p>
          </table:table-cell>
          <table:table-cell table:number-columns-repeated="1021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3" table:formula="of:=[.$I$1]-([.$J$1]+((LOG10([.A131]/[.$F$1])/LOG10(2))*[.$G$1]))" office:value-type="float" office:value="51.4463912241335" calcext:value-type="float">
            <text:p>51</text:p>
          </table:table-cell>
          <table:table-cell table:style-name="ce4" table:formula="of:=([.$F$1]+1-[.A131])/10" office:value-type="float" office:value="113.1" calcext:value-type="float">
            <text:p>113</text:p>
          </table:table-cell>
          <table:table-cell table:number-columns-repeated="1021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3" table:formula="of:=[.$I$1]-([.$J$1]+((LOG10([.A132]/[.$F$1])/LOG10(2))*[.$G$1]))" office:value-type="float" office:value="51.2728247645423" calcext:value-type="float">
            <text:p>51</text:p>
          </table:table-cell>
          <table:table-cell table:style-name="ce4" table:formula="of:=([.$F$1]+1-[.A132])/10" office:value-type="float" office:value="113" calcext:value-type="float">
            <text:p>113</text:p>
          </table:table-cell>
          <table:table-cell table:number-columns-repeated="1021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3" table:formula="of:=[.$I$1]-([.$J$1]+((LOG10([.A133]/[.$F$1])/LOG10(2))*[.$G$1]))" office:value-type="float" office:value="51.1005782147525" calcext:value-type="float">
            <text:p>51</text:p>
          </table:table-cell>
          <table:table-cell table:style-name="ce4" table:formula="of:=([.$F$1]+1-[.A133])/10" office:value-type="float" office:value="112.9" calcext:value-type="float">
            <text:p>113</text:p>
          </table:table-cell>
          <table:table-cell table:number-columns-repeated="1021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3" table:formula="of:=[.$I$1]-([.$J$1]+((LOG10([.A134]/[.$F$1])/LOG10(2))*[.$G$1]))" office:value-type="float" office:value="50.9296316513116" calcext:value-type="float">
            <text:p>51</text:p>
          </table:table-cell>
          <table:table-cell table:style-name="ce4" table:formula="of:=([.$F$1]+1-[.A134])/10" office:value-type="float" office:value="112.8" calcext:value-type="float">
            <text:p>113</text:p>
          </table:table-cell>
          <table:table-cell table:number-columns-repeated="1021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3" table:formula="of:=[.$I$1]-([.$J$1]+((LOG10([.A135]/[.$F$1])/LOG10(2))*[.$G$1]))" office:value-type="float" office:value="50.7599655984932" calcext:value-type="float">
            <text:p>51</text:p>
          </table:table-cell>
          <table:table-cell table:style-name="ce4" table:formula="of:=([.$F$1]+1-[.A135])/10" office:value-type="float" office:value="112.7" calcext:value-type="float">
            <text:p>113</text:p>
          </table:table-cell>
          <table:table-cell table:number-columns-repeated="1021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3" table:formula="of:=[.$I$1]-([.$J$1]+((LOG10([.A136]/[.$F$1])/LOG10(2))*[.$G$1]))" office:value-type="float" office:value="50.5915610149822" calcext:value-type="float">
            <text:p>51</text:p>
          </table:table-cell>
          <table:table-cell table:style-name="ce4" table:formula="of:=([.$F$1]+1-[.A136])/10" office:value-type="float" office:value="112.6" calcext:value-type="float">
            <text:p>113</text:p>
          </table:table-cell>
          <table:table-cell table:number-columns-repeated="1021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3" table:formula="of:=[.$I$1]-([.$J$1]+((LOG10([.A137]/[.$F$1])/LOG10(2))*[.$G$1]))" office:value-type="float" office:value="50.4243992810499" calcext:value-type="float">
            <text:p>50</text:p>
          </table:table-cell>
          <table:table-cell table:style-name="ce4" table:formula="of:=([.$F$1]+1-[.A137])/10" office:value-type="float" office:value="112.5" calcext:value-type="float">
            <text:p>113</text:p>
          </table:table-cell>
          <table:table-cell table:number-columns-repeated="1021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3" table:formula="of:=[.$I$1]-([.$J$1]+((LOG10([.A138]/[.$F$1])/LOG10(2))*[.$G$1]))" office:value-type="float" office:value="50.2584621862" calcext:value-type="float">
            <text:p>50</text:p>
          </table:table-cell>
          <table:table-cell table:style-name="ce4" table:formula="of:=([.$F$1]+1-[.A138])/10" office:value-type="float" office:value="112.4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3" table:formula="of:=[.$I$1]-([.$J$1]+((LOG10([.A139]/[.$F$1])/LOG10(2))*[.$G$1]))" office:value-type="float" office:value="50.093731917263" calcext:value-type="float">
            <text:p>50</text:p>
          </table:table-cell>
          <table:table-cell table:style-name="ce4" table:formula="of:=([.$F$1]+1-[.A139])/10" office:value-type="float" office:value="112.3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3" table:formula="of:=[.$I$1]-([.$J$1]+((LOG10([.A140]/[.$F$1])/LOG10(2))*[.$G$1]))" office:value-type="float" office:value="49.9301910469212" calcext:value-type="float">
            <text:p>50</text:p>
          </table:table-cell>
          <table:table-cell table:style-name="ce4" table:formula="of:=([.$F$1]+1-[.A140])/10" office:value-type="float" office:value="112.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table:formula="of:=[.$I$1]-([.$J$1]+((LOG10([.A141]/[.$F$1])/LOG10(2))*[.$G$1]))" office:value-type="float" office:value="49.7678225226443" calcext:value-type="float">
            <text:p>50</text:p>
          </table:table-cell>
          <table:table-cell table:style-name="ce4" table:formula="of:=([.$F$1]+1-[.A141])/10" office:value-type="float" office:value="112.1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table:formula="of:=[.$I$1]-([.$J$1]+((LOG10([.A142]/[.$F$1])/LOG10(2))*[.$G$1]))" office:value-type="float" office:value="49.6066096560192" calcext:value-type="float">
            <text:p>50</text:p>
          </table:table-cell>
          <table:table-cell table:style-name="ce4" table:formula="of:=([.$F$1]+1-[.A142])/10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table:formula="of:=[.$I$1]-([.$J$1]+((LOG10([.A143]/[.$F$1])/LOG10(2))*[.$G$1]))" office:value-type="float" office:value="49.4465361124568" calcext:value-type="float">
            <text:p>49</text:p>
          </table:table-cell>
          <table:table-cell table:style-name="ce4" table:formula="of:=([.$F$1]+1-[.A143])/10" office:value-type="float" office:value="111.9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 table:formula="of:=[.$I$1]-([.$J$1]+((LOG10([.A144]/[.$F$1])/LOG10(2))*[.$G$1]))" office:value-type="float" office:value="49.2875859012596" calcext:value-type="float">
            <text:p>49</text:p>
          </table:table-cell>
          <table:table-cell table:style-name="ce4" table:formula="of:=([.$F$1]+1-[.A144])/10" office:value-type="float" office:value="111.8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" table:formula="of:=[.$I$1]-([.$J$1]+((LOG10([.A145]/[.$F$1])/LOG10(2))*[.$G$1]))" office:value-type="float" office:value="49.129743366036" calcext:value-type="float">
            <text:p>49</text:p>
          </table:table-cell>
          <table:table-cell table:style-name="ce4" table:formula="of:=([.$F$1]+1-[.A145])/10" office:value-type="float" office:value="111.7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3" table:formula="of:=[.$I$1]-([.$J$1]+((LOG10([.A146]/[.$F$1])/LOG10(2))*[.$G$1]))" office:value-type="float" office:value="48.9729931754458" calcext:value-type="float">
            <text:p>49</text:p>
          </table:table-cell>
          <table:table-cell table:style-name="ce4" table:formula="of:=([.$F$1]+1-[.A146])/10" office:value-type="float" office:value="111.6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table:formula="of:=[.$I$1]-([.$J$1]+((LOG10([.A147]/[.$F$1])/LOG10(2))*[.$G$1]))" office:value-type="float" office:value="48.817320314264" calcext:value-type="float">
            <text:p>49</text:p>
          </table:table-cell>
          <table:table-cell table:style-name="ce4" table:formula="of:=([.$F$1]+1-[.A147])/10" office:value-type="float" office:value="111.5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3" table:formula="of:=[.$I$1]-([.$J$1]+((LOG10([.A148]/[.$F$1])/LOG10(2))*[.$G$1]))" office:value-type="float" office:value="48.6627100747494" calcext:value-type="float">
            <text:p>49</text:p>
          </table:table-cell>
          <table:table-cell table:style-name="ce4" table:formula="of:=([.$F$1]+1-[.A148])/10" office:value-type="float" office:value="111.4" calcext:value-type="float">
            <text:p>111</text:p>
          </table:table-cell>
          <table:table-cell table:number-columns-repeated="1021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3" table:formula="of:=[.$I$1]-([.$J$1]+((LOG10([.A149]/[.$F$1])/LOG10(2))*[.$G$1]))" office:value-type="float" office:value="48.5091480483058" calcext:value-type="float">
            <text:p>49</text:p>
          </table:table-cell>
          <table:table-cell table:style-name="ce4" table:formula="of:=([.$F$1]+1-[.A149])/10" office:value-type="float" office:value="111.3" calcext:value-type="float">
            <text:p>111</text:p>
          </table:table-cell>
          <table:table-cell table:number-columns-repeated="1021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3" table:formula="of:=[.$I$1]-([.$J$1]+((LOG10([.A150]/[.$F$1])/LOG10(2))*[.$G$1]))" office:value-type="float" office:value="48.3566201174243" calcext:value-type="float">
            <text:p>48</text:p>
          </table:table-cell>
          <table:table-cell table:style-name="ce4" table:formula="of:=([.$F$1]+1-[.A150])/10" office:value-type="float" office:value="111.2" calcext:value-type="float">
            <text:p>111</text:p>
          </table:table-cell>
          <table:table-cell table:number-columns-repeated="1021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3" table:formula="of:=[.$I$1]-([.$J$1]+((LOG10([.A151]/[.$F$1])/LOG10(2))*[.$G$1]))" office:value-type="float" office:value="48.205112447895" calcext:value-type="float">
            <text:p>48</text:p>
          </table:table-cell>
          <table:table-cell table:style-name="ce4" table:formula="of:=([.$F$1]+1-[.A151])/10" office:value-type="float" office:value="111.1" calcext:value-type="float">
            <text:p>111</text:p>
          </table:table-cell>
          <table:table-cell table:number-columns-repeated="1021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3" table:formula="of:=[.$I$1]-([.$J$1]+((LOG10([.A152]/[.$F$1])/LOG10(2))*[.$G$1]))" office:value-type="float" office:value="48.0546114812765" calcext:value-type="float">
            <text:p>48</text:p>
          </table:table-cell>
          <table:table-cell table:style-name="ce4" table:formula="of:=([.$F$1]+1-[.A152])/10" office:value-type="float" office:value="111" calcext:value-type="float">
            <text:p>111</text:p>
          </table:table-cell>
          <table:table-cell table:number-columns-repeated="1021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3" table:formula="of:=[.$I$1]-([.$J$1]+((LOG10([.A153]/[.$F$1])/LOG10(2))*[.$G$1]))" office:value-type="float" office:value="47.905103927616" calcext:value-type="float">
            <text:p>48</text:p>
          </table:table-cell>
          <table:table-cell table:style-name="ce4" table:formula="of:=([.$F$1]+1-[.A153])/10" office:value-type="float" office:value="110.9" calcext:value-type="float">
            <text:p>111</text:p>
          </table:table-cell>
          <table:table-cell table:number-columns-repeated="1021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3" table:formula="of:=[.$I$1]-([.$J$1]+((LOG10([.A154]/[.$F$1])/LOG10(2))*[.$G$1]))" office:value-type="float" office:value="47.7565767584056" calcext:value-type="float">
            <text:p>48</text:p>
          </table:table-cell>
          <table:table-cell table:style-name="ce4" table:formula="of:=([.$F$1]+1-[.A154])/10" office:value-type="float" office:value="110.8" calcext:value-type="float">
            <text:p>111</text:p>
          </table:table-cell>
          <table:table-cell table:number-columns-repeated="1021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3" table:formula="of:=[.$I$1]-([.$J$1]+((LOG10([.A155]/[.$F$1])/LOG10(2))*[.$G$1]))" office:value-type="float" office:value="47.6090171997703" calcext:value-type="float">
            <text:p>48</text:p>
          </table:table-cell>
          <table:table-cell table:style-name="ce4" table:formula="of:=([.$F$1]+1-[.A155])/10" office:value-type="float" office:value="110.7" calcext:value-type="float">
            <text:p>111</text:p>
          </table:table-cell>
          <table:table-cell table:number-columns-repeated="1021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3" table:formula="of:=[.$I$1]-([.$J$1]+((LOG10([.A156]/[.$F$1])/LOG10(2))*[.$G$1]))" office:value-type="float" office:value="47.4624127258747" calcext:value-type="float">
            <text:p>47</text:p>
          </table:table-cell>
          <table:table-cell table:style-name="ce4" table:formula="of:=([.$F$1]+1-[.A156])/10" office:value-type="float" office:value="110.6" calcext:value-type="float">
            <text:p>111</text:p>
          </table:table-cell>
          <table:table-cell table:number-columns-repeated="1021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3" table:formula="of:=[.$I$1]-([.$J$1]+((LOG10([.A157]/[.$F$1])/LOG10(2))*[.$G$1]))" office:value-type="float" office:value="47.316751052543" calcext:value-type="float">
            <text:p>47</text:p>
          </table:table-cell>
          <table:table-cell table:style-name="ce4" table:formula="of:=([.$F$1]+1-[.A157])/10" office:value-type="float" office:value="110.5" calcext:value-type="float">
            <text:p>111</text:p>
          </table:table-cell>
          <table:table-cell table:number-columns-repeated="1021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3" table:formula="of:=[.$I$1]-([.$J$1]+((LOG10([.A158]/[.$F$1])/LOG10(2))*[.$G$1]))" office:value-type="float" office:value="47.1720201310817" calcext:value-type="float">
            <text:p>47</text:p>
          </table:table-cell>
          <table:table-cell table:style-name="ce4" table:formula="of:=([.$F$1]+1-[.A158])/10" office:value-type="float" office:value="110.4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3" table:formula="of:=[.$I$1]-([.$J$1]+((LOG10([.A159]/[.$F$1])/LOG10(2))*[.$G$1]))" office:value-type="float" office:value="47.0282081422998" calcext:value-type="float">
            <text:p>47</text:p>
          </table:table-cell>
          <table:table-cell table:style-name="ce4" table:formula="of:=([.$F$1]+1-[.A159])/10" office:value-type="float" office:value="110.3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3" table:formula="of:=[.$I$1]-([.$J$1]+((LOG10([.A160]/[.$F$1])/LOG10(2))*[.$G$1]))" office:value-type="float" office:value="46.8853034907159" calcext:value-type="float">
            <text:p>47</text:p>
          </table:table-cell>
          <table:table-cell table:style-name="ce4" table:formula="of:=([.$F$1]+1-[.A160])/10" office:value-type="float" office:value="110.2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3" table:formula="of:=[.$I$1]-([.$J$1]+((LOG10([.A161]/[.$F$1])/LOG10(2))*[.$G$1]))" office:value-type="float" office:value="46.7432947989487" calcext:value-type="float">
            <text:p>47</text:p>
          </table:table-cell>
          <table:table-cell table:style-name="ce4" table:formula="of:=([.$F$1]+1-[.A161])/10" office:value-type="float" office:value="110.1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3" table:formula="of:=[.$I$1]-([.$J$1]+((LOG10([.A162]/[.$F$1])/LOG10(2))*[.$G$1]))" office:value-type="float" office:value="46.6021709022808" calcext:value-type="float">
            <text:p>47</text:p>
          </table:table-cell>
          <table:table-cell table:style-name="ce4" table:formula="of:=([.$F$1]+1-[.A162])/1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3" table:formula="of:=[.$I$1]-([.$J$1]+((LOG10([.A163]/[.$F$1])/LOG10(2))*[.$G$1]))" office:value-type="float" office:value="46.4619208433917" calcext:value-type="float">
            <text:p>46</text:p>
          </table:table-cell>
          <table:table-cell table:style-name="ce4" table:formula="of:=([.$F$1]+1-[.A163])/10" office:value-type="float" office:value="109.9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3" table:formula="of:=[.$I$1]-([.$J$1]+((LOG10([.A164]/[.$F$1])/LOG10(2))*[.$G$1]))" office:value-type="float" office:value="46.3225338672524" calcext:value-type="float">
            <text:p>46</text:p>
          </table:table-cell>
          <table:table-cell table:style-name="ce4" table:formula="of:=([.$F$1]+1-[.A164])/10" office:value-type="float" office:value="109.8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3" table:formula="of:=[.$I$1]-([.$J$1]+((LOG10([.A165]/[.$F$1])/LOG10(2))*[.$G$1]))" office:value-type="float" office:value="46.1839994161764" calcext:value-type="float">
            <text:p>46</text:p>
          </table:table-cell>
          <table:table-cell table:style-name="ce4" table:formula="of:=([.$F$1]+1-[.A165])/10" office:value-type="float" office:value="109.7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3" table:formula="of:=[.$I$1]-([.$J$1]+((LOG10([.A166]/[.$F$1])/LOG10(2))*[.$G$1]))" office:value-type="float" office:value="46.046307125021" calcext:value-type="float">
            <text:p>46</text:p>
          </table:table-cell>
          <table:table-cell table:style-name="ce4" table:formula="of:=([.$F$1]+1-[.A166])/10" office:value-type="float" office:value="109.6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3" table:formula="of:=[.$I$1]-([.$J$1]+((LOG10([.A167]/[.$F$1])/LOG10(2))*[.$G$1]))" office:value-type="float" office:value="45.9094468165335" calcext:value-type="float">
            <text:p>46</text:p>
          </table:table-cell>
          <table:table-cell table:style-name="ce4" table:formula="of:=([.$F$1]+1-[.A167])/10" office:value-type="float" office:value="109.5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3" table:formula="of:=[.$I$1]-([.$J$1]+((LOG10([.A168]/[.$F$1])/LOG10(2))*[.$G$1]))" office:value-type="float" office:value="45.7734084968376" calcext:value-type="float">
            <text:p>46</text:p>
          </table:table-cell>
          <table:table-cell table:style-name="ce4" table:formula="of:=([.$F$1]+1-[.A168])/10" office:value-type="float" office:value="109.4" calcext:value-type="float">
            <text:p>109</text:p>
          </table:table-cell>
          <table:table-cell table:number-columns-repeated="1021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3" table:formula="of:=[.$I$1]-([.$J$1]+((LOG10([.A169]/[.$F$1])/LOG10(2))*[.$G$1]))" office:value-type="float" office:value="45.6381823510537" calcext:value-type="float">
            <text:p>46</text:p>
          </table:table-cell>
          <table:table-cell table:style-name="ce4" table:formula="of:=([.$F$1]+1-[.A169])/10" office:value-type="float" office:value="109.3" calcext:value-type="float">
            <text:p>109</text:p>
          </table:table-cell>
          <table:table-cell table:number-columns-repeated="1021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3" table:formula="of:=[.$I$1]-([.$J$1]+((LOG10([.A170]/[.$F$1])/LOG10(2))*[.$G$1]))" office:value-type="float" office:value="45.50375873905" calcext:value-type="float">
            <text:p>46</text:p>
          </table:table-cell>
          <table:table-cell table:style-name="ce4" table:formula="of:=([.$F$1]+1-[.A170])/10" office:value-type="float" office:value="109.2" calcext:value-type="float">
            <text:p>109</text:p>
          </table:table-cell>
          <table:table-cell table:number-columns-repeated="1021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3" table:formula="of:=[.$I$1]-([.$J$1]+((LOG10([.A171]/[.$F$1])/LOG10(2))*[.$G$1]))" office:value-type="float" office:value="45.3701281913183" calcext:value-type="float">
            <text:p>45</text:p>
          </table:table-cell>
          <table:table-cell table:style-name="ce4" table:formula="of:=([.$F$1]+1-[.A171])/10" office:value-type="float" office:value="109.1" calcext:value-type="float">
            <text:p>109</text:p>
          </table:table-cell>
          <table:table-cell table:number-columns-repeated="1021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3" table:formula="of:=[.$I$1]-([.$J$1]+((LOG10([.A172]/[.$F$1])/LOG10(2))*[.$G$1]))" office:value-type="float" office:value="45.2372814049717" calcext:value-type="float">
            <text:p>45</text:p>
          </table:table-cell>
          <table:table-cell table:style-name="ce4" table:formula="of:=([.$F$1]+1-[.A172])/10" office:value-type="float" office:value="109" calcext:value-type="float">
            <text:p>109</text:p>
          </table:table-cell>
          <table:table-cell table:number-columns-repeated="1021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3" table:formula="of:=[.$I$1]-([.$J$1]+((LOG10([.A173]/[.$F$1])/LOG10(2))*[.$G$1]))" office:value-type="float" office:value="45.1052092398574" calcext:value-type="float">
            <text:p>45</text:p>
          </table:table-cell>
          <table:table-cell table:style-name="ce4" table:formula="of:=([.$F$1]+1-[.A173])/10" office:value-type="float" office:value="108.9" calcext:value-type="float">
            <text:p>109</text:p>
          </table:table-cell>
          <table:table-cell table:number-columns-repeated="1021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3" table:formula="of:=[.$I$1]-([.$J$1]+((LOG10([.A174]/[.$F$1])/LOG10(2))*[.$G$1]))" office:value-type="float" office:value="44.9739027147837" calcext:value-type="float">
            <text:p>45</text:p>
          </table:table-cell>
          <table:table-cell table:style-name="ce4" table:formula="of:=([.$F$1]+1-[.A174])/10" office:value-type="float" office:value="108.8" calcext:value-type="float">
            <text:p>109</text:p>
          </table:table-cell>
          <table:table-cell table:number-columns-repeated="1021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3" table:formula="of:=[.$I$1]-([.$J$1]+((LOG10([.A175]/[.$F$1])/LOG10(2))*[.$G$1]))" office:value-type="float" office:value="44.8433530038552" calcext:value-type="float">
            <text:p>45</text:p>
          </table:table-cell>
          <table:table-cell table:style-name="ce4" table:formula="of:=([.$F$1]+1-[.A175])/10" office:value-type="float" office:value="108.7" calcext:value-type="float">
            <text:p>109</text:p>
          </table:table-cell>
          <table:table-cell table:number-columns-repeated="1021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3" table:formula="of:=[.$I$1]-([.$J$1]+((LOG10([.A176]/[.$F$1])/LOG10(2))*[.$G$1]))" office:value-type="float" office:value="44.7135514329127" calcext:value-type="float">
            <text:p>45</text:p>
          </table:table-cell>
          <table:table-cell table:style-name="ce4" table:formula="of:=([.$F$1]+1-[.A176])/10" office:value-type="float" office:value="108.6" calcext:value-type="float">
            <text:p>109</text:p>
          </table:table-cell>
          <table:table-cell table:number-columns-repeated="1021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3" table:formula="of:=[.$I$1]-([.$J$1]+((LOG10([.A177]/[.$F$1])/LOG10(2))*[.$G$1]))" office:value-type="float" office:value="44.5844894760747" calcext:value-type="float">
            <text:p>45</text:p>
          </table:table-cell>
          <table:table-cell table:style-name="ce4" table:formula="of:=([.$F$1]+1-[.A177])/10" office:value-type="float" office:value="108.5" calcext:value-type="float">
            <text:p>109</text:p>
          </table:table-cell>
          <table:table-cell table:number-columns-repeated="1021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3" table:formula="of:=[.$I$1]-([.$J$1]+((LOG10([.A178]/[.$F$1])/LOG10(2))*[.$G$1]))" office:value-type="float" office:value="44.4561587523772" calcext:value-type="float">
            <text:p>44</text:p>
          </table:table-cell>
          <table:table-cell table:style-name="ce4" table:formula="of:=([.$F$1]+1-[.A178])/10" office:value-type="float" office:value="108.4" calcext:value-type="float">
            <text:p>108</text:p>
          </table:table-cell>
          <table:table-cell table:number-columns-repeated="1021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3" table:formula="of:=[.$I$1]-([.$J$1]+((LOG10([.A179]/[.$F$1])/LOG10(2))*[.$G$1]))" office:value-type="float" office:value="44.3285510225078" calcext:value-type="float">
            <text:p>44</text:p>
          </table:table-cell>
          <table:table-cell table:style-name="ce4" table:formula="of:=([.$F$1]+1-[.A179])/10" office:value-type="float" office:value="108.3" calcext:value-type="float">
            <text:p>108</text:p>
          </table:table-cell>
          <table:table-cell table:number-columns-repeated="1021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3" table:formula="of:=[.$I$1]-([.$J$1]+((LOG10([.A180]/[.$F$1])/LOG10(2))*[.$G$1]))" office:value-type="float" office:value="44.2016581856315" calcext:value-type="float">
            <text:p>44</text:p>
          </table:table-cell>
          <table:table-cell table:style-name="ce4" table:formula="of:=([.$F$1]+1-[.A180])/10" office:value-type="float" office:value="108.2" calcext:value-type="float">
            <text:p>108</text:p>
          </table:table-cell>
          <table:table-cell table:number-columns-repeated="1021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3" table:formula="of:=[.$I$1]-([.$J$1]+((LOG10([.A181]/[.$F$1])/LOG10(2))*[.$G$1]))" office:value-type="float" office:value="44.0754722763044" calcext:value-type="float">
            <text:p>44</text:p>
          </table:table-cell>
          <table:table-cell table:style-name="ce4" table:formula="of:=([.$F$1]+1-[.A181])/10" office:value-type="float" office:value="108.1" calcext:value-type="float">
            <text:p>108</text:p>
          </table:table-cell>
          <table:table-cell table:number-columns-repeated="1021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3" table:formula="of:=[.$I$1]-([.$J$1]+((LOG10([.A182]/[.$F$1])/LOG10(2))*[.$G$1]))" office:value-type="float" office:value="43.9499854614739" calcext:value-type="float">
            <text:p>44</text:p>
          </table:table-cell>
          <table:table-cell table:style-name="ce4" table:formula="of:=([.$F$1]+1-[.A182])/10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3" table:formula="of:=[.$I$1]-([.$J$1]+((LOG10([.A183]/[.$F$1])/LOG10(2))*[.$G$1]))" office:value-type="float" office:value="43.8251900375608" calcext:value-type="float">
            <text:p>44</text:p>
          </table:table-cell>
          <table:table-cell table:style-name="ce4" table:formula="of:=([.$F$1]+1-[.A183])/10" office:value-type="float" office:value="107.9" calcext:value-type="float">
            <text:p>108</text:p>
          </table:table-cell>
          <table:table-cell table:number-columns-repeated="1021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3" table:formula="of:=[.$I$1]-([.$J$1]+((LOG10([.A184]/[.$F$1])/LOG10(2))*[.$G$1]))" office:value-type="float" office:value="43.7010784276208" calcext:value-type="float">
            <text:p>44</text:p>
          </table:table-cell>
          <table:table-cell table:style-name="ce4" table:formula="of:=([.$F$1]+1-[.A184])/10" office:value-type="float" office:value="107.8" calcext:value-type="float">
            <text:p>108</text:p>
          </table:table-cell>
          <table:table-cell table:number-columns-repeated="1021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3" table:formula="of:=[.$I$1]-([.$J$1]+((LOG10([.A185]/[.$F$1])/LOG10(2))*[.$G$1]))" office:value-type="float" office:value="43.5776431785852" calcext:value-type="float">
            <text:p>44</text:p>
          </table:table-cell>
          <table:table-cell table:style-name="ce4" table:formula="of:=([.$F$1]+1-[.A185])/10" office:value-type="float" office:value="107.7" calcext:value-type="float">
            <text:p>108</text:p>
          </table:table-cell>
          <table:table-cell table:number-columns-repeated="1021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3" table:formula="of:=[.$I$1]-([.$J$1]+((LOG10([.A186]/[.$F$1])/LOG10(2))*[.$G$1]))" office:value-type="float" office:value="43.4548769585742" calcext:value-type="float">
            <text:p>43</text:p>
          </table:table-cell>
          <table:table-cell table:style-name="ce4" table:formula="of:=([.$F$1]+1-[.A186])/10" office:value-type="float" office:value="107.6" calcext:value-type="float">
            <text:p>108</text:p>
          </table:table-cell>
          <table:table-cell table:number-columns-repeated="1021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3" table:formula="of:=[.$I$1]-([.$J$1]+((LOG10([.A187]/[.$F$1])/LOG10(2))*[.$G$1]))" office:value-type="float" office:value="43.3327725542842" calcext:value-type="float">
            <text:p>43</text:p>
          </table:table-cell>
          <table:table-cell table:style-name="ce4" table:formula="of:=([.$F$1]+1-[.A187])/10" office:value-type="float" office:value="107.5" calcext:value-type="float">
            <text:p>108</text:p>
          </table:table-cell>
          <table:table-cell table:number-columns-repeated="1021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3" table:formula="of:=[.$I$1]-([.$J$1]+((LOG10([.A188]/[.$F$1])/LOG10(2))*[.$G$1]))" office:value-type="float" office:value="43.2113228684444" calcext:value-type="float">
            <text:p>43</text:p>
          </table:table-cell>
          <table:table-cell table:style-name="ce4" table:formula="of:=([.$F$1]+1-[.A188])/10" office:value-type="float" office:value="107.4" calcext:value-type="float">
            <text:p>107</text:p>
          </table:table-cell>
          <table:table-cell table:number-columns-repeated="1021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3" table:formula="of:=[.$I$1]-([.$J$1]+((LOG10([.A189]/[.$F$1])/LOG10(2))*[.$G$1]))" office:value-type="float" office:value="43.0905209173414" calcext:value-type="float">
            <text:p>43</text:p>
          </table:table-cell>
          <table:table-cell table:style-name="ce4" table:formula="of:=([.$F$1]+1-[.A189])/10" office:value-type="float" office:value="107.3" calcext:value-type="float">
            <text:p>107</text:p>
          </table:table-cell>
          <table:table-cell table:number-columns-repeated="1021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3" table:formula="of:=[.$I$1]-([.$J$1]+((LOG10([.A190]/[.$F$1])/LOG10(2))*[.$G$1]))" office:value-type="float" office:value="42.9703598284094" calcext:value-type="float">
            <text:p>43</text:p>
          </table:table-cell>
          <table:table-cell table:style-name="ce4" table:formula="of:=([.$F$1]+1-[.A190])/10" office:value-type="float" office:value="107.2" calcext:value-type="float">
            <text:p>107</text:p>
          </table:table-cell>
          <table:table-cell table:number-columns-repeated="1021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3" table:formula="of:=[.$I$1]-([.$J$1]+((LOG10([.A191]/[.$F$1])/LOG10(2))*[.$G$1]))" office:value-type="float" office:value="42.8508328378844" calcext:value-type="float">
            <text:p>43</text:p>
          </table:table-cell>
          <table:table-cell table:style-name="ce4" table:formula="of:=([.$F$1]+1-[.A191])/10" office:value-type="float" office:value="107.1" calcext:value-type="float">
            <text:p>107</text:p>
          </table:table-cell>
          <table:table-cell table:number-columns-repeated="1021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3" table:formula="of:=[.$I$1]-([.$J$1]+((LOG10([.A192]/[.$F$1])/LOG10(2))*[.$G$1]))" office:value-type="float" office:value="42.731933288519" calcext:value-type="float">
            <text:p>43</text:p>
          </table:table-cell>
          <table:table-cell table:style-name="ce4" table:formula="of:=([.$F$1]+1-[.A192])/10" office:value-type="float" office:value="107" calcext:value-type="float">
            <text:p>107</text:p>
          </table:table-cell>
          <table:table-cell table:number-columns-repeated="1021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3" table:formula="of:=[.$I$1]-([.$J$1]+((LOG10([.A193]/[.$F$1])/LOG10(2))*[.$G$1]))" office:value-type="float" office:value="42.6136546273581" calcext:value-type="float">
            <text:p>43</text:p>
          </table:table-cell>
          <table:table-cell table:style-name="ce4" table:formula="of:=([.$F$1]+1-[.A193])/10" office:value-type="float" office:value="106.9" calcext:value-type="float">
            <text:p>107</text:p>
          </table:table-cell>
          <table:table-cell table:number-columns-repeated="1021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3" table:formula="of:=[.$I$1]-([.$J$1]+((LOG10([.A194]/[.$F$1])/LOG10(2))*[.$G$1]))" office:value-type="float" office:value="42.4959904035714" calcext:value-type="float">
            <text:p>42</text:p>
          </table:table-cell>
          <table:table-cell table:style-name="ce4" table:formula="of:=([.$F$1]+1-[.A194])/10" office:value-type="float" office:value="106.8" calcext:value-type="float">
            <text:p>107</text:p>
          </table:table-cell>
          <table:table-cell table:number-columns-repeated="1021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3" table:formula="of:=[.$I$1]-([.$J$1]+((LOG10([.A195]/[.$F$1])/LOG10(2))*[.$G$1]))" office:value-type="float" office:value="42.3789342663424" calcext:value-type="float">
            <text:p>42</text:p>
          </table:table-cell>
          <table:table-cell table:style-name="ce4" table:formula="of:=([.$F$1]+1-[.A195])/10" office:value-type="float" office:value="106.7" calcext:value-type="float">
            <text:p>107</text:p>
          </table:table-cell>
          <table:table-cell table:number-columns-repeated="1021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3" table:formula="of:=[.$I$1]-([.$J$1]+((LOG10([.A196]/[.$F$1])/LOG10(2))*[.$G$1]))" office:value-type="float" office:value="42.2624799628114" calcext:value-type="float">
            <text:p>42</text:p>
          </table:table-cell>
          <table:table-cell table:style-name="ce4" table:formula="of:=([.$F$1]+1-[.A196])/10" office:value-type="float" office:value="106.6" calcext:value-type="float">
            <text:p>107</text:p>
          </table:table-cell>
          <table:table-cell table:number-columns-repeated="1021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3" table:formula="of:=[.$I$1]-([.$J$1]+((LOG10([.A197]/[.$F$1])/LOG10(2))*[.$G$1]))" office:value-type="float" office:value="42.1466213360715" calcext:value-type="float">
            <text:p>42</text:p>
          </table:table-cell>
          <table:table-cell table:style-name="ce4" table:formula="of:=([.$F$1]+1-[.A197])/10" office:value-type="float" office:value="106.5" calcext:value-type="float">
            <text:p>107</text:p>
          </table:table-cell>
          <table:table-cell table:number-columns-repeated="1021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3" table:formula="of:=[.$I$1]-([.$J$1]+((LOG10([.A198]/[.$F$1])/LOG10(2))*[.$G$1]))" office:value-type="float" office:value="42.0313523232152" calcext:value-type="float">
            <text:p>42</text:p>
          </table:table-cell>
          <table:table-cell table:style-name="ce4" table:formula="of:=([.$F$1]+1-[.A198])/10" office:value-type="float" office:value="106.4" calcext:value-type="float">
            <text:p>106</text:p>
          </table:table-cell>
          <table:table-cell table:number-columns-repeated="1021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3" table:formula="of:=[.$I$1]-([.$J$1]+((LOG10([.A199]/[.$F$1])/LOG10(2))*[.$G$1]))" office:value-type="float" office:value="41.9166669534304" calcext:value-type="float">
            <text:p>42</text:p>
          </table:table-cell>
          <table:table-cell table:style-name="ce4" table:formula="of:=([.$F$1]+1-[.A199])/10" office:value-type="float" office:value="106.3" calcext:value-type="float">
            <text:p>106</text:p>
          </table:table-cell>
          <table:table-cell table:number-columns-repeated="1021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3" table:formula="of:=[.$I$1]-([.$J$1]+((LOG10([.A200]/[.$F$1])/LOG10(2))*[.$G$1]))" office:value-type="float" office:value="41.802559346145" calcext:value-type="float">
            <text:p>42</text:p>
          </table:table-cell>
          <table:table-cell table:style-name="ce4" table:formula="of:=([.$F$1]+1-[.A200])/10" office:value-type="float" office:value="106.2" calcext:value-type="float">
            <text:p>106</text:p>
          </table:table-cell>
          <table:table-cell table:number-columns-repeated="1021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table:formula="of:=[.$I$1]-([.$J$1]+((LOG10([.A201]/[.$F$1])/LOG10(2))*[.$G$1]))" office:value-type="float" office:value="41.6890237092171" calcext:value-type="float">
            <text:p>42</text:p>
          </table:table-cell>
          <table:table-cell table:style-name="ce4" table:formula="of:=([.$F$1]+1-[.A201])/10" office:value-type="float" office:value="106.1" calcext:value-type="float">
            <text:p>106</text:p>
          </table:table-cell>
          <table:table-cell table:number-columns-repeated="1021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3" table:formula="of:=[.$I$1]-([.$J$1]+((LOG10([.A202]/[.$F$1])/LOG10(2))*[.$G$1]))" office:value-type="float" office:value="41.5760543371711" calcext:value-type="float">
            <text:p>42</text:p>
          </table:table-cell>
          <table:table-cell table:style-name="ce4" table:formula="of:=([.$F$1]+1-[.A202])/10" office:value-type="float" office:value="106" calcext:value-type="float">
            <text:p>106</text:p>
          </table:table-cell>
          <table:table-cell table:number-columns-repeated="1021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3" table:formula="of:=[.$I$1]-([.$J$1]+((LOG10([.A203]/[.$F$1])/LOG10(2))*[.$G$1]))" office:value-type="float" office:value="41.4636456094771" calcext:value-type="float">
            <text:p>41</text:p>
          </table:table-cell>
          <table:table-cell table:style-name="ce4" table:formula="of:=([.$F$1]+1-[.A203])/10" office:value-type="float" office:value="105.9" calcext:value-type="float">
            <text:p>106</text:p>
          </table:table-cell>
          <table:table-cell table:number-columns-repeated="1021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3" table:formula="of:=[.$I$1]-([.$J$1]+((LOG10([.A204]/[.$F$1])/LOG10(2))*[.$G$1]))" office:value-type="float" office:value="41.351791988873" calcext:value-type="float">
            <text:p>41</text:p>
          </table:table-cell>
          <table:table-cell table:style-name="ce4" table:formula="of:=([.$F$1]+1-[.A204])/10" office:value-type="float" office:value="105.8" calcext:value-type="float">
            <text:p>106</text:p>
          </table:table-cell>
          <table:table-cell table:number-columns-repeated="1021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3" table:formula="of:=[.$I$1]-([.$J$1]+((LOG10([.A205]/[.$F$1])/LOG10(2))*[.$G$1]))" office:value-type="float" office:value="41.2404880197278" calcext:value-type="float">
            <text:p>41</text:p>
          </table:table-cell>
          <table:table-cell table:style-name="ce4" table:formula="of:=([.$F$1]+1-[.A205])/10" office:value-type="float" office:value="105.7" calcext:value-type="float">
            <text:p>106</text:p>
          </table:table-cell>
          <table:table-cell table:number-columns-repeated="1021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3" table:formula="of:=[.$I$1]-([.$J$1]+((LOG10([.A206]/[.$F$1])/LOG10(2))*[.$G$1]))" office:value-type="float" office:value="41.1297283264448" calcext:value-type="float">
            <text:p>41</text:p>
          </table:table-cell>
          <table:table-cell table:style-name="ce4" table:formula="of:=([.$F$1]+1-[.A206])/10" office:value-type="float" office:value="105.6" calcext:value-type="float">
            <text:p>106</text:p>
          </table:table-cell>
          <table:table-cell table:number-columns-repeated="1021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3" table:formula="of:=[.$I$1]-([.$J$1]+((LOG10([.A207]/[.$F$1])/LOG10(2))*[.$G$1]))" office:value-type="float" office:value="41.0195076119038" calcext:value-type="float">
            <text:p>41</text:p>
          </table:table-cell>
          <table:table-cell table:style-name="ce4" table:formula="of:=([.$F$1]+1-[.A207])/10" office:value-type="float" office:value="105.5" calcext:value-type="float">
            <text:p>106</text:p>
          </table:table-cell>
          <table:table-cell table:number-columns-repeated="1021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3" table:formula="of:=[.$I$1]-([.$J$1]+((LOG10([.A208]/[.$F$1])/LOG10(2))*[.$G$1]))" office:value-type="float" office:value="40.9098206559409" calcext:value-type="float">
            <text:p>41</text:p>
          </table:table-cell>
          <table:table-cell table:style-name="ce4" table:formula="of:=([.$F$1]+1-[.A208])/10" office:value-type="float" office:value="105.4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3" table:formula="of:=[.$I$1]-([.$J$1]+((LOG10([.A209]/[.$F$1])/LOG10(2))*[.$G$1]))" office:value-type="float" office:value="40.8006623138651" calcext:value-type="float">
            <text:p>41</text:p>
          </table:table-cell>
          <table:table-cell table:style-name="ce4" table:formula="of:=([.$F$1]+1-[.A209])/10" office:value-type="float" office:value="105.3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3" table:formula="of:=[.$I$1]-([.$J$1]+((LOG10([.A210]/[.$F$1])/LOG10(2))*[.$G$1]))" office:value-type="float" office:value="40.6920275150104" calcext:value-type="float">
            <text:p>41</text:p>
          </table:table-cell>
          <table:table-cell table:style-name="ce4" table:formula="of:=([.$F$1]+1-[.A210])/10" office:value-type="float" office:value="105.2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3" table:formula="of:=[.$I$1]-([.$J$1]+((LOG10([.A211]/[.$F$1])/LOG10(2))*[.$G$1]))" office:value-type="float" office:value="40.5839112613222" calcext:value-type="float">
            <text:p>41</text:p>
          </table:table-cell>
          <table:table-cell table:style-name="ce4" table:formula="of:=([.$F$1]+1-[.A211])/10" office:value-type="float" office:value="105.1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3" table:formula="of:=[.$I$1]-([.$J$1]+((LOG10([.A212]/[.$F$1])/LOG10(2))*[.$G$1]))" office:value-type="float" office:value="40.4763086259775" calcext:value-type="float">
            <text:p>40</text:p>
          </table:table-cell>
          <table:table-cell table:style-name="ce4" table:formula="of:=([.$F$1]+1-[.A212])/10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3" table:formula="of:=[.$I$1]-([.$J$1]+((LOG10([.A213]/[.$F$1])/LOG10(2))*[.$G$1]))" office:value-type="float" office:value="40.369214752038" calcext:value-type="float">
            <text:p>40</text:p>
          </table:table-cell>
          <table:table-cell table:style-name="ce4" table:formula="of:=([.$F$1]+1-[.A213])/10" office:value-type="float" office:value="104.9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3" table:formula="of:=[.$I$1]-([.$J$1]+((LOG10([.A214]/[.$F$1])/LOG10(2))*[.$G$1]))" office:value-type="float" office:value="40.2626248511346" calcext:value-type="float">
            <text:p>40</text:p>
          </table:table-cell>
          <table:table-cell table:style-name="ce4" table:formula="of:=([.$F$1]+1-[.A214])/10" office:value-type="float" office:value="104.8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3" table:formula="of:=[.$I$1]-([.$J$1]+((LOG10([.A215]/[.$F$1])/LOG10(2))*[.$G$1]))" office:value-type="float" office:value="40.1565342021823" calcext:value-type="float">
            <text:p>40</text:p>
          </table:table-cell>
          <table:table-cell table:style-name="ce4" table:formula="of:=([.$F$1]+1-[.A215])/10" office:value-type="float" office:value="104.7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3" table:formula="of:=[.$I$1]-([.$J$1]+((LOG10([.A216]/[.$F$1])/LOG10(2))*[.$G$1]))" office:value-type="float" office:value="40.0509381501257" calcext:value-type="float">
            <text:p>40</text:p>
          </table:table-cell>
          <table:table-cell table:style-name="ce4" table:formula="of:=([.$F$1]+1-[.A216])/10" office:value-type="float" office:value="104.6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3" table:formula="of:=[.$I$1]-([.$J$1]+((LOG10([.A217]/[.$F$1])/LOG10(2))*[.$G$1]))" office:value-type="float" office:value="39.9458321047138" calcext:value-type="float">
            <text:p>40</text:p>
          </table:table-cell>
          <table:table-cell table:style-name="ce4" table:formula="of:=([.$F$1]+1-[.A217])/10" office:value-type="float" office:value="104.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3" table:formula="of:=[.$I$1]-([.$J$1]+((LOG10([.A218]/[.$F$1])/LOG10(2))*[.$G$1]))" office:value-type="float" office:value="39.841211539302" calcext:value-type="float">
            <text:p>40</text:p>
          </table:table-cell>
          <table:table-cell table:style-name="ce4" table:formula="of:=([.$F$1]+1-[.A218])/10" office:value-type="float" office:value="104.4" calcext:value-type="float">
            <text:p>104</text:p>
          </table:table-cell>
          <table:table-cell table:number-columns-repeated="1021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3" table:formula="of:=[.$I$1]-([.$J$1]+((LOG10([.A219]/[.$F$1])/LOG10(2))*[.$G$1]))" office:value-type="float" office:value="39.7370719896825" calcext:value-type="float">
            <text:p>40</text:p>
          </table:table-cell>
          <table:table-cell table:style-name="ce4" table:formula="of:=([.$F$1]+1-[.A219])/10" office:value-type="float" office:value="104.3" calcext:value-type="float">
            <text:p>104</text:p>
          </table:table-cell>
          <table:table-cell table:number-columns-repeated="1021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3" table:formula="of:=[.$I$1]-([.$J$1]+((LOG10([.A220]/[.$F$1])/LOG10(2))*[.$G$1]))" office:value-type="float" office:value="39.6334090529419" calcext:value-type="float">
            <text:p>40</text:p>
          </table:table-cell>
          <table:table-cell table:style-name="ce4" table:formula="of:=([.$F$1]+1-[.A220])/10" office:value-type="float" office:value="104.2" calcext:value-type="float">
            <text:p>104</text:p>
          </table:table-cell>
          <table:table-cell table:number-columns-repeated="1021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3" table:formula="of:=[.$I$1]-([.$J$1]+((LOG10([.A221]/[.$F$1])/LOG10(2))*[.$G$1]))" office:value-type="float" office:value="39.5302183863431" calcext:value-type="float">
            <text:p>40</text:p>
          </table:table-cell>
          <table:table-cell table:style-name="ce4" table:formula="of:=([.$F$1]+1-[.A221])/10" office:value-type="float" office:value="104.1" calcext:value-type="float">
            <text:p>104</text:p>
          </table:table-cell>
          <table:table-cell table:number-columns-repeated="1021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3" table:formula="of:=[.$I$1]-([.$J$1]+((LOG10([.A222]/[.$F$1])/LOG10(2))*[.$G$1]))" office:value-type="float" office:value="39.4274957062348" calcext:value-type="float">
            <text:p>39</text:p>
          </table:table-cell>
          <table:table-cell table:style-name="ce4" table:formula="of:=([.$F$1]+1-[.A222])/10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3" table:formula="of:=[.$I$1]-([.$J$1]+((LOG10([.A223]/[.$F$1])/LOG10(2))*[.$G$1]))" office:value-type="float" office:value="39.3252367869836" calcext:value-type="float">
            <text:p>39</text:p>
          </table:table-cell>
          <table:table-cell table:style-name="ce4" table:formula="of:=([.$F$1]+1-[.A223])/10" office:value-type="float" office:value="103.9" calcext:value-type="float">
            <text:p>104</text:p>
          </table:table-cell>
          <table:table-cell table:number-columns-repeated="1021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3" table:formula="of:=[.$I$1]-([.$J$1]+((LOG10([.A224]/[.$F$1])/LOG10(2))*[.$G$1]))" office:value-type="float" office:value="39.2234374599315" calcext:value-type="float">
            <text:p>39</text:p>
          </table:table-cell>
          <table:table-cell table:style-name="ce4" table:formula="of:=([.$F$1]+1-[.A224])/10" office:value-type="float" office:value="103.8" calcext:value-type="float">
            <text:p>104</text:p>
          </table:table-cell>
          <table:table-cell table:number-columns-repeated="1021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3" table:formula="of:=[.$I$1]-([.$J$1]+((LOG10([.A225]/[.$F$1])/LOG10(2))*[.$G$1]))" office:value-type="float" office:value="39.1220936123759" calcext:value-type="float">
            <text:p>39</text:p>
          </table:table-cell>
          <table:table-cell table:style-name="ce4" table:formula="of:=([.$F$1]+1-[.A225])/10" office:value-type="float" office:value="103.7" calcext:value-type="float">
            <text:p>104</text:p>
          </table:table-cell>
          <table:table-cell table:number-columns-repeated="1021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3" table:formula="of:=[.$I$1]-([.$J$1]+((LOG10([.A226]/[.$F$1])/LOG10(2))*[.$G$1]))" office:value-type="float" office:value="39.0212011865728" calcext:value-type="float">
            <text:p>39</text:p>
          </table:table-cell>
          <table:table-cell table:style-name="ce4" table:formula="of:=([.$F$1]+1-[.A226])/10" office:value-type="float" office:value="103.6" calcext:value-type="float">
            <text:p>104</text:p>
          </table:table-cell>
          <table:table-cell table:number-columns-repeated="1021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3" table:formula="of:=[.$I$1]-([.$J$1]+((LOG10([.A227]/[.$F$1])/LOG10(2))*[.$G$1]))" office:value-type="float" office:value="38.9207561787618" calcext:value-type="float">
            <text:p>39</text:p>
          </table:table-cell>
          <table:table-cell table:style-name="ce4" table:formula="of:=([.$F$1]+1-[.A227])/10" office:value-type="float" office:value="103.5" calcext:value-type="float">
            <text:p>104</text:p>
          </table:table-cell>
          <table:table-cell table:number-columns-repeated="1021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3" table:formula="of:=[.$I$1]-([.$J$1]+((LOG10([.A228]/[.$F$1])/LOG10(2))*[.$G$1]))" office:value-type="float" office:value="38.8207546382129" calcext:value-type="float">
            <text:p>39</text:p>
          </table:table-cell>
          <table:table-cell table:style-name="ce4" table:formula="of:=([.$F$1]+1-[.A228])/10" office:value-type="float" office:value="103.4" calcext:value-type="float">
            <text:p>103</text:p>
          </table:table-cell>
          <table:table-cell table:number-columns-repeated="1021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3" table:formula="of:=[.$I$1]-([.$J$1]+((LOG10([.A229]/[.$F$1])/LOG10(2))*[.$G$1]))" office:value-type="float" office:value="38.7211926662938" calcext:value-type="float">
            <text:p>39</text:p>
          </table:table-cell>
          <table:table-cell table:style-name="ce4" table:formula="of:=([.$F$1]+1-[.A229])/10" office:value-type="float" office:value="103.3" calcext:value-type="float">
            <text:p>103</text:p>
          </table:table-cell>
          <table:table-cell table:number-columns-repeated="1021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3" table:formula="of:=[.$I$1]-([.$J$1]+((LOG10([.A230]/[.$F$1])/LOG10(2))*[.$G$1]))" office:value-type="float" office:value="38.6220664155583" calcext:value-type="float">
            <text:p>39</text:p>
          </table:table-cell>
          <table:table-cell table:style-name="ce4" table:formula="of:=([.$F$1]+1-[.A230])/10" office:value-type="float" office:value="103.2" calcext:value-type="float">
            <text:p>103</text:p>
          </table:table-cell>
          <table:table-cell table:number-columns-repeated="1021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3" table:formula="of:=[.$I$1]-([.$J$1]+((LOG10([.A231]/[.$F$1])/LOG10(2))*[.$G$1]))" office:value-type="float" office:value="38.5233720888536" calcext:value-type="float">
            <text:p>39</text:p>
          </table:table-cell>
          <table:table-cell table:style-name="ce4" table:formula="of:=([.$F$1]+1-[.A231])/10" office:value-type="float" office:value="103.1" calcext:value-type="float">
            <text:p>103</text:p>
          </table:table-cell>
          <table:table-cell table:number-columns-repeated="1021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3" table:formula="of:=[.$I$1]-([.$J$1]+((LOG10([.A232]/[.$F$1])/LOG10(2))*[.$G$1]))" office:value-type="float" office:value="38.4251059384482" calcext:value-type="float">
            <text:p>38</text:p>
          </table:table-cell>
          <table:table-cell table:style-name="ce4" table:formula="of:=([.$F$1]+1-[.A232])/10" office:value-type="float" office:value="103" calcext:value-type="float">
            <text:p>103</text:p>
          </table:table-cell>
          <table:table-cell table:number-columns-repeated="1021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3" table:formula="of:=[.$I$1]-([.$J$1]+((LOG10([.A233]/[.$F$1])/LOG10(2))*[.$G$1]))" office:value-type="float" office:value="38.3272642651774" calcext:value-type="float">
            <text:p>38</text:p>
          </table:table-cell>
          <table:table-cell table:style-name="ce4" table:formula="of:=([.$F$1]+1-[.A233])/10" office:value-type="float" office:value="102.9" calcext:value-type="float">
            <text:p>103</text:p>
          </table:table-cell>
          <table:table-cell table:number-columns-repeated="1021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3" table:formula="of:=[.$I$1]-([.$J$1]+((LOG10([.A234]/[.$F$1])/LOG10(2))*[.$G$1]))" office:value-type="float" office:value="38.2298434176081" calcext:value-type="float">
            <text:p>38</text:p>
          </table:table-cell>
          <table:table-cell table:style-name="ce4" table:formula="of:=([.$F$1]+1-[.A234])/10" office:value-type="float" office:value="102.8" calcext:value-type="float">
            <text:p>103</text:p>
          </table:table-cell>
          <table:table-cell table:number-columns-repeated="1021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3" table:formula="of:=[.$I$1]-([.$J$1]+((LOG10([.A235]/[.$F$1])/LOG10(2))*[.$G$1]))" office:value-type="float" office:value="38.1328397912208" calcext:value-type="float">
            <text:p>38</text:p>
          </table:table-cell>
          <table:table-cell table:style-name="ce4" table:formula="of:=([.$F$1]+1-[.A235])/10" office:value-type="float" office:value="102.7" calcext:value-type="float">
            <text:p>103</text:p>
          </table:table-cell>
          <table:table-cell table:number-columns-repeated="1021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3" table:formula="of:=[.$I$1]-([.$J$1]+((LOG10([.A236]/[.$F$1])/LOG10(2))*[.$G$1]))" office:value-type="float" office:value="38.0362498276098" calcext:value-type="float">
            <text:p>38</text:p>
          </table:table-cell>
          <table:table-cell table:style-name="ce4" table:formula="of:=([.$F$1]+1-[.A236])/10" office:value-type="float" office:value="102.6" calcext:value-type="float">
            <text:p>103</text:p>
          </table:table-cell>
          <table:table-cell table:number-columns-repeated="1021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3" table:formula="of:=[.$I$1]-([.$J$1]+((LOG10([.A237]/[.$F$1])/LOG10(2))*[.$G$1]))" office:value-type="float" office:value="37.9400700136994" calcext:value-type="float">
            <text:p>38</text:p>
          </table:table-cell>
          <table:table-cell table:style-name="ce4" table:formula="of:=([.$F$1]+1-[.A237])/10" office:value-type="float" office:value="102.5" calcext:value-type="float">
            <text:p>103</text:p>
          </table:table-cell>
          <table:table-cell table:number-columns-repeated="1021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3" table:formula="of:=[.$I$1]-([.$J$1]+((LOG10([.A238]/[.$F$1])/LOG10(2))*[.$G$1]))" office:value-type="float" office:value="37.8442968809776" calcext:value-type="float">
            <text:p>38</text:p>
          </table:table-cell>
          <table:table-cell table:style-name="ce4" table:formula="of:=([.$F$1]+1-[.A238])/10" office:value-type="float" office:value="102.4" calcext:value-type="float">
            <text:p>102</text:p>
          </table:table-cell>
          <table:table-cell table:number-columns-repeated="1021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3" table:formula="of:=[.$I$1]-([.$J$1]+((LOG10([.A239]/[.$F$1])/LOG10(2))*[.$G$1]))" office:value-type="float" office:value="37.7489270047456" calcext:value-type="float">
            <text:p>38</text:p>
          </table:table-cell>
          <table:table-cell table:style-name="ce4" table:formula="of:=([.$F$1]+1-[.A239])/10" office:value-type="float" office:value="102.3" calcext:value-type="float">
            <text:p>102</text:p>
          </table:table-cell>
          <table:table-cell table:number-columns-repeated="1021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3" table:formula="of:=[.$I$1]-([.$J$1]+((LOG10([.A240]/[.$F$1])/LOG10(2))*[.$G$1]))" office:value-type="float" office:value="37.6539570033825" calcext:value-type="float">
            <text:p>38</text:p>
          </table:table-cell>
          <table:table-cell table:style-name="ce4" table:formula="of:=([.$F$1]+1-[.A240])/10" office:value-type="float" office:value="102.2" calcext:value-type="float">
            <text:p>102</text:p>
          </table:table-cell>
          <table:table-cell table:number-columns-repeated="1021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3" table:formula="of:=[.$I$1]-([.$J$1]+((LOG10([.A241]/[.$F$1])/LOG10(2))*[.$G$1]))" office:value-type="float" office:value="37.5593835376265" calcext:value-type="float">
            <text:p>38</text:p>
          </table:table-cell>
          <table:table-cell table:style-name="ce4" table:formula="of:=([.$F$1]+1-[.A241])/10" office:value-type="float" office:value="102.1" calcext:value-type="float">
            <text:p>102</text:p>
          </table:table-cell>
          <table:table-cell table:number-columns-repeated="1021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3" table:formula="of:=[.$I$1]-([.$J$1]+((LOG10([.A242]/[.$F$1])/LOG10(2))*[.$G$1]))" office:value-type="float" office:value="37.4652033098699" calcext:value-type="float">
            <text:p>37</text:p>
          </table:table-cell>
          <table:table-cell table:style-name="ce4" table:formula="of:=([.$F$1]+1-[.A242])/10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3" table:formula="of:=[.$I$1]-([.$J$1]+((LOG10([.A243]/[.$F$1])/LOG10(2))*[.$G$1]))" office:value-type="float" office:value="37.3714130634691" calcext:value-type="float">
            <text:p>37</text:p>
          </table:table-cell>
          <table:table-cell table:style-name="ce4" table:formula="of:=([.$F$1]+1-[.A243])/10" office:value-type="float" office:value="101.9" calcext:value-type="float">
            <text:p>102</text:p>
          </table:table-cell>
          <table:table-cell table:number-columns-repeated="1021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3" table:formula="of:=[.$I$1]-([.$J$1]+((LOG10([.A244]/[.$F$1])/LOG10(2))*[.$G$1]))" office:value-type="float" office:value="37.2780095820695" calcext:value-type="float">
            <text:p>37</text:p>
          </table:table-cell>
          <table:table-cell table:style-name="ce4" table:formula="of:=([.$F$1]+1-[.A244])/10" office:value-type="float" office:value="101.8" calcext:value-type="float">
            <text:p>102</text:p>
          </table:table-cell>
          <table:table-cell table:number-columns-repeated="1021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3" table:formula="of:=[.$I$1]-([.$J$1]+((LOG10([.A245]/[.$F$1])/LOG10(2))*[.$G$1]))" office:value-type="float" office:value="37.184989688943" calcext:value-type="float">
            <text:p>37</text:p>
          </table:table-cell>
          <table:table-cell table:style-name="ce4" table:formula="of:=([.$F$1]+1-[.A245])/10" office:value-type="float" office:value="101.7" calcext:value-type="float">
            <text:p>102</text:p>
          </table:table-cell>
          <table:table-cell table:number-columns-repeated="1021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3" table:formula="of:=[.$I$1]-([.$J$1]+((LOG10([.A246]/[.$F$1])/LOG10(2))*[.$G$1]))" office:value-type="float" office:value="37.0923502463399" calcext:value-type="float">
            <text:p>37</text:p>
          </table:table-cell>
          <table:table-cell table:style-name="ce4" table:formula="of:=([.$F$1]+1-[.A246])/10" office:value-type="float" office:value="101.6" calcext:value-type="float">
            <text:p>102</text:p>
          </table:table-cell>
          <table:table-cell table:number-columns-repeated="1021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3" table:formula="of:=[.$I$1]-([.$J$1]+((LOG10([.A247]/[.$F$1])/LOG10(2))*[.$G$1]))" office:value-type="float" office:value="37.0000881548542" calcext:value-type="float">
            <text:p>37</text:p>
          </table:table-cell>
          <table:table-cell table:style-name="ce4" table:formula="of:=([.$F$1]+1-[.A247])/10" office:value-type="float" office:value="101.5" calcext:value-type="float">
            <text:p>102</text:p>
          </table:table-cell>
          <table:table-cell table:number-columns-repeated="1021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3" table:formula="of:=[.$I$1]-([.$J$1]+((LOG10([.A248]/[.$F$1])/LOG10(2))*[.$G$1]))" office:value-type="float" office:value="36.9082003528008" calcext:value-type="float">
            <text:p>37</text:p>
          </table:table-cell>
          <table:table-cell table:style-name="ce4" table:formula="of:=([.$F$1]+1-[.A248])/10" office:value-type="float" office:value="101.4" calcext:value-type="float">
            <text:p>101</text:p>
          </table:table-cell>
          <table:table-cell table:number-columns-repeated="1021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3" table:formula="of:=[.$I$1]-([.$J$1]+((LOG10([.A249]/[.$F$1])/LOG10(2))*[.$G$1]))" office:value-type="float" office:value="36.8166838156063" calcext:value-type="float">
            <text:p>37</text:p>
          </table:table-cell>
          <table:table-cell table:style-name="ce4" table:formula="of:=([.$F$1]+1-[.A249])/10" office:value-type="float" office:value="101.3" calcext:value-type="float">
            <text:p>101</text:p>
          </table:table-cell>
          <table:table-cell table:number-columns-repeated="1021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3" table:formula="of:=[.$I$1]-([.$J$1]+((LOG10([.A250]/[.$F$1])/LOG10(2))*[.$G$1]))" office:value-type="float" office:value="36.7255355552114" calcext:value-type="float">
            <text:p>37</text:p>
          </table:table-cell>
          <table:table-cell table:style-name="ce4" table:formula="of:=([.$F$1]+1-[.A250])/10" office:value-type="float" office:value="101.2" calcext:value-type="float">
            <text:p>101</text:p>
          </table:table-cell>
          <table:table-cell table:number-columns-repeated="1021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3" table:formula="of:=[.$I$1]-([.$J$1]+((LOG10([.A251]/[.$F$1])/LOG10(2))*[.$G$1]))" office:value-type="float" office:value="36.6347526194855" calcext:value-type="float">
            <text:p>37</text:p>
          </table:table-cell>
          <table:table-cell table:style-name="ce4" table:formula="of:=([.$F$1]+1-[.A251])/10" office:value-type="float" office:value="101.1" calcext:value-type="float">
            <text:p>101</text:p>
          </table:table-cell>
          <table:table-cell table:number-columns-repeated="1021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3" table:formula="of:=[.$I$1]-([.$J$1]+((LOG10([.A252]/[.$F$1])/LOG10(2))*[.$G$1]))" office:value-type="float" office:value="36.5443320916532" calcext:value-type="float">
            <text:p>37</text:p>
          </table:table-cell>
          <table:table-cell table:style-name="ce4" table:formula="of:=([.$F$1]+1-[.A252])/10" office:value-type="float" office:value="101" calcext:value-type="float">
            <text:p>101</text:p>
          </table:table-cell>
          <table:table-cell table:number-columns-repeated="1021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3" table:formula="of:=[.$I$1]-([.$J$1]+((LOG10([.A253]/[.$F$1])/LOG10(2))*[.$G$1]))" office:value-type="float" office:value="36.4542710897316" calcext:value-type="float">
            <text:p>36</text:p>
          </table:table-cell>
          <table:table-cell table:style-name="ce4" table:formula="of:=([.$F$1]+1-[.A253])/10" office:value-type="float" office:value="100.9" calcext:value-type="float">
            <text:p>101</text:p>
          </table:table-cell>
          <table:table-cell table:number-columns-repeated="1021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3" table:formula="of:=[.$I$1]-([.$J$1]+((LOG10([.A254]/[.$F$1])/LOG10(2))*[.$G$1]))" office:value-type="float" office:value="36.3645667659796" calcext:value-type="float">
            <text:p>36</text:p>
          </table:table-cell>
          <table:table-cell table:style-name="ce4" table:formula="of:=([.$F$1]+1-[.A254])/10" office:value-type="float" office:value="100.8" calcext:value-type="float">
            <text:p>101</text:p>
          </table:table-cell>
          <table:table-cell table:number-columns-repeated="1021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3" table:formula="of:=[.$I$1]-([.$J$1]+((LOG10([.A255]/[.$F$1])/LOG10(2))*[.$G$1]))" office:value-type="float" office:value="36.2752163063573" calcext:value-type="float">
            <text:p>36</text:p>
          </table:table-cell>
          <table:table-cell table:style-name="ce4" table:formula="of:=([.$F$1]+1-[.A255])/10" office:value-type="float" office:value="100.7" calcext:value-type="float">
            <text:p>101</text:p>
          </table:table-cell>
          <table:table-cell table:number-columns-repeated="1021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3" table:formula="of:=[.$I$1]-([.$J$1]+((LOG10([.A256]/[.$F$1])/LOG10(2))*[.$G$1]))" office:value-type="float" office:value="36.1862169299962" calcext:value-type="float">
            <text:p>36</text:p>
          </table:table-cell>
          <table:table-cell table:style-name="ce4" table:formula="of:=([.$F$1]+1-[.A256])/10" office:value-type="float" office:value="100.6" calcext:value-type="float">
            <text:p>101</text:p>
          </table:table-cell>
          <table:table-cell table:number-columns-repeated="1021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3" table:formula="of:=[.$I$1]-([.$J$1]+((LOG10([.A257]/[.$F$1])/LOG10(2))*[.$G$1]))" office:value-type="float" office:value="36.0975658886803" calcext:value-type="float">
            <text:p>36</text:p>
          </table:table-cell>
          <table:table-cell table:style-name="ce4" table:formula="of:=([.$F$1]+1-[.A257])/10" office:value-type="float" office:value="100.5" calcext:value-type="float">
            <text:p>101</text:p>
          </table:table-cell>
          <table:table-cell table:number-columns-repeated="1021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3" table:formula="of:=[.$I$1]-([.$J$1]+((LOG10([.A258]/[.$F$1])/LOG10(2))*[.$G$1]))" office:value-type="float" office:value="36.0092604663364" calcext:value-type="float">
            <text:p>36</text:p>
          </table:table-cell>
          <table:table-cell table:style-name="ce4" table:formula="of:=([.$F$1]+1-[.A258])/10" office:value-type="float" office:value="100.4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3" table:formula="of:=[.$I$1]-([.$J$1]+((LOG10([.A259]/[.$F$1])/LOG10(2))*[.$G$1]))" office:value-type="float" office:value="35.9212979785352" calcext:value-type="float">
            <text:p>36</text:p>
          </table:table-cell>
          <table:table-cell table:style-name="ce4" table:formula="of:=([.$F$1]+1-[.A259])/10" office:value-type="float" office:value="100.3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3" table:formula="of:=[.$I$1]-([.$J$1]+((LOG10([.A260]/[.$F$1])/LOG10(2))*[.$G$1]))" office:value-type="float" office:value="35.8336757720014" calcext:value-type="float">
            <text:p>36</text:p>
          </table:table-cell>
          <table:table-cell table:style-name="ce4" table:formula="of:=([.$F$1]+1-[.A260])/10" office:value-type="float" office:value="100.2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3" table:formula="of:=[.$I$1]-([.$J$1]+((LOG10([.A261]/[.$F$1])/LOG10(2))*[.$G$1]))" office:value-type="float" office:value="35.7463912241335" calcext:value-type="float">
            <text:p>36</text:p>
          </table:table-cell>
          <table:table-cell table:style-name="ce4" table:formula="of:=([.$F$1]+1-[.A261])/10" office:value-type="float" office:value="100.1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3" table:formula="of:=[.$I$1]-([.$J$1]+((LOG10([.A262]/[.$F$1])/LOG10(2))*[.$G$1]))" office:value-type="float" office:value="35.6594417425331" calcext:value-type="float">
            <text:p>36</text:p>
          </table:table-cell>
          <table:table-cell table:style-name="ce4" table:formula="of:=([.$F$1]+1-[.A262])/1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3" table:formula="of:=[.$I$1]-([.$J$1]+((LOG10([.A263]/[.$F$1])/LOG10(2))*[.$G$1]))" office:value-type="float" office:value="35.5728247645423" calcext:value-type="float">
            <text:p>36</text:p>
          </table:table-cell>
          <table:table-cell table:style-name="ce4" table:formula="of:=([.$F$1]+1-[.A263])/10" office:value-type="float" office:value="99.9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3" table:formula="of:=[.$I$1]-([.$J$1]+((LOG10([.A264]/[.$F$1])/LOG10(2))*[.$G$1]))" office:value-type="float" office:value="35.4865377567911" calcext:value-type="float">
            <text:p>35</text:p>
          </table:table-cell>
          <table:table-cell table:style-name="ce4" table:formula="of:=([.$F$1]+1-[.A264])/10" office:value-type="float" office:value="99.8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3" table:formula="of:=[.$I$1]-([.$J$1]+((LOG10([.A265]/[.$F$1])/LOG10(2))*[.$G$1]))" office:value-type="float" office:value="35.4005782147526" calcext:value-type="float">
            <text:p>35</text:p>
          </table:table-cell>
          <table:table-cell table:style-name="ce4" table:formula="of:=([.$F$1]+1-[.A265])/10" office:value-type="float" office:value="99.7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3" table:formula="of:=[.$I$1]-([.$J$1]+((LOG10([.A266]/[.$F$1])/LOG10(2))*[.$G$1]))" office:value-type="float" office:value="35.3149436623065" calcext:value-type="float">
            <text:p>35</text:p>
          </table:table-cell>
          <table:table-cell table:style-name="ce4" table:formula="of:=([.$F$1]+1-[.A266])/10" office:value-type="float" office:value="99.6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3" table:formula="of:=[.$I$1]-([.$J$1]+((LOG10([.A267]/[.$F$1])/LOG10(2))*[.$G$1]))" office:value-type="float" office:value="35.2296316513116" calcext:value-type="float">
            <text:p>35</text:p>
          </table:table-cell>
          <table:table-cell table:style-name="ce4" table:formula="of:=([.$F$1]+1-[.A267])/10" office:value-type="float" office:value="99.5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3" table:formula="of:=[.$I$1]-([.$J$1]+((LOG10([.A268]/[.$F$1])/LOG10(2))*[.$G$1]))" office:value-type="float" office:value="35.1446397611857" calcext:value-type="float">
            <text:p>35</text:p>
          </table:table-cell>
          <table:table-cell table:style-name="ce4" table:formula="of:=([.$F$1]+1-[.A268])/10" office:value-type="float" office:value="99.4" calcext:value-type="float">
            <text:p>99</text:p>
          </table:table-cell>
          <table:table-cell table:number-columns-repeated="1021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3" table:formula="of:=[.$I$1]-([.$J$1]+((LOG10([.A269]/[.$F$1])/LOG10(2))*[.$G$1]))" office:value-type="float" office:value="35.0599655984932" calcext:value-type="float">
            <text:p>35</text:p>
          </table:table-cell>
          <table:table-cell table:style-name="ce4" table:formula="of:=([.$F$1]+1-[.A269])/10" office:value-type="float" office:value="99.3" calcext:value-type="float">
            <text:p>99</text:p>
          </table:table-cell>
          <table:table-cell table:number-columns-repeated="1021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3" table:formula="of:=[.$I$1]-([.$J$1]+((LOG10([.A270]/[.$F$1])/LOG10(2))*[.$G$1]))" office:value-type="float" office:value="34.9756067965413" calcext:value-type="float">
            <text:p>35</text:p>
          </table:table-cell>
          <table:table-cell table:style-name="ce4" table:formula="of:=([.$F$1]+1-[.A270])/10" office:value-type="float" office:value="99.2" calcext:value-type="float">
            <text:p>99</text:p>
          </table:table-cell>
          <table:table-cell table:number-columns-repeated="1021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3" table:formula="of:=[.$I$1]-([.$J$1]+((LOG10([.A271]/[.$F$1])/LOG10(2))*[.$G$1]))" office:value-type="float" office:value="34.8915610149822" calcext:value-type="float">
            <text:p>35</text:p>
          </table:table-cell>
          <table:table-cell table:style-name="ce4" table:formula="of:=([.$F$1]+1-[.A271])/10" office:value-type="float" office:value="99.1" calcext:value-type="float">
            <text:p>99</text:p>
          </table:table-cell>
          <table:table-cell table:number-columns-repeated="1021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3" table:formula="of:=[.$I$1]-([.$J$1]+((LOG10([.A272]/[.$F$1])/LOG10(2))*[.$G$1]))" office:value-type="float" office:value="34.8078259394245" calcext:value-type="float">
            <text:p>35</text:p>
          </table:table-cell>
          <table:table-cell table:style-name="ce4" table:formula="of:=([.$F$1]+1-[.A272])/10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3" table:formula="of:=[.$I$1]-([.$J$1]+((LOG10([.A273]/[.$F$1])/LOG10(2))*[.$G$1]))" office:value-type="float" office:value="34.72439928105" calcext:value-type="float">
            <text:p>35</text:p>
          </table:table-cell>
          <table:table-cell table:style-name="ce4" table:formula="of:=([.$F$1]+1-[.A273])/10" office:value-type="float" office:value="98.9" calcext:value-type="float">
            <text:p>99</text:p>
          </table:table-cell>
          <table:table-cell table:number-columns-repeated="1021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3" table:formula="of:=[.$I$1]-([.$J$1]+((LOG10([.A274]/[.$F$1])/LOG10(2))*[.$G$1]))" office:value-type="float" office:value="34.6412787762386" calcext:value-type="float">
            <text:p>35</text:p>
          </table:table-cell>
          <table:table-cell table:style-name="ce4" table:formula="of:=([.$F$1]+1-[.A274])/10" office:value-type="float" office:value="98.8" calcext:value-type="float">
            <text:p>99</text:p>
          </table:table-cell>
          <table:table-cell table:number-columns-repeated="1021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3" table:formula="of:=[.$I$1]-([.$J$1]+((LOG10([.A275]/[.$F$1])/LOG10(2))*[.$G$1]))" office:value-type="float" office:value="34.5584621862" calcext:value-type="float">
            <text:p>35</text:p>
          </table:table-cell>
          <table:table-cell table:style-name="ce4" table:formula="of:=([.$F$1]+1-[.A275])/10" office:value-type="float" office:value="98.7" calcext:value-type="float">
            <text:p>99</text:p>
          </table:table-cell>
          <table:table-cell table:number-columns-repeated="1021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3" table:formula="of:=[.$I$1]-([.$J$1]+((LOG10([.A276]/[.$F$1])/LOG10(2))*[.$G$1]))" office:value-type="float" office:value="34.4759472966115" calcext:value-type="float">
            <text:p>34</text:p>
          </table:table-cell>
          <table:table-cell table:style-name="ce4" table:formula="of:=([.$F$1]+1-[.A276])/10" office:value-type="float" office:value="98.6" calcext:value-type="float">
            <text:p>99</text:p>
          </table:table-cell>
          <table:table-cell table:number-columns-repeated="1021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3" table:formula="of:=[.$I$1]-([.$J$1]+((LOG10([.A277]/[.$F$1])/LOG10(2))*[.$G$1]))" office:value-type="float" office:value="34.393731917263" calcext:value-type="float">
            <text:p>34</text:p>
          </table:table-cell>
          <table:table-cell table:style-name="ce4" table:formula="of:=([.$F$1]+1-[.A277])/10" office:value-type="float" office:value="98.5" calcext:value-type="float">
            <text:p>99</text:p>
          </table:table-cell>
          <table:table-cell table:number-columns-repeated="1021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3" table:formula="of:=[.$I$1]-([.$J$1]+((LOG10([.A278]/[.$F$1])/LOG10(2))*[.$G$1]))" office:value-type="float" office:value="34.311813881708" calcext:value-type="float">
            <text:p>34</text:p>
          </table:table-cell>
          <table:table-cell table:style-name="ce4" table:formula="of:=([.$F$1]+1-[.A278])/10" office:value-type="float" office:value="98.4" calcext:value-type="float">
            <text:p>98</text:p>
          </table:table-cell>
          <table:table-cell table:number-columns-repeated="1021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3" table:formula="of:=[.$I$1]-([.$J$1]+((LOG10([.A279]/[.$F$1])/LOG10(2))*[.$G$1]))" office:value-type="float" office:value="34.2301910469212" calcext:value-type="float">
            <text:p>34</text:p>
          </table:table-cell>
          <table:table-cell table:style-name="ce4" table:formula="of:=([.$F$1]+1-[.A279])/10" office:value-type="float" office:value="98.3" calcext:value-type="float">
            <text:p>98</text:p>
          </table:table-cell>
          <table:table-cell table:number-columns-repeated="1021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3" table:formula="of:=[.$I$1]-([.$J$1]+((LOG10([.A280]/[.$F$1])/LOG10(2))*[.$G$1]))" office:value-type="float" office:value="34.148861292962" calcext:value-type="float">
            <text:p>34</text:p>
          </table:table-cell>
          <table:table-cell table:style-name="ce4" table:formula="of:=([.$F$1]+1-[.A280])/10" office:value-type="float" office:value="98.2" calcext:value-type="float">
            <text:p>98</text:p>
          </table:table-cell>
          <table:table-cell table:number-columns-repeated="1021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3" table:formula="of:=[.$I$1]-([.$J$1]+((LOG10([.A281]/[.$F$1])/LOG10(2))*[.$G$1]))" office:value-type="float" office:value="34.0678225226443" calcext:value-type="float">
            <text:p>34</text:p>
          </table:table-cell>
          <table:table-cell table:style-name="ce4" table:formula="of:=([.$F$1]+1-[.A281])/10" office:value-type="float" office:value="98.1" calcext:value-type="float">
            <text:p>98</text:p>
          </table:table-cell>
          <table:table-cell table:number-columns-repeated="1021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3" table:formula="of:=[.$I$1]-([.$J$1]+((LOG10([.A282]/[.$F$1])/LOG10(2))*[.$G$1]))" office:value-type="float" office:value="33.9870726612117" calcext:value-type="float">
            <text:p>34</text:p>
          </table:table-cell>
          <table:table-cell table:style-name="ce4" table:formula="of:=([.$F$1]+1-[.A282])/10" office:value-type="float" office:value="98" calcext:value-type="float">
            <text:p>98</text:p>
          </table:table-cell>
          <table:table-cell table:number-columns-repeated="1021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3" table:formula="of:=[.$I$1]-([.$J$1]+((LOG10([.A283]/[.$F$1])/LOG10(2))*[.$G$1]))" office:value-type="float" office:value="33.9066096560192" calcext:value-type="float">
            <text:p>34</text:p>
          </table:table-cell>
          <table:table-cell table:style-name="ce4" table:formula="of:=([.$F$1]+1-[.A283])/10" office:value-type="float" office:value="97.9" calcext:value-type="float">
            <text:p>98</text:p>
          </table:table-cell>
          <table:table-cell table:number-columns-repeated="1021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3" table:formula="of:=[.$I$1]-([.$J$1]+((LOG10([.A284]/[.$F$1])/LOG10(2))*[.$G$1]))" office:value-type="float" office:value="33.8264314762197" calcext:value-type="float">
            <text:p>34</text:p>
          </table:table-cell>
          <table:table-cell table:style-name="ce4" table:formula="of:=([.$F$1]+1-[.A284])/10" office:value-type="float" office:value="97.8" calcext:value-type="float">
            <text:p>98</text:p>
          </table:table-cell>
          <table:table-cell table:number-columns-repeated="1021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3" table:formula="of:=[.$I$1]-([.$J$1]+((LOG10([.A285]/[.$F$1])/LOG10(2))*[.$G$1]))" office:value-type="float" office:value="33.7465361124568" calcext:value-type="float">
            <text:p>34</text:p>
          </table:table-cell>
          <table:table-cell table:style-name="ce4" table:formula="of:=([.$F$1]+1-[.A285])/10" office:value-type="float" office:value="97.7" calcext:value-type="float">
            <text:p>98</text:p>
          </table:table-cell>
          <table:table-cell table:number-columns-repeated="1021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3" table:formula="of:=[.$I$1]-([.$J$1]+((LOG10([.A286]/[.$F$1])/LOG10(2))*[.$G$1]))" office:value-type="float" office:value="33.6669215765622" calcext:value-type="float">
            <text:p>34</text:p>
          </table:table-cell>
          <table:table-cell table:style-name="ce4" table:formula="of:=([.$F$1]+1-[.A286])/10" office:value-type="float" office:value="97.6" calcext:value-type="float">
            <text:p>98</text:p>
          </table:table-cell>
          <table:table-cell table:number-columns-repeated="1021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3" table:formula="of:=[.$I$1]-([.$J$1]+((LOG10([.A287]/[.$F$1])/LOG10(2))*[.$G$1]))" office:value-type="float" office:value="33.5875859012596" calcext:value-type="float">
            <text:p>34</text:p>
          </table:table-cell>
          <table:table-cell table:style-name="ce4" table:formula="of:=([.$F$1]+1-[.A287])/10" office:value-type="float" office:value="97.5" calcext:value-type="float">
            <text:p>98</text:p>
          </table:table-cell>
          <table:table-cell table:number-columns-repeated="1021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3" table:formula="of:=[.$I$1]-([.$J$1]+((LOG10([.A288]/[.$F$1])/LOG10(2))*[.$G$1]))" office:value-type="float" office:value="33.508527139872" calcext:value-type="float">
            <text:p>34</text:p>
          </table:table-cell>
          <table:table-cell table:style-name="ce4" table:formula="of:=([.$F$1]+1-[.A288])/10" office:value-type="float" office:value="97.4" calcext:value-type="float">
            <text:p>97</text:p>
          </table:table-cell>
          <table:table-cell table:number-columns-repeated="1021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3" table:formula="of:=[.$I$1]-([.$J$1]+((LOG10([.A289]/[.$F$1])/LOG10(2))*[.$G$1]))" office:value-type="float" office:value="33.429743366036" calcext:value-type="float">
            <text:p>33</text:p>
          </table:table-cell>
          <table:table-cell table:style-name="ce4" table:formula="of:=([.$F$1]+1-[.A289])/10" office:value-type="float" office:value="97.3" calcext:value-type="float">
            <text:p>97</text:p>
          </table:table-cell>
          <table:table-cell table:number-columns-repeated="1021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3" table:formula="of:=[.$I$1]-([.$J$1]+((LOG10([.A290]/[.$F$1])/LOG10(2))*[.$G$1]))" office:value-type="float" office:value="33.3512326734196" calcext:value-type="float">
            <text:p>33</text:p>
          </table:table-cell>
          <table:table-cell table:style-name="ce4" table:formula="of:=([.$F$1]+1-[.A290])/10" office:value-type="float" office:value="97.2" calcext:value-type="float">
            <text:p>97</text:p>
          </table:table-cell>
          <table:table-cell table:number-columns-repeated="1021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3" table:formula="of:=[.$I$1]-([.$J$1]+((LOG10([.A291]/[.$F$1])/LOG10(2))*[.$G$1]))" office:value-type="float" office:value="33.2729931754458" calcext:value-type="float">
            <text:p>33</text:p>
          </table:table-cell>
          <table:table-cell table:style-name="ce4" table:formula="of:=([.$F$1]+1-[.A291])/10" office:value-type="float" office:value="97.1" calcext:value-type="float">
            <text:p>97</text:p>
          </table:table-cell>
          <table:table-cell table:number-columns-repeated="1021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3" table:formula="of:=[.$I$1]-([.$J$1]+((LOG10([.A292]/[.$F$1])/LOG10(2))*[.$G$1]))" office:value-type="float" office:value="33.1950230050202" calcext:value-type="float">
            <text:p>33</text:p>
          </table:table-cell>
          <table:table-cell table:style-name="ce4" table:formula="of:=([.$F$1]+1-[.A292])/10" office:value-type="float" office:value="97" calcext:value-type="float">
            <text:p>97</text:p>
          </table:table-cell>
          <table:table-cell table:number-columns-repeated="1021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3" table:formula="of:=[.$I$1]-([.$J$1]+((LOG10([.A293]/[.$F$1])/LOG10(2))*[.$G$1]))" office:value-type="float" office:value="33.117320314264" calcext:value-type="float">
            <text:p>33</text:p>
          </table:table-cell>
          <table:table-cell table:style-name="ce4" table:formula="of:=([.$F$1]+1-[.A293])/10" office:value-type="float" office:value="96.9" calcext:value-type="float">
            <text:p>97</text:p>
          </table:table-cell>
          <table:table-cell table:number-columns-repeated="1021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3" table:formula="of:=[.$I$1]-([.$J$1]+((LOG10([.A294]/[.$F$1])/LOG10(2))*[.$G$1]))" office:value-type="float" office:value="33.039883274251" calcext:value-type="float">
            <text:p>33</text:p>
          </table:table-cell>
          <table:table-cell table:style-name="ce4" table:formula="of:=([.$F$1]+1-[.A294])/10" office:value-type="float" office:value="96.8" calcext:value-type="float">
            <text:p>97</text:p>
          </table:table-cell>
          <table:table-cell table:number-columns-repeated="1021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3" table:formula="of:=[.$I$1]-([.$J$1]+((LOG10([.A295]/[.$F$1])/LOG10(2))*[.$G$1]))" office:value-type="float" office:value="32.9627100747494" calcext:value-type="float">
            <text:p>33</text:p>
          </table:table-cell>
          <table:table-cell table:style-name="ce4" table:formula="of:=([.$F$1]+1-[.A295])/10" office:value-type="float" office:value="96.7" calcext:value-type="float">
            <text:p>97</text:p>
          </table:table-cell>
          <table:table-cell table:number-columns-repeated="1021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3" table:formula="of:=[.$I$1]-([.$J$1]+((LOG10([.A296]/[.$F$1])/LOG10(2))*[.$G$1]))" office:value-type="float" office:value="32.8857989239678" calcext:value-type="float">
            <text:p>33</text:p>
          </table:table-cell>
          <table:table-cell table:style-name="ce4" table:formula="of:=([.$F$1]+1-[.A296])/10" office:value-type="float" office:value="96.6" calcext:value-type="float">
            <text:p>97</text:p>
          </table:table-cell>
          <table:table-cell table:number-columns-repeated="1021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3" table:formula="of:=[.$I$1]-([.$J$1]+((LOG10([.A297]/[.$F$1])/LOG10(2))*[.$G$1]))" office:value-type="float" office:value="32.8091480483058" calcext:value-type="float">
            <text:p>33</text:p>
          </table:table-cell>
          <table:table-cell table:style-name="ce4" table:formula="of:=([.$F$1]+1-[.A297])/10" office:value-type="float" office:value="96.5" calcext:value-type="float">
            <text:p>97</text:p>
          </table:table-cell>
          <table:table-cell table:number-columns-repeated="1021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3" table:formula="of:=[.$I$1]-([.$J$1]+((LOG10([.A298]/[.$F$1])/LOG10(2))*[.$G$1]))" office:value-type="float" office:value="32.7327556921082" calcext:value-type="float">
            <text:p>33</text:p>
          </table:table-cell>
          <table:table-cell table:style-name="ce4" table:formula="of:=([.$F$1]+1-[.A298])/10" office:value-type="float" office:value="96.4" calcext:value-type="float">
            <text:p>96</text:p>
          </table:table-cell>
          <table:table-cell table:number-columns-repeated="1021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3" table:formula="of:=[.$I$1]-([.$J$1]+((LOG10([.A299]/[.$F$1])/LOG10(2))*[.$G$1]))" office:value-type="float" office:value="32.6566201174243" calcext:value-type="float">
            <text:p>33</text:p>
          </table:table-cell>
          <table:table-cell table:style-name="ce4" table:formula="of:=([.$F$1]+1-[.A299])/10" office:value-type="float" office:value="96.3" calcext:value-type="float">
            <text:p>96</text:p>
          </table:table-cell>
          <table:table-cell table:number-columns-repeated="1021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3" table:formula="of:=[.$I$1]-([.$J$1]+((LOG10([.A300]/[.$F$1])/LOG10(2))*[.$G$1]))" office:value-type="float" office:value="32.58073960377" calcext:value-type="float">
            <text:p>33</text:p>
          </table:table-cell>
          <table:table-cell table:style-name="ce4" table:formula="of:=([.$F$1]+1-[.A300])/10" office:value-type="float" office:value="96.2" calcext:value-type="float">
            <text:p>96</text:p>
          </table:table-cell>
          <table:table-cell table:number-columns-repeated="1021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3" table:formula="of:=[.$I$1]-([.$J$1]+((LOG10([.A301]/[.$F$1])/LOG10(2))*[.$G$1]))" office:value-type="float" office:value="32.5051124478949" calcext:value-type="float">
            <text:p>33</text:p>
          </table:table-cell>
          <table:table-cell table:style-name="ce4" table:formula="of:=([.$F$1]+1-[.A301])/10" office:value-type="float" office:value="96.1" calcext:value-type="float">
            <text:p>96</text:p>
          </table:table-cell>
          <table:table-cell table:number-columns-repeated="1021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3" table:formula="of:=[.$I$1]-([.$J$1]+((LOG10([.A302]/[.$F$1])/LOG10(2))*[.$G$1]))" office:value-type="float" office:value="32.429736963553" calcext:value-type="float">
            <text:p>32</text:p>
          </table:table-cell>
          <table:table-cell table:style-name="ce4" table:formula="of:=([.$F$1]+1-[.A302])/10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3" table:formula="of:=[.$I$1]-([.$J$1]+((LOG10([.A303]/[.$F$1])/LOG10(2))*[.$G$1]))" office:value-type="float" office:value="32.3546114812765" calcext:value-type="float">
            <text:p>32</text:p>
          </table:table-cell>
          <table:table-cell table:style-name="ce4" table:formula="of:=([.$F$1]+1-[.A303])/10" office:value-type="float" office:value="95.9" calcext:value-type="float">
            <text:p>96</text:p>
          </table:table-cell>
          <table:table-cell table:number-columns-repeated="1021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3" table:formula="of:=[.$I$1]-([.$J$1]+((LOG10([.A304]/[.$F$1])/LOG10(2))*[.$G$1]))" office:value-type="float" office:value="32.2797343481549" calcext:value-type="float">
            <text:p>32</text:p>
          </table:table-cell>
          <table:table-cell table:style-name="ce4" table:formula="of:=([.$F$1]+1-[.A304])/10" office:value-type="float" office:value="95.8" calcext:value-type="float">
            <text:p>96</text:p>
          </table:table-cell>
          <table:table-cell table:number-columns-repeated="1021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3" table:formula="of:=[.$I$1]-([.$J$1]+((LOG10([.A305]/[.$F$1])/LOG10(2))*[.$G$1]))" office:value-type="float" office:value="32.205103927616" calcext:value-type="float">
            <text:p>32</text:p>
          </table:table-cell>
          <table:table-cell table:style-name="ce4" table:formula="of:=([.$F$1]+1-[.A305])/10" office:value-type="float" office:value="95.7" calcext:value-type="float">
            <text:p>96</text:p>
          </table:table-cell>
          <table:table-cell table:number-columns-repeated="1021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3" table:formula="of:=[.$I$1]-([.$J$1]+((LOG10([.A306]/[.$F$1])/LOG10(2))*[.$G$1]))" office:value-type="float" office:value="32.1307185992114" calcext:value-type="float">
            <text:p>32</text:p>
          </table:table-cell>
          <table:table-cell table:style-name="ce4" table:formula="of:=([.$F$1]+1-[.A306])/10" office:value-type="float" office:value="95.6" calcext:value-type="float">
            <text:p>96</text:p>
          </table:table-cell>
          <table:table-cell table:number-columns-repeated="1021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3" table:formula="of:=[.$I$1]-([.$J$1]+((LOG10([.A307]/[.$F$1])/LOG10(2))*[.$G$1]))" office:value-type="float" office:value="32.0565767584056" calcext:value-type="float">
            <text:p>32</text:p>
          </table:table-cell>
          <table:table-cell table:style-name="ce4" table:formula="of:=([.$F$1]+1-[.A307])/10" office:value-type="float" office:value="95.5" calcext:value-type="float">
            <text:p>96</text:p>
          </table:table-cell>
          <table:table-cell table:number-columns-repeated="1021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3" table:formula="of:=[.$I$1]-([.$J$1]+((LOG10([.A308]/[.$F$1])/LOG10(2))*[.$G$1]))" office:value-type="float" office:value="31.9826768163685" calcext:value-type="float">
            <text:p>32</text:p>
          </table:table-cell>
          <table:table-cell table:style-name="ce4" table:formula="of:=([.$F$1]+1-[.A308])/10" office:value-type="float" office:value="95.4" calcext:value-type="float">
            <text:p>95</text:p>
          </table:table-cell>
          <table:table-cell table:number-columns-repeated="1021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3" table:formula="of:=[.$I$1]-([.$J$1]+((LOG10([.A309]/[.$F$1])/LOG10(2))*[.$G$1]))" office:value-type="float" office:value="31.9090171997703" calcext:value-type="float">
            <text:p>32</text:p>
          </table:table-cell>
          <table:table-cell table:style-name="ce4" table:formula="of:=([.$F$1]+1-[.A309])/10" office:value-type="float" office:value="95.3" calcext:value-type="float">
            <text:p>95</text:p>
          </table:table-cell>
          <table:table-cell table:number-columns-repeated="1021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3" table:formula="of:=[.$I$1]-([.$J$1]+((LOG10([.A310]/[.$F$1])/LOG10(2))*[.$G$1]))" office:value-type="float" office:value="31.8355963505816" calcext:value-type="float">
            <text:p>32</text:p>
          </table:table-cell>
          <table:table-cell table:style-name="ce4" table:formula="of:=([.$F$1]+1-[.A310])/10" office:value-type="float" office:value="95.2" calcext:value-type="float">
            <text:p>95</text:p>
          </table:table-cell>
          <table:table-cell table:number-columns-repeated="1021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3" table:formula="of:=[.$I$1]-([.$J$1]+((LOG10([.A311]/[.$F$1])/LOG10(2))*[.$G$1]))" office:value-type="float" office:value="31.7624127258748" calcext:value-type="float">
            <text:p>32</text:p>
          </table:table-cell>
          <table:table-cell table:style-name="ce4" table:formula="of:=([.$F$1]+1-[.A311])/10" office:value-type="float" office:value="95.1" calcext:value-type="float">
            <text:p>95</text:p>
          </table:table-cell>
          <table:table-cell table:number-columns-repeated="1021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3" table:formula="of:=[.$I$1]-([.$J$1]+((LOG10([.A312]/[.$F$1])/LOG10(2))*[.$G$1]))" office:value-type="float" office:value="31.6894647976298" calcext:value-type="float">
            <text:p>32</text:p>
          </table:table-cell>
          <table:table-cell table:style-name="ce4" table:formula="of:=([.$F$1]+1-[.A312])/10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3" table:formula="of:=[.$I$1]-([.$J$1]+((LOG10([.A313]/[.$F$1])/LOG10(2))*[.$G$1]))" office:value-type="float" office:value="31.616751052543" calcext:value-type="float">
            <text:p>32</text:p>
          </table:table-cell>
          <table:table-cell table:style-name="ce4" table:formula="of:=([.$F$1]+1-[.A313])/10" office:value-type="float" office:value="94.9" calcext:value-type="float">
            <text:p>95</text:p>
          </table:table-cell>
          <table:table-cell table:number-columns-repeated="1021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3" table:formula="of:=[.$I$1]-([.$J$1]+((LOG10([.A314]/[.$F$1])/LOG10(2))*[.$G$1]))" office:value-type="float" office:value="31.5442699918382" calcext:value-type="float">
            <text:p>32</text:p>
          </table:table-cell>
          <table:table-cell table:style-name="ce4" table:formula="of:=([.$F$1]+1-[.A314])/10" office:value-type="float" office:value="94.8" calcext:value-type="float">
            <text:p>95</text:p>
          </table:table-cell>
          <table:table-cell table:number-columns-repeated="1021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3" table:formula="of:=[.$I$1]-([.$J$1]+((LOG10([.A315]/[.$F$1])/LOG10(2))*[.$G$1]))" office:value-type="float" office:value="31.4720201310817" calcext:value-type="float">
            <text:p>31</text:p>
          </table:table-cell>
          <table:table-cell table:style-name="ce4" table:formula="of:=([.$F$1]+1-[.A315])/10" office:value-type="float" office:value="94.7" calcext:value-type="float">
            <text:p>95</text:p>
          </table:table-cell>
          <table:table-cell table:number-columns-repeated="1021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3" table:formula="of:=[.$I$1]-([.$J$1]+((LOG10([.A316]/[.$F$1])/LOG10(2))*[.$G$1]))" office:value-type="float" office:value="31.4" calcext:value-type="float">
            <text:p>31</text:p>
          </table:table-cell>
          <table:table-cell table:style-name="ce4" table:formula="of:=([.$F$1]+1-[.A316])/10" office:value-type="float" office:value="94.6" calcext:value-type="float">
            <text:p>95</text:p>
          </table:table-cell>
          <table:table-cell table:number-columns-repeated="1021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3" table:formula="of:=[.$I$1]-([.$J$1]+((LOG10([.A317]/[.$F$1])/LOG10(2))*[.$G$1]))" office:value-type="float" office:value="31.3282081422998" calcext:value-type="float">
            <text:p>31</text:p>
          </table:table-cell>
          <table:table-cell table:style-name="ce4" table:formula="of:=([.$F$1]+1-[.A317])/10" office:value-type="float" office:value="94.5" calcext:value-type="float">
            <text:p>95</text:p>
          </table:table-cell>
          <table:table-cell table:number-columns-repeated="1021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3" table:formula="of:=[.$I$1]-([.$J$1]+((LOG10([.A318]/[.$F$1])/LOG10(2))*[.$G$1]))" office:value-type="float" office:value="31.2566431154916" calcext:value-type="float">
            <text:p>31</text:p>
          </table:table-cell>
          <table:table-cell table:style-name="ce4" table:formula="of:=([.$F$1]+1-[.A318])/10" office:value-type="float" office:value="94.4" calcext:value-type="float">
            <text:p>94</text:p>
          </table:table-cell>
          <table:table-cell table:number-columns-repeated="1021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3" table:formula="of:=[.$I$1]-([.$J$1]+((LOG10([.A319]/[.$F$1])/LOG10(2))*[.$G$1]))" office:value-type="float" office:value="31.1853034907159" calcext:value-type="float">
            <text:p>31</text:p>
          </table:table-cell>
          <table:table-cell table:style-name="ce4" table:formula="of:=([.$F$1]+1-[.A319])/10" office:value-type="float" office:value="94.3" calcext:value-type="float">
            <text:p>94</text:p>
          </table:table-cell>
          <table:table-cell table:number-columns-repeated="1021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3" table:formula="of:=[.$I$1]-([.$J$1]+((LOG10([.A320]/[.$F$1])/LOG10(2))*[.$G$1]))" office:value-type="float" office:value="31.1141878525718" calcext:value-type="float">
            <text:p>31</text:p>
          </table:table-cell>
          <table:table-cell table:style-name="ce4" table:formula="of:=([.$F$1]+1-[.A320])/10" office:value-type="float" office:value="94.2" calcext:value-type="float">
            <text:p>94</text:p>
          </table:table-cell>
          <table:table-cell table:number-columns-repeated="1021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3" table:formula="of:=[.$I$1]-([.$J$1]+((LOG10([.A321]/[.$F$1])/LOG10(2))*[.$G$1]))" office:value-type="float" office:value="31.0432947989487" calcext:value-type="float">
            <text:p>31</text:p>
          </table:table-cell>
          <table:table-cell table:style-name="ce4" table:formula="of:=([.$F$1]+1-[.A321])/10" office:value-type="float" office:value="94.1" calcext:value-type="float">
            <text:p>94</text:p>
          </table:table-cell>
          <table:table-cell table:number-columns-repeated="1021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3" table:formula="of:=[.$I$1]-([.$J$1]+((LOG10([.A322]/[.$F$1])/LOG10(2))*[.$G$1]))" office:value-type="float" office:value="30.9726229408601" calcext:value-type="float">
            <text:p>31</text:p>
          </table:table-cell>
          <table:table-cell table:style-name="ce4" table:formula="of:=([.$F$1]+1-[.A322])/10" office:value-type="float" office:value="94" calcext:value-type="float">
            <text:p>94</text:p>
          </table:table-cell>
          <table:table-cell table:number-columns-repeated="1021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3" table:formula="of:=[.$I$1]-([.$J$1]+((LOG10([.A323]/[.$F$1])/LOG10(2))*[.$G$1]))" office:value-type="float" office:value="30.9021709022808" calcext:value-type="float">
            <text:p>31</text:p>
          </table:table-cell>
          <table:table-cell table:style-name="ce4" table:formula="of:=([.$F$1]+1-[.A323])/10" office:value-type="float" office:value="93.9" calcext:value-type="float">
            <text:p>94</text:p>
          </table:table-cell>
          <table:table-cell table:number-columns-repeated="1021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3" table:formula="of:=[.$I$1]-([.$J$1]+((LOG10([.A324]/[.$F$1])/LOG10(2))*[.$G$1]))" office:value-type="float" office:value="30.8319373199857" calcext:value-type="float">
            <text:p>31</text:p>
          </table:table-cell>
          <table:table-cell table:style-name="ce4" table:formula="of:=([.$F$1]+1-[.A324])/10" office:value-type="float" office:value="93.8" calcext:value-type="float">
            <text:p>94</text:p>
          </table:table-cell>
          <table:table-cell table:number-columns-repeated="1021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3" table:formula="of:=[.$I$1]-([.$J$1]+((LOG10([.A325]/[.$F$1])/LOG10(2))*[.$G$1]))" office:value-type="float" office:value="30.7619208433917" calcext:value-type="float">
            <text:p>31</text:p>
          </table:table-cell>
          <table:table-cell table:style-name="ce4" table:formula="of:=([.$F$1]+1-[.A325])/10" office:value-type="float" office:value="93.7" calcext:value-type="float">
            <text:p>94</text:p>
          </table:table-cell>
          <table:table-cell table:number-columns-repeated="1021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3" table:formula="of:=[.$I$1]-([.$J$1]+((LOG10([.A326]/[.$F$1])/LOG10(2))*[.$G$1]))" office:value-type="float" office:value="30.6921201344019" calcext:value-type="float">
            <text:p>31</text:p>
          </table:table-cell>
          <table:table-cell table:style-name="ce4" table:formula="of:=([.$F$1]+1-[.A326])/10" office:value-type="float" office:value="93.6" calcext:value-type="float">
            <text:p>94</text:p>
          </table:table-cell>
          <table:table-cell table:number-columns-repeated="1021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3" table:formula="of:=[.$I$1]-([.$J$1]+((LOG10([.A327]/[.$F$1])/LOG10(2))*[.$G$1]))" office:value-type="float" office:value="30.6225338672524" calcext:value-type="float">
            <text:p>31</text:p>
          </table:table-cell>
          <table:table-cell table:style-name="ce4" table:formula="of:=([.$F$1]+1-[.A327])/10" office:value-type="float" office:value="93.5" calcext:value-type="float">
            <text:p>94</text:p>
          </table:table-cell>
          <table:table-cell table:number-columns-repeated="1021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3" table:formula="of:=[.$I$1]-([.$J$1]+((LOG10([.A328]/[.$F$1])/LOG10(2))*[.$G$1]))" office:value-type="float" office:value="30.5531607283604" calcext:value-type="float">
            <text:p>31</text:p>
          </table:table-cell>
          <table:table-cell table:style-name="ce4" table:formula="of:=([.$F$1]+1-[.A328])/10" office:value-type="float" office:value="93.4" calcext:value-type="float">
            <text:p>93</text:p>
          </table:table-cell>
          <table:table-cell table:number-columns-repeated="1021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3" table:formula="of:=[.$I$1]-([.$J$1]+((LOG10([.A329]/[.$F$1])/LOG10(2))*[.$G$1]))" office:value-type="float" office:value="30.4839994161764" calcext:value-type="float">
            <text:p>30</text:p>
          </table:table-cell>
          <table:table-cell table:style-name="ce4" table:formula="of:=([.$F$1]+1-[.A329])/10" office:value-type="float" office:value="93.3" calcext:value-type="float">
            <text:p>93</text:p>
          </table:table-cell>
          <table:table-cell table:number-columns-repeated="1021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3" table:formula="of:=[.$I$1]-([.$J$1]+((LOG10([.A330]/[.$F$1])/LOG10(2))*[.$G$1]))" office:value-type="float" office:value="30.415048641037" calcext:value-type="float">
            <text:p>30</text:p>
          </table:table-cell>
          <table:table-cell table:style-name="ce4" table:formula="of:=([.$F$1]+1-[.A330])/10" office:value-type="float" office:value="93.2" calcext:value-type="float">
            <text:p>93</text:p>
          </table:table-cell>
          <table:table-cell table:number-columns-repeated="1021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3" table:formula="of:=[.$I$1]-([.$J$1]+((LOG10([.A331]/[.$F$1])/LOG10(2))*[.$G$1]))" office:value-type="float" office:value="30.346307125021" calcext:value-type="float">
            <text:p>30</text:p>
          </table:table-cell>
          <table:table-cell table:style-name="ce4" table:formula="of:=([.$F$1]+1-[.A331])/10" office:value-type="float" office:value="93.1" calcext:value-type="float">
            <text:p>93</text:p>
          </table:table-cell>
          <table:table-cell table:number-columns-repeated="1021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3" table:formula="of:=[.$I$1]-([.$J$1]+((LOG10([.A332]/[.$F$1])/LOG10(2))*[.$G$1]))" office:value-type="float" office:value="30.277773601807" calcext:value-type="float">
            <text:p>30</text:p>
          </table:table-cell>
          <table:table-cell table:style-name="ce4" table:formula="of:=([.$F$1]+1-[.A332])/10" office:value-type="float" office:value="93" calcext:value-type="float">
            <text:p>93</text:p>
          </table:table-cell>
          <table:table-cell table:number-columns-repeated="1021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3" table:formula="of:=[.$I$1]-([.$J$1]+((LOG10([.A333]/[.$F$1])/LOG10(2))*[.$G$1]))" office:value-type="float" office:value="30.2094468165336" calcext:value-type="float">
            <text:p>30</text:p>
          </table:table-cell>
          <table:table-cell table:style-name="ce4" table:formula="of:=([.$F$1]+1-[.A333])/10" office:value-type="float" office:value="92.9" calcext:value-type="float">
            <text:p>93</text:p>
          </table:table-cell>
          <table:table-cell table:number-columns-repeated="1021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3" table:formula="of:=[.$I$1]-([.$J$1]+((LOG10([.A334]/[.$F$1])/LOG10(2))*[.$G$1]))" office:value-type="float" office:value="30.1413255256615" calcext:value-type="float">
            <text:p>30</text:p>
          </table:table-cell>
          <table:table-cell table:style-name="ce4" table:formula="of:=([.$F$1]+1-[.A334])/10" office:value-type="float" office:value="92.8" calcext:value-type="float">
            <text:p>93</text:p>
          </table:table-cell>
          <table:table-cell table:number-columns-repeated="1021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3" table:formula="of:=[.$I$1]-([.$J$1]+((LOG10([.A335]/[.$F$1])/LOG10(2))*[.$G$1]))" office:value-type="float" office:value="30.0734084968377" calcext:value-type="float">
            <text:p>30</text:p>
          </table:table-cell>
          <table:table-cell table:style-name="ce4" table:formula="of:=([.$F$1]+1-[.A335])/10" office:value-type="float" office:value="92.7" calcext:value-type="float">
            <text:p>93</text:p>
          </table:table-cell>
          <table:table-cell table:number-columns-repeated="1021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3" table:formula="of:=[.$I$1]-([.$J$1]+((LOG10([.A336]/[.$F$1])/LOG10(2))*[.$G$1]))" office:value-type="float" office:value="30.0056945087616" calcext:value-type="float">
            <text:p>30</text:p>
          </table:table-cell>
          <table:table-cell table:style-name="ce4" table:formula="of:=([.$F$1]+1-[.A336])/10" office:value-type="float" office:value="92.6" calcext:value-type="float">
            <text:p>93</text:p>
          </table:table-cell>
          <table:table-cell table:number-columns-repeated="1021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3" table:formula="of:=[.$I$1]-([.$J$1]+((LOG10([.A337]/[.$F$1])/LOG10(2))*[.$G$1]))" office:value-type="float" office:value="29.9381823510537" calcext:value-type="float">
            <text:p>30</text:p>
          </table:table-cell>
          <table:table-cell table:style-name="ce4" table:formula="of:=([.$F$1]+1-[.A337])/10" office:value-type="float" office:value="92.5" calcext:value-type="float">
            <text:p>93</text:p>
          </table:table-cell>
          <table:table-cell table:number-columns-repeated="1021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3" table:formula="of:=[.$I$1]-([.$J$1]+((LOG10([.A338]/[.$F$1])/LOG10(2))*[.$G$1]))" office:value-type="float" office:value="29.8708708241251" calcext:value-type="float">
            <text:p>30</text:p>
          </table:table-cell>
          <table:table-cell table:style-name="ce4" table:formula="of:=([.$F$1]+1-[.A338])/10" office:value-type="float" office:value="92.4" calcext:value-type="float">
            <text:p>92</text:p>
          </table:table-cell>
          <table:table-cell table:number-columns-repeated="1021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3" table:formula="of:=[.$I$1]-([.$J$1]+((LOG10([.A339]/[.$F$1])/LOG10(2))*[.$G$1]))" office:value-type="float" office:value="29.80375873905" calcext:value-type="float">
            <text:p>30</text:p>
          </table:table-cell>
          <table:table-cell table:style-name="ce4" table:formula="of:=([.$F$1]+1-[.A339])/10" office:value-type="float" office:value="92.3" calcext:value-type="float">
            <text:p>92</text:p>
          </table:table-cell>
          <table:table-cell table:number-columns-repeated="1021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3" table:formula="of:=[.$I$1]-([.$J$1]+((LOG10([.A340]/[.$F$1])/LOG10(2))*[.$G$1]))" office:value-type="float" office:value="29.7368449174397" calcext:value-type="float">
            <text:p>30</text:p>
          </table:table-cell>
          <table:table-cell table:style-name="ce4" table:formula="of:=([.$F$1]+1-[.A340])/10" office:value-type="float" office:value="92.2" calcext:value-type="float">
            <text:p>92</text:p>
          </table:table-cell>
          <table:table-cell table:number-columns-repeated="1021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3" table:formula="of:=[.$I$1]-([.$J$1]+((LOG10([.A341]/[.$F$1])/LOG10(2))*[.$G$1]))" office:value-type="float" office:value="29.6701281913184" calcext:value-type="float">
            <text:p>30</text:p>
          </table:table-cell>
          <table:table-cell table:style-name="ce4" table:formula="of:=([.$F$1]+1-[.A341])/10" office:value-type="float" office:value="92.1" calcext:value-type="float">
            <text:p>92</text:p>
          </table:table-cell>
          <table:table-cell table:number-columns-repeated="1021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3" table:formula="of:=[.$I$1]-([.$J$1]+((LOG10([.A342]/[.$F$1])/LOG10(2))*[.$G$1]))" office:value-type="float" office:value="29.6036074030008" calcext:value-type="float">
            <text:p>30</text:p>
          </table:table-cell>
          <table:table-cell table:style-name="ce4" table:formula="of:=([.$F$1]+1-[.A342])/10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3" table:formula="of:=[.$I$1]-([.$J$1]+((LOG10([.A343]/[.$F$1])/LOG10(2))*[.$G$1]))" office:value-type="float" office:value="29.5372814049717" calcext:value-type="float">
            <text:p>30</text:p>
          </table:table-cell>
          <table:table-cell table:style-name="ce4" table:formula="of:=([.$F$1]+1-[.A343])/10" office:value-type="float" office:value="91.9" calcext:value-type="float">
            <text:p>92</text:p>
          </table:table-cell>
          <table:table-cell table:number-columns-repeated="1021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3" table:formula="of:=[.$I$1]-([.$J$1]+((LOG10([.A344]/[.$F$1])/LOG10(2))*[.$G$1]))" office:value-type="float" office:value="29.4711490597671" calcext:value-type="float">
            <text:p>29</text:p>
          </table:table-cell>
          <table:table-cell table:style-name="ce4" table:formula="of:=([.$F$1]+1-[.A344])/10" office:value-type="float" office:value="91.8" calcext:value-type="float">
            <text:p>92</text:p>
          </table:table-cell>
          <table:table-cell table:number-columns-repeated="1021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3" table:formula="of:=[.$I$1]-([.$J$1]+((LOG10([.A345]/[.$F$1])/LOG10(2))*[.$G$1]))" office:value-type="float" office:value="29.4052092398573" calcext:value-type="float">
            <text:p>29</text:p>
          </table:table-cell>
          <table:table-cell table:style-name="ce4" table:formula="of:=([.$F$1]+1-[.A345])/10" office:value-type="float" office:value="91.7" calcext:value-type="float">
            <text:p>92</text:p>
          </table:table-cell>
          <table:table-cell table:number-columns-repeated="1021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3" table:formula="of:=[.$I$1]-([.$J$1]+((LOG10([.A346]/[.$F$1])/LOG10(2))*[.$G$1]))" office:value-type="float" office:value="29.3394608275314" calcext:value-type="float">
            <text:p>29</text:p>
          </table:table-cell>
          <table:table-cell table:style-name="ce4" table:formula="of:=([.$F$1]+1-[.A346])/10" office:value-type="float" office:value="91.6" calcext:value-type="float">
            <text:p>92</text:p>
          </table:table-cell>
          <table:table-cell table:number-columns-repeated="1021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3" table:formula="of:=[.$I$1]-([.$J$1]+((LOG10([.A347]/[.$F$1])/LOG10(2))*[.$G$1]))" office:value-type="float" office:value="29.2739027147837" calcext:value-type="float">
            <text:p>29</text:p>
          </table:table-cell>
          <table:table-cell table:style-name="ce4" table:formula="of:=([.$F$1]+1-[.A347])/10" office:value-type="float" office:value="91.5" calcext:value-type="float">
            <text:p>92</text:p>
          </table:table-cell>
          <table:table-cell table:number-columns-repeated="1021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3" table:formula="of:=[.$I$1]-([.$J$1]+((LOG10([.A348]/[.$F$1])/LOG10(2))*[.$G$1]))" office:value-type="float" office:value="29.2085338032016" calcext:value-type="float">
            <text:p>29</text:p>
          </table:table-cell>
          <table:table-cell table:style-name="ce4" table:formula="of:=([.$F$1]+1-[.A348])/10" office:value-type="float" office:value="91.4" calcext:value-type="float">
            <text:p>91</text:p>
          </table:table-cell>
          <table:table-cell table:number-columns-repeated="1021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3" table:formula="of:=[.$I$1]-([.$J$1]+((LOG10([.A349]/[.$F$1])/LOG10(2))*[.$G$1]))" office:value-type="float" office:value="29.1433530038552" calcext:value-type="float">
            <text:p>29</text:p>
          </table:table-cell>
          <table:table-cell table:style-name="ce4" table:formula="of:=([.$F$1]+1-[.A349])/10" office:value-type="float" office:value="91.3" calcext:value-type="float">
            <text:p>91</text:p>
          </table:table-cell>
          <table:table-cell table:number-columns-repeated="1021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3" table:formula="of:=[.$I$1]-([.$J$1]+((LOG10([.A350]/[.$F$1])/LOG10(2))*[.$G$1]))" office:value-type="float" office:value="29.0783592371887" calcext:value-type="float">
            <text:p>29</text:p>
          </table:table-cell>
          <table:table-cell table:style-name="ce4" table:formula="of:=([.$F$1]+1-[.A350])/10" office:value-type="float" office:value="91.2" calcext:value-type="float">
            <text:p>91</text:p>
          </table:table-cell>
          <table:table-cell table:number-columns-repeated="1021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3" table:formula="of:=[.$I$1]-([.$J$1]+((LOG10([.A351]/[.$F$1])/LOG10(2))*[.$G$1]))" office:value-type="float" office:value="29.0135514329127" calcext:value-type="float">
            <text:p>29</text:p>
          </table:table-cell>
          <table:table-cell table:style-name="ce4" table:formula="of:=([.$F$1]+1-[.A351])/10" office:value-type="float" office:value="91.1" calcext:value-type="float">
            <text:p>91</text:p>
          </table:table-cell>
          <table:table-cell table:number-columns-repeated="1021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3" table:formula="of:=[.$I$1]-([.$J$1]+((LOG10([.A352]/[.$F$1])/LOG10(2))*[.$G$1]))" office:value-type="float" office:value="28.9489285298987" calcext:value-type="float">
            <text:p>29</text:p>
          </table:table-cell>
          <table:table-cell table:style-name="ce4" table:formula="of:=([.$F$1]+1-[.A352])/10" office:value-type="float" office:value="91" calcext:value-type="float">
            <text:p>91</text:p>
          </table:table-cell>
          <table:table-cell table:number-columns-repeated="1021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3" table:formula="of:=[.$I$1]-([.$J$1]+((LOG10([.A353]/[.$F$1])/LOG10(2))*[.$G$1]))" office:value-type="float" office:value="28.8844894760747" calcext:value-type="float">
            <text:p>29</text:p>
          </table:table-cell>
          <table:table-cell table:style-name="ce4" table:formula="of:=([.$F$1]+1-[.A353])/10" office:value-type="float" office:value="90.9" calcext:value-type="float">
            <text:p>91</text:p>
          </table:table-cell>
          <table:table-cell table:number-columns-repeated="1021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3" table:formula="of:=[.$I$1]-([.$J$1]+((LOG10([.A354]/[.$F$1])/LOG10(2))*[.$G$1]))" office:value-type="float" office:value="28.8202332283227" calcext:value-type="float">
            <text:p>29</text:p>
          </table:table-cell>
          <table:table-cell table:style-name="ce4" table:formula="of:=([.$F$1]+1-[.A354])/10" office:value-type="float" office:value="90.8" calcext:value-type="float">
            <text:p>91</text:p>
          </table:table-cell>
          <table:table-cell table:number-columns-repeated="1021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3" table:formula="of:=[.$I$1]-([.$J$1]+((LOG10([.A355]/[.$F$1])/LOG10(2))*[.$G$1]))" office:value-type="float" office:value="28.7561587523772" calcext:value-type="float">
            <text:p>29</text:p>
          </table:table-cell>
          <table:table-cell table:style-name="ce4" table:formula="of:=([.$F$1]+1-[.A355])/10" office:value-type="float" office:value="90.7" calcext:value-type="float">
            <text:p>91</text:p>
          </table:table-cell>
          <table:table-cell table:number-columns-repeated="1021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3" table:formula="of:=[.$I$1]-([.$J$1]+((LOG10([.A356]/[.$F$1])/LOG10(2))*[.$G$1]))" office:value-type="float" office:value="28.6922650227252" calcext:value-type="float">
            <text:p>29</text:p>
          </table:table-cell>
          <table:table-cell table:style-name="ce4" table:formula="of:=([.$F$1]+1-[.A356])/10" office:value-type="float" office:value="90.6" calcext:value-type="float">
            <text:p>91</text:p>
          </table:table-cell>
          <table:table-cell table:number-columns-repeated="1021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3" table:formula="of:=[.$I$1]-([.$J$1]+((LOG10([.A357]/[.$F$1])/LOG10(2))*[.$G$1]))" office:value-type="float" office:value="28.6285510225078" calcext:value-type="float">
            <text:p>29</text:p>
          </table:table-cell>
          <table:table-cell table:style-name="ce4" table:formula="of:=([.$F$1]+1-[.A357])/10" office:value-type="float" office:value="90.5" calcext:value-type="float">
            <text:p>91</text:p>
          </table:table-cell>
          <table:table-cell table:number-columns-repeated="1021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3" table:formula="of:=[.$I$1]-([.$J$1]+((LOG10([.A358]/[.$F$1])/LOG10(2))*[.$G$1]))" office:value-type="float" office:value="28.5650157434234" calcext:value-type="float">
            <text:p>29</text:p>
          </table:table-cell>
          <table:table-cell table:style-name="ce4" table:formula="of:=([.$F$1]+1-[.A358])/10" office:value-type="float" office:value="90.4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3" table:formula="of:=[.$I$1]-([.$J$1]+((LOG10([.A359]/[.$F$1])/LOG10(2))*[.$G$1]))" office:value-type="float" office:value="28.5016581856315" calcext:value-type="float">
            <text:p>29</text:p>
          </table:table-cell>
          <table:table-cell table:style-name="ce4" table:formula="of:=([.$F$1]+1-[.A359])/10" office:value-type="float" office:value="90.3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3" table:formula="of:=[.$I$1]-([.$J$1]+((LOG10([.A360]/[.$F$1])/LOG10(2))*[.$G$1]))" office:value-type="float" office:value="28.4384773576584" calcext:value-type="float">
            <text:p>28</text:p>
          </table:table-cell>
          <table:table-cell table:style-name="ce4" table:formula="of:=([.$F$1]+1-[.A360])/10" office:value-type="float" office:value="90.2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3" table:formula="of:=[.$I$1]-([.$J$1]+((LOG10([.A361]/[.$F$1])/LOG10(2))*[.$G$1]))" office:value-type="float" office:value="28.3754722763044" calcext:value-type="float">
            <text:p>28</text:p>
          </table:table-cell>
          <table:table-cell table:style-name="ce4" table:formula="of:=([.$F$1]+1-[.A361])/10" office:value-type="float" office:value="90.1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3" table:formula="of:=[.$I$1]-([.$J$1]+((LOG10([.A362]/[.$F$1])/LOG10(2))*[.$G$1]))" office:value-type="float" office:value="28.3126419665517" calcext:value-type="float">
            <text:p>28</text:p>
          </table:table-cell>
          <table:table-cell table:style-name="ce4" table:formula="of:=([.$F$1]+1-[.A362])/1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3" table:formula="of:=[.$I$1]-([.$J$1]+((LOG10([.A363]/[.$F$1])/LOG10(2))*[.$G$1]))" office:value-type="float" office:value="28.249985461474" calcext:value-type="float">
            <text:p>28</text:p>
          </table:table-cell>
          <table:table-cell table:style-name="ce4" table:formula="of:=([.$F$1]+1-[.A363])/10" office:value-type="float" office:value="89.9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3" table:formula="of:=[.$I$1]-([.$J$1]+((LOG10([.A364]/[.$F$1])/LOG10(2))*[.$G$1]))" office:value-type="float" office:value="28.187501802147" calcext:value-type="float">
            <text:p>28</text:p>
          </table:table-cell>
          <table:table-cell table:style-name="ce4" table:formula="of:=([.$F$1]+1-[.A364])/10" office:value-type="float" office:value="89.8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3" table:formula="of:=[.$I$1]-([.$J$1]+((LOG10([.A365]/[.$F$1])/LOG10(2))*[.$G$1]))" office:value-type="float" office:value="28.1251900375607" calcext:value-type="float">
            <text:p>28</text:p>
          </table:table-cell>
          <table:table-cell table:style-name="ce4" table:formula="of:=([.$F$1]+1-[.A365])/10" office:value-type="float" office:value="89.7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3" table:formula="of:=[.$I$1]-([.$J$1]+((LOG10([.A366]/[.$F$1])/LOG10(2))*[.$G$1]))" office:value-type="float" office:value="28.0630492245324" calcext:value-type="float">
            <text:p>28</text:p>
          </table:table-cell>
          <table:table-cell table:style-name="ce4" table:formula="of:=([.$F$1]+1-[.A366])/10" office:value-type="float" office:value="89.6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3" table:formula="of:=[.$I$1]-([.$J$1]+((LOG10([.A367]/[.$F$1])/LOG10(2))*[.$G$1]))" office:value-type="float" office:value="28.0010784276208" calcext:value-type="float">
            <text:p>28</text:p>
          </table:table-cell>
          <table:table-cell table:style-name="ce4" table:formula="of:=([.$F$1]+1-[.A367])/10" office:value-type="float" office:value="89.5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3" table:formula="of:=[.$I$1]-([.$J$1]+((LOG10([.A368]/[.$F$1])/LOG10(2))*[.$G$1]))" office:value-type="float" office:value="27.9392767190418" calcext:value-type="float">
            <text:p>28</text:p>
          </table:table-cell>
          <table:table-cell table:style-name="ce4" table:formula="of:=([.$F$1]+1-[.A368])/10" office:value-type="float" office:value="89.4" calcext:value-type="float">
            <text:p>89</text:p>
          </table:table-cell>
          <table:table-cell table:number-columns-repeated="1021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3" table:formula="of:=[.$I$1]-([.$J$1]+((LOG10([.A369]/[.$F$1])/LOG10(2))*[.$G$1]))" office:value-type="float" office:value="27.8776431785852" calcext:value-type="float">
            <text:p>28</text:p>
          </table:table-cell>
          <table:table-cell table:style-name="ce4" table:formula="of:=([.$F$1]+1-[.A369])/10" office:value-type="float" office:value="89.3" calcext:value-type="float">
            <text:p>89</text:p>
          </table:table-cell>
          <table:table-cell table:number-columns-repeated="1021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3" table:formula="of:=[.$I$1]-([.$J$1]+((LOG10([.A370]/[.$F$1])/LOG10(2))*[.$G$1]))" office:value-type="float" office:value="27.8161768935321" calcext:value-type="float">
            <text:p>28</text:p>
          </table:table-cell>
          <table:table-cell table:style-name="ce4" table:formula="of:=([.$F$1]+1-[.A370])/10" office:value-type="float" office:value="89.2" calcext:value-type="float">
            <text:p>89</text:p>
          </table:table-cell>
          <table:table-cell table:number-columns-repeated="1021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3" table:formula="of:=[.$I$1]-([.$J$1]+((LOG10([.A371]/[.$F$1])/LOG10(2))*[.$G$1]))" office:value-type="float" office:value="27.7548769585742" calcext:value-type="float">
            <text:p>28</text:p>
          </table:table-cell>
          <table:table-cell table:style-name="ce4" table:formula="of:=([.$F$1]+1-[.A371])/10" office:value-type="float" office:value="89.1" calcext:value-type="float">
            <text:p>89</text:p>
          </table:table-cell>
          <table:table-cell table:number-columns-repeated="1021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3" table:formula="of:=[.$I$1]-([.$J$1]+((LOG10([.A372]/[.$F$1])/LOG10(2))*[.$G$1]))" office:value-type="float" office:value="27.6937424757337" calcext:value-type="float">
            <text:p>28</text:p>
          </table:table-cell>
          <table:table-cell table:style-name="ce4" table:formula="of:=([.$F$1]+1-[.A372])/10" office:value-type="float" office:value="89" calcext:value-type="float">
            <text:p>89</text:p>
          </table:table-cell>
          <table:table-cell table:number-columns-repeated="1021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3" table:formula="of:=[.$I$1]-([.$J$1]+((LOG10([.A373]/[.$F$1])/LOG10(2))*[.$G$1]))" office:value-type="float" office:value="27.6327725542842" calcext:value-type="float">
            <text:p>28</text:p>
          </table:table-cell>
          <table:table-cell table:style-name="ce4" table:formula="of:=([.$F$1]+1-[.A373])/10" office:value-type="float" office:value="88.9" calcext:value-type="float">
            <text:p>89</text:p>
          </table:table-cell>
          <table:table-cell table:number-columns-repeated="1021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3" table:formula="of:=[.$I$1]-([.$J$1]+((LOG10([.A374]/[.$F$1])/LOG10(2))*[.$G$1]))" office:value-type="float" office:value="27.571966310673" calcext:value-type="float">
            <text:p>28</text:p>
          </table:table-cell>
          <table:table-cell table:style-name="ce4" table:formula="of:=([.$F$1]+1-[.A374])/10" office:value-type="float" office:value="88.8" calcext:value-type="float">
            <text:p>89</text:p>
          </table:table-cell>
          <table:table-cell table:number-columns-repeated="1021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3" table:formula="of:=[.$I$1]-([.$J$1]+((LOG10([.A375]/[.$F$1])/LOG10(2))*[.$G$1]))" office:value-type="float" office:value="27.5113228684444" calcext:value-type="float">
            <text:p>28</text:p>
          </table:table-cell>
          <table:table-cell table:style-name="ce4" table:formula="of:=([.$F$1]+1-[.A375])/10" office:value-type="float" office:value="88.7" calcext:value-type="float">
            <text:p>89</text:p>
          </table:table-cell>
          <table:table-cell table:number-columns-repeated="1021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3" table:formula="of:=[.$I$1]-([.$J$1]+((LOG10([.A376]/[.$F$1])/LOG10(2))*[.$G$1]))" office:value-type="float" office:value="27.4508413581634" calcext:value-type="float">
            <text:p>27</text:p>
          </table:table-cell>
          <table:table-cell table:style-name="ce4" table:formula="of:=([.$F$1]+1-[.A376])/10" office:value-type="float" office:value="88.6" calcext:value-type="float">
            <text:p>89</text:p>
          </table:table-cell>
          <table:table-cell table:number-columns-repeated="1021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3" table:formula="of:=[.$I$1]-([.$J$1]+((LOG10([.A377]/[.$F$1])/LOG10(2))*[.$G$1]))" office:value-type="float" office:value="27.3905209173414" calcext:value-type="float">
            <text:p>27</text:p>
          </table:table-cell>
          <table:table-cell table:style-name="ce4" table:formula="of:=([.$F$1]+1-[.A377])/10" office:value-type="float" office:value="88.5" calcext:value-type="float">
            <text:p>89</text:p>
          </table:table-cell>
          <table:table-cell table:number-columns-repeated="1021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3" table:formula="of:=[.$I$1]-([.$J$1]+((LOG10([.A378]/[.$F$1])/LOG10(2))*[.$G$1]))" office:value-type="float" office:value="27.3303606903622" calcext:value-type="float">
            <text:p>27</text:p>
          </table:table-cell>
          <table:table-cell table:style-name="ce4" table:formula="of:=([.$F$1]+1-[.A378])/10" office:value-type="float" office:value="88.4" calcext:value-type="float">
            <text:p>88</text:p>
          </table:table-cell>
          <table:table-cell table:number-columns-repeated="1021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3" table:formula="of:=[.$I$1]-([.$J$1]+((LOG10([.A379]/[.$F$1])/LOG10(2))*[.$G$1]))" office:value-type="float" office:value="27.2703598284094" calcext:value-type="float">
            <text:p>27</text:p>
          </table:table-cell>
          <table:table-cell table:style-name="ce4" table:formula="of:=([.$F$1]+1-[.A379])/10" office:value-type="float" office:value="88.3" calcext:value-type="float">
            <text:p>88</text:p>
          </table:table-cell>
          <table:table-cell table:number-columns-repeated="1021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3" table:formula="of:=[.$I$1]-([.$J$1]+((LOG10([.A380]/[.$F$1])/LOG10(2))*[.$G$1]))" office:value-type="float" office:value="27.2105174893941" calcext:value-type="float">
            <text:p>27</text:p>
          </table:table-cell>
          <table:table-cell table:style-name="ce4" table:formula="of:=([.$F$1]+1-[.A380])/10" office:value-type="float" office:value="88.2" calcext:value-type="float">
            <text:p>88</text:p>
          </table:table-cell>
          <table:table-cell table:number-columns-repeated="1021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3" table:formula="of:=[.$I$1]-([.$J$1]+((LOG10([.A381]/[.$F$1])/LOG10(2))*[.$G$1]))" office:value-type="float" office:value="27.1508328378844" calcext:value-type="float">
            <text:p>27</text:p>
          </table:table-cell>
          <table:table-cell table:style-name="ce4" table:formula="of:=([.$F$1]+1-[.A381])/10" office:value-type="float" office:value="88.1" calcext:value-type="float">
            <text:p>88</text:p>
          </table:table-cell>
          <table:table-cell table:number-columns-repeated="1021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3" table:formula="of:=[.$I$1]-([.$J$1]+((LOG10([.A382]/[.$F$1])/LOG10(2))*[.$G$1]))" office:value-type="float" office:value="27.0913050450351" calcext:value-type="float">
            <text:p>27</text:p>
          </table:table-cell>
          <table:table-cell table:style-name="ce4" table:formula="of:=([.$F$1]+1-[.A382])/10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3" table:formula="of:=[.$I$1]-([.$J$1]+((LOG10([.A383]/[.$F$1])/LOG10(2))*[.$G$1]))" office:value-type="float" office:value="27.031933288519" calcext:value-type="float">
            <text:p>27</text:p>
          </table:table-cell>
          <table:table-cell table:style-name="ce4" table:formula="of:=([.$F$1]+1-[.A383])/10" office:value-type="float" office:value="87.9" calcext:value-type="float">
            <text:p>88</text:p>
          </table:table-cell>
          <table:table-cell table:number-columns-repeated="1021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3" table:formula="of:=[.$I$1]-([.$J$1]+((LOG10([.A384]/[.$F$1])/LOG10(2))*[.$G$1]))" office:value-type="float" office:value="26.9727167524585" calcext:value-type="float">
            <text:p>27</text:p>
          </table:table-cell>
          <table:table-cell table:style-name="ce4" table:formula="of:=([.$F$1]+1-[.A384])/10" office:value-type="float" office:value="87.8" calcext:value-type="float">
            <text:p>88</text:p>
          </table:table-cell>
          <table:table-cell table:number-columns-repeated="1021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3" table:formula="of:=[.$I$1]-([.$J$1]+((LOG10([.A385]/[.$F$1])/LOG10(2))*[.$G$1]))" office:value-type="float" office:value="26.9136546273581" calcext:value-type="float">
            <text:p>27</text:p>
          </table:table-cell>
          <table:table-cell table:style-name="ce4" table:formula="of:=([.$F$1]+1-[.A385])/10" office:value-type="float" office:value="87.7" calcext:value-type="float">
            <text:p>88</text:p>
          </table:table-cell>
          <table:table-cell table:number-columns-repeated="1021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3" table:formula="of:=[.$I$1]-([.$J$1]+((LOG10([.A386]/[.$F$1])/LOG10(2))*[.$G$1]))" office:value-type="float" office:value="26.8547461100387" calcext:value-type="float">
            <text:p>27</text:p>
          </table:table-cell>
          <table:table-cell table:style-name="ce4" table:formula="of:=([.$F$1]+1-[.A386])/10" office:value-type="float" office:value="87.6" calcext:value-type="float">
            <text:p>88</text:p>
          </table:table-cell>
          <table:table-cell table:number-columns-repeated="1021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3" table:formula="of:=[.$I$1]-([.$J$1]+((LOG10([.A387]/[.$F$1])/LOG10(2))*[.$G$1]))" office:value-type="float" office:value="26.7959904035714" calcext:value-type="float">
            <text:p>27</text:p>
          </table:table-cell>
          <table:table-cell table:style-name="ce4" table:formula="of:=([.$F$1]+1-[.A387])/10" office:value-type="float" office:value="87.5" calcext:value-type="float">
            <text:p>88</text:p>
          </table:table-cell>
          <table:table-cell table:number-columns-repeated="1021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3" table:formula="of:=[.$I$1]-([.$J$1]+((LOG10([.A388]/[.$F$1])/LOG10(2))*[.$G$1]))" office:value-type="float" office:value="26.737386717213" calcext:value-type="float">
            <text:p>27</text:p>
          </table:table-cell>
          <table:table-cell table:style-name="ce4" table:formula="of:=([.$F$1]+1-[.A388])/10" office:value-type="float" office:value="87.4" calcext:value-type="float">
            <text:p>87</text:p>
          </table:table-cell>
          <table:table-cell table:number-columns-repeated="1021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3" table:formula="of:=[.$I$1]-([.$J$1]+((LOG10([.A389]/[.$F$1])/LOG10(2))*[.$G$1]))" office:value-type="float" office:value="26.6789342663424" calcext:value-type="float">
            <text:p>27</text:p>
          </table:table-cell>
          <table:table-cell table:style-name="ce4" table:formula="of:=([.$F$1]+1-[.A389])/10" office:value-type="float" office:value="87.3" calcext:value-type="float">
            <text:p>87</text:p>
          </table:table-cell>
          <table:table-cell table:number-columns-repeated="1021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3" table:formula="of:=[.$I$1]-([.$J$1]+((LOG10([.A390]/[.$F$1])/LOG10(2))*[.$G$1]))" office:value-type="float" office:value="26.6206322723971" calcext:value-type="float">
            <text:p>27</text:p>
          </table:table-cell>
          <table:table-cell table:style-name="ce4" table:formula="of:=([.$F$1]+1-[.A390])/10" office:value-type="float" office:value="87.2" calcext:value-type="float">
            <text:p>87</text:p>
          </table:table-cell>
          <table:table-cell table:number-columns-repeated="1021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3" table:formula="of:=[.$I$1]-([.$J$1]+((LOG10([.A391]/[.$F$1])/LOG10(2))*[.$G$1]))" office:value-type="float" office:value="26.5624799628114" calcext:value-type="float">
            <text:p>27</text:p>
          </table:table-cell>
          <table:table-cell table:style-name="ce4" table:formula="of:=([.$F$1]+1-[.A391])/10" office:value-type="float" office:value="87.1" calcext:value-type="float">
            <text:p>87</text:p>
          </table:table-cell>
          <table:table-cell table:number-columns-repeated="1021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3" table:formula="of:=[.$I$1]-([.$J$1]+((LOG10([.A392]/[.$F$1])/LOG10(2))*[.$G$1]))" office:value-type="float" office:value="26.5044765709548" calcext:value-type="float">
            <text:p>27</text:p>
          </table:table-cell>
          <table:table-cell table:style-name="ce4" table:formula="of:=([.$F$1]+1-[.A392])/10" office:value-type="float" office:value="87" calcext:value-type="float">
            <text:p>87</text:p>
          </table:table-cell>
          <table:table-cell table:number-columns-repeated="1021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3" table:formula="of:=[.$I$1]-([.$J$1]+((LOG10([.A393]/[.$F$1])/LOG10(2))*[.$G$1]))" office:value-type="float" office:value="26.4466213360715" calcext:value-type="float">
            <text:p>26</text:p>
          </table:table-cell>
          <table:table-cell table:style-name="ce4" table:formula="of:=([.$F$1]+1-[.A393])/10" office:value-type="float" office:value="86.9" calcext:value-type="float">
            <text:p>87</text:p>
          </table:table-cell>
          <table:table-cell table:number-columns-repeated="1021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3" table:formula="of:=[.$I$1]-([.$J$1]+((LOG10([.A394]/[.$F$1])/LOG10(2))*[.$G$1]))" office:value-type="float" office:value="26.3889135032201" calcext:value-type="float">
            <text:p>26</text:p>
          </table:table-cell>
          <table:table-cell table:style-name="ce4" table:formula="of:=([.$F$1]+1-[.A394])/10" office:value-type="float" office:value="86.8" calcext:value-type="float">
            <text:p>87</text:p>
          </table:table-cell>
          <table:table-cell table:number-columns-repeated="1021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3" table:formula="of:=[.$I$1]-([.$J$1]+((LOG10([.A395]/[.$F$1])/LOG10(2))*[.$G$1]))" office:value-type="float" office:value="26.3313523232152" calcext:value-type="float">
            <text:p>26</text:p>
          </table:table-cell>
          <table:table-cell table:style-name="ce4" table:formula="of:=([.$F$1]+1-[.A395])/10" office:value-type="float" office:value="86.7" calcext:value-type="float">
            <text:p>87</text:p>
          </table:table-cell>
          <table:table-cell table:number-columns-repeated="1021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3" table:formula="of:=[.$I$1]-([.$J$1]+((LOG10([.A396]/[.$F$1])/LOG10(2))*[.$G$1]))" office:value-type="float" office:value="26.2739370525682" calcext:value-type="float">
            <text:p>26</text:p>
          </table:table-cell>
          <table:table-cell table:style-name="ce4" table:formula="of:=([.$F$1]+1-[.A396])/10" office:value-type="float" office:value="86.6" calcext:value-type="float">
            <text:p>87</text:p>
          </table:table-cell>
          <table:table-cell table:number-columns-repeated="1021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3" table:formula="of:=[.$I$1]-([.$J$1]+((LOG10([.A397]/[.$F$1])/LOG10(2))*[.$G$1]))" office:value-type="float" office:value="26.2166669534304" calcext:value-type="float">
            <text:p>26</text:p>
          </table:table-cell>
          <table:table-cell table:style-name="ce4" table:formula="of:=([.$F$1]+1-[.A397])/10" office:value-type="float" office:value="86.5" calcext:value-type="float">
            <text:p>87</text:p>
          </table:table-cell>
          <table:table-cell table:number-columns-repeated="1021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3" table:formula="of:=[.$I$1]-([.$J$1]+((LOG10([.A398]/[.$F$1])/LOG10(2))*[.$G$1]))" office:value-type="float" office:value="26.1595412935358" calcext:value-type="float">
            <text:p>26</text:p>
          </table:table-cell>
          <table:table-cell table:style-name="ce4" table:formula="of:=([.$F$1]+1-[.A398])/10" office:value-type="float" office:value="86.4" calcext:value-type="float">
            <text:p>86</text:p>
          </table:table-cell>
          <table:table-cell table:number-columns-repeated="1021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3" table:formula="of:=[.$I$1]-([.$J$1]+((LOG10([.A399]/[.$F$1])/LOG10(2))*[.$G$1]))" office:value-type="float" office:value="26.102559346145" calcext:value-type="float">
            <text:p>26</text:p>
          </table:table-cell>
          <table:table-cell table:style-name="ce4" table:formula="of:=([.$F$1]+1-[.A399])/10" office:value-type="float" office:value="86.3" calcext:value-type="float">
            <text:p>86</text:p>
          </table:table-cell>
          <table:table-cell table:number-columns-repeated="1021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3" table:formula="of:=[.$I$1]-([.$J$1]+((LOG10([.A400]/[.$F$1])/LOG10(2))*[.$G$1]))" office:value-type="float" office:value="26.0457203899895" calcext:value-type="float">
            <text:p>26</text:p>
          </table:table-cell>
          <table:table-cell table:style-name="ce4" table:formula="of:=([.$F$1]+1-[.A400])/10" office:value-type="float" office:value="86.2" calcext:value-type="float">
            <text:p>86</text:p>
          </table:table-cell>
          <table:table-cell table:number-columns-repeated="1021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3" table:formula="of:=[.$I$1]-([.$J$1]+((LOG10([.A401]/[.$F$1])/LOG10(2))*[.$G$1]))" office:value-type="float" office:value="25.9890237092171" calcext:value-type="float">
            <text:p>26</text:p>
          </table:table-cell>
          <table:table-cell table:style-name="ce4" table:formula="of:=([.$F$1]+1-[.A401])/10" office:value-type="float" office:value="86.1" calcext:value-type="float">
            <text:p>86</text:p>
          </table:table-cell>
          <table:table-cell table:number-columns-repeated="1021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3" table:formula="of:=[.$I$1]-([.$J$1]+((LOG10([.A402]/[.$F$1])/LOG10(2))*[.$G$1]))" office:value-type="float" office:value="25.932468593338" calcext:value-type="float">
            <text:p>26</text:p>
          </table:table-cell>
          <table:table-cell table:style-name="ce4" table:formula="of:=([.$F$1]+1-[.A402])/10" office:value-type="float" office:value="86" calcext:value-type="float">
            <text:p>86</text:p>
          </table:table-cell>
          <table:table-cell table:number-columns-repeated="1021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3" table:formula="of:=[.$I$1]-([.$J$1]+((LOG10([.A403]/[.$F$1])/LOG10(2))*[.$G$1]))" office:value-type="float" office:value="25.8760543371711" calcext:value-type="float">
            <text:p>26</text:p>
          </table:table-cell>
          <table:table-cell table:style-name="ce4" table:formula="of:=([.$F$1]+1-[.A403])/10" office:value-type="float" office:value="85.9" calcext:value-type="float">
            <text:p>86</text:p>
          </table:table-cell>
          <table:table-cell table:number-columns-repeated="1021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3" table:formula="of:=[.$I$1]-([.$J$1]+((LOG10([.A404]/[.$F$1])/LOG10(2))*[.$G$1]))" office:value-type="float" office:value="25.8197802407912" calcext:value-type="float">
            <text:p>26</text:p>
          </table:table-cell>
          <table:table-cell table:style-name="ce4" table:formula="of:=([.$F$1]+1-[.A404])/10" office:value-type="float" office:value="85.8" calcext:value-type="float">
            <text:p>86</text:p>
          </table:table-cell>
          <table:table-cell table:number-columns-repeated="1021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3" table:formula="of:=[.$I$1]-([.$J$1]+((LOG10([.A405]/[.$F$1])/LOG10(2))*[.$G$1]))" office:value-type="float" office:value="25.7636456094771" calcext:value-type="float">
            <text:p>26</text:p>
          </table:table-cell>
          <table:table-cell table:style-name="ce4" table:formula="of:=([.$F$1]+1-[.A405])/10" office:value-type="float" office:value="85.7" calcext:value-type="float">
            <text:p>86</text:p>
          </table:table-cell>
          <table:table-cell table:number-columns-repeated="1021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3" table:formula="of:=[.$I$1]-([.$J$1]+((LOG10([.A406]/[.$F$1])/LOG10(2))*[.$G$1]))" office:value-type="float" office:value="25.7076497536601" calcext:value-type="float">
            <text:p>26</text:p>
          </table:table-cell>
          <table:table-cell table:style-name="ce4" table:formula="of:=([.$F$1]+1-[.A406])/10" office:value-type="float" office:value="85.6" calcext:value-type="float">
            <text:p>86</text:p>
          </table:table-cell>
          <table:table-cell table:number-columns-repeated="1021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3" table:formula="of:=[.$I$1]-([.$J$1]+((LOG10([.A407]/[.$F$1])/LOG10(2))*[.$G$1]))" office:value-type="float" office:value="25.651791988873" calcext:value-type="float">
            <text:p>26</text:p>
          </table:table-cell>
          <table:table-cell table:style-name="ce4" table:formula="of:=([.$F$1]+1-[.A407])/10" office:value-type="float" office:value="85.5" calcext:value-type="float">
            <text:p>86</text:p>
          </table:table-cell>
          <table:table-cell table:number-columns-repeated="1021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3" table:formula="of:=[.$I$1]-([.$J$1]+((LOG10([.A408]/[.$F$1])/LOG10(2))*[.$G$1]))" office:value-type="float" office:value="25.5960716357002" calcext:value-type="float">
            <text:p>26</text:p>
          </table:table-cell>
          <table:table-cell table:style-name="ce4" table:formula="of:=([.$F$1]+1-[.A408])/10" office:value-type="float" office:value="85.4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3" table:formula="of:=[.$I$1]-([.$J$1]+((LOG10([.A409]/[.$F$1])/LOG10(2))*[.$G$1]))" office:value-type="float" office:value="25.5404880197278" calcext:value-type="float">
            <text:p>26</text:p>
          </table:table-cell>
          <table:table-cell table:style-name="ce4" table:formula="of:=([.$F$1]+1-[.A409])/10" office:value-type="float" office:value="85.3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3" table:formula="of:=[.$I$1]-([.$J$1]+((LOG10([.A410]/[.$F$1])/LOG10(2))*[.$G$1]))" office:value-type="float" office:value="25.4850404714948" calcext:value-type="float">
            <text:p>25</text:p>
          </table:table-cell>
          <table:table-cell table:style-name="ce4" table:formula="of:=([.$F$1]+1-[.A410])/10" office:value-type="float" office:value="85.2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3" table:formula="of:=[.$I$1]-([.$J$1]+((LOG10([.A411]/[.$F$1])/LOG10(2))*[.$G$1]))" office:value-type="float" office:value="25.4297283264448" calcext:value-type="float">
            <text:p>25</text:p>
          </table:table-cell>
          <table:table-cell table:style-name="ce4" table:formula="of:=([.$F$1]+1-[.A411])/10" office:value-type="float" office:value="85.1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3" table:formula="of:=[.$I$1]-([.$J$1]+((LOG10([.A412]/[.$F$1])/LOG10(2))*[.$G$1]))" office:value-type="float" office:value="25.3745509248778" calcext:value-type="float">
            <text:p>25</text:p>
          </table:table-cell>
          <table:table-cell table:style-name="ce4" table:formula="of:=([.$F$1]+1-[.A412])/10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3" table:formula="of:=[.$I$1]-([.$J$1]+((LOG10([.A413]/[.$F$1])/LOG10(2))*[.$G$1]))" office:value-type="float" office:value="25.3195076119037" calcext:value-type="float">
            <text:p>25</text:p>
          </table:table-cell>
          <table:table-cell table:style-name="ce4" table:formula="of:=([.$F$1]+1-[.A413])/10" office:value-type="float" office:value="84.9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3" table:formula="of:=[.$I$1]-([.$J$1]+((LOG10([.A414]/[.$F$1])/LOG10(2))*[.$G$1]))" office:value-type="float" office:value="25.264597737395" calcext:value-type="float">
            <text:p>25</text:p>
          </table:table-cell>
          <table:table-cell table:style-name="ce4" table:formula="of:=([.$F$1]+1-[.A414])/10" office:value-type="float" office:value="84.8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3" table:formula="of:=[.$I$1]-([.$J$1]+((LOG10([.A415]/[.$F$1])/LOG10(2))*[.$G$1]))" office:value-type="float" office:value="25.2098206559409" calcext:value-type="float">
            <text:p>25</text:p>
          </table:table-cell>
          <table:table-cell table:style-name="ce4" table:formula="of:=([.$F$1]+1-[.A415])/10" office:value-type="float" office:value="84.7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3" table:formula="of:=[.$I$1]-([.$J$1]+((LOG10([.A416]/[.$F$1])/LOG10(2))*[.$G$1]))" office:value-type="float" office:value="25.155175726802" calcext:value-type="float">
            <text:p>25</text:p>
          </table:table-cell>
          <table:table-cell table:style-name="ce4" table:formula="of:=([.$F$1]+1-[.A416])/10" office:value-type="float" office:value="84.6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3" table:formula="of:=[.$I$1]-([.$J$1]+((LOG10([.A417]/[.$F$1])/LOG10(2))*[.$G$1]))" office:value-type="float" office:value="25.1006623138651" calcext:value-type="float">
            <text:p>25</text:p>
          </table:table-cell>
          <table:table-cell table:style-name="ce4" table:formula="of:=([.$F$1]+1-[.A417])/10" office:value-type="float" office:value="84.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3" table:formula="of:=[.$I$1]-([.$J$1]+((LOG10([.A418]/[.$F$1])/LOG10(2))*[.$G$1]))" office:value-type="float" office:value="25.0462797855991" calcext:value-type="float">
            <text:p>25</text:p>
          </table:table-cell>
          <table:table-cell table:style-name="ce4" table:formula="of:=([.$F$1]+1-[.A418])/10" office:value-type="float" office:value="84.4" calcext:value-type="float">
            <text:p>84</text:p>
          </table:table-cell>
          <table:table-cell table:number-columns-repeated="1021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3" table:formula="of:=[.$I$1]-([.$J$1]+((LOG10([.A419]/[.$F$1])/LOG10(2))*[.$G$1]))" office:value-type="float" office:value="24.9920275150104" calcext:value-type="float">
            <text:p>25</text:p>
          </table:table-cell>
          <table:table-cell table:style-name="ce4" table:formula="of:=([.$F$1]+1-[.A419])/10" office:value-type="float" office:value="84.3" calcext:value-type="float">
            <text:p>84</text:p>
          </table:table-cell>
          <table:table-cell table:number-columns-repeated="1021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3" table:formula="of:=[.$I$1]-([.$J$1]+((LOG10([.A420]/[.$F$1])/LOG10(2))*[.$G$1]))" office:value-type="float" office:value="24.9379048796005" calcext:value-type="float">
            <text:p>25</text:p>
          </table:table-cell>
          <table:table-cell table:style-name="ce4" table:formula="of:=([.$F$1]+1-[.A420])/10" office:value-type="float" office:value="84.2" calcext:value-type="float">
            <text:p>84</text:p>
          </table:table-cell>
          <table:table-cell table:number-columns-repeated="1021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3" table:formula="of:=[.$I$1]-([.$J$1]+((LOG10([.A421]/[.$F$1])/LOG10(2))*[.$G$1]))" office:value-type="float" office:value="24.8839112613222" calcext:value-type="float">
            <text:p>25</text:p>
          </table:table-cell>
          <table:table-cell table:style-name="ce4" table:formula="of:=([.$F$1]+1-[.A421])/10" office:value-type="float" office:value="84.1" calcext:value-type="float">
            <text:p>84</text:p>
          </table:table-cell>
          <table:table-cell table:number-columns-repeated="1021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3" table:formula="of:=[.$I$1]-([.$J$1]+((LOG10([.A422]/[.$F$1])/LOG10(2))*[.$G$1]))" office:value-type="float" office:value="24.8300460465379" calcext:value-type="float">
            <text:p>25</text:p>
          </table:table-cell>
          <table:table-cell table:style-name="ce4" table:formula="of:=([.$F$1]+1-[.A422])/10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3" table:formula="of:=[.$I$1]-([.$J$1]+((LOG10([.A423]/[.$F$1])/LOG10(2))*[.$G$1]))" office:value-type="float" office:value="24.7763086259775" calcext:value-type="float">
            <text:p>25</text:p>
          </table:table-cell>
          <table:table-cell table:style-name="ce4" table:formula="of:=([.$F$1]+1-[.A423])/10" office:value-type="float" office:value="83.9" calcext:value-type="float">
            <text:p>84</text:p>
          </table:table-cell>
          <table:table-cell table:number-columns-repeated="1021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3" table:formula="of:=[.$I$1]-([.$J$1]+((LOG10([.A424]/[.$F$1])/LOG10(2))*[.$G$1]))" office:value-type="float" office:value="24.7226983946971" calcext:value-type="float">
            <text:p>25</text:p>
          </table:table-cell>
          <table:table-cell table:style-name="ce4" table:formula="of:=([.$F$1]+1-[.A424])/10" office:value-type="float" office:value="83.8" calcext:value-type="float">
            <text:p>84</text:p>
          </table:table-cell>
          <table:table-cell table:number-columns-repeated="1021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3" table:formula="of:=[.$I$1]-([.$J$1]+((LOG10([.A425]/[.$F$1])/LOG10(2))*[.$G$1]))" office:value-type="float" office:value="24.669214752038" calcext:value-type="float">
            <text:p>25</text:p>
          </table:table-cell>
          <table:table-cell table:style-name="ce4" table:formula="of:=([.$F$1]+1-[.A425])/10" office:value-type="float" office:value="83.7" calcext:value-type="float">
            <text:p>84</text:p>
          </table:table-cell>
          <table:table-cell table:number-columns-repeated="1021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3" table:formula="of:=[.$I$1]-([.$J$1]+((LOG10([.A426]/[.$F$1])/LOG10(2))*[.$G$1]))" office:value-type="float" office:value="24.6158571015868" calcext:value-type="float">
            <text:p>25</text:p>
          </table:table-cell>
          <table:table-cell table:style-name="ce4" table:formula="of:=([.$F$1]+1-[.A426])/10" office:value-type="float" office:value="83.6" calcext:value-type="float">
            <text:p>84</text:p>
          </table:table-cell>
          <table:table-cell table:number-columns-repeated="1021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3" table:formula="of:=[.$I$1]-([.$J$1]+((LOG10([.A427]/[.$F$1])/LOG10(2))*[.$G$1]))" office:value-type="float" office:value="24.5626248511346" calcext:value-type="float">
            <text:p>25</text:p>
          </table:table-cell>
          <table:table-cell table:style-name="ce4" table:formula="of:=([.$F$1]+1-[.A427])/10" office:value-type="float" office:value="83.5" calcext:value-type="float">
            <text:p>84</text:p>
          </table:table-cell>
          <table:table-cell table:number-columns-repeated="1021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3" table:formula="of:=[.$I$1]-([.$J$1]+((LOG10([.A428]/[.$F$1])/LOG10(2))*[.$G$1]))" office:value-type="float" office:value="24.5095174126386" calcext:value-type="float">
            <text:p>25</text:p>
          </table:table-cell>
          <table:table-cell table:style-name="ce4" table:formula="of:=([.$F$1]+1-[.A428])/10" office:value-type="float" office:value="83.4" calcext:value-type="float">
            <text:p>83</text:p>
          </table:table-cell>
          <table:table-cell table:number-columns-repeated="1021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3" table:formula="of:=[.$I$1]-([.$J$1]+((LOG10([.A429]/[.$F$1])/LOG10(2))*[.$G$1]))" office:value-type="float" office:value="24.4565342021823" calcext:value-type="float">
            <text:p>24</text:p>
          </table:table-cell>
          <table:table-cell table:style-name="ce4" table:formula="of:=([.$F$1]+1-[.A429])/10" office:value-type="float" office:value="83.3" calcext:value-type="float">
            <text:p>83</text:p>
          </table:table-cell>
          <table:table-cell table:number-columns-repeated="1021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3" table:formula="of:=[.$I$1]-([.$J$1]+((LOG10([.A430]/[.$F$1])/LOG10(2))*[.$G$1]))" office:value-type="float" office:value="24.4036746399374" calcext:value-type="float">
            <text:p>24</text:p>
          </table:table-cell>
          <table:table-cell table:style-name="ce4" table:formula="of:=([.$F$1]+1-[.A430])/10" office:value-type="float" office:value="83.2" calcext:value-type="float">
            <text:p>83</text:p>
          </table:table-cell>
          <table:table-cell table:number-columns-repeated="1021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3" table:formula="of:=[.$I$1]-([.$J$1]+((LOG10([.A431]/[.$F$1])/LOG10(2))*[.$G$1]))" office:value-type="float" office:value="24.3509381501258" calcext:value-type="float">
            <text:p>24</text:p>
          </table:table-cell>
          <table:table-cell table:style-name="ce4" table:formula="of:=([.$F$1]+1-[.A431])/10" office:value-type="float" office:value="83.1" calcext:value-type="float">
            <text:p>83</text:p>
          </table:table-cell>
          <table:table-cell table:number-columns-repeated="1021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3" table:formula="of:=[.$I$1]-([.$J$1]+((LOG10([.A432]/[.$F$1])/LOG10(2))*[.$G$1]))" office:value-type="float" office:value="24.2983241609814" calcext:value-type="float">
            <text:p>24</text:p>
          </table:table-cell>
          <table:table-cell table:style-name="ce4" table:formula="of:=([.$F$1]+1-[.A432])/10" office:value-type="float" office:value="83" calcext:value-type="float">
            <text:p>83</text:p>
          </table:table-cell>
          <table:table-cell table:number-columns-repeated="1021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3" table:formula="of:=[.$I$1]-([.$J$1]+((LOG10([.A433]/[.$F$1])/LOG10(2))*[.$G$1]))" office:value-type="float" office:value="24.2458321047138" calcext:value-type="float">
            <text:p>24</text:p>
          </table:table-cell>
          <table:table-cell table:style-name="ce4" table:formula="of:=([.$F$1]+1-[.A433])/10" office:value-type="float" office:value="82.9" calcext:value-type="float">
            <text:p>83</text:p>
          </table:table-cell>
          <table:table-cell table:number-columns-repeated="1021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3" table:formula="of:=[.$I$1]-([.$J$1]+((LOG10([.A434]/[.$F$1])/LOG10(2))*[.$G$1]))" office:value-type="float" office:value="24.1934614174707" calcext:value-type="float">
            <text:p>24</text:p>
          </table:table-cell>
          <table:table-cell table:style-name="ce4" table:formula="of:=([.$F$1]+1-[.A434])/10" office:value-type="float" office:value="82.8" calcext:value-type="float">
            <text:p>83</text:p>
          </table:table-cell>
          <table:table-cell table:number-columns-repeated="1021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3" table:formula="of:=[.$I$1]-([.$J$1]+((LOG10([.A435]/[.$F$1])/LOG10(2))*[.$G$1]))" office:value-type="float" office:value="24.1412115393019" calcext:value-type="float">
            <text:p>24</text:p>
          </table:table-cell>
          <table:table-cell table:style-name="ce4" table:formula="of:=([.$F$1]+1-[.A435])/10" office:value-type="float" office:value="82.7" calcext:value-type="float">
            <text:p>83</text:p>
          </table:table-cell>
          <table:table-cell table:number-columns-repeated="1021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3" table:formula="of:=[.$I$1]-([.$J$1]+((LOG10([.A436]/[.$F$1])/LOG10(2))*[.$G$1]))" office:value-type="float" office:value="24.0890819141237" calcext:value-type="float">
            <text:p>24</text:p>
          </table:table-cell>
          <table:table-cell table:style-name="ce4" table:formula="of:=([.$F$1]+1-[.A436])/10" office:value-type="float" office:value="82.6" calcext:value-type="float">
            <text:p>83</text:p>
          </table:table-cell>
          <table:table-cell table:number-columns-repeated="1021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3" table:formula="of:=[.$I$1]-([.$J$1]+((LOG10([.A437]/[.$F$1])/LOG10(2))*[.$G$1]))" office:value-type="float" office:value="24.0370719896825" calcext:value-type="float">
            <text:p>24</text:p>
          </table:table-cell>
          <table:table-cell table:style-name="ce4" table:formula="of:=([.$F$1]+1-[.A437])/10" office:value-type="float" office:value="82.5" calcext:value-type="float">
            <text:p>83</text:p>
          </table:table-cell>
          <table:table-cell table:number-columns-repeated="1021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3" table:formula="of:=[.$I$1]-([.$J$1]+((LOG10([.A438]/[.$F$1])/LOG10(2))*[.$G$1]))" office:value-type="float" office:value="23.9851812175209" calcext:value-type="float">
            <text:p>24</text:p>
          </table:table-cell>
          <table:table-cell table:style-name="ce4" table:formula="of:=([.$F$1]+1-[.A438])/10" office:value-type="float" office:value="82.4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3" table:formula="of:=[.$I$1]-([.$J$1]+((LOG10([.A439]/[.$F$1])/LOG10(2))*[.$G$1]))" office:value-type="float" office:value="23.9334090529419" calcext:value-type="float">
            <text:p>24</text:p>
          </table:table-cell>
          <table:table-cell table:style-name="ce4" table:formula="of:=([.$F$1]+1-[.A439])/10" office:value-type="float" office:value="82.3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3" table:formula="of:=[.$I$1]-([.$J$1]+((LOG10([.A440]/[.$F$1])/LOG10(2))*[.$G$1]))" office:value-type="float" office:value="23.8817549549751" calcext:value-type="float">
            <text:p>24</text:p>
          </table:table-cell>
          <table:table-cell table:style-name="ce4" table:formula="of:=([.$F$1]+1-[.A440])/10" office:value-type="float" office:value="82.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3" table:formula="of:=[.$I$1]-([.$J$1]+((LOG10([.A441]/[.$F$1])/LOG10(2))*[.$G$1]))" office:value-type="float" office:value="23.8302183863431" calcext:value-type="float">
            <text:p>24</text:p>
          </table:table-cell>
          <table:table-cell table:style-name="ce4" table:formula="of:=([.$F$1]+1-[.A441])/10" office:value-type="float" office:value="82.1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3" table:formula="of:=[.$I$1]-([.$J$1]+((LOG10([.A442]/[.$F$1])/LOG10(2))*[.$G$1]))" office:value-type="float" office:value="23.7787988134272" calcext:value-type="float">
            <text:p>24</text:p>
          </table:table-cell>
          <table:table-cell table:style-name="ce4" table:formula="of:=([.$F$1]+1-[.A442])/10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3" table:formula="of:=[.$I$1]-([.$J$1]+((LOG10([.A443]/[.$F$1])/LOG10(2))*[.$G$1]))" office:value-type="float" office:value="23.7274957062348" calcext:value-type="float">
            <text:p>24</text:p>
          </table:table-cell>
          <table:table-cell table:style-name="ce4" table:formula="of:=([.$F$1]+1-[.A443])/10" office:value-type="float" office:value="81.9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3" table:formula="of:=[.$I$1]-([.$J$1]+((LOG10([.A444]/[.$F$1])/LOG10(2))*[.$G$1]))" office:value-type="float" office:value="23.6763085383665" calcext:value-type="float">
            <text:p>24</text:p>
          </table:table-cell>
          <table:table-cell table:style-name="ce4" table:formula="of:=([.$F$1]+1-[.A444])/10" office:value-type="float" office:value="81.8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3" table:formula="of:=[.$I$1]-([.$J$1]+((LOG10([.A445]/[.$F$1])/LOG10(2))*[.$G$1]))" office:value-type="float" office:value="23.6252367869836" calcext:value-type="float">
            <text:p>24</text:p>
          </table:table-cell>
          <table:table-cell table:style-name="ce4" table:formula="of:=([.$F$1]+1-[.A445])/10" office:value-type="float" office:value="81.7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3" table:formula="of:=[.$I$1]-([.$J$1]+((LOG10([.A446]/[.$F$1])/LOG10(2))*[.$G$1]))" office:value-type="float" office:value="23.5742799327762" calcext:value-type="float">
            <text:p>24</text:p>
          </table:table-cell>
          <table:table-cell table:style-name="ce4" table:formula="of:=([.$F$1]+1-[.A446])/10" office:value-type="float" office:value="81.6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3" table:formula="of:=[.$I$1]-([.$J$1]+((LOG10([.A447]/[.$F$1])/LOG10(2))*[.$G$1]))" office:value-type="float" office:value="23.5234374599315" calcext:value-type="float">
            <text:p>24</text:p>
          </table:table-cell>
          <table:table-cell table:style-name="ce4" table:formula="of:=([.$F$1]+1-[.A447])/10" office:value-type="float" office:value="81.5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3" table:formula="of:=[.$I$1]-([.$J$1]+((LOG10([.A448]/[.$F$1])/LOG10(2))*[.$G$1]))" office:value-type="float" office:value="23.4727088561022" calcext:value-type="float">
            <text:p>23</text:p>
          </table:table-cell>
          <table:table-cell table:style-name="ce4" table:formula="of:=([.$F$1]+1-[.A448])/10" office:value-type="float" office:value="81.4" calcext:value-type="float">
            <text:p>81</text:p>
          </table:table-cell>
          <table:table-cell table:number-columns-repeated="1021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3" table:formula="of:=[.$I$1]-([.$J$1]+((LOG10([.A449]/[.$F$1])/LOG10(2))*[.$G$1]))" office:value-type="float" office:value="23.4220936123759" calcext:value-type="float">
            <text:p>23</text:p>
          </table:table-cell>
          <table:table-cell table:style-name="ce4" table:formula="of:=([.$F$1]+1-[.A449])/10" office:value-type="float" office:value="81.3" calcext:value-type="float">
            <text:p>81</text:p>
          </table:table-cell>
          <table:table-cell table:number-columns-repeated="1021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3" table:formula="of:=[.$I$1]-([.$J$1]+((LOG10([.A450]/[.$F$1])/LOG10(2))*[.$G$1]))" office:value-type="float" office:value="23.3715912232443" calcext:value-type="float">
            <text:p>23</text:p>
          </table:table-cell>
          <table:table-cell table:style-name="ce4" table:formula="of:=([.$F$1]+1-[.A450])/10" office:value-type="float" office:value="81.2" calcext:value-type="float">
            <text:p>81</text:p>
          </table:table-cell>
          <table:table-cell table:number-columns-repeated="1021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3" table:formula="of:=[.$I$1]-([.$J$1]+((LOG10([.A451]/[.$F$1])/LOG10(2))*[.$G$1]))" office:value-type="float" office:value="23.3212011865728" calcext:value-type="float">
            <text:p>23</text:p>
          </table:table-cell>
          <table:table-cell table:style-name="ce4" table:formula="of:=([.$F$1]+1-[.A451])/10" office:value-type="float" office:value="81.1" calcext:value-type="float">
            <text:p>81</text:p>
          </table:table-cell>
          <table:table-cell table:number-columns-repeated="1021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3" table:formula="of:=[.$I$1]-([.$J$1]+((LOG10([.A452]/[.$F$1])/LOG10(2))*[.$G$1]))" office:value-type="float" office:value="23.2709230035708" calcext:value-type="float">
            <text:p>23</text:p>
          </table:table-cell>
          <table:table-cell table:style-name="ce4" table:formula="of:=([.$F$1]+1-[.A452])/10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3" table:formula="of:=[.$I$1]-([.$J$1]+((LOG10([.A453]/[.$F$1])/LOG10(2))*[.$G$1]))" office:value-type="float" office:value="23.2207561787618" calcext:value-type="float">
            <text:p>23</text:p>
          </table:table-cell>
          <table:table-cell table:style-name="ce4" table:formula="of:=([.$F$1]+1-[.A453])/10" office:value-type="float" office:value="80.9" calcext:value-type="float">
            <text:p>81</text:p>
          </table:table-cell>
          <table:table-cell table:number-columns-repeated="1021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3" table:formula="of:=[.$I$1]-([.$J$1]+((LOG10([.A454]/[.$F$1])/LOG10(2))*[.$G$1]))" office:value-type="float" office:value="23.1707002199544" calcext:value-type="float">
            <text:p>23</text:p>
          </table:table-cell>
          <table:table-cell table:style-name="ce4" table:formula="of:=([.$F$1]+1-[.A454])/10" office:value-type="float" office:value="80.8" calcext:value-type="float">
            <text:p>81</text:p>
          </table:table-cell>
          <table:table-cell table:number-columns-repeated="1021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3" table:formula="of:=[.$I$1]-([.$J$1]+((LOG10([.A455]/[.$F$1])/LOG10(2))*[.$G$1]))" office:value-type="float" office:value="23.1207546382129" calcext:value-type="float">
            <text:p>23</text:p>
          </table:table-cell>
          <table:table-cell table:style-name="ce4" table:formula="of:=([.$F$1]+1-[.A455])/10" office:value-type="float" office:value="80.7" calcext:value-type="float">
            <text:p>81</text:p>
          </table:table-cell>
          <table:table-cell table:number-columns-repeated="1021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3" table:formula="of:=[.$I$1]-([.$J$1]+((LOG10([.A456]/[.$F$1])/LOG10(2))*[.$G$1]))" office:value-type="float" office:value="23.0709189478292" calcext:value-type="float">
            <text:p>23</text:p>
          </table:table-cell>
          <table:table-cell table:style-name="ce4" table:formula="of:=([.$F$1]+1-[.A456])/10" office:value-type="float" office:value="80.6" calcext:value-type="float">
            <text:p>81</text:p>
          </table:table-cell>
          <table:table-cell table:number-columns-repeated="1021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3" table:formula="of:=[.$I$1]-([.$J$1]+((LOG10([.A457]/[.$F$1])/LOG10(2))*[.$G$1]))" office:value-type="float" office:value="23.0211926662938" calcext:value-type="float">
            <text:p>23</text:p>
          </table:table-cell>
          <table:table-cell table:style-name="ce4" table:formula="of:=([.$F$1]+1-[.A457])/10" office:value-type="float" office:value="80.5" calcext:value-type="float">
            <text:p>81</text:p>
          </table:table-cell>
          <table:table-cell table:number-columns-repeated="1021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3" table:formula="of:=[.$I$1]-([.$J$1]+((LOG10([.A458]/[.$F$1])/LOG10(2))*[.$G$1]))" office:value-type="float" office:value="22.9715753142686" calcext:value-type="float">
            <text:p>23</text:p>
          </table:table-cell>
          <table:table-cell table:style-name="ce4" table:formula="of:=([.$F$1]+1-[.A458])/10" office:value-type="float" office:value="80.4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3" table:formula="of:=[.$I$1]-([.$J$1]+((LOG10([.A459]/[.$F$1])/LOG10(2))*[.$G$1]))" office:value-type="float" office:value="22.9220664155582" calcext:value-type="float">
            <text:p>23</text:p>
          </table:table-cell>
          <table:table-cell table:style-name="ce4" table:formula="of:=([.$F$1]+1-[.A459])/10" office:value-type="float" office:value="80.3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3" table:formula="of:=[.$I$1]-([.$J$1]+((LOG10([.A460]/[.$F$1])/LOG10(2))*[.$G$1]))" office:value-type="float" office:value="22.8726654970835" calcext:value-type="float">
            <text:p>23</text:p>
          </table:table-cell>
          <table:table-cell table:style-name="ce4" table:formula="of:=([.$F$1]+1-[.A460])/10" office:value-type="float" office:value="80.2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3" table:formula="of:=[.$I$1]-([.$J$1]+((LOG10([.A461]/[.$F$1])/LOG10(2))*[.$G$1]))" office:value-type="float" office:value="22.8233720888536" calcext:value-type="float">
            <text:p>23</text:p>
          </table:table-cell>
          <table:table-cell table:style-name="ce4" table:formula="of:=([.$F$1]+1-[.A461])/10" office:value-type="float" office:value="80.1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3" table:formula="of:=[.$I$1]-([.$J$1]+((LOG10([.A462]/[.$F$1])/LOG10(2))*[.$G$1]))" office:value-type="float" office:value="22.7741857239397" calcext:value-type="float">
            <text:p>23</text:p>
          </table:table-cell>
          <table:table-cell table:style-name="ce4" table:formula="of:=([.$F$1]+1-[.A462])/10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3" table:formula="of:=[.$I$1]-([.$J$1]+((LOG10([.A463]/[.$F$1])/LOG10(2))*[.$G$1]))" office:value-type="float" office:value="22.7251059384482" calcext:value-type="float">
            <text:p>23</text:p>
          </table:table-cell>
          <table:table-cell table:style-name="ce4" table:formula="of:=([.$F$1]+1-[.A463])/10" office:value-type="float" office:value="79.9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3" table:formula="of:=[.$I$1]-([.$J$1]+((LOG10([.A464]/[.$F$1])/LOG10(2))*[.$G$1]))" office:value-type="float" office:value="22.6761322714946" calcext:value-type="float">
            <text:p>23</text:p>
          </table:table-cell>
          <table:table-cell table:style-name="ce4" table:formula="of:=([.$F$1]+1-[.A464])/10" office:value-type="float" office:value="79.8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3" table:formula="of:=[.$I$1]-([.$J$1]+((LOG10([.A465]/[.$F$1])/LOG10(2))*[.$G$1]))" office:value-type="float" office:value="22.6272642651774" calcext:value-type="float">
            <text:p>23</text:p>
          </table:table-cell>
          <table:table-cell table:style-name="ce4" table:formula="of:=([.$F$1]+1-[.A465])/10" office:value-type="float" office:value="79.7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3" table:formula="of:=[.$I$1]-([.$J$1]+((LOG10([.A466]/[.$F$1])/LOG10(2))*[.$G$1]))" office:value-type="float" office:value="22.5785014645526" calcext:value-type="float">
            <text:p>23</text:p>
          </table:table-cell>
          <table:table-cell table:style-name="ce4" table:formula="of:=([.$F$1]+1-[.A466])/10" office:value-type="float" office:value="79.6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3" table:formula="of:=[.$I$1]-([.$J$1]+((LOG10([.A467]/[.$F$1])/LOG10(2))*[.$G$1]))" office:value-type="float" office:value="22.5298434176081" calcext:value-type="float">
            <text:p>23</text:p>
          </table:table-cell>
          <table:table-cell table:style-name="ce4" table:formula="of:=([.$F$1]+1-[.A467])/10" office:value-type="float" office:value="79.5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3" table:formula="of:=[.$I$1]-([.$J$1]+((LOG10([.A468]/[.$F$1])/LOG10(2))*[.$G$1]))" office:value-type="float" office:value="22.4812896752386" calcext:value-type="float">
            <text:p>22</text:p>
          </table:table-cell>
          <table:table-cell table:style-name="ce4" table:formula="of:=([.$F$1]+1-[.A468])/10" office:value-type="float" office:value="79.4" calcext:value-type="float">
            <text:p>79</text:p>
          </table:table-cell>
          <table:table-cell table:number-columns-repeated="1021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3" table:formula="of:=[.$I$1]-([.$J$1]+((LOG10([.A469]/[.$F$1])/LOG10(2))*[.$G$1]))" office:value-type="float" office:value="22.4328397912208" calcext:value-type="float">
            <text:p>22</text:p>
          </table:table-cell>
          <table:table-cell table:style-name="ce4" table:formula="of:=([.$F$1]+1-[.A469])/10" office:value-type="float" office:value="79.3" calcext:value-type="float">
            <text:p>79</text:p>
          </table:table-cell>
          <table:table-cell table:number-columns-repeated="1021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3" table:formula="of:=[.$I$1]-([.$J$1]+((LOG10([.A470]/[.$F$1])/LOG10(2))*[.$G$1]))" office:value-type="float" office:value="22.3844933221889" calcext:value-type="float">
            <text:p>22</text:p>
          </table:table-cell>
          <table:table-cell table:style-name="ce4" table:formula="of:=([.$F$1]+1-[.A470])/10" office:value-type="float" office:value="79.2" calcext:value-type="float">
            <text:p>79</text:p>
          </table:table-cell>
          <table:table-cell table:number-columns-repeated="1021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3" table:formula="of:=[.$I$1]-([.$J$1]+((LOG10([.A471]/[.$F$1])/LOG10(2))*[.$G$1]))" office:value-type="float" office:value="22.3362498276098" calcext:value-type="float">
            <text:p>22</text:p>
          </table:table-cell>
          <table:table-cell table:style-name="ce4" table:formula="of:=([.$F$1]+1-[.A471])/10" office:value-type="float" office:value="79.1" calcext:value-type="float">
            <text:p>79</text:p>
          </table:table-cell>
          <table:table-cell table:number-columns-repeated="1021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3" table:formula="of:=[.$I$1]-([.$J$1]+((LOG10([.A472]/[.$F$1])/LOG10(2))*[.$G$1]))" office:value-type="float" office:value="22.2881088697596" calcext:value-type="float">
            <text:p>22</text:p>
          </table:table-cell>
          <table:table-cell table:style-name="ce4" table:formula="of:=([.$F$1]+1-[.A472])/10" office:value-type="float" office:value="79" calcext:value-type="float">
            <text:p>79</text:p>
          </table:table-cell>
          <table:table-cell table:number-columns-repeated="1021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3" table:formula="of:=[.$I$1]-([.$J$1]+((LOG10([.A473]/[.$F$1])/LOG10(2))*[.$G$1]))" office:value-type="float" office:value="22.2400700136994" calcext:value-type="float">
            <text:p>22</text:p>
          </table:table-cell>
          <table:table-cell table:style-name="ce4" table:formula="of:=([.$F$1]+1-[.A473])/10" office:value-type="float" office:value="78.9" calcext:value-type="float">
            <text:p>79</text:p>
          </table:table-cell>
          <table:table-cell table:number-columns-repeated="1021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3" table:formula="of:=[.$I$1]-([.$J$1]+((LOG10([.A474]/[.$F$1])/LOG10(2))*[.$G$1]))" office:value-type="float" office:value="22.1921328272518" calcext:value-type="float">
            <text:p>22</text:p>
          </table:table-cell>
          <table:table-cell table:style-name="ce4" table:formula="of:=([.$F$1]+1-[.A474])/10" office:value-type="float" office:value="78.8" calcext:value-type="float">
            <text:p>79</text:p>
          </table:table-cell>
          <table:table-cell table:number-columns-repeated="1021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3" table:formula="of:=[.$I$1]-([.$J$1]+((LOG10([.A475]/[.$F$1])/LOG10(2))*[.$G$1]))" office:value-type="float" office:value="22.1442968809776" calcext:value-type="float">
            <text:p>22</text:p>
          </table:table-cell>
          <table:table-cell table:style-name="ce4" table:formula="of:=([.$F$1]+1-[.A475])/10" office:value-type="float" office:value="78.7" calcext:value-type="float">
            <text:p>79</text:p>
          </table:table-cell>
          <table:table-cell table:number-columns-repeated="1021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3" table:formula="of:=[.$I$1]-([.$J$1]+((LOG10([.A476]/[.$F$1])/LOG10(2))*[.$G$1]))" office:value-type="float" office:value="22.0965617481528" calcext:value-type="float">
            <text:p>22</text:p>
          </table:table-cell>
          <table:table-cell table:style-name="ce4" table:formula="of:=([.$F$1]+1-[.A476])/10" office:value-type="float" office:value="78.6" calcext:value-type="float">
            <text:p>79</text:p>
          </table:table-cell>
          <table:table-cell table:number-columns-repeated="1021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3" table:formula="of:=[.$I$1]-([.$J$1]+((LOG10([.A477]/[.$F$1])/LOG10(2))*[.$G$1]))" office:value-type="float" office:value="22.0489270047456" calcext:value-type="float">
            <text:p>22</text:p>
          </table:table-cell>
          <table:table-cell table:style-name="ce4" table:formula="of:=([.$F$1]+1-[.A477])/10" office:value-type="float" office:value="78.5" calcext:value-type="float">
            <text:p>79</text:p>
          </table:table-cell>
          <table:table-cell table:number-columns-repeated="1021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3" table:formula="of:=[.$I$1]-([.$J$1]+((LOG10([.A478]/[.$F$1])/LOG10(2))*[.$G$1]))" office:value-type="float" office:value="22.0013922293937" calcext:value-type="float">
            <text:p>22</text:p>
          </table:table-cell>
          <table:table-cell table:style-name="ce4" table:formula="of:=([.$F$1]+1-[.A478])/10" office:value-type="float" office:value="78.4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3" table:formula="of:=[.$I$1]-([.$J$1]+((LOG10([.A479]/[.$F$1])/LOG10(2))*[.$G$1]))" office:value-type="float" office:value="21.9539570033825" calcext:value-type="float">
            <text:p>22</text:p>
          </table:table-cell>
          <table:table-cell table:style-name="ce4" table:formula="of:=([.$F$1]+1-[.A479])/10" office:value-type="float" office:value="78.3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3" table:formula="of:=[.$I$1]-([.$J$1]+((LOG10([.A480]/[.$F$1])/LOG10(2))*[.$G$1]))" office:value-type="float" office:value="21.9066209106222" calcext:value-type="float">
            <text:p>22</text:p>
          </table:table-cell>
          <table:table-cell table:style-name="ce4" table:formula="of:=([.$F$1]+1-[.A480])/10" office:value-type="float" office:value="78.2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3" table:formula="of:=[.$I$1]-([.$J$1]+((LOG10([.A481]/[.$F$1])/LOG10(2))*[.$G$1]))" office:value-type="float" office:value="21.8593835376265" calcext:value-type="float">
            <text:p>22</text:p>
          </table:table-cell>
          <table:table-cell table:style-name="ce4" table:formula="of:=([.$F$1]+1-[.A481])/10" office:value-type="float" office:value="78.1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3" table:formula="of:=[.$I$1]-([.$J$1]+((LOG10([.A482]/[.$F$1])/LOG10(2))*[.$G$1]))" office:value-type="float" office:value="21.8122444734906" calcext:value-type="float">
            <text:p>22</text:p>
          </table:table-cell>
          <table:table-cell table:style-name="ce4" table:formula="of:=([.$F$1]+1-[.A482])/10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3" table:formula="of:=[.$I$1]-([.$J$1]+((LOG10([.A483]/[.$F$1])/LOG10(2))*[.$G$1]))" office:value-type="float" office:value="21.7652033098699" calcext:value-type="float">
            <text:p>22</text:p>
          </table:table-cell>
          <table:table-cell table:style-name="ce4" table:formula="of:=([.$F$1]+1-[.A483])/10" office:value-type="float" office:value="77.9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3" table:formula="of:=[.$I$1]-([.$J$1]+((LOG10([.A484]/[.$F$1])/LOG10(2))*[.$G$1]))" office:value-type="float" office:value="21.7182596409586" calcext:value-type="float">
            <text:p>22</text:p>
          </table:table-cell>
          <table:table-cell table:style-name="ce4" table:formula="of:=([.$F$1]+1-[.A484])/10" office:value-type="float" office:value="77.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3" table:formula="of:=[.$I$1]-([.$J$1]+((LOG10([.A485]/[.$F$1])/LOG10(2))*[.$G$1]))" office:value-type="float" office:value="21.6714130634691" calcext:value-type="float">
            <text:p>22</text:p>
          </table:table-cell>
          <table:table-cell table:style-name="ce4" table:formula="of:=([.$F$1]+1-[.A485])/10" office:value-type="float" office:value="77.7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3" table:formula="of:=[.$I$1]-([.$J$1]+((LOG10([.A486]/[.$F$1])/LOG10(2))*[.$G$1]))" office:value-type="float" office:value="21.6246631766108" calcext:value-type="float">
            <text:p>22</text:p>
          </table:table-cell>
          <table:table-cell table:style-name="ce4" table:formula="of:=([.$F$1]+1-[.A486])/10" office:value-type="float" office:value="77.6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3" table:formula="of:=[.$I$1]-([.$J$1]+((LOG10([.A487]/[.$F$1])/LOG10(2))*[.$G$1]))" office:value-type="float" office:value="21.5780095820695" calcext:value-type="float">
            <text:p>22</text:p>
          </table:table-cell>
          <table:table-cell table:style-name="ce4" table:formula="of:=([.$F$1]+1-[.A487])/10" office:value-type="float" office:value="77.5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3" table:formula="of:=[.$I$1]-([.$J$1]+((LOG10([.A488]/[.$F$1])/LOG10(2))*[.$G$1]))" office:value-type="float" office:value="21.5314518839875" calcext:value-type="float">
            <text:p>22</text:p>
          </table:table-cell>
          <table:table-cell table:style-name="ce4" table:formula="of:=([.$F$1]+1-[.A488])/10" office:value-type="float" office:value="77.4" calcext:value-type="float">
            <text:p>77</text:p>
          </table:table-cell>
          <table:table-cell table:number-columns-repeated="1021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3" table:formula="of:=[.$I$1]-([.$J$1]+((LOG10([.A489]/[.$F$1])/LOG10(2))*[.$G$1]))" office:value-type="float" office:value="21.484989688943" calcext:value-type="float">
            <text:p>21</text:p>
          </table:table-cell>
          <table:table-cell table:style-name="ce4" table:formula="of:=([.$F$1]+1-[.A489])/10" office:value-type="float" office:value="77.3" calcext:value-type="float">
            <text:p>77</text:p>
          </table:table-cell>
          <table:table-cell table:number-columns-repeated="1021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3" table:formula="of:=[.$I$1]-([.$J$1]+((LOG10([.A490]/[.$F$1])/LOG10(2))*[.$G$1]))" office:value-type="float" office:value="21.4386226059302" calcext:value-type="float">
            <text:p>21</text:p>
          </table:table-cell>
          <table:table-cell table:style-name="ce4" table:formula="of:=([.$F$1]+1-[.A490])/10" office:value-type="float" office:value="77.2" calcext:value-type="float">
            <text:p>77</text:p>
          </table:table-cell>
          <table:table-cell table:number-columns-repeated="1021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3" table:formula="of:=[.$I$1]-([.$J$1]+((LOG10([.A491]/[.$F$1])/LOG10(2))*[.$G$1]))" office:value-type="float" office:value="21.3923502463399" calcext:value-type="float">
            <text:p>21</text:p>
          </table:table-cell>
          <table:table-cell table:style-name="ce4" table:formula="of:=([.$F$1]+1-[.A491])/10" office:value-type="float" office:value="77.1" calcext:value-type="float">
            <text:p>77</text:p>
          </table:table-cell>
          <table:table-cell table:number-columns-repeated="1021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3" table:formula="of:=[.$I$1]-([.$J$1]+((LOG10([.A492]/[.$F$1])/LOG10(2))*[.$G$1]))" office:value-type="float" office:value="21.3461722239396" calcext:value-type="float">
            <text:p>21</text:p>
          </table:table-cell>
          <table:table-cell table:style-name="ce4" table:formula="of:=([.$F$1]+1-[.A492])/10" office:value-type="float" office:value="77" calcext:value-type="float">
            <text:p>77</text:p>
          </table:table-cell>
          <table:table-cell table:number-columns-repeated="1021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3" table:formula="of:=[.$I$1]-([.$J$1]+((LOG10([.A493]/[.$F$1])/LOG10(2))*[.$G$1]))" office:value-type="float" office:value="21.3000881548542" calcext:value-type="float">
            <text:p>21</text:p>
          </table:table-cell>
          <table:table-cell table:style-name="ce4" table:formula="of:=([.$F$1]+1-[.A493])/10" office:value-type="float" office:value="76.9" calcext:value-type="float">
            <text:p>77</text:p>
          </table:table-cell>
          <table:table-cell table:number-columns-repeated="1021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3" table:formula="of:=[.$I$1]-([.$J$1]+((LOG10([.A494]/[.$F$1])/LOG10(2))*[.$G$1]))" office:value-type="float" office:value="21.2540976575471" calcext:value-type="float">
            <text:p>21</text:p>
          </table:table-cell>
          <table:table-cell table:style-name="ce4" table:formula="of:=([.$F$1]+1-[.A494])/10" office:value-type="float" office:value="76.8" calcext:value-type="float">
            <text:p>77</text:p>
          </table:table-cell>
          <table:table-cell table:number-columns-repeated="1021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3" table:formula="of:=[.$I$1]-([.$J$1]+((LOG10([.A495]/[.$F$1])/LOG10(2))*[.$G$1]))" office:value-type="float" office:value="21.2082003528008" calcext:value-type="float">
            <text:p>21</text:p>
          </table:table-cell>
          <table:table-cell table:style-name="ce4" table:formula="of:=([.$F$1]+1-[.A495])/10" office:value-type="float" office:value="76.7" calcext:value-type="float">
            <text:p>77</text:p>
          </table:table-cell>
          <table:table-cell table:number-columns-repeated="1021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3" table:formula="of:=[.$I$1]-([.$J$1]+((LOG10([.A496]/[.$F$1])/LOG10(2))*[.$G$1]))" office:value-type="float" office:value="21.1623958636988" calcext:value-type="float">
            <text:p>21</text:p>
          </table:table-cell>
          <table:table-cell table:style-name="ce4" table:formula="of:=([.$F$1]+1-[.A496])/10" office:value-type="float" office:value="76.6" calcext:value-type="float">
            <text:p>77</text:p>
          </table:table-cell>
          <table:table-cell table:number-columns-repeated="1021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3" table:formula="of:=[.$I$1]-([.$J$1]+((LOG10([.A497]/[.$F$1])/LOG10(2))*[.$G$1]))" office:value-type="float" office:value="21.1166838156063" calcext:value-type="float">
            <text:p>21</text:p>
          </table:table-cell>
          <table:table-cell table:style-name="ce4" table:formula="of:=([.$F$1]+1-[.A497])/10" office:value-type="float" office:value="76.5" calcext:value-type="float">
            <text:p>77</text:p>
          </table:table-cell>
          <table:table-cell table:number-columns-repeated="1021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3" table:formula="of:=[.$I$1]-([.$J$1]+((LOG10([.A498]/[.$F$1])/LOG10(2))*[.$G$1]))" office:value-type="float" office:value="21.0710638361524" calcext:value-type="float">
            <text:p>21</text:p>
          </table:table-cell>
          <table:table-cell table:style-name="ce4" table:formula="of:=([.$F$1]+1-[.A498])/10" office:value-type="float" office:value="76.4" calcext:value-type="float">
            <text:p>76</text:p>
          </table:table-cell>
          <table:table-cell table:number-columns-repeated="1021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3" table:formula="of:=[.$I$1]-([.$J$1]+((LOG10([.A499]/[.$F$1])/LOG10(2))*[.$G$1]))" office:value-type="float" office:value="21.0255355552114" calcext:value-type="float">
            <text:p>21</text:p>
          </table:table-cell>
          <table:table-cell table:style-name="ce4" table:formula="of:=([.$F$1]+1-[.A499])/10" office:value-type="float" office:value="76.3" calcext:value-type="float">
            <text:p>76</text:p>
          </table:table-cell>
          <table:table-cell table:number-columns-repeated="1021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3" table:formula="of:=[.$I$1]-([.$J$1]+((LOG10([.A500]/[.$F$1])/LOG10(2))*[.$G$1]))" office:value-type="float" office:value="20.9800986048853" calcext:value-type="float">
            <text:p>21</text:p>
          </table:table-cell>
          <table:table-cell table:style-name="ce4" table:formula="of:=([.$F$1]+1-[.A500])/10" office:value-type="float" office:value="76.2" calcext:value-type="float">
            <text:p>76</text:p>
          </table:table-cell>
          <table:table-cell table:number-columns-repeated="1021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3" table:formula="of:=[.$I$1]-([.$J$1]+((LOG10([.A501]/[.$F$1])/LOG10(2))*[.$G$1]))" office:value-type="float" office:value="20.9347526194855" calcext:value-type="float">
            <text:p>21</text:p>
          </table:table-cell>
          <table:table-cell table:style-name="ce4" table:formula="of:=([.$F$1]+1-[.A501])/10" office:value-type="float" office:value="76.1" calcext:value-type="float">
            <text:p>76</text:p>
          </table:table-cell>
          <table:table-cell table:number-columns-repeated="1021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3" table:formula="of:=[.$I$1]-([.$J$1]+((LOG10([.A502]/[.$F$1])/LOG10(2))*[.$G$1]))" office:value-type="float" office:value="20.8894972355155" calcext:value-type="float">
            <text:p>21</text:p>
          </table:table-cell>
          <table:table-cell table:style-name="ce4" table:formula="of:=([.$F$1]+1-[.A502])/10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3" table:formula="of:=[.$I$1]-([.$J$1]+((LOG10([.A503]/[.$F$1])/LOG10(2))*[.$G$1]))" office:value-type="float" office:value="20.8443320916532" calcext:value-type="float">
            <text:p>21</text:p>
          </table:table-cell>
          <table:table-cell table:style-name="ce4" table:formula="of:=([.$F$1]+1-[.A503])/10" office:value-type="float" office:value="75.9" calcext:value-type="float">
            <text:p>76</text:p>
          </table:table-cell>
          <table:table-cell table:number-columns-repeated="1021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3" table:formula="of:=[.$I$1]-([.$J$1]+((LOG10([.A504]/[.$F$1])/LOG10(2))*[.$G$1]))" office:value-type="float" office:value="20.7992568287335" calcext:value-type="float">
            <text:p>21</text:p>
          </table:table-cell>
          <table:table-cell table:style-name="ce4" table:formula="of:=([.$F$1]+1-[.A504])/10" office:value-type="float" office:value="75.8" calcext:value-type="float">
            <text:p>76</text:p>
          </table:table-cell>
          <table:table-cell table:number-columns-repeated="1021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3" table:formula="of:=[.$I$1]-([.$J$1]+((LOG10([.A505]/[.$F$1])/LOG10(2))*[.$G$1]))" office:value-type="float" office:value="20.7542710897316" calcext:value-type="float">
            <text:p>21</text:p>
          </table:table-cell>
          <table:table-cell table:style-name="ce4" table:formula="of:=([.$F$1]+1-[.A505])/10" office:value-type="float" office:value="75.7" calcext:value-type="float">
            <text:p>76</text:p>
          </table:table-cell>
          <table:table-cell table:number-columns-repeated="1021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3" table:formula="of:=[.$I$1]-([.$J$1]+((LOG10([.A506]/[.$F$1])/LOG10(2))*[.$G$1]))" office:value-type="float" office:value="20.7093745197455" calcext:value-type="float">
            <text:p>21</text:p>
          </table:table-cell>
          <table:table-cell table:style-name="ce4" table:formula="of:=([.$F$1]+1-[.A506])/10" office:value-type="float" office:value="75.6" calcext:value-type="float">
            <text:p>76</text:p>
          </table:table-cell>
          <table:table-cell table:number-columns-repeated="1021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3" table:formula="of:=[.$I$1]-([.$J$1]+((LOG10([.A507]/[.$F$1])/LOG10(2))*[.$G$1]))" office:value-type="float" office:value="20.6645667659796" calcext:value-type="float">
            <text:p>21</text:p>
          </table:table-cell>
          <table:table-cell table:style-name="ce4" table:formula="of:=([.$F$1]+1-[.A507])/10" office:value-type="float" office:value="75.5" calcext:value-type="float">
            <text:p>76</text:p>
          </table:table-cell>
          <table:table-cell table:number-columns-repeated="1021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3" table:formula="of:=[.$I$1]-([.$J$1]+((LOG10([.A508]/[.$F$1])/LOG10(2))*[.$G$1]))" office:value-type="float" office:value="20.6198474777278" calcext:value-type="float">
            <text:p>21</text:p>
          </table:table-cell>
          <table:table-cell table:style-name="ce4" table:formula="of:=([.$F$1]+1-[.A508])/10" office:value-type="float" office:value="75.4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3" table:formula="of:=[.$I$1]-([.$J$1]+((LOG10([.A509]/[.$F$1])/LOG10(2))*[.$G$1]))" office:value-type="float" office:value="20.5752163063573" calcext:value-type="float">
            <text:p>21</text:p>
          </table:table-cell>
          <table:table-cell table:style-name="ce4" table:formula="of:=([.$F$1]+1-[.A509])/10" office:value-type="float" office:value="75.3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3" table:formula="of:=[.$I$1]-([.$J$1]+((LOG10([.A510]/[.$F$1])/LOG10(2))*[.$G$1]))" office:value-type="float" office:value="20.5306729052919" calcext:value-type="float">
            <text:p>21</text:p>
          </table:table-cell>
          <table:table-cell table:style-name="ce4" table:formula="of:=([.$F$1]+1-[.A510])/10" office:value-type="float" office:value="75.2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3" table:formula="of:=[.$I$1]-([.$J$1]+((LOG10([.A511]/[.$F$1])/LOG10(2))*[.$G$1]))" office:value-type="float" office:value="20.4862169299962" calcext:value-type="float">
            <text:p>20</text:p>
          </table:table-cell>
          <table:table-cell table:style-name="ce4" table:formula="of:=([.$F$1]+1-[.A511])/10" office:value-type="float" office:value="75.1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3" table:formula="of:=[.$I$1]-([.$J$1]+((LOG10([.A512]/[.$F$1])/LOG10(2))*[.$G$1]))" office:value-type="float" office:value="20.4418480379596" calcext:value-type="float">
            <text:p>20</text:p>
          </table:table-cell>
          <table:table-cell table:style-name="ce4" table:formula="of:=([.$F$1]+1-[.A512])/10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3" table:formula="of:=[.$I$1]-([.$J$1]+((LOG10([.A513]/[.$F$1])/LOG10(2))*[.$G$1]))" office:value-type="float" office:value="20.3975658886803" calcext:value-type="float">
            <text:p>20</text:p>
          </table:table-cell>
          <table:table-cell table:style-name="ce4" table:formula="of:=([.$F$1]+1-[.A513])/10" office:value-type="float" office:value="74.9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3" table:formula="of:=[.$I$1]-([.$J$1]+((LOG10([.A514]/[.$F$1])/LOG10(2))*[.$G$1]))" office:value-type="float" office:value="20.3533701436495" calcext:value-type="float">
            <text:p>20</text:p>
          </table:table-cell>
          <table:table-cell table:style-name="ce4" table:formula="of:=([.$F$1]+1-[.A514])/10" office:value-type="float" office:value="74.8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3" table:formula="of:=[.$I$1]-([.$J$1]+((LOG10([.A515]/[.$F$1])/LOG10(2))*[.$G$1]))" office:value-type="float" office:value="20.3092604663364" calcext:value-type="float">
            <text:p>20</text:p>
          </table:table-cell>
          <table:table-cell table:style-name="ce4" table:formula="of:=([.$F$1]+1-[.A515])/10" office:value-type="float" office:value="74.7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3" table:formula="of:=[.$I$1]-([.$J$1]+((LOG10([.A516]/[.$F$1])/LOG10(2))*[.$G$1]))" office:value-type="float" office:value="20.2652365221722" calcext:value-type="float">
            <text:p>20</text:p>
          </table:table-cell>
          <table:table-cell table:style-name="ce4" table:formula="of:=([.$F$1]+1-[.A516])/10" office:value-type="float" office:value="74.6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3" table:formula="of:=[.$I$1]-([.$J$1]+((LOG10([.A517]/[.$F$1])/LOG10(2))*[.$G$1]))" office:value-type="float" office:value="20.2212979785352" calcext:value-type="float">
            <text:p>20</text:p>
          </table:table-cell>
          <table:table-cell table:style-name="ce4" table:formula="of:=([.$F$1]+1-[.A517])/10" office:value-type="float" office:value="74.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3" table:formula="of:=[.$I$1]-([.$J$1]+((LOG10([.A518]/[.$F$1])/LOG10(2))*[.$G$1]))" office:value-type="float" office:value="20.1774445047358" calcext:value-type="float">
            <text:p>20</text:p>
          </table:table-cell>
          <table:table-cell table:style-name="ce4" table:formula="of:=([.$F$1]+1-[.A518])/10" office:value-type="float" office:value="74.4" calcext:value-type="float">
            <text:p>74</text:p>
          </table:table-cell>
          <table:table-cell table:number-columns-repeated="1021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3" table:formula="of:=[.$I$1]-([.$J$1]+((LOG10([.A519]/[.$F$1])/LOG10(2))*[.$G$1]))" office:value-type="float" office:value="20.1336757720014" calcext:value-type="float">
            <text:p>20</text:p>
          </table:table-cell>
          <table:table-cell table:style-name="ce4" table:formula="of:=([.$F$1]+1-[.A519])/10" office:value-type="float" office:value="74.3" calcext:value-type="float">
            <text:p>74</text:p>
          </table:table-cell>
          <table:table-cell table:number-columns-repeated="1021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3" table:formula="of:=[.$I$1]-([.$J$1]+((LOG10([.A520]/[.$F$1])/LOG10(2))*[.$G$1]))" office:value-type="float" office:value="20.0899914534615" calcext:value-type="float">
            <text:p>20</text:p>
          </table:table-cell>
          <table:table-cell table:style-name="ce4" table:formula="of:=([.$F$1]+1-[.A520])/10" office:value-type="float" office:value="74.2" calcext:value-type="float">
            <text:p>74</text:p>
          </table:table-cell>
          <table:table-cell table:number-columns-repeated="1021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3" table:formula="of:=[.$I$1]-([.$J$1]+((LOG10([.A521]/[.$F$1])/LOG10(2))*[.$G$1]))" office:value-type="float" office:value="20.0463912241335" calcext:value-type="float">
            <text:p>20</text:p>
          </table:table-cell>
          <table:table-cell table:style-name="ce4" table:formula="of:=([.$F$1]+1-[.A521])/10" office:value-type="float" office:value="74.1" calcext:value-type="float">
            <text:p>74</text:p>
          </table:table-cell>
          <table:table-cell table:number-columns-repeated="1021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3" table:formula="of:=[.$I$1]-([.$J$1]+((LOG10([.A522]/[.$F$1])/LOG10(2))*[.$G$1]))" office:value-type="float" office:value="20.0028747609077" calcext:value-type="float">
            <text:p>20</text:p>
          </table:table-cell>
          <table:table-cell table:style-name="ce4" table:formula="of:=([.$F$1]+1-[.A522])/10" office:value-type="float" office:value="74" calcext:value-type="float">
            <text:p>74</text:p>
          </table:table-cell>
          <table:table-cell table:number-columns-repeated="1021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3" table:formula="of:=[.$I$1]-([.$J$1]+((LOG10([.A523]/[.$F$1])/LOG10(2))*[.$G$1]))" office:value-type="float" office:value="19.9594417425331" calcext:value-type="float">
            <text:p>20</text:p>
          </table:table-cell>
          <table:table-cell table:style-name="ce4" table:formula="of:=([.$F$1]+1-[.A523])/10" office:value-type="float" office:value="73.9" calcext:value-type="float">
            <text:p>74</text:p>
          </table:table-cell>
          <table:table-cell table:number-columns-repeated="1021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3" table:formula="of:=[.$I$1]-([.$J$1]+((LOG10([.A524]/[.$F$1])/LOG10(2))*[.$G$1]))" office:value-type="float" office:value="19.9160918496033" calcext:value-type="float">
            <text:p>20</text:p>
          </table:table-cell>
          <table:table-cell table:style-name="ce4" table:formula="of:=([.$F$1]+1-[.A524])/10" office:value-type="float" office:value="73.8" calcext:value-type="float">
            <text:p>74</text:p>
          </table:table-cell>
          <table:table-cell table:number-columns-repeated="1021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3" table:formula="of:=[.$I$1]-([.$J$1]+((LOG10([.A525]/[.$F$1])/LOG10(2))*[.$G$1]))" office:value-type="float" office:value="19.8728247645423" calcext:value-type="float">
            <text:p>20</text:p>
          </table:table-cell>
          <table:table-cell table:style-name="ce4" table:formula="of:=([.$F$1]+1-[.A525])/10" office:value-type="float" office:value="73.7" calcext:value-type="float">
            <text:p>74</text:p>
          </table:table-cell>
          <table:table-cell table:number-columns-repeated="1021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3" table:formula="of:=[.$I$1]-([.$J$1]+((LOG10([.A526]/[.$F$1])/LOG10(2))*[.$G$1]))" office:value-type="float" office:value="19.8296401715906" calcext:value-type="float">
            <text:p>20</text:p>
          </table:table-cell>
          <table:table-cell table:style-name="ce4" table:formula="of:=([.$F$1]+1-[.A526])/10" office:value-type="float" office:value="73.6" calcext:value-type="float">
            <text:p>74</text:p>
          </table:table-cell>
          <table:table-cell table:number-columns-repeated="1021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3" table:formula="of:=[.$I$1]-([.$J$1]+((LOG10([.A527]/[.$F$1])/LOG10(2))*[.$G$1]))" office:value-type="float" office:value="19.7865377567911" calcext:value-type="float">
            <text:p>20</text:p>
          </table:table-cell>
          <table:table-cell table:style-name="ce4" table:formula="of:=([.$F$1]+1-[.A527])/10" office:value-type="float" office:value="73.5" calcext:value-type="float">
            <text:p>74</text:p>
          </table:table-cell>
          <table:table-cell table:number-columns-repeated="1021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3" table:formula="of:=[.$I$1]-([.$J$1]+((LOG10([.A528]/[.$F$1])/LOG10(2))*[.$G$1]))" office:value-type="float" office:value="19.743517207976" calcext:value-type="float">
            <text:p>20</text:p>
          </table:table-cell>
          <table:table-cell table:style-name="ce4" table:formula="of:=([.$F$1]+1-[.A528])/10" office:value-type="float" office:value="73.4" calcext:value-type="float">
            <text:p>73</text:p>
          </table:table-cell>
          <table:table-cell table:number-columns-repeated="1021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3" table:formula="of:=[.$I$1]-([.$J$1]+((LOG10([.A529]/[.$F$1])/LOG10(2))*[.$G$1]))" office:value-type="float" office:value="19.7005782147526" calcext:value-type="float">
            <text:p>20</text:p>
          </table:table-cell>
          <table:table-cell table:style-name="ce4" table:formula="of:=([.$F$1]+1-[.A529])/10" office:value-type="float" office:value="73.3" calcext:value-type="float">
            <text:p>73</text:p>
          </table:table-cell>
          <table:table-cell table:number-columns-repeated="1021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3" table:formula="of:=[.$I$1]-([.$J$1]+((LOG10([.A530]/[.$F$1])/LOG10(2))*[.$G$1]))" office:value-type="float" office:value="19.6577204684901" calcext:value-type="float">
            <text:p>20</text:p>
          </table:table-cell>
          <table:table-cell table:style-name="ce4" table:formula="of:=([.$F$1]+1-[.A530])/10" office:value-type="float" office:value="73.2" calcext:value-type="float">
            <text:p>73</text:p>
          </table:table-cell>
          <table:table-cell table:number-columns-repeated="1021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3" table:formula="of:=[.$I$1]-([.$J$1]+((LOG10([.A531]/[.$F$1])/LOG10(2))*[.$G$1]))" office:value-type="float" office:value="19.6149436623065" calcext:value-type="float">
            <text:p>20</text:p>
          </table:table-cell>
          <table:table-cell table:style-name="ce4" table:formula="of:=([.$F$1]+1-[.A531])/10" office:value-type="float" office:value="73.1" calcext:value-type="float">
            <text:p>73</text:p>
          </table:table-cell>
          <table:table-cell table:number-columns-repeated="1021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3" table:formula="of:=[.$I$1]-([.$J$1]+((LOG10([.A532]/[.$F$1])/LOG10(2))*[.$G$1]))" office:value-type="float" office:value="19.5722474910551" calcext:value-type="float">
            <text:p>20</text:p>
          </table:table-cell>
          <table:table-cell table:style-name="ce4" table:formula="of:=([.$F$1]+1-[.A532])/10" office:value-type="float" office:value="73" calcext:value-type="float">
            <text:p>73</text:p>
          </table:table-cell>
          <table:table-cell table:number-columns-repeated="1021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3" table:formula="of:=[.$I$1]-([.$J$1]+((LOG10([.A533]/[.$F$1])/LOG10(2))*[.$G$1]))" office:value-type="float" office:value="19.5296316513116" calcext:value-type="float">
            <text:p>20</text:p>
          </table:table-cell>
          <table:table-cell table:style-name="ce4" table:formula="of:=([.$F$1]+1-[.A533])/10" office:value-type="float" office:value="72.9" calcext:value-type="float">
            <text:p>73</text:p>
          </table:table-cell>
          <table:table-cell table:number-columns-repeated="1021"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3" table:formula="of:=[.$I$1]-([.$J$1]+((LOG10([.A534]/[.$F$1])/LOG10(2))*[.$G$1]))" office:value-type="float" office:value="19.4870958413612" calcext:value-type="float">
            <text:p>19</text:p>
          </table:table-cell>
          <table:table-cell table:style-name="ce4" table:formula="of:=([.$F$1]+1-[.A534])/10" office:value-type="float" office:value="72.8" calcext:value-type="float">
            <text:p>73</text:p>
          </table:table-cell>
          <table:table-cell table:number-columns-repeated="1021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3" table:formula="of:=[.$I$1]-([.$J$1]+((LOG10([.A535]/[.$F$1])/LOG10(2))*[.$G$1]))" office:value-type="float" office:value="19.4446397611857" calcext:value-type="float">
            <text:p>19</text:p>
          </table:table-cell>
          <table:table-cell table:style-name="ce4" table:formula="of:=([.$F$1]+1-[.A535])/10" office:value-type="float" office:value="72.7" calcext:value-type="float">
            <text:p>73</text:p>
          </table:table-cell>
          <table:table-cell table:number-columns-repeated="1021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3" table:formula="of:=[.$I$1]-([.$J$1]+((LOG10([.A536]/[.$F$1])/LOG10(2))*[.$G$1]))" office:value-type="float" office:value="19.4022631124507" calcext:value-type="float">
            <text:p>19</text:p>
          </table:table-cell>
          <table:table-cell table:style-name="ce4" table:formula="of:=([.$F$1]+1-[.A536])/10" office:value-type="float" office:value="72.6" calcext:value-type="float">
            <text:p>73</text:p>
          </table:table-cell>
          <table:table-cell table:number-columns-repeated="1021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3" table:formula="of:=[.$I$1]-([.$J$1]+((LOG10([.A537]/[.$F$1])/LOG10(2))*[.$G$1]))" office:value-type="float" office:value="19.3599655984932" calcext:value-type="float">
            <text:p>19</text:p>
          </table:table-cell>
          <table:table-cell table:style-name="ce4" table:formula="of:=([.$F$1]+1-[.A537])/10" office:value-type="float" office:value="72.5" calcext:value-type="float">
            <text:p>73</text:p>
          </table:table-cell>
          <table:table-cell table:number-columns-repeated="1021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3" table:formula="of:=[.$I$1]-([.$J$1]+((LOG10([.A538]/[.$F$1])/LOG10(2))*[.$G$1]))" office:value-type="float" office:value="19.3177469243093" calcext:value-type="float">
            <text:p>19</text:p>
          </table:table-cell>
          <table:table-cell table:style-name="ce4" table:formula="of:=([.$F$1]+1-[.A538])/10" office:value-type="float" office:value="72.4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3" table:formula="of:=[.$I$1]-([.$J$1]+((LOG10([.A539]/[.$F$1])/LOG10(2))*[.$G$1]))" office:value-type="float" office:value="19.2756067965413" calcext:value-type="float">
            <text:p>19</text:p>
          </table:table-cell>
          <table:table-cell table:style-name="ce4" table:formula="of:=([.$F$1]+1-[.A539])/10" office:value-type="float" office:value="72.3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3" table:formula="of:=[.$I$1]-([.$J$1]+((LOG10([.A540]/[.$F$1])/LOG10(2))*[.$G$1]))" office:value-type="float" office:value="19.2335449234659" calcext:value-type="float">
            <text:p>19</text:p>
          </table:table-cell>
          <table:table-cell table:style-name="ce4" table:formula="of:=([.$F$1]+1-[.A540])/10" office:value-type="float" office:value="72.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3" table:formula="of:=[.$I$1]-([.$J$1]+((LOG10([.A541]/[.$F$1])/LOG10(2))*[.$G$1]))" office:value-type="float" office:value="19.1915610149822" calcext:value-type="float">
            <text:p>19</text:p>
          </table:table-cell>
          <table:table-cell table:style-name="ce4" table:formula="of:=([.$F$1]+1-[.A541])/10" office:value-type="float" office:value="72.1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3" table:formula="of:=[.$I$1]-([.$J$1]+((LOG10([.A542]/[.$F$1])/LOG10(2))*[.$G$1]))" office:value-type="float" office:value="19.1496547825993" calcext:value-type="float">
            <text:p>19</text:p>
          </table:table-cell>
          <table:table-cell table:style-name="ce4" table:formula="of:=([.$F$1]+1-[.A542])/10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3" table:formula="of:=[.$I$1]-([.$J$1]+((LOG10([.A543]/[.$F$1])/LOG10(2))*[.$G$1]))" office:value-type="float" office:value="19.1078259394245" calcext:value-type="float">
            <text:p>19</text:p>
          </table:table-cell>
          <table:table-cell table:style-name="ce4" table:formula="of:=([.$F$1]+1-[.A543])/10" office:value-type="float" office:value="71.9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3" table:formula="of:=[.$I$1]-([.$J$1]+((LOG10([.A544]/[.$F$1])/LOG10(2))*[.$G$1]))" office:value-type="float" office:value="19.0660742001518" calcext:value-type="float">
            <text:p>19</text:p>
          </table:table-cell>
          <table:table-cell table:style-name="ce4" table:formula="of:=([.$F$1]+1-[.A544])/10" office:value-type="float" office:value="71.8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3" table:formula="of:=[.$I$1]-([.$J$1]+((LOG10([.A545]/[.$F$1])/LOG10(2))*[.$G$1]))" office:value-type="float" office:value="19.0243992810499" calcext:value-type="float">
            <text:p>19</text:p>
          </table:table-cell>
          <table:table-cell table:style-name="ce4" table:formula="of:=([.$F$1]+1-[.A545])/10" office:value-type="float" office:value="71.7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3" table:formula="of:=[.$I$1]-([.$J$1]+((LOG10([.A546]/[.$F$1])/LOG10(2))*[.$G$1]))" office:value-type="float" office:value="18.9828008999509" calcext:value-type="float">
            <text:p>19</text:p>
          </table:table-cell>
          <table:table-cell table:style-name="ce4" table:formula="of:=([.$F$1]+1-[.A546])/10" office:value-type="float" office:value="71.6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3" table:formula="of:=[.$I$1]-([.$J$1]+((LOG10([.A547]/[.$F$1])/LOG10(2))*[.$G$1]))" office:value-type="float" office:value="18.9412787762386" calcext:value-type="float">
            <text:p>19</text:p>
          </table:table-cell>
          <table:table-cell table:style-name="ce4" table:formula="of:=([.$F$1]+1-[.A547])/10" office:value-type="float" office:value="71.5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3" table:formula="of:=[.$I$1]-([.$J$1]+((LOG10([.A548]/[.$F$1])/LOG10(2))*[.$G$1]))" office:value-type="float" office:value="18.8998326308371" calcext:value-type="float">
            <text:p>19</text:p>
          </table:table-cell>
          <table:table-cell table:style-name="ce4" table:formula="of:=([.$F$1]+1-[.A548])/10" office:value-type="float" office:value="71.4" calcext:value-type="float">
            <text:p>71</text:p>
          </table:table-cell>
          <table:table-cell table:number-columns-repeated="1021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3" table:formula="of:=[.$I$1]-([.$J$1]+((LOG10([.A549]/[.$F$1])/LOG10(2))*[.$G$1]))" office:value-type="float" office:value="18.8584621862" calcext:value-type="float">
            <text:p>19</text:p>
          </table:table-cell>
          <table:table-cell table:style-name="ce4" table:formula="of:=([.$F$1]+1-[.A549])/10" office:value-type="float" office:value="71.3" calcext:value-type="float">
            <text:p>71</text:p>
          </table:table-cell>
          <table:table-cell table:number-columns-repeated="1021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3" table:formula="of:=[.$I$1]-([.$J$1]+((LOG10([.A550]/[.$F$1])/LOG10(2))*[.$G$1]))" office:value-type="float" office:value="18.8171671662987" calcext:value-type="float">
            <text:p>19</text:p>
          </table:table-cell>
          <table:table-cell table:style-name="ce4" table:formula="of:=([.$F$1]+1-[.A550])/10" office:value-type="float" office:value="71.2" calcext:value-type="float">
            <text:p>71</text:p>
          </table:table-cell>
          <table:table-cell table:number-columns-repeated="1021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3" table:formula="of:=[.$I$1]-([.$J$1]+((LOG10([.A551]/[.$F$1])/LOG10(2))*[.$G$1]))" office:value-type="float" office:value="18.7759472966115" calcext:value-type="float">
            <text:p>19</text:p>
          </table:table-cell>
          <table:table-cell table:style-name="ce4" table:formula="of:=([.$F$1]+1-[.A551])/10" office:value-type="float" office:value="71.1" calcext:value-type="float">
            <text:p>71</text:p>
          </table:table-cell>
          <table:table-cell table:number-columns-repeated="1021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3" table:formula="of:=[.$I$1]-([.$J$1]+((LOG10([.A552]/[.$F$1])/LOG10(2))*[.$G$1]))" office:value-type="float" office:value="18.7348023041131" calcext:value-type="float">
            <text:p>19</text:p>
          </table:table-cell>
          <table:table-cell table:style-name="ce4" table:formula="of:=([.$F$1]+1-[.A552])/10" office:value-type="float" office:value="71" calcext:value-type="float">
            <text:p>71</text:p>
          </table:table-cell>
          <table:table-cell table:number-columns-repeated="1021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3" table:formula="of:=[.$I$1]-([.$J$1]+((LOG10([.A553]/[.$F$1])/LOG10(2))*[.$G$1]))" office:value-type="float" office:value="18.693731917263" calcext:value-type="float">
            <text:p>19</text:p>
          </table:table-cell>
          <table:table-cell table:style-name="ce4" table:formula="of:=([.$F$1]+1-[.A553])/10" office:value-type="float" office:value="70.9" calcext:value-type="float">
            <text:p>71</text:p>
          </table:table-cell>
          <table:table-cell table:number-columns-repeated="1021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3" table:formula="of:=[.$I$1]-([.$J$1]+((LOG10([.A554]/[.$F$1])/LOG10(2))*[.$G$1]))" office:value-type="float" office:value="18.6527358659954" calcext:value-type="float">
            <text:p>19</text:p>
          </table:table-cell>
          <table:table-cell table:style-name="ce4" table:formula="of:=([.$F$1]+1-[.A554])/10" office:value-type="float" office:value="70.8" calcext:value-type="float">
            <text:p>71</text:p>
          </table:table-cell>
          <table:table-cell table:number-columns-repeated="1021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3" table:formula="of:=[.$I$1]-([.$J$1]+((LOG10([.A555]/[.$F$1])/LOG10(2))*[.$G$1]))" office:value-type="float" office:value="18.611813881708" calcext:value-type="float">
            <text:p>19</text:p>
          </table:table-cell>
          <table:table-cell table:style-name="ce4" table:formula="of:=([.$F$1]+1-[.A555])/10" office:value-type="float" office:value="70.7" calcext:value-type="float">
            <text:p>71</text:p>
          </table:table-cell>
          <table:table-cell table:number-columns-repeated="1021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3" table:formula="of:=[.$I$1]-([.$J$1]+((LOG10([.A556]/[.$F$1])/LOG10(2))*[.$G$1]))" office:value-type="float" office:value="18.570965697252" calcext:value-type="float">
            <text:p>19</text:p>
          </table:table-cell>
          <table:table-cell table:style-name="ce4" table:formula="of:=([.$F$1]+1-[.A556])/10" office:value-type="float" office:value="70.6" calcext:value-type="float">
            <text:p>71</text:p>
          </table:table-cell>
          <table:table-cell table:number-columns-repeated="1021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3" table:formula="of:=[.$I$1]-([.$J$1]+((LOG10([.A557]/[.$F$1])/LOG10(2))*[.$G$1]))" office:value-type="float" office:value="18.5301910469212" calcext:value-type="float">
            <text:p>19</text:p>
          </table:table-cell>
          <table:table-cell table:style-name="ce4" table:formula="of:=([.$F$1]+1-[.A557])/10" office:value-type="float" office:value="70.5" calcext:value-type="float">
            <text:p>71</text:p>
          </table:table-cell>
          <table:table-cell table:number-columns-repeated="1021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3" table:formula="of:=[.$I$1]-([.$J$1]+((LOG10([.A558]/[.$F$1])/LOG10(2))*[.$G$1]))" office:value-type="float" office:value="18.4894896664418" calcext:value-type="float">
            <text:p>18</text:p>
          </table:table-cell>
          <table:table-cell table:style-name="ce4" table:formula="of:=([.$F$1]+1-[.A558])/10" office:value-type="float" office:value="70.4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3" table:formula="of:=[.$I$1]-([.$J$1]+((LOG10([.A559]/[.$F$1])/LOG10(2))*[.$G$1]))" office:value-type="float" office:value="18.448861292962" calcext:value-type="float">
            <text:p>18</text:p>
          </table:table-cell>
          <table:table-cell table:style-name="ce4" table:formula="of:=([.$F$1]+1-[.A559])/10" office:value-type="float" office:value="70.3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3" table:formula="of:=[.$I$1]-([.$J$1]+((LOG10([.A560]/[.$F$1])/LOG10(2))*[.$G$1]))" office:value-type="float" office:value="18.4083056650422" calcext:value-type="float">
            <text:p>18</text:p>
          </table:table-cell>
          <table:table-cell table:style-name="ce4" table:formula="of:=([.$F$1]+1-[.A560])/10" office:value-type="float" office:value="70.2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3" table:formula="of:=[.$I$1]-([.$J$1]+((LOG10([.A561]/[.$F$1])/LOG10(2))*[.$G$1]))" office:value-type="float" office:value="18.3678225226443" calcext:value-type="float">
            <text:p>18</text:p>
          </table:table-cell>
          <table:table-cell table:style-name="ce4" table:formula="of:=([.$F$1]+1-[.A561])/10" office:value-type="float" office:value="70.1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3" table:formula="of:=[.$I$1]-([.$J$1]+((LOG10([.A562]/[.$F$1])/LOG10(2))*[.$G$1]))" office:value-type="float" office:value="18.3274116071222" calcext:value-type="float">
            <text:p>18</text:p>
          </table:table-cell>
          <table:table-cell table:style-name="ce4" table:formula="of:=([.$F$1]+1-[.A562])/10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3" table:formula="of:=[.$I$1]-([.$J$1]+((LOG10([.A563]/[.$F$1])/LOG10(2))*[.$G$1]))" office:value-type="float" office:value="18.2870726612117" calcext:value-type="float">
            <text:p>18</text:p>
          </table:table-cell>
          <table:table-cell table:style-name="ce4" table:formula="of:=([.$F$1]+1-[.A563])/10" office:value-type="float" office:value="69.9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3" table:formula="of:=[.$I$1]-([.$J$1]+((LOG10([.A564]/[.$F$1])/LOG10(2))*[.$G$1]))" office:value-type="float" office:value="18.2468054290207" calcext:value-type="float">
            <text:p>18</text:p>
          </table:table-cell>
          <table:table-cell table:style-name="ce4" table:formula="of:=([.$F$1]+1-[.A564])/10" office:value-type="float" office:value="69.8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3" table:formula="of:=[.$I$1]-([.$J$1]+((LOG10([.A565]/[.$F$1])/LOG10(2))*[.$G$1]))" office:value-type="float" office:value="18.2066096560192" calcext:value-type="float">
            <text:p>18</text:p>
          </table:table-cell>
          <table:table-cell table:style-name="ce4" table:formula="of:=([.$F$1]+1-[.A565])/10" office:value-type="float" office:value="69.7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3" table:formula="of:=[.$I$1]-([.$J$1]+((LOG10([.A566]/[.$F$1])/LOG10(2))*[.$G$1]))" office:value-type="float" office:value="18.1664850890302" calcext:value-type="float">
            <text:p>18</text:p>
          </table:table-cell>
          <table:table-cell table:style-name="ce4" table:formula="of:=([.$F$1]+1-[.A566])/10" office:value-type="float" office:value="69.6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3" table:formula="of:=[.$I$1]-([.$J$1]+((LOG10([.A567]/[.$F$1])/LOG10(2))*[.$G$1]))" office:value-type="float" office:value="18.1264314762197" calcext:value-type="float">
            <text:p>18</text:p>
          </table:table-cell>
          <table:table-cell table:style-name="ce4" table:formula="of:=([.$F$1]+1-[.A567])/10" office:value-type="float" office:value="69.5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3" table:formula="of:=[.$I$1]-([.$J$1]+((LOG10([.A568]/[.$F$1])/LOG10(2))*[.$G$1]))" office:value-type="float" office:value="18.0864485670873" calcext:value-type="float">
            <text:p>18</text:p>
          </table:table-cell>
          <table:table-cell table:style-name="ce4" table:formula="of:=([.$F$1]+1-[.A568])/10" office:value-type="float" office:value="69.4" calcext:value-type="float">
            <text:p>69</text:p>
          </table:table-cell>
          <table:table-cell table:number-columns-repeated="1021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3" table:formula="of:=[.$I$1]-([.$J$1]+((LOG10([.A569]/[.$F$1])/LOG10(2))*[.$G$1]))" office:value-type="float" office:value="18.0465361124568" calcext:value-type="float">
            <text:p>18</text:p>
          </table:table-cell>
          <table:table-cell table:style-name="ce4" table:formula="of:=([.$F$1]+1-[.A569])/10" office:value-type="float" office:value="69.3" calcext:value-type="float">
            <text:p>69</text:p>
          </table:table-cell>
          <table:table-cell table:number-columns-repeated="1021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3" table:formula="of:=[.$I$1]-([.$J$1]+((LOG10([.A570]/[.$F$1])/LOG10(2))*[.$G$1]))" office:value-type="float" office:value="18.0066938644669" calcext:value-type="float">
            <text:p>18</text:p>
          </table:table-cell>
          <table:table-cell table:style-name="ce4" table:formula="of:=([.$F$1]+1-[.A570])/10" office:value-type="float" office:value="69.2" calcext:value-type="float">
            <text:p>69</text:p>
          </table:table-cell>
          <table:table-cell table:number-columns-repeated="1021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3" table:formula="of:=[.$I$1]-([.$J$1]+((LOG10([.A571]/[.$F$1])/LOG10(2))*[.$G$1]))" office:value-type="float" office:value="17.9669215765622" calcext:value-type="float">
            <text:p>18</text:p>
          </table:table-cell>
          <table:table-cell table:style-name="ce4" table:formula="of:=([.$F$1]+1-[.A571])/10" office:value-type="float" office:value="69.1" calcext:value-type="float">
            <text:p>69</text:p>
          </table:table-cell>
          <table:table-cell table:number-columns-repeated="1021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3" table:formula="of:=[.$I$1]-([.$J$1]+((LOG10([.A572]/[.$F$1])/LOG10(2))*[.$G$1]))" office:value-type="float" office:value="17.9272190034836" calcext:value-type="float">
            <text:p>18</text:p>
          </table:table-cell>
          <table:table-cell table:style-name="ce4" table:formula="of:=([.$F$1]+1-[.A572])/10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3" table:formula="of:=[.$I$1]-([.$J$1]+((LOG10([.A573]/[.$F$1])/LOG10(2))*[.$G$1]))" office:value-type="float" office:value="17.8875859012596" calcext:value-type="float">
            <text:p>18</text:p>
          </table:table-cell>
          <table:table-cell table:style-name="ce4" table:formula="of:=([.$F$1]+1-[.A573])/10" office:value-type="float" office:value="68.9" calcext:value-type="float">
            <text:p>69</text:p>
          </table:table-cell>
          <table:table-cell table:number-columns-repeated="1021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3" table:formula="of:=[.$I$1]-([.$J$1]+((LOG10([.A574]/[.$F$1])/LOG10(2))*[.$G$1]))" office:value-type="float" office:value="17.8480220271969" calcext:value-type="float">
            <text:p>18</text:p>
          </table:table-cell>
          <table:table-cell table:style-name="ce4" table:formula="of:=([.$F$1]+1-[.A574])/10" office:value-type="float" office:value="68.8" calcext:value-type="float">
            <text:p>69</text:p>
          </table:table-cell>
          <table:table-cell table:number-columns-repeated="1021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3" table:formula="of:=[.$I$1]-([.$J$1]+((LOG10([.A575]/[.$F$1])/LOG10(2))*[.$G$1]))" office:value-type="float" office:value="17.808527139872" calcext:value-type="float">
            <text:p>18</text:p>
          </table:table-cell>
          <table:table-cell table:style-name="ce4" table:formula="of:=([.$F$1]+1-[.A575])/10" office:value-type="float" office:value="68.7" calcext:value-type="float">
            <text:p>69</text:p>
          </table:table-cell>
          <table:table-cell table:number-columns-repeated="1021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3" table:formula="of:=[.$I$1]-([.$J$1]+((LOG10([.A576]/[.$F$1])/LOG10(2))*[.$G$1]))" office:value-type="float" office:value="17.769100999122" calcext:value-type="float">
            <text:p>18</text:p>
          </table:table-cell>
          <table:table-cell table:style-name="ce4" table:formula="of:=([.$F$1]+1-[.A576])/10" office:value-type="float" office:value="68.6" calcext:value-type="float">
            <text:p>69</text:p>
          </table:table-cell>
          <table:table-cell table:number-columns-repeated="1021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3" table:formula="of:=[.$I$1]-([.$J$1]+((LOG10([.A577]/[.$F$1])/LOG10(2))*[.$G$1]))" office:value-type="float" office:value="17.729743366036" calcext:value-type="float">
            <text:p>18</text:p>
          </table:table-cell>
          <table:table-cell table:style-name="ce4" table:formula="of:=([.$F$1]+1-[.A577])/10" office:value-type="float" office:value="68.5" calcext:value-type="float">
            <text:p>69</text:p>
          </table:table-cell>
          <table:table-cell table:number-columns-repeated="1021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3" table:formula="of:=[.$I$1]-([.$J$1]+((LOG10([.A578]/[.$F$1])/LOG10(2))*[.$G$1]))" office:value-type="float" office:value="17.6904540029462" calcext:value-type="float">
            <text:p>18</text:p>
          </table:table-cell>
          <table:table-cell table:style-name="ce4" table:formula="of:=([.$F$1]+1-[.A578])/10" office:value-type="float" office:value="68.4" calcext:value-type="float">
            <text:p>68</text:p>
          </table:table-cell>
          <table:table-cell table:number-columns-repeated="1021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3" table:formula="of:=[.$I$1]-([.$J$1]+((LOG10([.A579]/[.$F$1])/LOG10(2))*[.$G$1]))" office:value-type="float" office:value="17.6512326734196" calcext:value-type="float">
            <text:p>18</text:p>
          </table:table-cell>
          <table:table-cell table:style-name="ce4" table:formula="of:=([.$F$1]+1-[.A579])/10" office:value-type="float" office:value="68.3" calcext:value-type="float">
            <text:p>68</text:p>
          </table:table-cell>
          <table:table-cell table:number-columns-repeated="1021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3" table:formula="of:=[.$I$1]-([.$J$1]+((LOG10([.A580]/[.$F$1])/LOG10(2))*[.$G$1]))" office:value-type="float" office:value="17.6120791422493" calcext:value-type="float">
            <text:p>18</text:p>
          </table:table-cell>
          <table:table-cell table:style-name="ce4" table:formula="of:=([.$F$1]+1-[.A580])/10" office:value-type="float" office:value="68.2" calcext:value-type="float">
            <text:p>68</text:p>
          </table:table-cell>
          <table:table-cell table:number-columns-repeated="1021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3" table:formula="of:=[.$I$1]-([.$J$1]+((LOG10([.A581]/[.$F$1])/LOG10(2))*[.$G$1]))" office:value-type="float" office:value="17.5729931754458" calcext:value-type="float">
            <text:p>18</text:p>
          </table:table-cell>
          <table:table-cell table:style-name="ce4" table:formula="of:=([.$F$1]+1-[.A581])/10" office:value-type="float" office:value="68.1" calcext:value-type="float">
            <text:p>68</text:p>
          </table:table-cell>
          <table:table-cell table:number-columns-repeated="1021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3" table:formula="of:=[.$I$1]-([.$J$1]+((LOG10([.A582]/[.$F$1])/LOG10(2))*[.$G$1]))" office:value-type="float" office:value="17.5339745402292" calcext:value-type="float">
            <text:p>18</text:p>
          </table:table-cell>
          <table:table-cell table:style-name="ce4" table:formula="of:=([.$F$1]+1-[.A582])/10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3" table:formula="of:=[.$I$1]-([.$J$1]+((LOG10([.A583]/[.$F$1])/LOG10(2))*[.$G$1]))" office:value-type="float" office:value="17.4950230050202" calcext:value-type="float">
            <text:p>17</text:p>
          </table:table-cell>
          <table:table-cell table:style-name="ce4" table:formula="of:=([.$F$1]+1-[.A583])/10" office:value-type="float" office:value="67.9" calcext:value-type="float">
            <text:p>68</text:p>
          </table:table-cell>
          <table:table-cell table:number-columns-repeated="1021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3" table:formula="of:=[.$I$1]-([.$J$1]+((LOG10([.A584]/[.$F$1])/LOG10(2))*[.$G$1]))" office:value-type="float" office:value="17.4561383394325" calcext:value-type="float">
            <text:p>17</text:p>
          </table:table-cell>
          <table:table-cell table:style-name="ce4" table:formula="of:=([.$F$1]+1-[.A584])/10" office:value-type="float" office:value="67.8" calcext:value-type="float">
            <text:p>68</text:p>
          </table:table-cell>
          <table:table-cell table:number-columns-repeated="1021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3" table:formula="of:=[.$I$1]-([.$J$1]+((LOG10([.A585]/[.$F$1])/LOG10(2))*[.$G$1]))" office:value-type="float" office:value="17.417320314264" calcext:value-type="float">
            <text:p>17</text:p>
          </table:table-cell>
          <table:table-cell table:style-name="ce4" table:formula="of:=([.$F$1]+1-[.A585])/10" office:value-type="float" office:value="67.7" calcext:value-type="float">
            <text:p>68</text:p>
          </table:table-cell>
          <table:table-cell table:number-columns-repeated="1021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3" table:formula="of:=[.$I$1]-([.$J$1]+((LOG10([.A586]/[.$F$1])/LOG10(2))*[.$G$1]))" office:value-type="float" office:value="17.3785687014892" calcext:value-type="float">
            <text:p>17</text:p>
          </table:table-cell>
          <table:table-cell table:style-name="ce4" table:formula="of:=([.$F$1]+1-[.A586])/10" office:value-type="float" office:value="67.6" calcext:value-type="float">
            <text:p>68</text:p>
          </table:table-cell>
          <table:table-cell table:number-columns-repeated="1021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3" table:formula="of:=[.$I$1]-([.$J$1]+((LOG10([.A587]/[.$F$1])/LOG10(2))*[.$G$1]))" office:value-type="float" office:value="17.339883274251" calcext:value-type="float">
            <text:p>17</text:p>
          </table:table-cell>
          <table:table-cell table:style-name="ce4" table:formula="of:=([.$F$1]+1-[.A587])/10" office:value-type="float" office:value="67.5" calcext:value-type="float">
            <text:p>68</text:p>
          </table:table-cell>
          <table:table-cell table:number-columns-repeated="1021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3" table:formula="of:=[.$I$1]-([.$J$1]+((LOG10([.A588]/[.$F$1])/LOG10(2))*[.$G$1]))" office:value-type="float" office:value="17.3012638068525" calcext:value-type="float">
            <text:p>17</text:p>
          </table:table-cell>
          <table:table-cell table:style-name="ce4" table:formula="of:=([.$F$1]+1-[.A588])/10" office:value-type="float" office:value="67.4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3" table:formula="of:=[.$I$1]-([.$J$1]+((LOG10([.A589]/[.$F$1])/LOG10(2))*[.$G$1]))" office:value-type="float" office:value="17.2627100747494" calcext:value-type="float">
            <text:p>17</text:p>
          </table:table-cell>
          <table:table-cell table:style-name="ce4" table:formula="of:=([.$F$1]+1-[.A589])/10" office:value-type="float" office:value="67.3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3" table:formula="of:=[.$I$1]-([.$J$1]+((LOG10([.A590]/[.$F$1])/LOG10(2))*[.$G$1]))" office:value-type="float" office:value="17.224221854542" calcext:value-type="float">
            <text:p>17</text:p>
          </table:table-cell>
          <table:table-cell table:style-name="ce4" table:formula="of:=([.$F$1]+1-[.A590])/10" office:value-type="float" office:value="67.2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3" table:formula="of:=[.$I$1]-([.$J$1]+((LOG10([.A591]/[.$F$1])/LOG10(2))*[.$G$1]))" office:value-type="float" office:value="17.1857989239678" calcext:value-type="float">
            <text:p>17</text:p>
          </table:table-cell>
          <table:table-cell table:style-name="ce4" table:formula="of:=([.$F$1]+1-[.A591])/10" office:value-type="float" office:value="67.1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3" table:formula="of:=[.$I$1]-([.$J$1]+((LOG10([.A592]/[.$F$1])/LOG10(2))*[.$G$1]))" office:value-type="float" office:value="17.147441061893" calcext:value-type="float">
            <text:p>17</text:p>
          </table:table-cell>
          <table:table-cell table:style-name="ce4" table:formula="of:=([.$F$1]+1-[.A592])/10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3" table:formula="of:=[.$I$1]-([.$J$1]+((LOG10([.A593]/[.$F$1])/LOG10(2))*[.$G$1]))" office:value-type="float" office:value="17.1091480483058" calcext:value-type="float">
            <text:p>17</text:p>
          </table:table-cell>
          <table:table-cell table:style-name="ce4" table:formula="of:=([.$F$1]+1-[.A593])/10" office:value-type="float" office:value="66.9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3" table:formula="of:=[.$I$1]-([.$J$1]+((LOG10([.A594]/[.$F$1])/LOG10(2))*[.$G$1]))" office:value-type="float" office:value="17.070919664308" calcext:value-type="float">
            <text:p>17</text:p>
          </table:table-cell>
          <table:table-cell table:style-name="ce4" table:formula="of:=([.$F$1]+1-[.A594])/10" office:value-type="float" office:value="66.8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3" table:formula="of:=[.$I$1]-([.$J$1]+((LOG10([.A595]/[.$F$1])/LOG10(2))*[.$G$1]))" office:value-type="float" office:value="17.0327556921083" calcext:value-type="float">
            <text:p>17</text:p>
          </table:table-cell>
          <table:table-cell table:style-name="ce4" table:formula="of:=([.$F$1]+1-[.A595])/10" office:value-type="float" office:value="66.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3" table:formula="of:=[.$I$1]-([.$J$1]+((LOG10([.A596]/[.$F$1])/LOG10(2))*[.$G$1]))" office:value-type="float" office:value="16.994655915014" calcext:value-type="float">
            <text:p>17</text:p>
          </table:table-cell>
          <table:table-cell table:style-name="ce4" table:formula="of:=([.$F$1]+1-[.A596])/10" office:value-type="float" office:value="66.6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3" table:formula="of:=[.$I$1]-([.$J$1]+((LOG10([.A597]/[.$F$1])/LOG10(2))*[.$G$1]))" office:value-type="float" office:value="16.9566201174243" calcext:value-type="float">
            <text:p>17</text:p>
          </table:table-cell>
          <table:table-cell table:style-name="ce4" table:formula="of:=([.$F$1]+1-[.A597])/10" office:value-type="float" office:value="66.5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3" table:formula="of:=[.$I$1]-([.$J$1]+((LOG10([.A598]/[.$F$1])/LOG10(2))*[.$G$1]))" office:value-type="float" office:value="16.9186480848228" calcext:value-type="float">
            <text:p>17</text:p>
          </table:table-cell>
          <table:table-cell table:style-name="ce4" table:formula="of:=([.$F$1]+1-[.A598])/10" office:value-type="float" office:value="66.4" calcext:value-type="float">
            <text:p>66</text:p>
          </table:table-cell>
          <table:table-cell table:number-columns-repeated="1021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3" table:formula="of:=[.$I$1]-([.$J$1]+((LOG10([.A599]/[.$F$1])/LOG10(2))*[.$G$1]))" office:value-type="float" office:value="16.88073960377" calcext:value-type="float">
            <text:p>17</text:p>
          </table:table-cell>
          <table:table-cell table:style-name="ce4" table:formula="of:=([.$F$1]+1-[.A599])/10" office:value-type="float" office:value="66.3" calcext:value-type="float">
            <text:p>66</text:p>
          </table:table-cell>
          <table:table-cell table:number-columns-repeated="1021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3" table:formula="of:=[.$I$1]-([.$J$1]+((LOG10([.A600]/[.$F$1])/LOG10(2))*[.$G$1]))" office:value-type="float" office:value="16.8428944618964" calcext:value-type="float">
            <text:p>17</text:p>
          </table:table-cell>
          <table:table-cell table:style-name="ce4" table:formula="of:=([.$F$1]+1-[.A600])/10" office:value-type="float" office:value="66.2" calcext:value-type="float">
            <text:p>66</text:p>
          </table:table-cell>
          <table:table-cell table:number-columns-repeated="1021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3" table:formula="of:=[.$I$1]-([.$J$1]+((LOG10([.A601]/[.$F$1])/LOG10(2))*[.$G$1]))" office:value-type="float" office:value="16.8051124478949" calcext:value-type="float">
            <text:p>17</text:p>
          </table:table-cell>
          <table:table-cell table:style-name="ce4" table:formula="of:=([.$F$1]+1-[.A601])/10" office:value-type="float" office:value="66.1" calcext:value-type="float">
            <text:p>66</text:p>
          </table:table-cell>
          <table:table-cell table:number-columns-repeated="1021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3" table:formula="of:=[.$I$1]-([.$J$1]+((LOG10([.A602]/[.$F$1])/LOG10(2))*[.$G$1]))" office:value-type="float" office:value="16.7673933515147" calcext:value-type="float">
            <text:p>17</text:p>
          </table:table-cell>
          <table:table-cell table:style-name="ce4" table:formula="of:=([.$F$1]+1-[.A602])/10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3" table:formula="of:=[.$I$1]-([.$J$1]+((LOG10([.A603]/[.$F$1])/LOG10(2))*[.$G$1]))" office:value-type="float" office:value="16.729736963553" calcext:value-type="float">
            <text:p>17</text:p>
          </table:table-cell>
          <table:table-cell table:style-name="ce4" table:formula="of:=([.$F$1]+1-[.A603])/10" office:value-type="float" office:value="65.9" calcext:value-type="float">
            <text:p>66</text:p>
          </table:table-cell>
          <table:table-cell table:number-columns-repeated="1021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3" table:formula="of:=[.$I$1]-([.$J$1]+((LOG10([.A604]/[.$F$1])/LOG10(2))*[.$G$1]))" office:value-type="float" office:value="16.6921430758489" calcext:value-type="float">
            <text:p>17</text:p>
          </table:table-cell>
          <table:table-cell table:style-name="ce4" table:formula="of:=([.$F$1]+1-[.A604])/10" office:value-type="float" office:value="65.8" calcext:value-type="float">
            <text:p>66</text:p>
          </table:table-cell>
          <table:table-cell table:number-columns-repeated="1021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3" table:formula="of:=[.$I$1]-([.$J$1]+((LOG10([.A605]/[.$F$1])/LOG10(2))*[.$G$1]))" office:value-type="float" office:value="16.6546114812765" calcext:value-type="float">
            <text:p>17</text:p>
          </table:table-cell>
          <table:table-cell table:style-name="ce4" table:formula="of:=([.$F$1]+1-[.A605])/10" office:value-type="float" office:value="65.7" calcext:value-type="float">
            <text:p>66</text:p>
          </table:table-cell>
          <table:table-cell table:number-columns-repeated="1021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3" table:formula="of:=[.$I$1]-([.$J$1]+((LOG10([.A606]/[.$F$1])/LOG10(2))*[.$G$1]))" office:value-type="float" office:value="16.6171419737375" calcext:value-type="float">
            <text:p>17</text:p>
          </table:table-cell>
          <table:table-cell table:style-name="ce4" table:formula="of:=([.$F$1]+1-[.A606])/10" office:value-type="float" office:value="65.6" calcext:value-type="float">
            <text:p>66</text:p>
          </table:table-cell>
          <table:table-cell table:number-columns-repeated="1021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3" table:formula="of:=[.$I$1]-([.$J$1]+((LOG10([.A607]/[.$F$1])/LOG10(2))*[.$G$1]))" office:value-type="float" office:value="16.5797343481549" calcext:value-type="float">
            <text:p>17</text:p>
          </table:table-cell>
          <table:table-cell table:style-name="ce4" table:formula="of:=([.$F$1]+1-[.A607])/10" office:value-type="float" office:value="65.5" calcext:value-type="float">
            <text:p>66</text:p>
          </table:table-cell>
          <table:table-cell table:number-columns-repeated="1021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3" table:formula="of:=[.$I$1]-([.$J$1]+((LOG10([.A608]/[.$F$1])/LOG10(2))*[.$G$1]))" office:value-type="float" office:value="16.5423884004661" calcext:value-type="float">
            <text:p>17</text:p>
          </table:table-cell>
          <table:table-cell table:style-name="ce4" table:formula="of:=([.$F$1]+1-[.A608])/10" office:value-type="float" office:value="65.4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3" table:formula="of:=[.$I$1]-([.$J$1]+((LOG10([.A609]/[.$F$1])/LOG10(2))*[.$G$1]))" office:value-type="float" office:value="16.505103927616" calcext:value-type="float">
            <text:p>17</text:p>
          </table:table-cell>
          <table:table-cell table:style-name="ce4" table:formula="of:=([.$F$1]+1-[.A609])/10" office:value-type="float" office:value="65.3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3" table:formula="of:=[.$I$1]-([.$J$1]+((LOG10([.A610]/[.$F$1])/LOG10(2))*[.$G$1]))" office:value-type="float" office:value="16.4678807275509" calcext:value-type="float">
            <text:p>16</text:p>
          </table:table-cell>
          <table:table-cell table:style-name="ce4" table:formula="of:=([.$F$1]+1-[.A610])/10" office:value-type="float" office:value="65.2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3" table:formula="of:=[.$I$1]-([.$J$1]+((LOG10([.A611]/[.$F$1])/LOG10(2))*[.$G$1]))" office:value-type="float" office:value="16.4307185992114" calcext:value-type="float">
            <text:p>16</text:p>
          </table:table-cell>
          <table:table-cell table:style-name="ce4" table:formula="of:=([.$F$1]+1-[.A611])/10" office:value-type="float" office:value="65.1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3" table:formula="of:=[.$I$1]-([.$J$1]+((LOG10([.A612]/[.$F$1])/LOG10(2))*[.$G$1]))" office:value-type="float" office:value="16.3936173425262" calcext:value-type="float">
            <text:p>16</text:p>
          </table:table-cell>
          <table:table-cell table:style-name="ce4" table:formula="of:=([.$F$1]+1-[.A612])/10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3" table:formula="of:=[.$I$1]-([.$J$1]+((LOG10([.A613]/[.$F$1])/LOG10(2))*[.$G$1]))" office:value-type="float" office:value="16.3565767584057" calcext:value-type="float">
            <text:p>16</text:p>
          </table:table-cell>
          <table:table-cell table:style-name="ce4" table:formula="of:=([.$F$1]+1-[.A613])/10" office:value-type="float" office:value="64.9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3" table:formula="of:=[.$I$1]-([.$J$1]+((LOG10([.A614]/[.$F$1])/LOG10(2))*[.$G$1]))" office:value-type="float" office:value="16.319596648735" calcext:value-type="float">
            <text:p>16</text:p>
          </table:table-cell>
          <table:table-cell table:style-name="ce4" table:formula="of:=([.$F$1]+1-[.A614])/10" office:value-type="float" office:value="64.8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3" table:formula="of:=[.$I$1]-([.$J$1]+((LOG10([.A615]/[.$F$1])/LOG10(2))*[.$G$1]))" office:value-type="float" office:value="16.2826768163685" calcext:value-type="float">
            <text:p>16</text:p>
          </table:table-cell>
          <table:table-cell table:style-name="ce4" table:formula="of:=([.$F$1]+1-[.A615])/10" office:value-type="float" office:value="64.7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3" table:formula="of:=[.$I$1]-([.$J$1]+((LOG10([.A616]/[.$F$1])/LOG10(2))*[.$G$1]))" office:value-type="float" office:value="16.2458170651226" calcext:value-type="float">
            <text:p>16</text:p>
          </table:table-cell>
          <table:table-cell table:style-name="ce4" table:formula="of:=([.$F$1]+1-[.A616])/10" office:value-type="float" office:value="64.6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3" table:formula="of:=[.$I$1]-([.$J$1]+((LOG10([.A617]/[.$F$1])/LOG10(2))*[.$G$1]))" office:value-type="float" office:value="16.2090171997703" calcext:value-type="float">
            <text:p>16</text:p>
          </table:table-cell>
          <table:table-cell table:style-name="ce4" table:formula="of:=([.$F$1]+1-[.A617])/10" office:value-type="float" office:value="64.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3" table:formula="of:=[.$I$1]-([.$J$1]+((LOG10([.A618]/[.$F$1])/LOG10(2))*[.$G$1]))" office:value-type="float" office:value="16.1722770260344" calcext:value-type="float">
            <text:p>16</text:p>
          </table:table-cell>
          <table:table-cell table:style-name="ce4" table:formula="of:=([.$F$1]+1-[.A618])/10" office:value-type="float" office:value="64.4" calcext:value-type="float">
            <text:p>64</text:p>
          </table:table-cell>
          <table:table-cell table:number-columns-repeated="1021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3" table:formula="of:=[.$I$1]-([.$J$1]+((LOG10([.A619]/[.$F$1])/LOG10(2))*[.$G$1]))" office:value-type="float" office:value="16.1355963505816" calcext:value-type="float">
            <text:p>16</text:p>
          </table:table-cell>
          <table:table-cell table:style-name="ce4" table:formula="of:=([.$F$1]+1-[.A619])/10" office:value-type="float" office:value="64.3" calcext:value-type="float">
            <text:p>64</text:p>
          </table:table-cell>
          <table:table-cell table:number-columns-repeated="1021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3" table:formula="of:=[.$I$1]-([.$J$1]+((LOG10([.A620]/[.$F$1])/LOG10(2))*[.$G$1]))" office:value-type="float" office:value="16.0989749810163" calcext:value-type="float">
            <text:p>16</text:p>
          </table:table-cell>
          <table:table-cell table:style-name="ce4" table:formula="of:=([.$F$1]+1-[.A620])/10" office:value-type="float" office:value="64.2" calcext:value-type="float">
            <text:p>64</text:p>
          </table:table-cell>
          <table:table-cell table:number-columns-repeated="1021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3" table:formula="of:=[.$I$1]-([.$J$1]+((LOG10([.A621]/[.$F$1])/LOG10(2))*[.$G$1]))" office:value-type="float" office:value="16.0624127258748" calcext:value-type="float">
            <text:p>16</text:p>
          </table:table-cell>
          <table:table-cell table:style-name="ce4" table:formula="of:=([.$F$1]+1-[.A621])/10" office:value-type="float" office:value="64.1" calcext:value-type="float">
            <text:p>64</text:p>
          </table:table-cell>
          <table:table-cell table:number-columns-repeated="1021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3" table:formula="of:=[.$I$1]-([.$J$1]+((LOG10([.A622]/[.$F$1])/LOG10(2))*[.$G$1]))" office:value-type="float" office:value="16.0259093946187" calcext:value-type="float">
            <text:p>16</text:p>
          </table:table-cell>
          <table:table-cell table:style-name="ce4" table:formula="of:=([.$F$1]+1-[.A622])/10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3" table:formula="of:=[.$I$1]-([.$J$1]+((LOG10([.A623]/[.$F$1])/LOG10(2))*[.$G$1]))" office:value-type="float" office:value="15.9894647976298" calcext:value-type="float">
            <text:p>16</text:p>
          </table:table-cell>
          <table:table-cell table:style-name="ce4" table:formula="of:=([.$F$1]+1-[.A623])/10" office:value-type="float" office:value="63.9" calcext:value-type="float">
            <text:p>64</text:p>
          </table:table-cell>
          <table:table-cell table:number-columns-repeated="1021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3" table:formula="of:=[.$I$1]-([.$J$1]+((LOG10([.A624]/[.$F$1])/LOG10(2))*[.$G$1]))" office:value-type="float" office:value="15.9530787462034" calcext:value-type="float">
            <text:p>16</text:p>
          </table:table-cell>
          <table:table-cell table:style-name="ce4" table:formula="of:=([.$F$1]+1-[.A624])/10" office:value-type="float" office:value="63.8" calcext:value-type="float">
            <text:p>64</text:p>
          </table:table-cell>
          <table:table-cell table:number-columns-repeated="1021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3" table:formula="of:=[.$I$1]-([.$J$1]+((LOG10([.A625]/[.$F$1])/LOG10(2))*[.$G$1]))" office:value-type="float" office:value="15.916751052543" calcext:value-type="float">
            <text:p>16</text:p>
          </table:table-cell>
          <table:table-cell table:style-name="ce4" table:formula="of:=([.$F$1]+1-[.A625])/10" office:value-type="float" office:value="63.7" calcext:value-type="float">
            <text:p>64</text:p>
          </table:table-cell>
          <table:table-cell table:number-columns-repeated="1021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3" table:formula="of:=[.$I$1]-([.$J$1]+((LOG10([.A626]/[.$F$1])/LOG10(2))*[.$G$1]))" office:value-type="float" office:value="15.8804815297539" calcext:value-type="float">
            <text:p>16</text:p>
          </table:table-cell>
          <table:table-cell table:style-name="ce4" table:formula="of:=([.$F$1]+1-[.A626])/10" office:value-type="float" office:value="63.6" calcext:value-type="float">
            <text:p>64</text:p>
          </table:table-cell>
          <table:table-cell table:number-columns-repeated="1021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3" table:formula="of:=[.$I$1]-([.$J$1]+((LOG10([.A627]/[.$F$1])/LOG10(2))*[.$G$1]))" office:value-type="float" office:value="15.8442699918382" calcext:value-type="float">
            <text:p>16</text:p>
          </table:table-cell>
          <table:table-cell table:style-name="ce4" table:formula="of:=([.$F$1]+1-[.A627])/10" office:value-type="float" office:value="63.5" calcext:value-type="float">
            <text:p>64</text:p>
          </table:table-cell>
          <table:table-cell table:number-columns-repeated="1021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3" table:formula="of:=[.$I$1]-([.$J$1]+((LOG10([.A628]/[.$F$1])/LOG10(2))*[.$G$1]))" office:value-type="float" office:value="15.8081162536883" calcext:value-type="float">
            <text:p>16</text:p>
          </table:table-cell>
          <table:table-cell table:style-name="ce4" table:formula="of:=([.$F$1]+1-[.A628])/10" office:value-type="float" office:value="63.4" calcext:value-type="float">
            <text:p>63</text:p>
          </table:table-cell>
          <table:table-cell table:number-columns-repeated="1021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3" table:formula="of:=[.$I$1]-([.$J$1]+((LOG10([.A629]/[.$F$1])/LOG10(2))*[.$G$1]))" office:value-type="float" office:value="15.7720201310817" calcext:value-type="float">
            <text:p>16</text:p>
          </table:table-cell>
          <table:table-cell table:style-name="ce4" table:formula="of:=([.$F$1]+1-[.A629])/10" office:value-type="float" office:value="63.3" calcext:value-type="float">
            <text:p>63</text:p>
          </table:table-cell>
          <table:table-cell table:number-columns-repeated="1021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3" table:formula="of:=[.$I$1]-([.$J$1]+((LOG10([.A630]/[.$F$1])/LOG10(2))*[.$G$1]))" office:value-type="float" office:value="15.7359814406754" calcext:value-type="float">
            <text:p>16</text:p>
          </table:table-cell>
          <table:table-cell table:style-name="ce4" table:formula="of:=([.$F$1]+1-[.A630])/10" office:value-type="float" office:value="63.2" calcext:value-type="float">
            <text:p>63</text:p>
          </table:table-cell>
          <table:table-cell table:number-columns-repeated="1021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3" table:formula="of:=[.$I$1]-([.$J$1]+((LOG10([.A631]/[.$F$1])/LOG10(2))*[.$G$1]))" office:value-type="float" office:value="15.7" calcext:value-type="float">
            <text:p>16</text:p>
          </table:table-cell>
          <table:table-cell table:style-name="ce4" table:formula="of:=([.$F$1]+1-[.A631])/10" office:value-type="float" office:value="63.1" calcext:value-type="float">
            <text:p>63</text:p>
          </table:table-cell>
          <table:table-cell table:number-columns-repeated="1021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3" table:formula="of:=[.$I$1]-([.$J$1]+((LOG10([.A632]/[.$F$1])/LOG10(2))*[.$G$1]))" office:value-type="float" office:value="15.6640756274543" calcext:value-type="float">
            <text:p>16</text:p>
          </table:table-cell>
          <table:table-cell table:style-name="ce4" table:formula="of:=([.$F$1]+1-[.A632])/10"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3" table:formula="of:=[.$I$1]-([.$J$1]+((LOG10([.A633]/[.$F$1])/LOG10(2))*[.$G$1]))" office:value-type="float" office:value="15.6282081422998" calcext:value-type="float">
            <text:p>16</text:p>
          </table:table-cell>
          <table:table-cell table:style-name="ce4" table:formula="of:=([.$F$1]+1-[.A633])/10" office:value-type="float" office:value="62.9" calcext:value-type="float">
            <text:p>63</text:p>
          </table:table-cell>
          <table:table-cell table:number-columns-repeated="1021"/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3" table:formula="of:=[.$I$1]-([.$J$1]+((LOG10([.A634]/[.$F$1])/LOG10(2))*[.$G$1]))" office:value-type="float" office:value="15.5923973646553" calcext:value-type="float">
            <text:p>16</text:p>
          </table:table-cell>
          <table:table-cell table:style-name="ce4" table:formula="of:=([.$F$1]+1-[.A634])/10" office:value-type="float" office:value="62.8" calcext:value-type="float">
            <text:p>63</text:p>
          </table:table-cell>
          <table:table-cell table:number-columns-repeated="1021"/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3" table:formula="of:=[.$I$1]-([.$J$1]+((LOG10([.A635]/[.$F$1])/LOG10(2))*[.$G$1]))" office:value-type="float" office:value="15.5566431154916" calcext:value-type="float">
            <text:p>16</text:p>
          </table:table-cell>
          <table:table-cell table:style-name="ce4" table:formula="of:=([.$F$1]+1-[.A635])/10" office:value-type="float" office:value="62.7" calcext:value-type="float">
            <text:p>63</text:p>
          </table:table-cell>
          <table:table-cell table:number-columns-repeated="1021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3" table:formula="of:=[.$I$1]-([.$J$1]+((LOG10([.A636]/[.$F$1])/LOG10(2))*[.$G$1]))" office:value-type="float" office:value="15.5209452166257" calcext:value-type="float">
            <text:p>16</text:p>
          </table:table-cell>
          <table:table-cell table:style-name="ce4" table:formula="of:=([.$F$1]+1-[.A636])/10" office:value-type="float" office:value="62.6" calcext:value-type="float">
            <text:p>63</text:p>
          </table:table-cell>
          <table:table-cell table:number-columns-repeated="1021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3" table:formula="of:=[.$I$1]-([.$J$1]+((LOG10([.A637]/[.$F$1])/LOG10(2))*[.$G$1]))" office:value-type="float" office:value="15.4853034907159" calcext:value-type="float">
            <text:p>15</text:p>
          </table:table-cell>
          <table:table-cell table:style-name="ce4" table:formula="of:=([.$F$1]+1-[.A637])/10" office:value-type="float" office:value="62.5" calcext:value-type="float">
            <text:p>63</text:p>
          </table:table-cell>
          <table:table-cell table:number-columns-repeated="1021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3" table:formula="of:=[.$I$1]-([.$J$1]+((LOG10([.A638]/[.$F$1])/LOG10(2))*[.$G$1]))" office:value-type="float" office:value="15.4497177612564" calcext:value-type="float">
            <text:p>15</text:p>
          </table:table-cell>
          <table:table-cell table:style-name="ce4" table:formula="of:=([.$F$1]+1-[.A638])/10" office:value-type="float" office:value="62.4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3" table:formula="of:=[.$I$1]-([.$J$1]+((LOG10([.A639]/[.$F$1])/LOG10(2))*[.$G$1]))" office:value-type="float" office:value="15.4141878525718" calcext:value-type="float">
            <text:p>15</text:p>
          </table:table-cell>
          <table:table-cell table:style-name="ce4" table:formula="of:=([.$F$1]+1-[.A639])/10" office:value-type="float" office:value="62.3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3" table:formula="of:=[.$I$1]-([.$J$1]+((LOG10([.A640]/[.$F$1])/LOG10(2))*[.$G$1]))" office:value-type="float" office:value="15.3787135898125" calcext:value-type="float">
            <text:p>15</text:p>
          </table:table-cell>
          <table:table-cell table:style-name="ce4" table:formula="of:=([.$F$1]+1-[.A640])/10" office:value-type="float" office:value="62.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3" table:formula="of:=[.$I$1]-([.$J$1]+((LOG10([.A641]/[.$F$1])/LOG10(2))*[.$G$1]))" office:value-type="float" office:value="15.3432947989487" calcext:value-type="float">
            <text:p>15</text:p>
          </table:table-cell>
          <table:table-cell table:style-name="ce4" table:formula="of:=([.$F$1]+1-[.A641])/10" office:value-type="float" office:value="62.1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3" table:formula="of:=[.$I$1]-([.$J$1]+((LOG10([.A642]/[.$F$1])/LOG10(2))*[.$G$1]))" office:value-type="float" office:value="15.3079313067661" calcext:value-type="float">
            <text:p>15</text:p>
          </table:table-cell>
          <table:table-cell table:style-name="ce4" table:formula="of:=([.$F$1]+1-[.A642])/10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3" table:formula="of:=[.$I$1]-([.$J$1]+((LOG10([.A643]/[.$F$1])/LOG10(2))*[.$G$1]))" office:value-type="float" office:value="15.2726229408601" calcext:value-type="float">
            <text:p>15</text:p>
          </table:table-cell>
          <table:table-cell table:style-name="ce4" table:formula="of:=([.$F$1]+1-[.A643])/10" office:value-type="float" office:value="61.9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3" table:formula="of:=[.$I$1]-([.$J$1]+((LOG10([.A644]/[.$F$1])/LOG10(2))*[.$G$1]))" office:value-type="float" office:value="15.2373695296315" calcext:value-type="float">
            <text:p>15</text:p>
          </table:table-cell>
          <table:table-cell table:style-name="ce4" table:formula="of:=([.$F$1]+1-[.A644])/10" office:value-type="float" office:value="61.8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3" table:formula="of:=[.$I$1]-([.$J$1]+((LOG10([.A645]/[.$F$1])/LOG10(2))*[.$G$1]))" office:value-type="float" office:value="15.2021709022808" calcext:value-type="float">
            <text:p>15</text:p>
          </table:table-cell>
          <table:table-cell table:style-name="ce4" table:formula="of:=([.$F$1]+1-[.A645])/10" office:value-type="float" office:value="61.7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3" table:formula="of:=[.$I$1]-([.$J$1]+((LOG10([.A646]/[.$F$1])/LOG10(2))*[.$G$1]))" office:value-type="float" office:value="15.1670268888036" calcext:value-type="float">
            <text:p>15</text:p>
          </table:table-cell>
          <table:table-cell table:style-name="ce4" table:formula="of:=([.$F$1]+1-[.A646])/10" office:value-type="float" office:value="61.6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3" table:formula="of:=[.$I$1]-([.$J$1]+((LOG10([.A647]/[.$F$1])/LOG10(2))*[.$G$1]))" office:value-type="float" office:value="15.1319373199857" calcext:value-type="float">
            <text:p>15</text:p>
          </table:table-cell>
          <table:table-cell table:style-name="ce4" table:formula="of:=([.$F$1]+1-[.A647])/10" office:value-type="float" office:value="61.5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3" table:formula="of:=[.$I$1]-([.$J$1]+((LOG10([.A648]/[.$F$1])/LOG10(2))*[.$G$1]))" office:value-type="float" office:value="15.0969020273979" calcext:value-type="float">
            <text:p>15</text:p>
          </table:table-cell>
          <table:table-cell table:style-name="ce4" table:formula="of:=([.$F$1]+1-[.A648])/10" office:value-type="float" office:value="61.4" calcext:value-type="float">
            <text:p>61</text:p>
          </table:table-cell>
          <table:table-cell table:number-columns-repeated="1021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3" table:formula="of:=[.$I$1]-([.$J$1]+((LOG10([.A649]/[.$F$1])/LOG10(2))*[.$G$1]))" office:value-type="float" office:value="15.0619208433917" calcext:value-type="float">
            <text:p>15</text:p>
          </table:table-cell>
          <table:table-cell table:style-name="ce4" table:formula="of:=([.$F$1]+1-[.A649])/10" office:value-type="float" office:value="61.3" calcext:value-type="float">
            <text:p>61</text:p>
          </table:table-cell>
          <table:table-cell table:number-columns-repeated="1021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3" table:formula="of:=[.$I$1]-([.$J$1]+((LOG10([.A650]/[.$F$1])/LOG10(2))*[.$G$1]))" office:value-type="float" office:value="15.0269936010938" calcext:value-type="float">
            <text:p>15</text:p>
          </table:table-cell>
          <table:table-cell table:style-name="ce4" table:formula="of:=([.$F$1]+1-[.A650])/10" office:value-type="float" office:value="61.2" calcext:value-type="float">
            <text:p>61</text:p>
          </table:table-cell>
          <table:table-cell table:number-columns-repeated="1021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3" table:formula="of:=[.$I$1]-([.$J$1]+((LOG10([.A651]/[.$F$1])/LOG10(2))*[.$G$1]))" office:value-type="float" office:value="14.9921201344019" calcext:value-type="float">
            <text:p>15</text:p>
          </table:table-cell>
          <table:table-cell table:style-name="ce4" table:formula="of:=([.$F$1]+1-[.A651])/10" office:value-type="float" office:value="61.1" calcext:value-type="float">
            <text:p>61</text:p>
          </table:table-cell>
          <table:table-cell table:number-columns-repeated="1021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3" table:formula="of:=[.$I$1]-([.$J$1]+((LOG10([.A652]/[.$F$1])/LOG10(2))*[.$G$1]))" office:value-type="float" office:value="14.9573002779798" calcext:value-type="float">
            <text:p>15</text:p>
          </table:table-cell>
          <table:table-cell table:style-name="ce4" table:formula="of:=([.$F$1]+1-[.A652])/10" office:value-type="float" office:value="61" calcext:value-type="float">
            <text:p>61</text:p>
          </table:table-cell>
          <table:table-cell table:number-columns-repeated="1021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3" table:formula="of:=[.$I$1]-([.$J$1]+((LOG10([.A653]/[.$F$1])/LOG10(2))*[.$G$1]))" office:value-type="float" office:value="14.9225338672524" calcext:value-type="float">
            <text:p>15</text:p>
          </table:table-cell>
          <table:table-cell table:style-name="ce4" table:formula="of:=([.$F$1]+1-[.A653])/10" office:value-type="float" office:value="60.9" calcext:value-type="float">
            <text:p>61</text:p>
          </table:table-cell>
          <table:table-cell table:number-columns-repeated="1021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3" table:formula="of:=[.$I$1]-([.$J$1]+((LOG10([.A654]/[.$F$1])/LOG10(2))*[.$G$1]))" office:value-type="float" office:value="14.8878207384013" calcext:value-type="float">
            <text:p>15</text:p>
          </table:table-cell>
          <table:table-cell table:style-name="ce4" table:formula="of:=([.$F$1]+1-[.A654])/10" office:value-type="float" office:value="60.8" calcext:value-type="float">
            <text:p>61</text:p>
          </table:table-cell>
          <table:table-cell table:number-columns-repeated="1021"/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3" table:formula="of:=[.$I$1]-([.$J$1]+((LOG10([.A655]/[.$F$1])/LOG10(2))*[.$G$1]))" office:value-type="float" office:value="14.8531607283604" calcext:value-type="float">
            <text:p>15</text:p>
          </table:table-cell>
          <table:table-cell table:style-name="ce4" table:formula="of:=([.$F$1]+1-[.A655])/10" office:value-type="float" office:value="60.7" calcext:value-type="float">
            <text:p>61</text:p>
          </table:table-cell>
          <table:table-cell table:number-columns-repeated="1021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3" table:formula="of:=[.$I$1]-([.$J$1]+((LOG10([.A656]/[.$F$1])/LOG10(2))*[.$G$1]))" office:value-type="float" office:value="14.8185536748107" calcext:value-type="float">
            <text:p>15</text:p>
          </table:table-cell>
          <table:table-cell table:style-name="ce4" table:formula="of:=([.$F$1]+1-[.A656])/10" office:value-type="float" office:value="60.6" calcext:value-type="float">
            <text:p>61</text:p>
          </table:table-cell>
          <table:table-cell table:number-columns-repeated="1021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3" table:formula="of:=[.$I$1]-([.$J$1]+((LOG10([.A657]/[.$F$1])/LOG10(2))*[.$G$1]))" office:value-type="float" office:value="14.7839994161764" calcext:value-type="float">
            <text:p>15</text:p>
          </table:table-cell>
          <table:table-cell table:style-name="ce4" table:formula="of:=([.$F$1]+1-[.A657])/10" office:value-type="float" office:value="60.5" calcext:value-type="float">
            <text:p>61</text:p>
          </table:table-cell>
          <table:table-cell table:number-columns-repeated="1021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3" table:formula="of:=[.$I$1]-([.$J$1]+((LOG10([.A658]/[.$F$1])/LOG10(2))*[.$G$1]))" office:value-type="float" office:value="14.7494977916197" calcext:value-type="float">
            <text:p>15</text:p>
          </table:table-cell>
          <table:table-cell table:style-name="ce4" table:formula="of:=([.$F$1]+1-[.A658])/10" office:value-type="float" office:value="60.4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3" table:formula="of:=[.$I$1]-([.$J$1]+((LOG10([.A659]/[.$F$1])/LOG10(2))*[.$G$1]))" office:value-type="float" office:value="14.715048641037" calcext:value-type="float">
            <text:p>15</text:p>
          </table:table-cell>
          <table:table-cell table:style-name="ce4" table:formula="of:=([.$F$1]+1-[.A659])/10" office:value-type="float" office:value="60.3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3" table:formula="of:=[.$I$1]-([.$J$1]+((LOG10([.A660]/[.$F$1])/LOG10(2))*[.$G$1]))" office:value-type="float" office:value="14.6806518050539" calcext:value-type="float">
            <text:p>15</text:p>
          </table:table-cell>
          <table:table-cell table:style-name="ce4" table:formula="of:=([.$F$1]+1-[.A660])/10" office:value-type="float" office:value="60.2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3" table:formula="of:=[.$I$1]-([.$J$1]+((LOG10([.A661]/[.$F$1])/LOG10(2))*[.$G$1]))" office:value-type="float" office:value="14.646307125021" calcext:value-type="float">
            <text:p>15</text:p>
          </table:table-cell>
          <table:table-cell table:style-name="ce4" table:formula="of:=([.$F$1]+1-[.A661])/10" office:value-type="float" office:value="60.1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3" table:formula="of:=[.$I$1]-([.$J$1]+((LOG10([.A662]/[.$F$1])/LOG10(2))*[.$G$1]))" office:value-type="float" office:value="14.6120144430095" calcext:value-type="float">
            <text:p>15</text:p>
          </table:table-cell>
          <table:table-cell table:style-name="ce4" table:formula="of:=([.$F$1]+1-[.A662])/1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3" table:formula="of:=[.$I$1]-([.$J$1]+((LOG10([.A663]/[.$F$1])/LOG10(2))*[.$G$1]))" office:value-type="float" office:value="14.577773601807" calcext:value-type="float">
            <text:p>15</text:p>
          </table:table-cell>
          <table:table-cell table:style-name="ce4" table:formula="of:=([.$F$1]+1-[.A663])/10" office:value-type="float" office:value="59.9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3" table:formula="of:=[.$I$1]-([.$J$1]+((LOG10([.A664]/[.$F$1])/LOG10(2))*[.$G$1]))" office:value-type="float" office:value="14.5435844449127" calcext:value-type="float">
            <text:p>15</text:p>
          </table:table-cell>
          <table:table-cell table:style-name="ce4" table:formula="of:=([.$F$1]+1-[.A664])/10" office:value-type="float" office:value="59.8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3" table:formula="of:=[.$I$1]-([.$J$1]+((LOG10([.A665]/[.$F$1])/LOG10(2))*[.$G$1]))" office:value-type="float" office:value="14.5094468165336" calcext:value-type="float">
            <text:p>15</text:p>
          </table:table-cell>
          <table:table-cell table:style-name="ce4" table:formula="of:=([.$F$1]+1-[.A665])/10" office:value-type="float" office:value="59.7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3" table:formula="of:=[.$I$1]-([.$J$1]+((LOG10([.A666]/[.$F$1])/LOG10(2))*[.$G$1]))" office:value-type="float" office:value="14.47536056158" calcext:value-type="float">
            <text:p>14</text:p>
          </table:table-cell>
          <table:table-cell table:style-name="ce4" table:formula="of:=([.$F$1]+1-[.A666])/10" office:value-type="float" office:value="59.6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3" table:formula="of:=[.$I$1]-([.$J$1]+((LOG10([.A667]/[.$F$1])/LOG10(2))*[.$G$1]))" office:value-type="float" office:value="14.4413255256615" calcext:value-type="float">
            <text:p>14</text:p>
          </table:table-cell>
          <table:table-cell table:style-name="ce4" table:formula="of:=([.$F$1]+1-[.A667])/10" office:value-type="float" office:value="59.5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3" table:formula="of:=[.$I$1]-([.$J$1]+((LOG10([.A668]/[.$F$1])/LOG10(2))*[.$G$1]))" office:value-type="float" office:value="14.4073415550823" calcext:value-type="float">
            <text:p>14</text:p>
          </table:table-cell>
          <table:table-cell table:style-name="ce4" table:formula="of:=([.$F$1]+1-[.A668])/10" office:value-type="float" office:value="59.4" calcext:value-type="float">
            <text:p>59</text:p>
          </table:table-cell>
          <table:table-cell table:number-columns-repeated="1021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3" table:formula="of:=[.$I$1]-([.$J$1]+((LOG10([.A669]/[.$F$1])/LOG10(2))*[.$G$1]))" office:value-type="float" office:value="14.3734084968377" calcext:value-type="float">
            <text:p>14</text:p>
          </table:table-cell>
          <table:table-cell table:style-name="ce4" table:formula="of:=([.$F$1]+1-[.A669])/10" office:value-type="float" office:value="59.3" calcext:value-type="float">
            <text:p>59</text:p>
          </table:table-cell>
          <table:table-cell table:number-columns-repeated="1021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3" table:formula="of:=[.$I$1]-([.$J$1]+((LOG10([.A670]/[.$F$1])/LOG10(2))*[.$G$1]))" office:value-type="float" office:value="14.3395261986093" calcext:value-type="float">
            <text:p>14</text:p>
          </table:table-cell>
          <table:table-cell table:style-name="ce4" table:formula="of:=([.$F$1]+1-[.A670])/10" office:value-type="float" office:value="59.2" calcext:value-type="float">
            <text:p>59</text:p>
          </table:table-cell>
          <table:table-cell table:number-columns-repeated="1021"/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3" table:formula="of:=[.$I$1]-([.$J$1]+((LOG10([.A671]/[.$F$1])/LOG10(2))*[.$G$1]))" office:value-type="float" office:value="14.3056945087617" calcext:value-type="float">
            <text:p>14</text:p>
          </table:table-cell>
          <table:table-cell table:style-name="ce4" table:formula="of:=([.$F$1]+1-[.A671])/10" office:value-type="float" office:value="59.1" calcext:value-type="float">
            <text:p>59</text:p>
          </table:table-cell>
          <table:table-cell table:number-columns-repeated="1021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3" table:formula="of:=[.$I$1]-([.$J$1]+((LOG10([.A672]/[.$F$1])/LOG10(2))*[.$G$1]))" office:value-type="float" office:value="14.2719132763374" calcext:value-type="float">
            <text:p>14</text:p>
          </table:table-cell>
          <table:table-cell table:style-name="ce4" table:formula="of:=([.$F$1]+1-[.A672])/10" office:value-type="float" office:value="59" calcext:value-type="float">
            <text:p>59</text:p>
          </table:table-cell>
          <table:table-cell table:number-columns-repeated="1021"/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3" table:formula="of:=[.$I$1]-([.$J$1]+((LOG10([.A673]/[.$F$1])/LOG10(2))*[.$G$1]))" office:value-type="float" office:value="14.2381823510537" calcext:value-type="float">
            <text:p>14</text:p>
          </table:table-cell>
          <table:table-cell table:style-name="ce4" table:formula="of:=([.$F$1]+1-[.A673])/10" office:value-type="float" office:value="58.9" calcext:value-type="float">
            <text:p>59</text:p>
          </table:table-cell>
          <table:table-cell table:number-columns-repeated="1021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3" table:formula="of:=[.$I$1]-([.$J$1]+((LOG10([.A674]/[.$F$1])/LOG10(2))*[.$G$1]))" office:value-type="float" office:value="14.2045015832983" calcext:value-type="float">
            <text:p>14</text:p>
          </table:table-cell>
          <table:table-cell table:style-name="ce4" table:formula="of:=([.$F$1]+1-[.A674])/10" office:value-type="float" office:value="58.8" calcext:value-type="float">
            <text:p>59</text:p>
          </table:table-cell>
          <table:table-cell table:number-columns-repeated="1021"/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3" table:formula="of:=[.$I$1]-([.$J$1]+((LOG10([.A675]/[.$F$1])/LOG10(2))*[.$G$1]))" office:value-type="float" office:value="14.1708708241251" calcext:value-type="float">
            <text:p>14</text:p>
          </table:table-cell>
          <table:table-cell table:style-name="ce4" table:formula="of:=([.$F$1]+1-[.A675])/10" office:value-type="float" office:value="58.7" calcext:value-type="float">
            <text:p>59</text:p>
          </table:table-cell>
          <table:table-cell table:number-columns-repeated="1021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3" table:formula="of:=[.$I$1]-([.$J$1]+((LOG10([.A676]/[.$F$1])/LOG10(2))*[.$G$1]))" office:value-type="float" office:value="14.1372899252506" calcext:value-type="float">
            <text:p>14</text:p>
          </table:table-cell>
          <table:table-cell table:style-name="ce4" table:formula="of:=([.$F$1]+1-[.A676])/10" office:value-type="float" office:value="58.6" calcext:value-type="float">
            <text:p>59</text:p>
          </table:table-cell>
          <table:table-cell table:number-columns-repeated="1021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3" table:formula="of:=[.$I$1]-([.$J$1]+((LOG10([.A677]/[.$F$1])/LOG10(2))*[.$G$1]))" office:value-type="float" office:value="14.10375873905" calcext:value-type="float">
            <text:p>14</text:p>
          </table:table-cell>
          <table:table-cell table:style-name="ce4" table:formula="of:=([.$F$1]+1-[.A677])/10" office:value-type="float" office:value="58.5" calcext:value-type="float">
            <text:p>59</text:p>
          </table:table-cell>
          <table:table-cell table:number-columns-repeated="1021"/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3" table:formula="of:=[.$I$1]-([.$J$1]+((LOG10([.A678]/[.$F$1])/LOG10(2))*[.$G$1]))" office:value-type="float" office:value="14.0702771185528" calcext:value-type="float">
            <text:p>14</text:p>
          </table:table-cell>
          <table:table-cell table:style-name="ce4" table:formula="of:=([.$F$1]+1-[.A678])/10" office:value-type="float" office:value="58.4" calcext:value-type="float">
            <text:p>58</text:p>
          </table:table-cell>
          <table:table-cell table:number-columns-repeated="1021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3" table:formula="of:=[.$I$1]-([.$J$1]+((LOG10([.A679]/[.$F$1])/LOG10(2))*[.$G$1]))" office:value-type="float" office:value="14.0368449174397" calcext:value-type="float">
            <text:p>14</text:p>
          </table:table-cell>
          <table:table-cell table:style-name="ce4" table:formula="of:=([.$F$1]+1-[.A679])/10" office:value-type="float" office:value="58.3" calcext:value-type="float">
            <text:p>58</text:p>
          </table:table-cell>
          <table:table-cell table:number-columns-repeated="1021"/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3" table:formula="of:=[.$I$1]-([.$J$1]+((LOG10([.A680]/[.$F$1])/LOG10(2))*[.$G$1]))" office:value-type="float" office:value="14.003461990038" calcext:value-type="float">
            <text:p>14</text:p>
          </table:table-cell>
          <table:table-cell table:style-name="ce4" table:formula="of:=([.$F$1]+1-[.A680])/10" office:value-type="float" office:value="58.2" calcext:value-type="float">
            <text:p>58</text:p>
          </table:table-cell>
          <table:table-cell table:number-columns-repeated="1021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3" table:formula="of:=[.$I$1]-([.$J$1]+((LOG10([.A681]/[.$F$1])/LOG10(2))*[.$G$1]))" office:value-type="float" office:value="13.9701281913184" calcext:value-type="float">
            <text:p>14</text:p>
          </table:table-cell>
          <table:table-cell table:style-name="ce4" table:formula="of:=([.$F$1]+1-[.A681])/10" office:value-type="float" office:value="58.1" calcext:value-type="float">
            <text:p>58</text:p>
          </table:table-cell>
          <table:table-cell table:number-columns-repeated="1021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3" table:formula="of:=[.$I$1]-([.$J$1]+((LOG10([.A682]/[.$F$1])/LOG10(2))*[.$G$1]))" office:value-type="float" office:value="13.9368433768908" calcext:value-type="float">
            <text:p>14</text:p>
          </table:table-cell>
          <table:table-cell table:style-name="ce4" table:formula="of:=([.$F$1]+1-[.A682])/10" office:value-type="float" office:value="58" calcext:value-type="float">
            <text:p>58</text:p>
          </table:table-cell>
          <table:table-cell table:number-columns-repeated="1021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3" table:formula="of:=[.$I$1]-([.$J$1]+((LOG10([.A683]/[.$F$1])/LOG10(2))*[.$G$1]))" office:value-type="float" office:value="13.9036074030008" calcext:value-type="float">
            <text:p>14</text:p>
          </table:table-cell>
          <table:table-cell table:style-name="ce4" table:formula="of:=([.$F$1]+1-[.A683])/10" office:value-type="float" office:value="57.9" calcext:value-type="float">
            <text:p>58</text:p>
          </table:table-cell>
          <table:table-cell table:number-columns-repeated="1021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3" table:formula="of:=[.$I$1]-([.$J$1]+((LOG10([.A684]/[.$F$1])/LOG10(2))*[.$G$1]))" office:value-type="float" office:value="13.8704201265259" calcext:value-type="float">
            <text:p>14</text:p>
          </table:table-cell>
          <table:table-cell table:style-name="ce4" table:formula="of:=([.$F$1]+1-[.A684])/10" office:value-type="float" office:value="57.8" calcext:value-type="float">
            <text:p>58</text:p>
          </table:table-cell>
          <table:table-cell table:number-columns-repeated="1021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3" table:formula="of:=[.$I$1]-([.$J$1]+((LOG10([.A685]/[.$F$1])/LOG10(2))*[.$G$1]))" office:value-type="float" office:value="13.8372814049717" calcext:value-type="float">
            <text:p>14</text:p>
          </table:table-cell>
          <table:table-cell table:style-name="ce4" table:formula="of:=([.$F$1]+1-[.A685])/10" office:value-type="float" office:value="57.7" calcext:value-type="float">
            <text:p>58</text:p>
          </table:table-cell>
          <table:table-cell table:number-columns-repeated="1021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3" table:formula="of:=[.$I$1]-([.$J$1]+((LOG10([.A686]/[.$F$1])/LOG10(2))*[.$G$1]))" office:value-type="float" office:value="13.8041910964684" calcext:value-type="float">
            <text:p>14</text:p>
          </table:table-cell>
          <table:table-cell table:style-name="ce4" table:formula="of:=([.$F$1]+1-[.A686])/10" office:value-type="float" office:value="57.6" calcext:value-type="float">
            <text:p>58</text:p>
          </table:table-cell>
          <table:table-cell table:number-columns-repeated="1021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3" table:formula="of:=[.$I$1]-([.$J$1]+((LOG10([.A687]/[.$F$1])/LOG10(2))*[.$G$1]))" office:value-type="float" office:value="13.7711490597671" calcext:value-type="float">
            <text:p>14</text:p>
          </table:table-cell>
          <table:table-cell table:style-name="ce4" table:formula="of:=([.$F$1]+1-[.A687])/10" office:value-type="float" office:value="57.5" calcext:value-type="float">
            <text:p>58</text:p>
          </table:table-cell>
          <table:table-cell table:number-columns-repeated="1021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3" table:formula="of:=[.$I$1]-([.$J$1]+((LOG10([.A688]/[.$F$1])/LOG10(2))*[.$G$1]))" office:value-type="float" office:value="13.7381551542361" calcext:value-type="float">
            <text:p>14</text:p>
          </table:table-cell>
          <table:table-cell table:style-name="ce4" table:formula="of:=([.$F$1]+1-[.A688])/10" office:value-type="float" office:value="57.4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3" table:formula="of:=[.$I$1]-([.$J$1]+((LOG10([.A689]/[.$F$1])/LOG10(2))*[.$G$1]))" office:value-type="float" office:value="13.7052092398573" calcext:value-type="float">
            <text:p>14</text:p>
          </table:table-cell>
          <table:table-cell table:style-name="ce4" table:formula="of:=([.$F$1]+1-[.A689])/10" office:value-type="float" office:value="57.3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3" table:formula="of:=[.$I$1]-([.$J$1]+((LOG10([.A690]/[.$F$1])/LOG10(2))*[.$G$1]))" office:value-type="float" office:value="13.6723111772229" calcext:value-type="float">
            <text:p>14</text:p>
          </table:table-cell>
          <table:table-cell table:style-name="ce4" table:formula="of:=([.$F$1]+1-[.A690])/10" office:value-type="float" office:value="57.2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3" table:formula="of:=[.$I$1]-([.$J$1]+((LOG10([.A691]/[.$F$1])/LOG10(2))*[.$G$1]))" office:value-type="float" office:value="13.6394608275314" calcext:value-type="float">
            <text:p>14</text:p>
          </table:table-cell>
          <table:table-cell table:style-name="ce4" table:formula="of:=([.$F$1]+1-[.A691])/10" office:value-type="float" office:value="57.1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3" table:formula="of:=[.$I$1]-([.$J$1]+((LOG10([.A692]/[.$F$1])/LOG10(2))*[.$G$1]))" office:value-type="float" office:value="13.6066580525846" calcext:value-type="float">
            <text:p>14</text:p>
          </table:table-cell>
          <table:table-cell table:style-name="ce4" table:formula="of:=([.$F$1]+1-[.A692])/10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3" table:formula="of:=[.$I$1]-([.$J$1]+((LOG10([.A693]/[.$F$1])/LOG10(2))*[.$G$1]))" office:value-type="float" office:value="13.5739027147837" calcext:value-type="float">
            <text:p>14</text:p>
          </table:table-cell>
          <table:table-cell table:style-name="ce4" table:formula="of:=([.$F$1]+1-[.A693])/10" office:value-type="float" office:value="56.9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3" table:formula="of:=[.$I$1]-([.$J$1]+((LOG10([.A694]/[.$F$1])/LOG10(2))*[.$G$1]))" office:value-type="float" office:value="13.541194677126" calcext:value-type="float">
            <text:p>14</text:p>
          </table:table-cell>
          <table:table-cell table:style-name="ce4" table:formula="of:=([.$F$1]+1-[.A694])/10" office:value-type="float" office:value="56.8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3" table:formula="of:=[.$I$1]-([.$J$1]+((LOG10([.A695]/[.$F$1])/LOG10(2))*[.$G$1]))" office:value-type="float" office:value="13.5085338032016" calcext:value-type="float">
            <text:p>14</text:p>
          </table:table-cell>
          <table:table-cell table:style-name="ce4" table:formula="of:=([.$F$1]+1-[.A695])/10" office:value-type="float" office:value="56.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3" table:formula="of:=[.$I$1]-([.$J$1]+((LOG10([.A696]/[.$F$1])/LOG10(2))*[.$G$1]))" office:value-type="float" office:value="13.4759199571896" calcext:value-type="float">
            <text:p>13</text:p>
          </table:table-cell>
          <table:table-cell table:style-name="ce4" table:formula="of:=([.$F$1]+1-[.A696])/10" office:value-type="float" office:value="56.6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3" table:formula="of:=[.$I$1]-([.$J$1]+((LOG10([.A697]/[.$F$1])/LOG10(2))*[.$G$1]))" office:value-type="float" office:value="13.4433530038552" calcext:value-type="float">
            <text:p>13</text:p>
          </table:table-cell>
          <table:table-cell table:style-name="ce4" table:formula="of:=([.$F$1]+1-[.A697])/10" office:value-type="float" office:value="56.5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3" table:formula="of:=[.$I$1]-([.$J$1]+((LOG10([.A698]/[.$F$1])/LOG10(2))*[.$G$1]))" office:value-type="float" office:value="13.410832808546" calcext:value-type="float">
            <text:p>13</text:p>
          </table:table-cell>
          <table:table-cell table:style-name="ce4" table:formula="of:=([.$F$1]+1-[.A698])/10" office:value-type="float" office:value="56.4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float" office:value="698" calcext:value-type="float">
            <text:p>698</text:p>
          </table:table-cell>
          <table:table-cell table:style-name="ce3" table:formula="of:=[.$I$1]-([.$J$1]+((LOG10([.A699]/[.$F$1])/LOG10(2))*[.$G$1]))" office:value-type="float" office:value="13.3783592371887" calcext:value-type="float">
            <text:p>13</text:p>
          </table:table-cell>
          <table:table-cell table:style-name="ce4" table:formula="of:=([.$F$1]+1-[.A699])/10" office:value-type="float" office:value="56.3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3" table:formula="of:=[.$I$1]-([.$J$1]+((LOG10([.A700]/[.$F$1])/LOG10(2))*[.$G$1]))" office:value-type="float" office:value="13.3459321562859" calcext:value-type="float">
            <text:p>13</text:p>
          </table:table-cell>
          <table:table-cell table:style-name="ce4" table:formula="of:=([.$F$1]+1-[.A700])/10" office:value-type="float" office:value="56.2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3" table:formula="of:=[.$I$1]-([.$J$1]+((LOG10([.A701]/[.$F$1])/LOG10(2))*[.$G$1]))" office:value-type="float" office:value="13.3135514329127" calcext:value-type="float">
            <text:p>13</text:p>
          </table:table-cell>
          <table:table-cell table:style-name="ce4" table:formula="of:=([.$F$1]+1-[.A701])/10" office:value-type="float" office:value="56.1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3" table:formula="of:=[.$I$1]-([.$J$1]+((LOG10([.A702]/[.$F$1])/LOG10(2))*[.$G$1]))" office:value-type="float" office:value="13.2812169347135" calcext:value-type="float">
            <text:p>13</text:p>
          </table:table-cell>
          <table:table-cell table:style-name="ce4" table:formula="of:=([.$F$1]+1-[.A702])/10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3" table:formula="of:=[.$I$1]-([.$J$1]+((LOG10([.A703]/[.$F$1])/LOG10(2))*[.$G$1]))" office:value-type="float" office:value="13.2489285298987" calcext:value-type="float">
            <text:p>13</text:p>
          </table:table-cell>
          <table:table-cell table:style-name="ce4" table:formula="of:=([.$F$1]+1-[.A703])/10" office:value-type="float" office:value="55.9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3" table:formula="of:=[.$I$1]-([.$J$1]+((LOG10([.A704]/[.$F$1])/LOG10(2))*[.$G$1]))" office:value-type="float" office:value="13.2166860872415" calcext:value-type="float">
            <text:p>13</text:p>
          </table:table-cell>
          <table:table-cell table:style-name="ce4" table:formula="of:=([.$F$1]+1-[.A704])/10" office:value-type="float" office:value="55.8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3" table:formula="of:=[.$I$1]-([.$J$1]+((LOG10([.A705]/[.$F$1])/LOG10(2))*[.$G$1]))" office:value-type="float" office:value="13.1844894760747" calcext:value-type="float">
            <text:p>13</text:p>
          </table:table-cell>
          <table:table-cell table:style-name="ce4" table:formula="of:=([.$F$1]+1-[.A705])/10" office:value-type="float" office:value="55.7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3" table:formula="of:=[.$I$1]-([.$J$1]+((LOG10([.A706]/[.$F$1])/LOG10(2))*[.$G$1]))" office:value-type="float" office:value="13.1523385662876" calcext:value-type="float">
            <text:p>13</text:p>
          </table:table-cell>
          <table:table-cell table:style-name="ce4" table:formula="of:=([.$F$1]+1-[.A706])/10" office:value-type="float" office:value="55.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3" table:formula="of:=[.$I$1]-([.$J$1]+((LOG10([.A707]/[.$F$1])/LOG10(2))*[.$G$1]))" office:value-type="float" office:value="13.1202332283227" calcext:value-type="float">
            <text:p>13</text:p>
          </table:table-cell>
          <table:table-cell table:style-name="ce4" table:formula="of:=([.$F$1]+1-[.A707])/10" office:value-type="float" office:value="55.5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3" table:formula="of:=[.$I$1]-([.$J$1]+((LOG10([.A708]/[.$F$1])/LOG10(2))*[.$G$1]))" office:value-type="float" office:value="13.0881733331727" calcext:value-type="float">
            <text:p>13</text:p>
          </table:table-cell>
          <table:table-cell table:style-name="ce4" table:formula="of:=([.$F$1]+1-[.A708])/10" office:value-type="float" office:value="55.4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3" table:formula="of:=[.$I$1]-([.$J$1]+((LOG10([.A709]/[.$F$1])/LOG10(2))*[.$G$1]))" office:value-type="float" office:value="13.0561587523772" calcext:value-type="float">
            <text:p>13</text:p>
          </table:table-cell>
          <table:table-cell table:style-name="ce4" table:formula="of:=([.$F$1]+1-[.A709])/10" office:value-type="float" office:value="55.3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3" table:formula="of:=[.$I$1]-([.$J$1]+((LOG10([.A710]/[.$F$1])/LOG10(2))*[.$G$1]))" office:value-type="float" office:value="13.0241893580199" calcext:value-type="float">
            <text:p>13</text:p>
          </table:table-cell>
          <table:table-cell table:style-name="ce4" table:formula="of:=([.$F$1]+1-[.A710])/10" office:value-type="float" office:value="55.2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3" table:formula="of:=[.$I$1]-([.$J$1]+((LOG10([.A711]/[.$F$1])/LOG10(2))*[.$G$1]))" office:value-type="float" office:value="12.9922650227252" calcext:value-type="float">
            <text:p>13</text:p>
          </table:table-cell>
          <table:table-cell table:style-name="ce4" table:formula="of:=([.$F$1]+1-[.A711])/10" office:value-type="float" office:value="55.1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3" table:formula="of:=[.$I$1]-([.$J$1]+((LOG10([.A712]/[.$F$1])/LOG10(2))*[.$G$1]))" office:value-type="float" office:value="12.9603856196555" calcext:value-type="float">
            <text:p>13</text:p>
          </table:table-cell>
          <table:table-cell table:style-name="ce4" table:formula="of:=([.$F$1]+1-[.A712])/10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3" table:formula="of:=[.$I$1]-([.$J$1]+((LOG10([.A713]/[.$F$1])/LOG10(2))*[.$G$1]))" office:value-type="float" office:value="12.9285510225078" calcext:value-type="float">
            <text:p>13</text:p>
          </table:table-cell>
          <table:table-cell table:style-name="ce4" table:formula="of:=([.$F$1]+1-[.A713])/10" office:value-type="float" office:value="54.9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3" table:formula="of:=[.$I$1]-([.$J$1]+((LOG10([.A714]/[.$F$1])/LOG10(2))*[.$G$1]))" office:value-type="float" office:value="12.8967611055112" calcext:value-type="float">
            <text:p>13</text:p>
          </table:table-cell>
          <table:table-cell table:style-name="ce4" table:formula="of:=([.$F$1]+1-[.A714])/10" office:value-type="float" office:value="54.8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3" table:formula="of:=[.$I$1]-([.$J$1]+((LOG10([.A715]/[.$F$1])/LOG10(2))*[.$G$1]))" office:value-type="float" office:value="12.8650157434234" calcext:value-type="float">
            <text:p>13</text:p>
          </table:table-cell>
          <table:table-cell table:style-name="ce4" table:formula="of:=([.$F$1]+1-[.A715])/10" office:value-type="float" office:value="54.7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3" table:formula="of:=[.$I$1]-([.$J$1]+((LOG10([.A716]/[.$F$1])/LOG10(2))*[.$G$1]))" office:value-type="float" office:value="12.833314811528" calcext:value-type="float">
            <text:p>13</text:p>
          </table:table-cell>
          <table:table-cell table:style-name="ce4" table:formula="of:=([.$F$1]+1-[.A716])/10" office:value-type="float" office:value="54.6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3" table:formula="of:=[.$I$1]-([.$J$1]+((LOG10([.A717]/[.$F$1])/LOG10(2))*[.$G$1]))" office:value-type="float" office:value="12.8016581856315" calcext:value-type="float">
            <text:p>13</text:p>
          </table:table-cell>
          <table:table-cell table:style-name="ce4" table:formula="of:=([.$F$1]+1-[.A717])/10" office:value-type="float" office:value="54.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3" table:formula="of:=[.$I$1]-([.$J$1]+((LOG10([.A718]/[.$F$1])/LOG10(2))*[.$G$1]))" office:value-type="float" office:value="12.7700457420604" calcext:value-type="float">
            <text:p>13</text:p>
          </table:table-cell>
          <table:table-cell table:style-name="ce4" table:formula="of:=([.$F$1]+1-[.A718])/10" office:value-type="float" office:value="54.4" calcext:value-type="float">
            <text:p>54</text:p>
          </table:table-cell>
          <table:table-cell table:number-columns-repeated="1021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3" table:formula="of:=[.$I$1]-([.$J$1]+((LOG10([.A719]/[.$F$1])/LOG10(2))*[.$G$1]))" office:value-type="float" office:value="12.7384773576584" calcext:value-type="float">
            <text:p>13</text:p>
          </table:table-cell>
          <table:table-cell table:style-name="ce4" table:formula="of:=([.$F$1]+1-[.A719])/10" office:value-type="float" office:value="54.3" calcext:value-type="float">
            <text:p>54</text:p>
          </table:table-cell>
          <table:table-cell table:number-columns-repeated="1021"/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3" table:formula="of:=[.$I$1]-([.$J$1]+((LOG10([.A720]/[.$F$1])/LOG10(2))*[.$G$1]))" office:value-type="float" office:value="12.7069529097833" calcext:value-type="float">
            <text:p>13</text:p>
          </table:table-cell>
          <table:table-cell table:style-name="ce4" table:formula="of:=([.$F$1]+1-[.A720])/10" office:value-type="float" office:value="54.2" calcext:value-type="float">
            <text:p>54</text:p>
          </table:table-cell>
          <table:table-cell table:number-columns-repeated="1021"/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3" table:formula="of:=[.$I$1]-([.$J$1]+((LOG10([.A721]/[.$F$1])/LOG10(2))*[.$G$1]))" office:value-type="float" office:value="12.6754722763044" calcext:value-type="float">
            <text:p>13</text:p>
          </table:table-cell>
          <table:table-cell table:style-name="ce4" table:formula="of:=([.$F$1]+1-[.A721])/10" office:value-type="float" office:value="54.1" calcext:value-type="float">
            <text:p>54</text:p>
          </table:table-cell>
          <table:table-cell table:number-columns-repeated="1021"/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3" table:formula="of:=[.$I$1]-([.$J$1]+((LOG10([.A722]/[.$F$1])/LOG10(2))*[.$G$1]))" office:value-type="float" office:value="12.6440353355994" calcext:value-type="float">
            <text:p>13</text:p>
          </table:table-cell>
          <table:table-cell table:style-name="ce4" table:formula="of:=([.$F$1]+1-[.A722])/10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3" table:formula="of:=[.$I$1]-([.$J$1]+((LOG10([.A723]/[.$F$1])/LOG10(2))*[.$G$1]))" office:value-type="float" office:value="12.6126419665517" calcext:value-type="float">
            <text:p>13</text:p>
          </table:table-cell>
          <table:table-cell table:style-name="ce4" table:formula="of:=([.$F$1]+1-[.A723])/10" office:value-type="float" office:value="53.9" calcext:value-type="float">
            <text:p>54</text:p>
          </table:table-cell>
          <table:table-cell table:number-columns-repeated="1021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3" table:formula="of:=[.$I$1]-([.$J$1]+((LOG10([.A724]/[.$F$1])/LOG10(2))*[.$G$1]))" office:value-type="float" office:value="12.5812920485477" calcext:value-type="float">
            <text:p>13</text:p>
          </table:table-cell>
          <table:table-cell table:style-name="ce4" table:formula="of:=([.$F$1]+1-[.A724])/10" office:value-type="float" office:value="53.8" calcext:value-type="float">
            <text:p>54</text:p>
          </table:table-cell>
          <table:table-cell table:number-columns-repeated="1021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3" table:formula="of:=[.$I$1]-([.$J$1]+((LOG10([.A725]/[.$F$1])/LOG10(2))*[.$G$1]))" office:value-type="float" office:value="12.549985461474" calcext:value-type="float">
            <text:p>13</text:p>
          </table:table-cell>
          <table:table-cell table:style-name="ce4" table:formula="of:=([.$F$1]+1-[.A725])/10" office:value-type="float" office:value="53.7" calcext:value-type="float">
            <text:p>54</text:p>
          </table:table-cell>
          <table:table-cell table:number-columns-repeated="1021"/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3" table:formula="of:=[.$I$1]-([.$J$1]+((LOG10([.A726]/[.$F$1])/LOG10(2))*[.$G$1]))" office:value-type="float" office:value="12.5187220857142" calcext:value-type="float">
            <text:p>13</text:p>
          </table:table-cell>
          <table:table-cell table:style-name="ce4" table:formula="of:=([.$F$1]+1-[.A726])/10" office:value-type="float" office:value="53.6" calcext:value-type="float">
            <text:p>54</text:p>
          </table:table-cell>
          <table:table-cell table:number-columns-repeated="1021"/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3" table:formula="of:=[.$I$1]-([.$J$1]+((LOG10([.A727]/[.$F$1])/LOG10(2))*[.$G$1]))" office:value-type="float" office:value="12.487501802147" calcext:value-type="float">
            <text:p>12</text:p>
          </table:table-cell>
          <table:table-cell table:style-name="ce4" table:formula="of:=([.$F$1]+1-[.A727])/10" office:value-type="float" office:value="53.5" calcext:value-type="float">
            <text:p>54</text:p>
          </table:table-cell>
          <table:table-cell table:number-columns-repeated="1021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3" table:formula="of:=[.$I$1]-([.$J$1]+((LOG10([.A728]/[.$F$1])/LOG10(2))*[.$G$1]))" office:value-type="float" office:value="12.4563244921426" calcext:value-type="float">
            <text:p>12</text:p>
          </table:table-cell>
          <table:table-cell table:style-name="ce4" table:formula="of:=([.$F$1]+1-[.A728])/10" office:value-type="float" office:value="53.4" calcext:value-type="float">
            <text:p>53</text:p>
          </table:table-cell>
          <table:table-cell table:number-columns-repeated="1021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3" table:formula="of:=[.$I$1]-([.$J$1]+((LOG10([.A729]/[.$F$1])/LOG10(2))*[.$G$1]))" office:value-type="float" office:value="12.4251900375608" calcext:value-type="float">
            <text:p>12</text:p>
          </table:table-cell>
          <table:table-cell table:style-name="ce4" table:formula="of:=([.$F$1]+1-[.A729])/10" office:value-type="float" office:value="53.3" calcext:value-type="float">
            <text:p>53</text:p>
          </table:table-cell>
          <table:table-cell table:number-columns-repeated="1021"/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3" table:formula="of:=[.$I$1]-([.$J$1]+((LOG10([.A730]/[.$F$1])/LOG10(2))*[.$G$1]))" office:value-type="float" office:value="12.3940983207474" calcext:value-type="float">
            <text:p>12</text:p>
          </table:table-cell>
          <table:table-cell table:style-name="ce4" table:formula="of:=([.$F$1]+1-[.A730])/10" office:value-type="float" office:value="53.2" calcext:value-type="float">
            <text:p>53</text:p>
          </table:table-cell>
          <table:table-cell table:number-columns-repeated="1021"/>
        </table:table-row>
        <table:table-row table:style-name="ro2">
          <table:table-cell office:value-type="float" office:value="730" calcext:value-type="float">
            <text:p>730</text:p>
          </table:table-cell>
          <table:table-cell table:style-name="ce3" table:formula="of:=[.$I$1]-([.$J$1]+((LOG10([.A731]/[.$F$1])/LOG10(2))*[.$G$1]))" office:value-type="float" office:value="12.3630492245324" calcext:value-type="float">
            <text:p>12</text:p>
          </table:table-cell>
          <table:table-cell table:style-name="ce4" table:formula="of:=([.$F$1]+1-[.A731])/10" office:value-type="float" office:value="53.1" calcext:value-type="float">
            <text:p>53</text:p>
          </table:table-cell>
          <table:table-cell table:number-columns-repeated="1021"/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3" table:formula="of:=[.$I$1]-([.$J$1]+((LOG10([.A732]/[.$F$1])/LOG10(2))*[.$G$1]))" office:value-type="float" office:value="12.332042632227" calcext:value-type="float">
            <text:p>12</text:p>
          </table:table-cell>
          <table:table-cell table:style-name="ce4" table:formula="of:=([.$F$1]+1-[.A732])/10" office:value-type="float" office:value="53" calcext:value-type="float">
            <text:p>53</text:p>
          </table:table-cell>
          <table:table-cell table:number-columns-repeated="1021"/>
        </table:table-row>
        <table:table-row table:style-name="ro2">
          <table:table-cell office:value-type="float" office:value="732" calcext:value-type="float">
            <text:p>732</text:p>
          </table:table-cell>
          <table:table-cell table:style-name="ce3" table:formula="of:=[.$I$1]-([.$J$1]+((LOG10([.A733]/[.$F$1])/LOG10(2))*[.$G$1]))" office:value-type="float" office:value="12.3010784276208" calcext:value-type="float">
            <text:p>12</text:p>
          </table:table-cell>
          <table:table-cell table:style-name="ce4" table:formula="of:=([.$F$1]+1-[.A733])/10" office:value-type="float" office:value="52.9" calcext:value-type="float">
            <text:p>53</text:p>
          </table:table-cell>
          <table:table-cell table:number-columns-repeated="1021"/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3" table:formula="of:=[.$I$1]-([.$J$1]+((LOG10([.A734]/[.$F$1])/LOG10(2))*[.$G$1]))" office:value-type="float" office:value="12.2701564949794" calcext:value-type="float">
            <text:p>12</text:p>
          </table:table-cell>
          <table:table-cell table:style-name="ce4" table:formula="of:=([.$F$1]+1-[.A734])/10" office:value-type="float" office:value="52.8" calcext:value-type="float">
            <text:p>53</text:p>
          </table:table-cell>
          <table:table-cell table:number-columns-repeated="1021"/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3" table:formula="of:=[.$I$1]-([.$J$1]+((LOG10([.A735]/[.$F$1])/LOG10(2))*[.$G$1]))" office:value-type="float" office:value="12.2392767190418" calcext:value-type="float">
            <text:p>12</text:p>
          </table:table-cell>
          <table:table-cell table:style-name="ce4" table:formula="of:=([.$F$1]+1-[.A735])/10" office:value-type="float" office:value="52.7" calcext:value-type="float">
            <text:p>53</text:p>
          </table:table-cell>
          <table:table-cell table:number-columns-repeated="1021"/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3" table:formula="of:=[.$I$1]-([.$J$1]+((LOG10([.A736]/[.$F$1])/LOG10(2))*[.$G$1]))" office:value-type="float" office:value="12.2084389850178" calcext:value-type="float">
            <text:p>12</text:p>
          </table:table-cell>
          <table:table-cell table:style-name="ce4" table:formula="of:=([.$F$1]+1-[.A736])/10" office:value-type="float" office:value="52.6" calcext:value-type="float">
            <text:p>53</text:p>
          </table:table-cell>
          <table:table-cell table:number-columns-repeated="1021"/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3" table:formula="of:=[.$I$1]-([.$J$1]+((LOG10([.A737]/[.$F$1])/LOG10(2))*[.$G$1]))" office:value-type="float" office:value="12.1776431785852" calcext:value-type="float">
            <text:p>12</text:p>
          </table:table-cell>
          <table:table-cell table:style-name="ce4" table:formula="of:=([.$F$1]+1-[.A737])/10" office:value-type="float" office:value="52.5" calcext:value-type="float">
            <text:p>53</text:p>
          </table:table-cell>
          <table:table-cell table:number-columns-repeated="1021"/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3" table:formula="of:=[.$I$1]-([.$J$1]+((LOG10([.A738]/[.$F$1])/LOG10(2))*[.$G$1]))" office:value-type="float" office:value="12.1468891858877" calcext:value-type="float">
            <text:p>12</text:p>
          </table:table-cell>
          <table:table-cell table:style-name="ce4" table:formula="of:=([.$F$1]+1-[.A738])/10" office:value-type="float" office:value="52.4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3" table:formula="of:=[.$I$1]-([.$J$1]+((LOG10([.A739]/[.$F$1])/LOG10(2))*[.$G$1]))" office:value-type="float" office:value="12.1161768935321" calcext:value-type="float">
            <text:p>12</text:p>
          </table:table-cell>
          <table:table-cell table:style-name="ce4" table:formula="of:=([.$F$1]+1-[.A739])/10" office:value-type="float" office:value="52.3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float" office:value="739" calcext:value-type="float">
            <text:p>739</text:p>
          </table:table-cell>
          <table:table-cell table:style-name="ce3" table:formula="of:=[.$I$1]-([.$J$1]+((LOG10([.A740]/[.$F$1])/LOG10(2))*[.$G$1]))" office:value-type="float" office:value="12.0855061885857" calcext:value-type="float">
            <text:p>12</text:p>
          </table:table-cell>
          <table:table-cell table:style-name="ce4" table:formula="of:=([.$F$1]+1-[.A740])/10" office:value-type="float" office:value="52.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3" table:formula="of:=[.$I$1]-([.$J$1]+((LOG10([.A741]/[.$F$1])/LOG10(2))*[.$G$1]))" office:value-type="float" office:value="12.0548769585742" calcext:value-type="float">
            <text:p>12</text:p>
          </table:table-cell>
          <table:table-cell table:style-name="ce4" table:formula="of:=([.$F$1]+1-[.A741])/10" office:value-type="float" office:value="52.1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3" table:formula="of:=[.$I$1]-([.$J$1]+((LOG10([.A742]/[.$F$1])/LOG10(2))*[.$G$1]))" office:value-type="float" office:value="12.0242890914787" calcext:value-type="float">
            <text:p>12</text:p>
          </table:table-cell>
          <table:table-cell table:style-name="ce4" table:formula="of:=([.$F$1]+1-[.A742])/10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3" table:formula="of:=[.$I$1]-([.$J$1]+((LOG10([.A743]/[.$F$1])/LOG10(2))*[.$G$1]))" office:value-type="float" office:value="11.9937424757337" calcext:value-type="float">
            <text:p>12</text:p>
          </table:table-cell>
          <table:table-cell table:style-name="ce4" table:formula="of:=([.$F$1]+1-[.A743])/10" office:value-type="float" office:value="51.9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ce3" table:formula="of:=[.$I$1]-([.$J$1]+((LOG10([.A744]/[.$F$1])/LOG10(2))*[.$G$1]))" office:value-type="float" office:value="11.9632370002243" calcext:value-type="float">
            <text:p>12</text:p>
          </table:table-cell>
          <table:table-cell table:style-name="ce4" table:formula="of:=([.$F$1]+1-[.A744])/10" office:value-type="float" office:value="51.8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3" table:formula="of:=[.$I$1]-([.$J$1]+((LOG10([.A745]/[.$F$1])/LOG10(2))*[.$G$1]))" office:value-type="float" office:value="11.9327725542842" calcext:value-type="float">
            <text:p>12</text:p>
          </table:table-cell>
          <table:table-cell table:style-name="ce4" table:formula="of:=([.$F$1]+1-[.A745])/10" office:value-type="float" office:value="51.7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3" table:formula="of:=[.$I$1]-([.$J$1]+((LOG10([.A746]/[.$F$1])/LOG10(2))*[.$G$1]))" office:value-type="float" office:value="11.9023490276928" calcext:value-type="float">
            <text:p>12</text:p>
          </table:table-cell>
          <table:table-cell table:style-name="ce4" table:formula="of:=([.$F$1]+1-[.A746])/10" office:value-type="float" office:value="51.6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3" table:formula="of:=[.$I$1]-([.$J$1]+((LOG10([.A747]/[.$F$1])/LOG10(2))*[.$G$1]))" office:value-type="float" office:value="11.871966310673" calcext:value-type="float">
            <text:p>12</text:p>
          </table:table-cell>
          <table:table-cell table:style-name="ce4" table:formula="of:=([.$F$1]+1-[.A747])/10" office:value-type="float" office:value="51.5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3" table:formula="of:=[.$I$1]-([.$J$1]+((LOG10([.A748]/[.$F$1])/LOG10(2))*[.$G$1]))" office:value-type="float" office:value="11.8416242938893" calcext:value-type="float">
            <text:p>12</text:p>
          </table:table-cell>
          <table:table-cell table:style-name="ce4" table:formula="of:=([.$F$1]+1-[.A748])/10" office:value-type="float" office:value="51.4" calcext:value-type="float">
            <text:p>51</text:p>
          </table:table-cell>
          <table:table-cell table:number-columns-repeated="1021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3" table:formula="of:=[.$I$1]-([.$J$1]+((LOG10([.A749]/[.$F$1])/LOG10(2))*[.$G$1]))" office:value-type="float" office:value="11.8113228684444" calcext:value-type="float">
            <text:p>12</text:p>
          </table:table-cell>
          <table:table-cell table:style-name="ce4" table:formula="of:=([.$F$1]+1-[.A749])/10" office:value-type="float" office:value="51.3" calcext:value-type="float">
            <text:p>51</text:p>
          </table:table-cell>
          <table:table-cell table:number-columns-repeated="1021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3" table:formula="of:=[.$I$1]-([.$J$1]+((LOG10([.A750]/[.$F$1])/LOG10(2))*[.$G$1]))" office:value-type="float" office:value="11.7810619258779" calcext:value-type="float">
            <text:p>12</text:p>
          </table:table-cell>
          <table:table-cell table:style-name="ce4" table:formula="of:=([.$F$1]+1-[.A750])/10" office:value-type="float" office:value="51.2" calcext:value-type="float">
            <text:p>51</text:p>
          </table:table-cell>
          <table:table-cell table:number-columns-repeated="1021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3" table:formula="of:=[.$I$1]-([.$J$1]+((LOG10([.A751]/[.$F$1])/LOG10(2))*[.$G$1]))" office:value-type="float" office:value="11.7508413581634" calcext:value-type="float">
            <text:p>12</text:p>
          </table:table-cell>
          <table:table-cell table:style-name="ce4" table:formula="of:=([.$F$1]+1-[.A751])/10" office:value-type="float" office:value="51.1" calcext:value-type="float">
            <text:p>51</text:p>
          </table:table-cell>
          <table:table-cell table:number-columns-repeated="1021"/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3" table:formula="of:=[.$I$1]-([.$J$1]+((LOG10([.A752]/[.$F$1])/LOG10(2))*[.$G$1]))" office:value-type="float" office:value="11.7206610577062" calcext:value-type="float">
            <text:p>12</text:p>
          </table:table-cell>
          <table:table-cell table:style-name="ce4" table:formula="of:=([.$F$1]+1-[.A752])/10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3" table:formula="of:=[.$I$1]-([.$J$1]+((LOG10([.A753]/[.$F$1])/LOG10(2))*[.$G$1]))" office:value-type="float" office:value="11.6905209173414" calcext:value-type="float">
            <text:p>12</text:p>
          </table:table-cell>
          <table:table-cell table:style-name="ce4" table:formula="of:=([.$F$1]+1-[.A753])/10" office:value-type="float" office:value="50.9" calcext:value-type="float">
            <text:p>51</text:p>
          </table:table-cell>
          <table:table-cell table:number-columns-repeated="1021"/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3" table:formula="of:=[.$I$1]-([.$J$1]+((LOG10([.A754]/[.$F$1])/LOG10(2))*[.$G$1]))" office:value-type="float" office:value="11.660420830331" calcext:value-type="float">
            <text:p>12</text:p>
          </table:table-cell>
          <table:table-cell table:style-name="ce4" table:formula="of:=([.$F$1]+1-[.A754])/10" office:value-type="float" office:value="50.8" calcext:value-type="float">
            <text:p>51</text:p>
          </table:table-cell>
          <table:table-cell table:number-columns-repeated="1021"/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3" table:formula="of:=[.$I$1]-([.$J$1]+((LOG10([.A755]/[.$F$1])/LOG10(2))*[.$G$1]))" office:value-type="float" office:value="11.6303606903623" calcext:value-type="float">
            <text:p>12</text:p>
          </table:table-cell>
          <table:table-cell table:style-name="ce4" table:formula="of:=([.$F$1]+1-[.A755])/10" office:value-type="float" office:value="50.7" calcext:value-type="float">
            <text:p>51</text:p>
          </table:table-cell>
          <table:table-cell table:number-columns-repeated="1021"/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3" table:formula="of:=[.$I$1]-([.$J$1]+((LOG10([.A756]/[.$F$1])/LOG10(2))*[.$G$1]))" office:value-type="float" office:value="11.6003403915449" calcext:value-type="float">
            <text:p>12</text:p>
          </table:table-cell>
          <table:table-cell table:style-name="ce4" table:formula="of:=([.$F$1]+1-[.A756])/10" office:value-type="float" office:value="50.6" calcext:value-type="float">
            <text:p>51</text:p>
          </table:table-cell>
          <table:table-cell table:number-columns-repeated="1021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3" table:formula="of:=[.$I$1]-([.$J$1]+((LOG10([.A757]/[.$F$1])/LOG10(2))*[.$G$1]))" office:value-type="float" office:value="11.5703598284094" calcext:value-type="float">
            <text:p>12</text:p>
          </table:table-cell>
          <table:table-cell table:style-name="ce4" table:formula="of:=([.$F$1]+1-[.A757])/10" office:value-type="float" office:value="50.5" calcext:value-type="float">
            <text:p>51</text:p>
          </table:table-cell>
          <table:table-cell table:number-columns-repeated="1021"/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3" table:formula="of:=[.$I$1]-([.$J$1]+((LOG10([.A758]/[.$F$1])/LOG10(2))*[.$G$1]))" office:value-type="float" office:value="11.5404188959043" calcext:value-type="float">
            <text:p>12</text:p>
          </table:table-cell>
          <table:table-cell table:style-name="ce4" table:formula="of:=([.$F$1]+1-[.A758])/10" office:value-type="float" office:value="50.4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3" table:formula="of:=[.$I$1]-([.$J$1]+((LOG10([.A759]/[.$F$1])/LOG10(2))*[.$G$1]))" office:value-type="float" office:value="11.5105174893941" calcext:value-type="float">
            <text:p>12</text:p>
          </table:table-cell>
          <table:table-cell table:style-name="ce4" table:formula="of:=([.$F$1]+1-[.A759])/10" office:value-type="float" office:value="50.3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3" table:formula="of:=[.$I$1]-([.$J$1]+((LOG10([.A760]/[.$F$1])/LOG10(2))*[.$G$1]))" office:value-type="float" office:value="11.4806555046575" calcext:value-type="float">
            <text:p>11</text:p>
          </table:table-cell>
          <table:table-cell table:style-name="ce4" table:formula="of:=([.$F$1]+1-[.A760])/10" office:value-type="float" office:value="50.2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3" table:formula="of:=[.$I$1]-([.$J$1]+((LOG10([.A761]/[.$F$1])/LOG10(2))*[.$G$1]))" office:value-type="float" office:value="11.4508328378844" calcext:value-type="float">
            <text:p>11</text:p>
          </table:table-cell>
          <table:table-cell table:style-name="ce4" table:formula="of:=([.$F$1]+1-[.A761])/10" office:value-type="float" office:value="50.1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3" table:formula="of:=[.$I$1]-([.$J$1]+((LOG10([.A762]/[.$F$1])/LOG10(2))*[.$G$1]))" office:value-type="float" office:value="11.4210493856746" calcext:value-type="float">
            <text:p>11</text:p>
          </table:table-cell>
          <table:table-cell table:style-name="ce4" table:formula="of:=([.$F$1]+1-[.A762])/10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float" office:value="762" calcext:value-type="float">
            <text:p>762</text:p>
          </table:table-cell>
          <table:table-cell table:style-name="ce3" table:formula="of:=[.$I$1]-([.$J$1]+((LOG10([.A763]/[.$F$1])/LOG10(2))*[.$G$1]))" office:value-type="float" office:value="11.3913050450351" calcext:value-type="float">
            <text:p>11</text:p>
          </table:table-cell>
          <table:table-cell table:style-name="ce4" table:formula="of:=([.$F$1]+1-[.A763])/10" office:value-type="float" office:value="49.9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3" table:formula="of:=[.$I$1]-([.$J$1]+((LOG10([.A764]/[.$F$1])/LOG10(2))*[.$G$1]))" office:value-type="float" office:value="11.3615997133782" calcext:value-type="float">
            <text:p>11</text:p>
          </table:table-cell>
          <table:table-cell table:style-name="ce4" table:formula="of:=([.$F$1]+1-[.A764])/10" office:value-type="float" office:value="49.8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3" table:formula="of:=[.$I$1]-([.$J$1]+((LOG10([.A765]/[.$F$1])/LOG10(2))*[.$G$1]))" office:value-type="float" office:value="11.331933288519" calcext:value-type="float">
            <text:p>11</text:p>
          </table:table-cell>
          <table:table-cell table:style-name="ce4" table:formula="of:=([.$F$1]+1-[.A765])/10" office:value-type="float" office:value="49.7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3" table:formula="of:=[.$I$1]-([.$J$1]+((LOG10([.A766]/[.$F$1])/LOG10(2))*[.$G$1]))" office:value-type="float" office:value="11.3023056686741" calcext:value-type="float">
            <text:p>11</text:p>
          </table:table-cell>
          <table:table-cell table:style-name="ce4" table:formula="of:=([.$F$1]+1-[.A766])/10" office:value-type="float" office:value="49.6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3" table:formula="of:=[.$I$1]-([.$J$1]+((LOG10([.A767]/[.$F$1])/LOG10(2))*[.$G$1]))" office:value-type="float" office:value="11.2727167524585" calcext:value-type="float">
            <text:p>11</text:p>
          </table:table-cell>
          <table:table-cell table:style-name="ce4" table:formula="of:=([.$F$1]+1-[.A767])/10" office:value-type="float" office:value="49.5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3" table:formula="of:=[.$I$1]-([.$J$1]+((LOG10([.A768]/[.$F$1])/LOG10(2))*[.$G$1]))" office:value-type="float" office:value="11.2431664388842" calcext:value-type="float">
            <text:p>11</text:p>
          </table:table-cell>
          <table:table-cell table:style-name="ce4" table:formula="of:=([.$F$1]+1-[.A768])/10" office:value-type="float" office:value="49.4" calcext:value-type="float">
            <text:p>49</text:p>
          </table:table-cell>
          <table:table-cell table:number-columns-repeated="1021"/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3" table:formula="of:=[.$I$1]-([.$J$1]+((LOG10([.A769]/[.$F$1])/LOG10(2))*[.$G$1]))" office:value-type="float" office:value="11.2136546273581" calcext:value-type="float">
            <text:p>11</text:p>
          </table:table-cell>
          <table:table-cell table:style-name="ce4" table:formula="of:=([.$F$1]+1-[.A769])/10" office:value-type="float" office:value="49.3" calcext:value-type="float">
            <text:p>49</text:p>
          </table:table-cell>
          <table:table-cell table:number-columns-repeated="1021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3" table:formula="of:=[.$I$1]-([.$J$1]+((LOG10([.A770]/[.$F$1])/LOG10(2))*[.$G$1]))" office:value-type="float" office:value="11.1841812176796" calcext:value-type="float">
            <text:p>11</text:p>
          </table:table-cell>
          <table:table-cell table:style-name="ce4" table:formula="of:=([.$F$1]+1-[.A770])/10" office:value-type="float" office:value="49.2" calcext:value-type="float">
            <text:p>49</text:p>
          </table:table-cell>
          <table:table-cell table:number-columns-repeated="1021"/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3" table:formula="of:=[.$I$1]-([.$J$1]+((LOG10([.A771]/[.$F$1])/LOG10(2))*[.$G$1]))" office:value-type="float" office:value="11.1547461100387" calcext:value-type="float">
            <text:p>11</text:p>
          </table:table-cell>
          <table:table-cell table:style-name="ce4" table:formula="of:=([.$F$1]+1-[.A771])/10" office:value-type="float" office:value="49.1" calcext:value-type="float">
            <text:p>49</text:p>
          </table:table-cell>
          <table:table-cell table:number-columns-repeated="1021"/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3" table:formula="of:=[.$I$1]-([.$J$1]+((LOG10([.A772]/[.$F$1])/LOG10(2))*[.$G$1]))" office:value-type="float" office:value="11.1253492050142" calcext:value-type="float">
            <text:p>11</text:p>
          </table:table-cell>
          <table:table-cell table:style-name="ce4" table:formula="of:=([.$F$1]+1-[.A772])/10" office:value-type="float" office:value="49" calcext:value-type="float">
            <text:p>49</text:p>
          </table:table-cell>
          <table:table-cell table:number-columns-repeated="1021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3" table:formula="of:=[.$I$1]-([.$J$1]+((LOG10([.A773]/[.$F$1])/LOG10(2))*[.$G$1]))" office:value-type="float" office:value="11.0959904035714" calcext:value-type="float">
            <text:p>11</text:p>
          </table:table-cell>
          <table:table-cell table:style-name="ce4" table:formula="of:=([.$F$1]+1-[.A773])/10" office:value-type="float" office:value="48.9" calcext:value-type="float">
            <text:p>49</text:p>
          </table:table-cell>
          <table:table-cell table:number-columns-repeated="1021"/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3" table:formula="of:=[.$I$1]-([.$J$1]+((LOG10([.A774]/[.$F$1])/LOG10(2))*[.$G$1]))" office:value-type="float" office:value="11.0666696070602" calcext:value-type="float">
            <text:p>11</text:p>
          </table:table-cell>
          <table:table-cell table:style-name="ce4" table:formula="of:=([.$F$1]+1-[.A774])/10" office:value-type="float" office:value="48.8" calcext:value-type="float">
            <text:p>49</text:p>
          </table:table-cell>
          <table:table-cell table:number-columns-repeated="1021"/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ce3" table:formula="of:=[.$I$1]-([.$J$1]+((LOG10([.A775]/[.$F$1])/LOG10(2))*[.$G$1]))" office:value-type="float" office:value="11.037386717213" calcext:value-type="float">
            <text:p>11</text:p>
          </table:table-cell>
          <table:table-cell table:style-name="ce4" table:formula="of:=([.$F$1]+1-[.A775])/10" office:value-type="float" office:value="48.7" calcext:value-type="float">
            <text:p>49</text:p>
          </table:table-cell>
          <table:table-cell table:number-columns-repeated="1021"/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ce3" table:formula="of:=[.$I$1]-([.$J$1]+((LOG10([.A776]/[.$F$1])/LOG10(2))*[.$G$1]))" office:value-type="float" office:value="11.0081416361432" calcext:value-type="float">
            <text:p>11</text:p>
          </table:table-cell>
          <table:table-cell table:style-name="ce4" table:formula="of:=([.$F$1]+1-[.A776])/10" office:value-type="float" office:value="48.6" calcext:value-type="float">
            <text:p>49</text:p>
          </table:table-cell>
          <table:table-cell table:number-columns-repeated="1021"/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ce3" table:formula="of:=[.$I$1]-([.$J$1]+((LOG10([.A777]/[.$F$1])/LOG10(2))*[.$G$1]))" office:value-type="float" office:value="10.9789342663424" calcext:value-type="float">
            <text:p>11</text:p>
          </table:table-cell>
          <table:table-cell table:style-name="ce4" table:formula="of:=([.$F$1]+1-[.A777])/10" office:value-type="float" office:value="48.5" calcext:value-type="float">
            <text:p>49</text:p>
          </table:table-cell>
          <table:table-cell table:number-columns-repeated="1021"/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3" table:formula="of:=[.$I$1]-([.$J$1]+((LOG10([.A778]/[.$F$1])/LOG10(2))*[.$G$1]))" office:value-type="float" office:value="10.9497645106792" calcext:value-type="float">
            <text:p>11</text:p>
          </table:table-cell>
          <table:table-cell table:style-name="ce4" table:formula="of:=([.$F$1]+1-[.A778])/10" office:value-type="float" office:value="48.4" calcext:value-type="float">
            <text:p>48</text:p>
          </table:table-cell>
          <table:table-cell table:number-columns-repeated="1021"/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3" table:formula="of:=[.$I$1]-([.$J$1]+((LOG10([.A779]/[.$F$1])/LOG10(2))*[.$G$1]))" office:value-type="float" office:value="10.9206322723971" calcext:value-type="float">
            <text:p>11</text:p>
          </table:table-cell>
          <table:table-cell table:style-name="ce4" table:formula="of:=([.$F$1]+1-[.A779])/10" office:value-type="float" office:value="48.3" calcext:value-type="float">
            <text:p>48</text:p>
          </table:table-cell>
          <table:table-cell table:number-columns-repeated="1021"/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3" table:formula="of:=[.$I$1]-([.$J$1]+((LOG10([.A780]/[.$F$1])/LOG10(2))*[.$G$1]))" office:value-type="float" office:value="10.8915374551121" calcext:value-type="float">
            <text:p>11</text:p>
          </table:table-cell>
          <table:table-cell table:style-name="ce4" table:formula="of:=([.$F$1]+1-[.A780])/10" office:value-type="float" office:value="48.2" calcext:value-type="float">
            <text:p>48</text:p>
          </table:table-cell>
          <table:table-cell table:number-columns-repeated="1021"/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3" table:formula="of:=[.$I$1]-([.$J$1]+((LOG10([.A781]/[.$F$1])/LOG10(2))*[.$G$1]))" office:value-type="float" office:value="10.8624799628114" calcext:value-type="float">
            <text:p>11</text:p>
          </table:table-cell>
          <table:table-cell table:style-name="ce4" table:formula="of:=([.$F$1]+1-[.A781])/10" office:value-type="float" office:value="48.1" calcext:value-type="float">
            <text:p>48</text:p>
          </table:table-cell>
          <table:table-cell table:number-columns-repeated="1021"/>
        </table:table-row>
        <table:table-row table:style-name="ro2">
          <table:table-cell office:value-type="float" office:value="781" calcext:value-type="float">
            <text:p>781</text:p>
          </table:table-cell>
          <table:table-cell table:style-name="ce3" table:formula="of:=[.$I$1]-([.$J$1]+((LOG10([.A782]/[.$F$1])/LOG10(2))*[.$G$1]))" office:value-type="float" office:value="10.8334596998512" calcext:value-type="float">
            <text:p>11</text:p>
          </table:table-cell>
          <table:table-cell table:style-name="ce4" table:formula="of:=([.$F$1]+1-[.A782])/10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3" table:formula="of:=[.$I$1]-([.$J$1]+((LOG10([.A783]/[.$F$1])/LOG10(2))*[.$G$1]))" office:value-type="float" office:value="10.8044765709548" calcext:value-type="float">
            <text:p>11</text:p>
          </table:table-cell>
          <table:table-cell table:style-name="ce4" table:formula="of:=([.$F$1]+1-[.A783])/10" office:value-type="float" office:value="47.9" calcext:value-type="float">
            <text:p>48</text:p>
          </table:table-cell>
          <table:table-cell table:number-columns-repeated="1021"/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3" table:formula="of:=[.$I$1]-([.$J$1]+((LOG10([.A784]/[.$F$1])/LOG10(2))*[.$G$1]))" office:value-type="float" office:value="10.7755304812109" calcext:value-type="float">
            <text:p>11</text:p>
          </table:table-cell>
          <table:table-cell table:style-name="ce4" table:formula="of:=([.$F$1]+1-[.A784])/10" office:value-type="float" office:value="47.8" calcext:value-type="float">
            <text:p>48</text:p>
          </table:table-cell>
          <table:table-cell table:number-columns-repeated="1021"/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3" table:formula="of:=[.$I$1]-([.$J$1]+((LOG10([.A785]/[.$F$1])/LOG10(2))*[.$G$1]))" office:value-type="float" office:value="10.7466213360715" calcext:value-type="float">
            <text:p>11</text:p>
          </table:table-cell>
          <table:table-cell table:style-name="ce4" table:formula="of:=([.$F$1]+1-[.A785])/10" office:value-type="float" office:value="47.7" calcext:value-type="float">
            <text:p>48</text:p>
          </table:table-cell>
          <table:table-cell table:number-columns-repeated="1021"/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3" table:formula="of:=[.$I$1]-([.$J$1]+((LOG10([.A786]/[.$F$1])/LOG10(2))*[.$G$1]))" office:value-type="float" office:value="10.7177490413501" calcext:value-type="float">
            <text:p>11</text:p>
          </table:table-cell>
          <table:table-cell table:style-name="ce4" table:formula="of:=([.$F$1]+1-[.A786])/10" office:value-type="float" office:value="47.6" calcext:value-type="float">
            <text:p>48</text:p>
          </table:table-cell>
          <table:table-cell table:number-columns-repeated="1021"/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3" table:formula="of:=[.$I$1]-([.$J$1]+((LOG10([.A787]/[.$F$1])/LOG10(2))*[.$G$1]))" office:value-type="float" office:value="10.6889135032202" calcext:value-type="float">
            <text:p>11</text:p>
          </table:table-cell>
          <table:table-cell table:style-name="ce4" table:formula="of:=([.$F$1]+1-[.A787])/10" office:value-type="float" office:value="47.5" calcext:value-type="float">
            <text:p>48</text:p>
          </table:table-cell>
          <table:table-cell table:number-columns-repeated="1021"/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3" table:formula="of:=[.$I$1]-([.$J$1]+((LOG10([.A788]/[.$F$1])/LOG10(2))*[.$G$1]))" office:value-type="float" office:value="10.6601146282127" calcext:value-type="float">
            <text:p>11</text:p>
          </table:table-cell>
          <table:table-cell table:style-name="ce4" table:formula="of:=([.$F$1]+1-[.A788])/10" office:value-type="float" office:value="47.4" calcext:value-type="float">
            <text:p>47</text:p>
          </table:table-cell>
          <table:table-cell table:number-columns-repeated="1021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3" table:formula="of:=[.$I$1]-([.$J$1]+((LOG10([.A789]/[.$F$1])/LOG10(2))*[.$G$1]))" office:value-type="float" office:value="10.6313523232152" calcext:value-type="float">
            <text:p>11</text:p>
          </table:table-cell>
          <table:table-cell table:style-name="ce4" table:formula="of:=([.$F$1]+1-[.A789])/10" office:value-type="float" office:value="47.3" calcext:value-type="float">
            <text:p>47</text:p>
          </table:table-cell>
          <table:table-cell table:number-columns-repeated="1021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3" table:formula="of:=[.$I$1]-([.$J$1]+((LOG10([.A790]/[.$F$1])/LOG10(2))*[.$G$1]))" office:value-type="float" office:value="10.602626495469" calcext:value-type="float">
            <text:p>11</text:p>
          </table:table-cell>
          <table:table-cell table:style-name="ce4" table:formula="of:=([.$F$1]+1-[.A790])/10" office:value-type="float" office:value="47.2" calcext:value-type="float">
            <text:p>47</text:p>
          </table:table-cell>
          <table:table-cell table:number-columns-repeated="1021"/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3" table:formula="of:=[.$I$1]-([.$J$1]+((LOG10([.A791]/[.$F$1])/LOG10(2))*[.$G$1]))" office:value-type="float" office:value="10.5739370525682" calcext:value-type="float">
            <text:p>11</text:p>
          </table:table-cell>
          <table:table-cell table:style-name="ce4" table:formula="of:=([.$F$1]+1-[.A791])/10" office:value-type="float" office:value="47.1" calcext:value-type="float">
            <text:p>47</text:p>
          </table:table-cell>
          <table:table-cell table:number-columns-repeated="1021"/>
        </table:table-row>
        <table:table-row table:style-name="ro2">
          <table:table-cell office:value-type="float" office:value="791" calcext:value-type="float">
            <text:p>791</text:p>
          </table:table-cell>
          <table:table-cell table:style-name="ce3" table:formula="of:=[.$I$1]-([.$J$1]+((LOG10([.A792]/[.$F$1])/LOG10(2))*[.$G$1]))" office:value-type="float" office:value="10.5452839024574" calcext:value-type="float">
            <text:p>11</text:p>
          </table:table-cell>
          <table:table-cell table:style-name="ce4" table:formula="of:=([.$F$1]+1-[.A792])/10" office:value-type="float" office:value="47" calcext:value-type="float">
            <text:p>47</text:p>
          </table:table-cell>
          <table:table-cell table:number-columns-repeated="1021"/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3" table:formula="of:=[.$I$1]-([.$J$1]+((LOG10([.A793]/[.$F$1])/LOG10(2))*[.$G$1]))" office:value-type="float" office:value="10.5166669534304" calcext:value-type="float">
            <text:p>11</text:p>
          </table:table-cell>
          <table:table-cell table:style-name="ce4" table:formula="of:=([.$F$1]+1-[.A793])/10" office:value-type="float" office:value="46.9" calcext:value-type="float">
            <text:p>47</text:p>
          </table:table-cell>
          <table:table-cell table:number-columns-repeated="1021"/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3" table:formula="of:=[.$I$1]-([.$J$1]+((LOG10([.A794]/[.$F$1])/LOG10(2))*[.$G$1]))" office:value-type="float" office:value="10.4880861141278" calcext:value-type="float">
            <text:p>10</text:p>
          </table:table-cell>
          <table:table-cell table:style-name="ce4" table:formula="of:=([.$F$1]+1-[.A794])/10" office:value-type="float" office:value="46.8" calcext:value-type="float">
            <text:p>47</text:p>
          </table:table-cell>
          <table:table-cell table:number-columns-repeated="1021"/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3" table:formula="of:=[.$I$1]-([.$J$1]+((LOG10([.A795]/[.$F$1])/LOG10(2))*[.$G$1]))" office:value-type="float" office:value="10.4595412935358" calcext:value-type="float">
            <text:p>10</text:p>
          </table:table-cell>
          <table:table-cell table:style-name="ce4" table:formula="of:=([.$F$1]+1-[.A795])/10" office:value-type="float" office:value="46.7" calcext:value-type="float">
            <text:p>47</text:p>
          </table:table-cell>
          <table:table-cell table:number-columns-repeated="1021"/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3" table:formula="of:=[.$I$1]-([.$J$1]+((LOG10([.A796]/[.$F$1])/LOG10(2))*[.$G$1]))" office:value-type="float" office:value="10.4310324009843" calcext:value-type="float">
            <text:p>10</text:p>
          </table:table-cell>
          <table:table-cell table:style-name="ce4" table:formula="of:=([.$F$1]+1-[.A796])/10" office:value-type="float" office:value="46.6" calcext:value-type="float">
            <text:p>47</text:p>
          </table:table-cell>
          <table:table-cell table:number-columns-repeated="1021"/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3" table:formula="of:=[.$I$1]-([.$J$1]+((LOG10([.A797]/[.$F$1])/LOG10(2))*[.$G$1]))" office:value-type="float" office:value="10.402559346145" calcext:value-type="float">
            <text:p>10</text:p>
          </table:table-cell>
          <table:table-cell table:style-name="ce4" table:formula="of:=([.$F$1]+1-[.A797])/10" office:value-type="float" office:value="46.5" calcext:value-type="float">
            <text:p>47</text:p>
          </table:table-cell>
          <table:table-cell table:number-columns-repeated="1021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3" table:formula="of:=[.$I$1]-([.$J$1]+((LOG10([.A798]/[.$F$1])/LOG10(2))*[.$G$1]))" office:value-type="float" office:value="10.3741220390299" calcext:value-type="float">
            <text:p>10</text:p>
          </table:table-cell>
          <table:table-cell table:style-name="ce4" table:formula="of:=([.$F$1]+1-[.A798])/10" office:value-type="float" office:value="46.4" calcext:value-type="float">
            <text:p>46</text:p>
          </table:table-cell>
          <table:table-cell table:number-columns-repeated="1021"/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3" table:formula="of:=[.$I$1]-([.$J$1]+((LOG10([.A799]/[.$F$1])/LOG10(2))*[.$G$1]))" office:value-type="float" office:value="10.3457203899895" calcext:value-type="float">
            <text:p>10</text:p>
          </table:table-cell>
          <table:table-cell table:style-name="ce4" table:formula="of:=([.$F$1]+1-[.A799])/10" office:value-type="float" office:value="46.3" calcext:value-type="float">
            <text:p>46</text:p>
          </table:table-cell>
          <table:table-cell table:number-columns-repeated="1021"/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3" table:formula="of:=[.$I$1]-([.$J$1]+((LOG10([.A800]/[.$F$1])/LOG10(2))*[.$G$1]))" office:value-type="float" office:value="10.317354309711" calcext:value-type="float">
            <text:p>10</text:p>
          </table:table-cell>
          <table:table-cell table:style-name="ce4" table:formula="of:=([.$F$1]+1-[.A800])/10" office:value-type="float" office:value="46.2" calcext:value-type="float">
            <text:p>46</text:p>
          </table:table-cell>
          <table:table-cell table:number-columns-repeated="1021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3" table:formula="of:=[.$I$1]-([.$J$1]+((LOG10([.A801]/[.$F$1])/LOG10(2))*[.$G$1]))" office:value-type="float" office:value="10.2890237092171" calcext:value-type="float">
            <text:p>10</text:p>
          </table:table-cell>
          <table:table-cell table:style-name="ce4" table:formula="of:=([.$F$1]+1-[.A801])/10" office:value-type="float" office:value="46.1" calcext:value-type="float">
            <text:p>46</text:p>
          </table:table-cell>
          <table:table-cell table:number-columns-repeated="1021"/>
        </table:table-row>
        <table:table-row table:style-name="ro2">
          <table:table-cell office:value-type="float" office:value="801" calcext:value-type="float">
            <text:p>801</text:p>
          </table:table-cell>
          <table:table-cell table:style-name="ce3" table:formula="of:=[.$I$1]-([.$J$1]+((LOG10([.A802]/[.$F$1])/LOG10(2))*[.$G$1]))" office:value-type="float" office:value="10.2607284998635" calcext:value-type="float">
            <text:p>10</text:p>
          </table:table-cell>
          <table:table-cell table:style-name="ce4" table:formula="of:=([.$F$1]+1-[.A802])/10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3" table:formula="of:=[.$I$1]-([.$J$1]+((LOG10([.A803]/[.$F$1])/LOG10(2))*[.$G$1]))" office:value-type="float" office:value="10.232468593338" calcext:value-type="float">
            <text:p>10</text:p>
          </table:table-cell>
          <table:table-cell table:style-name="ce4" table:formula="of:=([.$F$1]+1-[.A803])/10" office:value-type="float" office:value="45.9" calcext:value-type="float">
            <text:p>46</text:p>
          </table:table-cell>
          <table:table-cell table:number-columns-repeated="1021"/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3" table:formula="of:=[.$I$1]-([.$J$1]+((LOG10([.A804]/[.$F$1])/LOG10(2))*[.$G$1]))" office:value-type="float" office:value="10.2042439016584" calcext:value-type="float">
            <text:p>10</text:p>
          </table:table-cell>
          <table:table-cell table:style-name="ce4" table:formula="of:=([.$F$1]+1-[.A804])/10" office:value-type="float" office:value="45.8" calcext:value-type="float">
            <text:p>46</text:p>
          </table:table-cell>
          <table:table-cell table:number-columns-repeated="1021"/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ce3" table:formula="of:=[.$I$1]-([.$J$1]+((LOG10([.A805]/[.$F$1])/LOG10(2))*[.$G$1]))" office:value-type="float" office:value="10.1760543371711" calcext:value-type="float">
            <text:p>10</text:p>
          </table:table-cell>
          <table:table-cell table:style-name="ce4" table:formula="of:=([.$F$1]+1-[.A805])/10" office:value-type="float" office:value="45.7" calcext:value-type="float">
            <text:p>46</text:p>
          </table:table-cell>
          <table:table-cell table:number-columns-repeated="1021"/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3" table:formula="of:=[.$I$1]-([.$J$1]+((LOG10([.A806]/[.$F$1])/LOG10(2))*[.$G$1]))" office:value-type="float" office:value="10.1478998125492" calcext:value-type="float">
            <text:p>10</text:p>
          </table:table-cell>
          <table:table-cell table:style-name="ce4" table:formula="of:=([.$F$1]+1-[.A806])/10" office:value-type="float" office:value="45.6" calcext:value-type="float">
            <text:p>46</text:p>
          </table:table-cell>
          <table:table-cell table:number-columns-repeated="1021"/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3" table:formula="of:=[.$I$1]-([.$J$1]+((LOG10([.A807]/[.$F$1])/LOG10(2))*[.$G$1]))" office:value-type="float" office:value="10.1197802407912" calcext:value-type="float">
            <text:p>10</text:p>
          </table:table-cell>
          <table:table-cell table:style-name="ce4" table:formula="of:=([.$F$1]+1-[.A807])/10" office:value-type="float" office:value="45.5" calcext:value-type="float">
            <text:p>46</text:p>
          </table:table-cell>
          <table:table-cell table:number-columns-repeated="1021"/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3" table:formula="of:=[.$I$1]-([.$J$1]+((LOG10([.A808]/[.$F$1])/LOG10(2))*[.$G$1]))" office:value-type="float" office:value="10.0916955352191" calcext:value-type="float">
            <text:p>10</text:p>
          </table:table-cell>
          <table:table-cell table:style-name="ce4" table:formula="of:=([.$F$1]+1-[.A808])/10" office:value-type="float" office:value="45.4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3" table:formula="of:=[.$I$1]-([.$J$1]+((LOG10([.A809]/[.$F$1])/LOG10(2))*[.$G$1]))" office:value-type="float" office:value="10.0636456094771" calcext:value-type="float">
            <text:p>10</text:p>
          </table:table-cell>
          <table:table-cell table:style-name="ce4" table:formula="of:=([.$F$1]+1-[.A809])/10" office:value-type="float" office:value="45.3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ce3" table:formula="of:=[.$I$1]-([.$J$1]+((LOG10([.A810]/[.$F$1])/LOG10(2))*[.$G$1]))" office:value-type="float" office:value="10.0356303775296" calcext:value-type="float">
            <text:p>10</text:p>
          </table:table-cell>
          <table:table-cell table:style-name="ce4" table:formula="of:=([.$F$1]+1-[.A810])/10" office:value-type="float" office:value="45.2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3" table:formula="of:=[.$I$1]-([.$J$1]+((LOG10([.A811]/[.$F$1])/LOG10(2))*[.$G$1]))" office:value-type="float" office:value="10.0076497536601" calcext:value-type="float">
            <text:p>10</text:p>
          </table:table-cell>
          <table:table-cell table:style-name="ce4" table:formula="of:=([.$F$1]+1-[.A811])/10" office:value-type="float" office:value="45.1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float" office:value="811" calcext:value-type="float">
            <text:p>811</text:p>
          </table:table-cell>
          <table:table-cell table:style-name="ce3" table:formula="of:=[.$I$1]-([.$J$1]+((LOG10([.A812]/[.$F$1])/LOG10(2))*[.$G$1]))" office:value-type="float" office:value="9.97970365246908" calcext:value-type="float">
            <text:p>10</text:p>
          </table:table-cell>
          <table:table-cell table:style-name="ce4" table:formula="of:=([.$F$1]+1-[.A812])/10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3" table:formula="of:=[.$I$1]-([.$J$1]+((LOG10([.A813]/[.$F$1])/LOG10(2))*[.$G$1]))" office:value-type="float" office:value="9.95179198887301" calcext:value-type="float">
            <text:p>10</text:p>
          </table:table-cell>
          <table:table-cell table:style-name="ce4" table:formula="of:=([.$F$1]+1-[.A813])/10" office:value-type="float" office:value="44.9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float" office:value="813" calcext:value-type="float">
            <text:p>813</text:p>
          </table:table-cell>
          <table:table-cell table:style-name="ce3" table:formula="of:=[.$I$1]-([.$J$1]+((LOG10([.A814]/[.$F$1])/LOG10(2))*[.$G$1]))" office:value-type="float" office:value="9.92391467810234" calcext:value-type="float">
            <text:p>10</text:p>
          </table:table-cell>
          <table:table-cell table:style-name="ce4" table:formula="of:=([.$F$1]+1-[.A814])/10" office:value-type="float" office:value="44.8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float" office:value="814" calcext:value-type="float">
            <text:p>814</text:p>
          </table:table-cell>
          <table:table-cell table:style-name="ce3" table:formula="of:=[.$I$1]-([.$J$1]+((LOG10([.A815]/[.$F$1])/LOG10(2))*[.$G$1]))" office:value-type="float" office:value="9.8960716357002" calcext:value-type="float">
            <text:p>10</text:p>
          </table:table-cell>
          <table:table-cell table:style-name="ce4" table:formula="of:=([.$F$1]+1-[.A815])/10" office:value-type="float" office:value="44.7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float" office:value="815" calcext:value-type="float">
            <text:p>815</text:p>
          </table:table-cell>
          <table:table-cell table:style-name="ce3" table:formula="of:=[.$I$1]-([.$J$1]+((LOG10([.A816]/[.$F$1])/LOG10(2))*[.$G$1]))" office:value-type="float" office:value="9.86826277752077" calcext:value-type="float">
            <text:p>10</text:p>
          </table:table-cell>
          <table:table-cell table:style-name="ce4" table:formula="of:=([.$F$1]+1-[.A816])/10" office:value-type="float" office:value="44.6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3" table:formula="of:=[.$I$1]-([.$J$1]+((LOG10([.A817]/[.$F$1])/LOG10(2))*[.$G$1]))" office:value-type="float" office:value="9.8404880197278" calcext:value-type="float">
            <text:p>10</text:p>
          </table:table-cell>
          <table:table-cell table:style-name="ce4" table:formula="of:=([.$F$1]+1-[.A817])/10" office:value-type="float" office:value="44.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float" office:value="817" calcext:value-type="float">
            <text:p>817</text:p>
          </table:table-cell>
          <table:table-cell table:style-name="ce3" table:formula="of:=[.$I$1]-([.$J$1]+((LOG10([.A818]/[.$F$1])/LOG10(2))*[.$G$1]))" office:value-type="float" office:value="9.81274727879304" calcext:value-type="float">
            <text:p>10</text:p>
          </table:table-cell>
          <table:table-cell table:style-name="ce4" table:formula="of:=([.$F$1]+1-[.A818])/10" office:value-type="float" office:value="44.4" calcext:value-type="float">
            <text:p>44</text:p>
          </table:table-cell>
          <table:table-cell table:number-columns-repeated="1021"/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3" table:formula="of:=[.$I$1]-([.$J$1]+((LOG10([.A819]/[.$F$1])/LOG10(2))*[.$G$1]))" office:value-type="float" office:value="9.78504047149482" calcext:value-type="float">
            <text:p>10</text:p>
          </table:table-cell>
          <table:table-cell table:style-name="ce4" table:formula="of:=([.$F$1]+1-[.A819])/10" office:value-type="float" office:value="44.3" calcext:value-type="float">
            <text:p>44</text:p>
          </table:table-cell>
          <table:table-cell table:number-columns-repeated="1021"/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3" table:formula="of:=[.$I$1]-([.$J$1]+((LOG10([.A820]/[.$F$1])/LOG10(2))*[.$G$1]))" office:value-type="float" office:value="9.75736751491644" calcext:value-type="float">
            <text:p>10</text:p>
          </table:table-cell>
          <table:table-cell table:style-name="ce4" table:formula="of:=([.$F$1]+1-[.A820])/10" office:value-type="float" office:value="44.2" calcext:value-type="float">
            <text:p>44</text:p>
          </table:table-cell>
          <table:table-cell table:number-columns-repeated="1021"/>
        </table:table-row>
        <table:table-row table:style-name="ro2">
          <table:table-cell office:value-type="float" office:value="820" calcext:value-type="float">
            <text:p>820</text:p>
          </table:table-cell>
          <table:table-cell table:style-name="ce3" table:formula="of:=[.$I$1]-([.$J$1]+((LOG10([.A821]/[.$F$1])/LOG10(2))*[.$G$1]))" office:value-type="float" office:value="9.72972832644477" calcext:value-type="float">
            <text:p>10</text:p>
          </table:table-cell>
          <table:table-cell table:style-name="ce4" table:formula="of:=([.$F$1]+1-[.A821])/10" office:value-type="float" office:value="44.1" calcext:value-type="float">
            <text:p>44</text:p>
          </table:table-cell>
          <table:table-cell table:number-columns-repeated="1021"/>
        </table:table-row>
        <table:table-row table:style-name="ro2">
          <table:table-cell office:value-type="float" office:value="821" calcext:value-type="float">
            <text:p>821</text:p>
          </table:table-cell>
          <table:table-cell table:style-name="ce3" table:formula="of:=[.$I$1]-([.$J$1]+((LOG10([.A822]/[.$F$1])/LOG10(2))*[.$G$1]))" office:value-type="float" office:value="9.70212282376875" calcext:value-type="float">
            <text:p>10</text:p>
          </table:table-cell>
          <table:table-cell table:style-name="ce4" table:formula="of:=([.$F$1]+1-[.A822])/10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3" table:formula="of:=[.$I$1]-([.$J$1]+((LOG10([.A823]/[.$F$1])/LOG10(2))*[.$G$1]))" office:value-type="float" office:value="9.67455092487785" calcext:value-type="float">
            <text:p>10</text:p>
          </table:table-cell>
          <table:table-cell table:style-name="ce4" table:formula="of:=([.$F$1]+1-[.A823])/10" office:value-type="float" office:value="43.9" calcext:value-type="float">
            <text:p>44</text:p>
          </table:table-cell>
          <table:table-cell table:number-columns-repeated="1021"/>
        </table:table-row>
        <table:table-row table:style-name="ro2">
          <table:table-cell office:value-type="float" office:value="823" calcext:value-type="float">
            <text:p>823</text:p>
          </table:table-cell>
          <table:table-cell table:style-name="ce3" table:formula="of:=[.$I$1]-([.$J$1]+((LOG10([.A824]/[.$F$1])/LOG10(2))*[.$G$1]))" office:value-type="float" office:value="9.64701254806076" calcext:value-type="float">
            <text:p>10</text:p>
          </table:table-cell>
          <table:table-cell table:style-name="ce4" table:formula="of:=([.$F$1]+1-[.A824])/10" office:value-type="float" office:value="43.8" calcext:value-type="float">
            <text:p>44</text:p>
          </table:table-cell>
          <table:table-cell table:number-columns-repeated="1021"/>
        </table:table-row>
        <table:table-row table:style-name="ro2">
          <table:table-cell office:value-type="float" office:value="824" calcext:value-type="float">
            <text:p>824</text:p>
          </table:table-cell>
          <table:table-cell table:style-name="ce3" table:formula="of:=[.$I$1]-([.$J$1]+((LOG10([.A825]/[.$F$1])/LOG10(2))*[.$G$1]))" office:value-type="float" office:value="9.61950761190374" calcext:value-type="float">
            <text:p>10</text:p>
          </table:table-cell>
          <table:table-cell table:style-name="ce4" table:formula="of:=([.$F$1]+1-[.A825])/10" office:value-type="float" office:value="43.7" calcext:value-type="float">
            <text:p>44</text:p>
          </table:table-cell>
          <table:table-cell table:number-columns-repeated="1021"/>
        </table:table-row>
        <table:table-row table:style-name="ro2">
          <table:table-cell office:value-type="float" office:value="825" calcext:value-type="float">
            <text:p>825</text:p>
          </table:table-cell>
          <table:table-cell table:style-name="ce3" table:formula="of:=[.$I$1]-([.$J$1]+((LOG10([.A826]/[.$F$1])/LOG10(2))*[.$G$1]))" office:value-type="float" office:value="9.59203603528938" calcext:value-type="float">
            <text:p>10</text:p>
          </table:table-cell>
          <table:table-cell table:style-name="ce4" table:formula="of:=([.$F$1]+1-[.A826])/10" office:value-type="float" office:value="43.6" calcext:value-type="float">
            <text:p>44</text:p>
          </table:table-cell>
          <table:table-cell table:number-columns-repeated="1021"/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3" table:formula="of:=[.$I$1]-([.$J$1]+((LOG10([.A827]/[.$F$1])/LOG10(2))*[.$G$1]))" office:value-type="float" office:value="9.56459773739499" calcext:value-type="float">
            <text:p>10</text:p>
          </table:table-cell>
          <table:table-cell table:style-name="ce4" table:formula="of:=([.$F$1]+1-[.A827])/10" office:value-type="float" office:value="43.5" calcext:value-type="float">
            <text:p>44</text:p>
          </table:table-cell>
          <table:table-cell table:number-columns-repeated="1021"/>
        </table:table-row>
        <table:table-row table:style-name="ro2">
          <table:table-cell office:value-type="float" office:value="827" calcext:value-type="float">
            <text:p>827</text:p>
          </table:table-cell>
          <table:table-cell table:style-name="ce3" table:formula="of:=[.$I$1]-([.$J$1]+((LOG10([.A828]/[.$F$1])/LOG10(2))*[.$G$1]))" office:value-type="float" office:value="9.53719263769126" calcext:value-type="float">
            <text:p>10</text:p>
          </table:table-cell>
          <table:table-cell table:style-name="ce4" table:formula="of:=([.$F$1]+1-[.A828])/10" office:value-type="float" office:value="43.4" calcext:value-type="float">
            <text:p>43</text:p>
          </table:table-cell>
          <table:table-cell table:number-columns-repeated="1021"/>
        </table:table-row>
        <table:table-row table:style-name="ro2">
          <table:table-cell office:value-type="float" office:value="828" calcext:value-type="float">
            <text:p>828</text:p>
          </table:table-cell>
          <table:table-cell table:style-name="ce3" table:formula="of:=[.$I$1]-([.$J$1]+((LOG10([.A829]/[.$F$1])/LOG10(2))*[.$G$1]))" office:value-type="float" office:value="9.50982065594087" calcext:value-type="float">
            <text:p>10</text:p>
          </table:table-cell>
          <table:table-cell table:style-name="ce4" table:formula="of:=([.$F$1]+1-[.A829])/10" office:value-type="float" office:value="43.3" calcext:value-type="float">
            <text:p>43</text:p>
          </table:table-cell>
          <table:table-cell table:number-columns-repeated="1021"/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3" table:formula="of:=[.$I$1]-([.$J$1]+((LOG10([.A830]/[.$F$1])/LOG10(2))*[.$G$1]))" office:value-type="float" office:value="9.482481712197" calcext:value-type="float">
            <text:p>9</text:p>
          </table:table-cell>
          <table:table-cell table:style-name="ce4" table:formula="of:=([.$F$1]+1-[.A830])/10" office:value-type="float" office:value="43.2" calcext:value-type="float">
            <text:p>43</text:p>
          </table:table-cell>
          <table:table-cell table:number-columns-repeated="1021"/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3" table:formula="of:=[.$I$1]-([.$J$1]+((LOG10([.A831]/[.$F$1])/LOG10(2))*[.$G$1]))" office:value-type="float" office:value="9.45517572680197" calcext:value-type="float">
            <text:p>9</text:p>
          </table:table-cell>
          <table:table-cell table:style-name="ce4" table:formula="of:=([.$F$1]+1-[.A831])/10" office:value-type="float" office:value="43.1" calcext:value-type="float">
            <text:p>43</text:p>
          </table:table-cell>
          <table:table-cell table:number-columns-repeated="1021"/>
        </table:table-row>
        <table:table-row table:style-name="ro2">
          <table:table-cell office:value-type="float" office:value="831" calcext:value-type="float">
            <text:p>831</text:p>
          </table:table-cell>
          <table:table-cell table:style-name="ce3" table:formula="of:=[.$I$1]-([.$J$1]+((LOG10([.A832]/[.$F$1])/LOG10(2))*[.$G$1]))" office:value-type="float" office:value="9.42790262038587" calcext:value-type="float">
            <text:p>9</text:p>
          </table:table-cell>
          <table:table-cell table:style-name="ce4" table:formula="of:=([.$F$1]+1-[.A832])/10" office:value-type="float" office:value="43" calcext:value-type="float">
            <text:p>43</text:p>
          </table:table-cell>
          <table:table-cell table:number-columns-repeated="1021"/>
        </table:table-row>
        <table:table-row table:style-name="ro2">
          <table:table-cell office:value-type="float" office:value="832" calcext:value-type="float">
            <text:p>832</text:p>
          </table:table-cell>
          <table:table-cell table:style-name="ce3" table:formula="of:=[.$I$1]-([.$J$1]+((LOG10([.A833]/[.$F$1])/LOG10(2))*[.$G$1]))" office:value-type="float" office:value="9.40066231386513" calcext:value-type="float">
            <text:p>9</text:p>
          </table:table-cell>
          <table:table-cell table:style-name="ce4" table:formula="of:=([.$F$1]+1-[.A833])/10" office:value-type="float" office:value="42.9" calcext:value-type="float">
            <text:p>43</text:p>
          </table:table-cell>
          <table:table-cell table:number-columns-repeated="1021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3" table:formula="of:=[.$I$1]-([.$J$1]+((LOG10([.A834]/[.$F$1])/LOG10(2))*[.$G$1]))" office:value-type="float" office:value="9.37345472844117" calcext:value-type="float">
            <text:p>9</text:p>
          </table:table-cell>
          <table:table-cell table:style-name="ce4" table:formula="of:=([.$F$1]+1-[.A834])/10" office:value-type="float" office:value="42.8" calcext:value-type="float">
            <text:p>43</text:p>
          </table:table-cell>
          <table:table-cell table:number-columns-repeated="1021"/>
        </table:table-row>
        <table:table-row table:style-name="ro2">
          <table:table-cell office:value-type="float" office:value="834" calcext:value-type="float">
            <text:p>834</text:p>
          </table:table-cell>
          <table:table-cell table:style-name="ce3" table:formula="of:=[.$I$1]-([.$J$1]+((LOG10([.A835]/[.$F$1])/LOG10(2))*[.$G$1]))" office:value-type="float" office:value="9.34627978559905" calcext:value-type="float">
            <text:p>9</text:p>
          </table:table-cell>
          <table:table-cell table:style-name="ce4" table:formula="of:=([.$F$1]+1-[.A835])/10" office:value-type="float" office:value="42.7" calcext:value-type="float">
            <text:p>43</text:p>
          </table:table-cell>
          <table:table-cell table:number-columns-repeated="1021"/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3" table:formula="of:=[.$I$1]-([.$J$1]+((LOG10([.A836]/[.$F$1])/LOG10(2))*[.$G$1]))" office:value-type="float" office:value="9.31913740710607" calcext:value-type="float">
            <text:p>9</text:p>
          </table:table-cell>
          <table:table-cell table:style-name="ce4" table:formula="of:=([.$F$1]+1-[.A836])/10" office:value-type="float" office:value="42.6" calcext:value-type="float">
            <text:p>43</text:p>
          </table:table-cell>
          <table:table-cell table:number-columns-repeated="1021"/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ce3" table:formula="of:=[.$I$1]-([.$J$1]+((LOG10([.A837]/[.$F$1])/LOG10(2))*[.$G$1]))" office:value-type="float" office:value="9.29202751501042" calcext:value-type="float">
            <text:p>9</text:p>
          </table:table-cell>
          <table:table-cell table:style-name="ce4" table:formula="of:=([.$F$1]+1-[.A837])/10" office:value-type="float" office:value="42.5" calcext:value-type="float">
            <text:p>43</text:p>
          </table:table-cell>
          <table:table-cell table:number-columns-repeated="1021"/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3" table:formula="of:=[.$I$1]-([.$J$1]+((LOG10([.A838]/[.$F$1])/LOG10(2))*[.$G$1]))" office:value-type="float" office:value="9.26495003163988" calcext:value-type="float">
            <text:p>9</text:p>
          </table:table-cell>
          <table:table-cell table:style-name="ce4" table:formula="of:=([.$F$1]+1-[.A838])/10" office:value-type="float" office:value="42.4" calcext:value-type="float">
            <text:p>42</text:p>
          </table:table-cell>
          <table:table-cell table:number-columns-repeated="1021"/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3" table:formula="of:=[.$I$1]-([.$J$1]+((LOG10([.A839]/[.$F$1])/LOG10(2))*[.$G$1]))" office:value-type="float" office:value="9.23790487960045" calcext:value-type="float">
            <text:p>9</text:p>
          </table:table-cell>
          <table:table-cell table:style-name="ce4" table:formula="of:=([.$F$1]+1-[.A839])/10" office:value-type="float" office:value="42.3" calcext:value-type="float">
            <text:p>42</text:p>
          </table:table-cell>
          <table:table-cell table:number-columns-repeated="1021"/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3" table:formula="of:=[.$I$1]-([.$J$1]+((LOG10([.A840]/[.$F$1])/LOG10(2))*[.$G$1]))" office:value-type="float" office:value="9.21089198177505" calcext:value-type="float">
            <text:p>9</text:p>
          </table:table-cell>
          <table:table-cell table:style-name="ce4" table:formula="of:=([.$F$1]+1-[.A840])/10" office:value-type="float" office:value="42.2" calcext:value-type="float">
            <text:p>42</text:p>
          </table:table-cell>
          <table:table-cell table:number-columns-repeated="1021"/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3" table:formula="of:=[.$I$1]-([.$J$1]+((LOG10([.A841]/[.$F$1])/LOG10(2))*[.$G$1]))" office:value-type="float" office:value="9.18391126132215" calcext:value-type="float">
            <text:p>9</text:p>
          </table:table-cell>
          <table:table-cell table:style-name="ce4" table:formula="of:=([.$F$1]+1-[.A841])/10" office:value-type="float" office:value="42.1" calcext:value-type="float">
            <text:p>42</text:p>
          </table:table-cell>
          <table:table-cell table:number-columns-repeated="1021"/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ce3" table:formula="of:=[.$I$1]-([.$J$1]+((LOG10([.A842]/[.$F$1])/LOG10(2))*[.$G$1]))" office:value-type="float" office:value="9.15696264167451" calcext:value-type="float">
            <text:p>9</text:p>
          </table:table-cell>
          <table:table-cell table:style-name="ce4" table:formula="of:=([.$F$1]+1-[.A842])/10" office:value-type="float" office:value="42" calcext:value-type="float">
            <text:p>42</text:p>
          </table:table-cell>
          <table:table-cell table:number-columns-repeated="1021"/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ce3" table:formula="of:=[.$I$1]-([.$J$1]+((LOG10([.A843]/[.$F$1])/LOG10(2))*[.$G$1]))" office:value-type="float" office:value="9.13004604653786" calcext:value-type="float">
            <text:p>9</text:p>
          </table:table-cell>
          <table:table-cell table:style-name="ce4" table:formula="of:=([.$F$1]+1-[.A843])/10" office:value-type="float" office:value="41.9" calcext:value-type="float">
            <text:p>42</text:p>
          </table:table-cell>
          <table:table-cell table:number-columns-repeated="1021"/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ce3" table:formula="of:=[.$I$1]-([.$J$1]+((LOG10([.A844]/[.$F$1])/LOG10(2))*[.$G$1]))" office:value-type="float" office:value="9.10316139988959" calcext:value-type="float">
            <text:p>9</text:p>
          </table:table-cell>
          <table:table-cell table:style-name="ce4" table:formula="of:=([.$F$1]+1-[.A844])/10" office:value-type="float" office:value="41.8" calcext:value-type="float">
            <text:p>42</text:p>
          </table:table-cell>
          <table:table-cell table:number-columns-repeated="1021"/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3" table:formula="of:=[.$I$1]-([.$J$1]+((LOG10([.A845]/[.$F$1])/LOG10(2))*[.$G$1]))" office:value-type="float" office:value="9.07630862597748" calcext:value-type="float">
            <text:p>9</text:p>
          </table:table-cell>
          <table:table-cell table:style-name="ce4" table:formula="of:=([.$F$1]+1-[.A845])/10" office:value-type="float" office:value="41.7" calcext:value-type="float">
            <text:p>42</text:p>
          </table:table-cell>
          <table:table-cell table:number-columns-repeated="1021"/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ce3" table:formula="of:=[.$I$1]-([.$J$1]+((LOG10([.A846]/[.$F$1])/LOG10(2))*[.$G$1]))" office:value-type="float" office:value="9.04948764931839" calcext:value-type="float">
            <text:p>9</text:p>
          </table:table-cell>
          <table:table-cell table:style-name="ce4" table:formula="of:=([.$F$1]+1-[.A846])/10" office:value-type="float" office:value="41.6" calcext:value-type="float">
            <text:p>42</text:p>
          </table:table-cell>
          <table:table-cell table:number-columns-repeated="1021"/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ce3" table:formula="of:=[.$I$1]-([.$J$1]+((LOG10([.A847]/[.$F$1])/LOG10(2))*[.$G$1]))" office:value-type="float" office:value="9.02269839469707" calcext:value-type="float">
            <text:p>9</text:p>
          </table:table-cell>
          <table:table-cell table:style-name="ce4" table:formula="of:=([.$F$1]+1-[.A847])/10" office:value-type="float" office:value="41.5" calcext:value-type="float">
            <text:p>42</text:p>
          </table:table-cell>
          <table:table-cell table:number-columns-repeated="1021"/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ce3" table:formula="of:=[.$I$1]-([.$J$1]+((LOG10([.A848]/[.$F$1])/LOG10(2))*[.$G$1]))" office:value-type="float" office:value="8.99594078716476" calcext:value-type="float">
            <text:p>9</text:p>
          </table:table-cell>
          <table:table-cell table:style-name="ce4" table:formula="of:=([.$F$1]+1-[.A848])/10" office:value-type="float" office:value="41.4" calcext:value-type="float">
            <text:p>41</text:p>
          </table:table-cell>
          <table:table-cell table:number-columns-repeated="1021"/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3" table:formula="of:=[.$I$1]-([.$J$1]+((LOG10([.A849]/[.$F$1])/LOG10(2))*[.$G$1]))" office:value-type="float" office:value="8.96921475203806" calcext:value-type="float">
            <text:p>9</text:p>
          </table:table-cell>
          <table:table-cell table:style-name="ce4" table:formula="of:=([.$F$1]+1-[.A849])/10" office:value-type="float" office:value="41.3" calcext:value-type="float">
            <text:p>41</text:p>
          </table:table-cell>
          <table:table-cell table:number-columns-repeated="1021"/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3" table:formula="of:=[.$I$1]-([.$J$1]+((LOG10([.A850]/[.$F$1])/LOG10(2))*[.$G$1]))" office:value-type="float" office:value="8.94252021489757" calcext:value-type="float">
            <text:p>9</text:p>
          </table:table-cell>
          <table:table-cell table:style-name="ce4" table:formula="of:=([.$F$1]+1-[.A850])/10" office:value-type="float" office:value="41.2" calcext:value-type="float">
            <text:p>41</text:p>
          </table:table-cell>
          <table:table-cell table:number-columns-repeated="1021"/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ce3" table:formula="of:=[.$I$1]-([.$J$1]+((LOG10([.A851]/[.$F$1])/LOG10(2))*[.$G$1]))" office:value-type="float" office:value="8.91585710158677" calcext:value-type="float">
            <text:p>9</text:p>
          </table:table-cell>
          <table:table-cell table:style-name="ce4" table:formula="of:=([.$F$1]+1-[.A851])/10" office:value-type="float" office:value="41.1" calcext:value-type="float">
            <text:p>41</text:p>
          </table:table-cell>
          <table:table-cell table:number-columns-repeated="1021"/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ce3" table:formula="of:=[.$I$1]-([.$J$1]+((LOG10([.A852]/[.$F$1])/LOG10(2))*[.$G$1]))" office:value-type="float" office:value="8.88922533821066" calcext:value-type="float">
            <text:p>9</text:p>
          </table:table-cell>
          <table:table-cell table:style-name="ce4" table:formula="of:=([.$F$1]+1-[.A852])/10" office:value-type="float" office:value="41" calcext:value-type="float">
            <text:p>41</text:p>
          </table:table-cell>
          <table:table-cell table:number-columns-repeated="1021"/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ce3" table:formula="of:=[.$I$1]-([.$J$1]+((LOG10([.A853]/[.$F$1])/LOG10(2))*[.$G$1]))" office:value-type="float" office:value="8.86262485113461" calcext:value-type="float">
            <text:p>9</text:p>
          </table:table-cell>
          <table:table-cell table:style-name="ce4" table:formula="of:=([.$F$1]+1-[.A853])/10" office:value-type="float" office:value="40.9" calcext:value-type="float">
            <text:p>41</text:p>
          </table:table-cell>
          <table:table-cell table:number-columns-repeated="1021"/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3" table:formula="of:=[.$I$1]-([.$J$1]+((LOG10([.A854]/[.$F$1])/LOG10(2))*[.$G$1]))" office:value-type="float" office:value="8.83605556698312" calcext:value-type="float">
            <text:p>9</text:p>
          </table:table-cell>
          <table:table-cell table:style-name="ce4" table:formula="of:=([.$F$1]+1-[.A854])/10" office:value-type="float" office:value="40.8" calcext:value-type="float">
            <text:p>41</text:p>
          </table:table-cell>
          <table:table-cell table:number-columns-repeated="1021"/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ce3" table:formula="of:=[.$I$1]-([.$J$1]+((LOG10([.A855]/[.$F$1])/LOG10(2))*[.$G$1]))" office:value-type="float" office:value="8.80951741263857" calcext:value-type="float">
            <text:p>9</text:p>
          </table:table-cell>
          <table:table-cell table:style-name="ce4" table:formula="of:=([.$F$1]+1-[.A855])/10" office:value-type="float" office:value="40.7" calcext:value-type="float">
            <text:p>41</text:p>
          </table:table-cell>
          <table:table-cell table:number-columns-repeated="1021"/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ce3" table:formula="of:=[.$I$1]-([.$J$1]+((LOG10([.A856]/[.$F$1])/LOG10(2))*[.$G$1]))" office:value-type="float" office:value="8.78301031524009" calcext:value-type="float">
            <text:p>9</text:p>
          </table:table-cell>
          <table:table-cell table:style-name="ce4" table:formula="of:=([.$F$1]+1-[.A856])/10" office:value-type="float" office:value="40.6" calcext:value-type="float">
            <text:p>41</text:p>
          </table:table-cell>
          <table:table-cell table:number-columns-repeated="1021"/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3" table:formula="of:=[.$I$1]-([.$J$1]+((LOG10([.A857]/[.$F$1])/LOG10(2))*[.$G$1]))" office:value-type="float" office:value="8.75653420218227" calcext:value-type="float">
            <text:p>9</text:p>
          </table:table-cell>
          <table:table-cell table:style-name="ce4" table:formula="of:=([.$F$1]+1-[.A857])/10" office:value-type="float" office:value="40.5" calcext:value-type="float">
            <text:p>41</text:p>
          </table:table-cell>
          <table:table-cell table:number-columns-repeated="1021"/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ce3" table:formula="of:=[.$I$1]-([.$J$1]+((LOG10([.A858]/[.$F$1])/LOG10(2))*[.$G$1]))" office:value-type="float" office:value="8.73008900111402" calcext:value-type="float">
            <text:p>9</text:p>
          </table:table-cell>
          <table:table-cell table:style-name="ce4" table:formula="of:=([.$F$1]+1-[.A858])/10" office:value-type="float" office:value="40.4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3" table:formula="of:=[.$I$1]-([.$J$1]+((LOG10([.A859]/[.$F$1])/LOG10(2))*[.$G$1]))" office:value-type="float" office:value="8.70367463993742" calcext:value-type="float">
            <text:p>9</text:p>
          </table:table-cell>
          <table:table-cell table:style-name="ce4" table:formula="of:=([.$F$1]+1-[.A859])/10" office:value-type="float" office:value="40.3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ce3" table:formula="of:=[.$I$1]-([.$J$1]+((LOG10([.A860]/[.$F$1])/LOG10(2))*[.$G$1]))" office:value-type="float" office:value="8.6772910468064" calcext:value-type="float">
            <text:p>9</text:p>
          </table:table-cell>
          <table:table-cell table:style-name="ce4" table:formula="of:=([.$F$1]+1-[.A860])/10" office:value-type="float" office:value="40.2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ce3" table:formula="of:=[.$I$1]-([.$J$1]+((LOG10([.A861]/[.$F$1])/LOG10(2))*[.$G$1]))" office:value-type="float" office:value="8.65093815012575" calcext:value-type="float">
            <text:p>9</text:p>
          </table:table-cell>
          <table:table-cell table:style-name="ce4" table:formula="of:=([.$F$1]+1-[.A861])/10" office:value-type="float" office:value="40.1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ce3" table:formula="of:=[.$I$1]-([.$J$1]+((LOG10([.A862]/[.$F$1])/LOG10(2))*[.$G$1]))" office:value-type="float" office:value="8.62461587854983" calcext:value-type="float">
            <text:p>9</text:p>
          </table:table-cell>
          <table:table-cell table:style-name="ce4" table:formula="of:=([.$F$1]+1-[.A862])/10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ce3" table:formula="of:=[.$I$1]-([.$J$1]+((LOG10([.A863]/[.$F$1])/LOG10(2))*[.$G$1]))" office:value-type="float" office:value="8.59832416098143" calcext:value-type="float">
            <text:p>9</text:p>
          </table:table-cell>
          <table:table-cell table:style-name="ce4" table:formula="of:=([.$F$1]+1-[.A863])/10" office:value-type="float" office:value="39.9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float" office:value="863" calcext:value-type="float">
            <text:p>863</text:p>
          </table:table-cell>
          <table:table-cell table:style-name="ce3" table:formula="of:=[.$I$1]-([.$J$1]+((LOG10([.A864]/[.$F$1])/LOG10(2))*[.$G$1]))" office:value-type="float" office:value="8.57206292657068" calcext:value-type="float">
            <text:p>9</text:p>
          </table:table-cell>
          <table:table-cell table:style-name="ce4" table:formula="of:=([.$F$1]+1-[.A864])/10" office:value-type="float" office:value="39.8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ce3" table:formula="of:=[.$I$1]-([.$J$1]+((LOG10([.A865]/[.$F$1])/LOG10(2))*[.$G$1]))" office:value-type="float" office:value="8.54583210471382" calcext:value-type="float">
            <text:p>9</text:p>
          </table:table-cell>
          <table:table-cell table:style-name="ce4" table:formula="of:=([.$F$1]+1-[.A865])/10" office:value-type="float" office:value="39.7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ce3" table:formula="of:=[.$I$1]-([.$J$1]+((LOG10([.A866]/[.$F$1])/LOG10(2))*[.$G$1]))" office:value-type="float" office:value="8.51963162505211" calcext:value-type="float">
            <text:p>9</text:p>
          </table:table-cell>
          <table:table-cell table:style-name="ce4" table:formula="of:=([.$F$1]+1-[.A866])/10" office:value-type="float" office:value="39.6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ce3" table:formula="of:=[.$I$1]-([.$J$1]+((LOG10([.A867]/[.$F$1])/LOG10(2))*[.$G$1]))" office:value-type="float" office:value="8.4934614174707" calcext:value-type="float">
            <text:p>8</text:p>
          </table:table-cell>
          <table:table-cell table:style-name="ce4" table:formula="of:=([.$F$1]+1-[.A867])/10" office:value-type="float" office:value="39.5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ce3" table:formula="of:=[.$I$1]-([.$J$1]+((LOG10([.A868]/[.$F$1])/LOG10(2))*[.$G$1]))" office:value-type="float" office:value="8.46732141209748" calcext:value-type="float">
            <text:p>8</text:p>
          </table:table-cell>
          <table:table-cell table:style-name="ce4" table:formula="of:=([.$F$1]+1-[.A868])/10" office:value-type="float" office:value="39.4" calcext:value-type="float">
            <text:p>39</text:p>
          </table:table-cell>
          <table:table-cell table:number-columns-repeated="1021"/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ce3" table:formula="of:=[.$I$1]-([.$J$1]+((LOG10([.A869]/[.$F$1])/LOG10(2))*[.$G$1]))" office:value-type="float" office:value="8.44121153930195" calcext:value-type="float">
            <text:p>8</text:p>
          </table:table-cell>
          <table:table-cell table:style-name="ce4" table:formula="of:=([.$F$1]+1-[.A869])/10" office:value-type="float" office:value="39.3" calcext:value-type="float">
            <text:p>39</text:p>
          </table:table-cell>
          <table:table-cell table:number-columns-repeated="1021"/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ce3" table:formula="of:=[.$I$1]-([.$J$1]+((LOG10([.A870]/[.$F$1])/LOG10(2))*[.$G$1]))" office:value-type="float" office:value="8.4151317296942" calcext:value-type="float">
            <text:p>8</text:p>
          </table:table-cell>
          <table:table-cell table:style-name="ce4" table:formula="of:=([.$F$1]+1-[.A870])/10" office:value-type="float" office:value="39.2" calcext:value-type="float">
            <text:p>39</text:p>
          </table:table-cell>
          <table:table-cell table:number-columns-repeated="1021"/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ce3" table:formula="of:=[.$I$1]-([.$J$1]+((LOG10([.A871]/[.$F$1])/LOG10(2))*[.$G$1]))" office:value-type="float" office:value="8.38908191412365" calcext:value-type="float">
            <text:p>8</text:p>
          </table:table-cell>
          <table:table-cell table:style-name="ce4" table:formula="of:=([.$F$1]+1-[.A871])/10" office:value-type="float" office:value="39.1" calcext:value-type="float">
            <text:p>39</text:p>
          </table:table-cell>
          <table:table-cell table:number-columns-repeated="1021"/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ce3" table:formula="of:=[.$I$1]-([.$J$1]+((LOG10([.A872]/[.$F$1])/LOG10(2))*[.$G$1]))" office:value-type="float" office:value="8.36306202367811" calcext:value-type="float">
            <text:p>8</text:p>
          </table:table-cell>
          <table:table-cell table:style-name="ce4" table:formula="of:=([.$F$1]+1-[.A872])/10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ce3" table:formula="of:=[.$I$1]-([.$J$1]+((LOG10([.A873]/[.$F$1])/LOG10(2))*[.$G$1]))" office:value-type="float" office:value="8.33707198968253" calcext:value-type="float">
            <text:p>8</text:p>
          </table:table-cell>
          <table:table-cell table:style-name="ce4" table:formula="of:=([.$F$1]+1-[.A873])/10" office:value-type="float" office:value="38.9" calcext:value-type="float">
            <text:p>39</text:p>
          </table:table-cell>
          <table:table-cell table:number-columns-repeated="1021"/>
        </table:table-row>
        <table:table-row table:style-name="ro2">
          <table:table-cell office:value-type="float" office:value="873" calcext:value-type="float">
            <text:p>873</text:p>
          </table:table-cell>
          <table:table-cell table:style-name="ce3" table:formula="of:=[.$I$1]-([.$J$1]+((LOG10([.A874]/[.$F$1])/LOG10(2))*[.$G$1]))" office:value-type="float" office:value="8.31111174369806" calcext:value-type="float">
            <text:p>8</text:p>
          </table:table-cell>
          <table:table-cell table:style-name="ce4" table:formula="of:=([.$F$1]+1-[.A874])/10" office:value-type="float" office:value="38.8" calcext:value-type="float">
            <text:p>39</text:p>
          </table:table-cell>
          <table:table-cell table:number-columns-repeated="1021"/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ce3" table:formula="of:=[.$I$1]-([.$J$1]+((LOG10([.A875]/[.$F$1])/LOG10(2))*[.$G$1]))" office:value-type="float" office:value="8.28518121752089" calcext:value-type="float">
            <text:p>8</text:p>
          </table:table-cell>
          <table:table-cell table:style-name="ce4" table:formula="of:=([.$F$1]+1-[.A875])/10" office:value-type="float" office:value="38.7" calcext:value-type="float">
            <text:p>39</text:p>
          </table:table-cell>
          <table:table-cell table:number-columns-repeated="1021"/>
        </table:table-row>
        <table:table-row table:style-name="ro2">
          <table:table-cell office:value-type="float" office:value="875" calcext:value-type="float">
            <text:p>875</text:p>
          </table:table-cell>
          <table:table-cell table:style-name="ce3" table:formula="of:=[.$I$1]-([.$J$1]+((LOG10([.A876]/[.$F$1])/LOG10(2))*[.$G$1]))" office:value-type="float" office:value="8.25928034318113" calcext:value-type="float">
            <text:p>8</text:p>
          </table:table-cell>
          <table:table-cell table:style-name="ce4" table:formula="of:=([.$F$1]+1-[.A876])/10" office:value-type="float" office:value="38.6" calcext:value-type="float">
            <text:p>39</text:p>
          </table:table-cell>
          <table:table-cell table:number-columns-repeated="1021"/>
        </table:table-row>
        <table:table-row table:style-name="ro2">
          <table:table-cell office:value-type="float" office:value="876" calcext:value-type="float">
            <text:p>876</text:p>
          </table:table-cell>
          <table:table-cell table:style-name="ce3" table:formula="of:=[.$I$1]-([.$J$1]+((LOG10([.A877]/[.$F$1])/LOG10(2))*[.$G$1]))" office:value-type="float" office:value="8.23340905294185" calcext:value-type="float">
            <text:p>8</text:p>
          </table:table-cell>
          <table:table-cell table:style-name="ce4" table:formula="of:=([.$F$1]+1-[.A877])/10" office:value-type="float" office:value="38.5" calcext:value-type="float">
            <text:p>39</text:p>
          </table:table-cell>
          <table:table-cell table:number-columns-repeated="1021"/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ce3" table:formula="of:=[.$I$1]-([.$J$1]+((LOG10([.A878]/[.$F$1])/LOG10(2))*[.$G$1]))" office:value-type="float" office:value="8.20756727929798" calcext:value-type="float">
            <text:p>8</text:p>
          </table:table-cell>
          <table:table-cell table:style-name="ce4" table:formula="of:=([.$F$1]+1-[.A878])/10" office:value-type="float" office:value="38.4" calcext:value-type="float">
            <text:p>38</text:p>
          </table:table-cell>
          <table:table-cell table:number-columns-repeated="1021"/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ce3" table:formula="of:=[.$I$1]-([.$J$1]+((LOG10([.A879]/[.$F$1])/LOG10(2))*[.$G$1]))" office:value-type="float" office:value="8.18175495497516" calcext:value-type="float">
            <text:p>8</text:p>
          </table:table-cell>
          <table:table-cell table:style-name="ce4" table:formula="of:=([.$F$1]+1-[.A879])/10" office:value-type="float" office:value="38.3" calcext:value-type="float">
            <text:p>38</text:p>
          </table:table-cell>
          <table:table-cell table:number-columns-repeated="1021"/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ce3" table:formula="of:=[.$I$1]-([.$J$1]+((LOG10([.A880]/[.$F$1])/LOG10(2))*[.$G$1]))" office:value-type="float" office:value="8.15597201292883" calcext:value-type="float">
            <text:p>8</text:p>
          </table:table-cell>
          <table:table-cell table:style-name="ce4" table:formula="of:=([.$F$1]+1-[.A880])/10" office:value-type="float" office:value="38.2" calcext:value-type="float">
            <text:p>38</text:p>
          </table:table-cell>
          <table:table-cell table:number-columns-repeated="1021"/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ce3" table:formula="of:=[.$I$1]-([.$J$1]+((LOG10([.A881]/[.$F$1])/LOG10(2))*[.$G$1]))" office:value-type="float" office:value="8.13021838634312" calcext:value-type="float">
            <text:p>8</text:p>
          </table:table-cell>
          <table:table-cell table:style-name="ce4" table:formula="of:=([.$F$1]+1-[.A881])/10" office:value-type="float" office:value="38.1" calcext:value-type="float">
            <text:p>38</text:p>
          </table:table-cell>
          <table:table-cell table:number-columns-repeated="1021"/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ce3" table:formula="of:=[.$I$1]-([.$J$1]+((LOG10([.A882]/[.$F$1])/LOG10(2))*[.$G$1]))" office:value-type="float" office:value="8.10449400862979" calcext:value-type="float">
            <text:p>8</text:p>
          </table:table-cell>
          <table:table-cell table:style-name="ce4" table:formula="of:=([.$F$1]+1-[.A882])/10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office:value-type="float" office:value="882" calcext:value-type="float">
            <text:p>882</text:p>
          </table:table-cell>
          <table:table-cell table:style-name="ce3" table:formula="of:=[.$I$1]-([.$J$1]+((LOG10([.A883]/[.$F$1])/LOG10(2))*[.$G$1]))" office:value-type="float" office:value="8.0787988134272" calcext:value-type="float">
            <text:p>8</text:p>
          </table:table-cell>
          <table:table-cell table:style-name="ce4" table:formula="of:=([.$F$1]+1-[.A883])/10" office:value-type="float" office:value="37.9" calcext:value-type="float">
            <text:p>38</text:p>
          </table:table-cell>
          <table:table-cell table:number-columns-repeated="1021"/>
        </table:table-row>
        <table:table-row table:style-name="ro2">
          <table:table-cell office:value-type="float" office:value="883" calcext:value-type="float">
            <text:p>883</text:p>
          </table:table-cell>
          <table:table-cell table:style-name="ce3" table:formula="of:=[.$I$1]-([.$J$1]+((LOG10([.A884]/[.$F$1])/LOG10(2))*[.$G$1]))" office:value-type="float" office:value="8.05313273459936" calcext:value-type="float">
            <text:p>8</text:p>
          </table:table-cell>
          <table:table-cell table:style-name="ce4" table:formula="of:=([.$F$1]+1-[.A884])/10" office:value-type="float" office:value="37.8" calcext:value-type="float">
            <text:p>38</text:p>
          </table:table-cell>
          <table:table-cell table:number-columns-repeated="1021"/>
        </table:table-row>
        <table:table-row table:style-name="ro2">
          <table:table-cell office:value-type="float" office:value="884" calcext:value-type="float">
            <text:p>884</text:p>
          </table:table-cell>
          <table:table-cell table:style-name="ce3" table:formula="of:=[.$I$1]-([.$J$1]+((LOG10([.A885]/[.$F$1])/LOG10(2))*[.$G$1]))" office:value-type="float" office:value="8.0274957062348" calcext:value-type="float">
            <text:p>8</text:p>
          </table:table-cell>
          <table:table-cell table:style-name="ce4" table:formula="of:=([.$F$1]+1-[.A885])/10" office:value-type="float" office:value="37.7" calcext:value-type="float">
            <text:p>38</text:p>
          </table:table-cell>
          <table:table-cell table:number-columns-repeated="1021"/>
        </table:table-row>
        <table:table-row table:style-name="ro2">
          <table:table-cell office:value-type="float" office:value="885" calcext:value-type="float">
            <text:p>885</text:p>
          </table:table-cell>
          <table:table-cell table:style-name="ce3" table:formula="of:=[.$I$1]-([.$J$1]+((LOG10([.A886]/[.$F$1])/LOG10(2))*[.$G$1]))" office:value-type="float" office:value="8.00188766264563" calcext:value-type="float">
            <text:p>8</text:p>
          </table:table-cell>
          <table:table-cell table:style-name="ce4" table:formula="of:=([.$F$1]+1-[.A886])/10" office:value-type="float" office:value="37.6" calcext:value-type="float">
            <text:p>38</text:p>
          </table:table-cell>
          <table:table-cell table:number-columns-repeated="1021"/>
        </table:table-row>
        <table:table-row table:style-name="ro2">
          <table:table-cell office:value-type="float" office:value="886" calcext:value-type="float">
            <text:p>886</text:p>
          </table:table-cell>
          <table:table-cell table:style-name="ce3" table:formula="of:=[.$I$1]-([.$J$1]+((LOG10([.A887]/[.$F$1])/LOG10(2))*[.$G$1]))" office:value-type="float" office:value="7.97630853836648" calcext:value-type="float">
            <text:p>8</text:p>
          </table:table-cell>
          <table:table-cell table:style-name="ce4" table:formula="of:=([.$F$1]+1-[.A887])/10" office:value-type="float" office:value="37.5" calcext:value-type="float">
            <text:p>38</text:p>
          </table:table-cell>
          <table:table-cell table:number-columns-repeated="1021"/>
        </table:table-row>
        <table:table-row table:style-name="ro2">
          <table:table-cell office:value-type="float" office:value="887" calcext:value-type="float">
            <text:p>887</text:p>
          </table:table-cell>
          <table:table-cell table:style-name="ce3" table:formula="of:=[.$I$1]-([.$J$1]+((LOG10([.A888]/[.$F$1])/LOG10(2))*[.$G$1]))" office:value-type="float" office:value="7.95075826815358" calcext:value-type="float">
            <text:p>8</text:p>
          </table:table-cell>
          <table:table-cell table:style-name="ce4" table:formula="of:=([.$F$1]+1-[.A888])/10" office:value-type="float" office:value="37.4" calcext:value-type="float">
            <text:p>37</text:p>
          </table:table-cell>
          <table:table-cell table:number-columns-repeated="1021"/>
        </table:table-row>
        <table:table-row table:style-name="ro2">
          <table:table-cell office:value-type="float" office:value="888" calcext:value-type="float">
            <text:p>888</text:p>
          </table:table-cell>
          <table:table-cell table:style-name="ce3" table:formula="of:=[.$I$1]-([.$J$1]+((LOG10([.A889]/[.$F$1])/LOG10(2))*[.$G$1]))" office:value-type="float" office:value="7.92523678698362" calcext:value-type="float">
            <text:p>8</text:p>
          </table:table-cell>
          <table:table-cell table:style-name="ce4" table:formula="of:=([.$F$1]+1-[.A889])/10" office:value-type="float" office:value="37.3" calcext:value-type="float">
            <text:p>37</text:p>
          </table:table-cell>
          <table:table-cell table:number-columns-repeated="1021"/>
        </table:table-row>
        <table:table-row table:style-name="ro2">
          <table:table-cell office:value-type="float" office:value="889" calcext:value-type="float">
            <text:p>889</text:p>
          </table:table-cell>
          <table:table-cell table:style-name="ce3" table:formula="of:=[.$I$1]-([.$J$1]+((LOG10([.A890]/[.$F$1])/LOG10(2))*[.$G$1]))" office:value-type="float" office:value="7.89974403005289" calcext:value-type="float">
            <text:p>8</text:p>
          </table:table-cell>
          <table:table-cell table:style-name="ce4" table:formula="of:=([.$F$1]+1-[.A890])/10" office:value-type="float" office:value="37.2" calcext:value-type="float">
            <text:p>37</text:p>
          </table:table-cell>
          <table:table-cell table:number-columns-repeated="1021"/>
        </table:table-row>
        <table:table-row table:style-name="ro2">
          <table:table-cell office:value-type="float" office:value="890" calcext:value-type="float">
            <text:p>890</text:p>
          </table:table-cell>
          <table:table-cell table:style-name="ce3" table:formula="of:=[.$I$1]-([.$J$1]+((LOG10([.A891]/[.$F$1])/LOG10(2))*[.$G$1]))" office:value-type="float" office:value="7.87427993277625" calcext:value-type="float">
            <text:p>8</text:p>
          </table:table-cell>
          <table:table-cell table:style-name="ce4" table:formula="of:=([.$F$1]+1-[.A891])/10" office:value-type="float" office:value="37.1" calcext:value-type="float">
            <text:p>37</text:p>
          </table:table-cell>
          <table:table-cell table:number-columns-repeated="1021"/>
        </table:table-row>
        <table:table-row table:style-name="ro2">
          <table:table-cell office:value-type="float" office:value="891" calcext:value-type="float">
            <text:p>891</text:p>
          </table:table-cell>
          <table:table-cell table:style-name="ce3" table:formula="of:=[.$I$1]-([.$J$1]+((LOG10([.A892]/[.$F$1])/LOG10(2))*[.$G$1]))" office:value-type="float" office:value="7.8488444307861" calcext:value-type="float">
            <text:p>8</text:p>
          </table:table-cell>
          <table:table-cell table:style-name="ce4" table:formula="of:=([.$F$1]+1-[.A892])/10" office:value-type="float" office:value="37" calcext:value-type="float">
            <text:p>37</text:p>
          </table:table-cell>
          <table:table-cell table:number-columns-repeated="1021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3" table:formula="of:=[.$I$1]-([.$J$1]+((LOG10([.A893]/[.$F$1])/LOG10(2))*[.$G$1]))" office:value-type="float" office:value="7.8234374599315" calcext:value-type="float">
            <text:p>8</text:p>
          </table:table-cell>
          <table:table-cell table:style-name="ce4" table:formula="of:=([.$F$1]+1-[.A893])/10" office:value-type="float" office:value="36.9" calcext:value-type="float">
            <text:p>37</text:p>
          </table:table-cell>
          <table:table-cell table:number-columns-repeated="1021"/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ce3" table:formula="of:=[.$I$1]-([.$J$1]+((LOG10([.A894]/[.$F$1])/LOG10(2))*[.$G$1]))" office:value-type="float" office:value="7.79805895627707" calcext:value-type="float">
            <text:p>8</text:p>
          </table:table-cell>
          <table:table-cell table:style-name="ce4" table:formula="of:=([.$F$1]+1-[.A894])/10" office:value-type="float" office:value="36.8" calcext:value-type="float">
            <text:p>37</text:p>
          </table:table-cell>
          <table:table-cell table:number-columns-repeated="1021"/>
        </table:table-row>
        <table:table-row table:style-name="ro2">
          <table:table-cell office:value-type="float" office:value="894" calcext:value-type="float">
            <text:p>894</text:p>
          </table:table-cell>
          <table:table-cell table:style-name="ce3" table:formula="of:=[.$I$1]-([.$J$1]+((LOG10([.A895]/[.$F$1])/LOG10(2))*[.$G$1]))" office:value-type="float" office:value="7.77270885610218" calcext:value-type="float">
            <text:p>8</text:p>
          </table:table-cell>
          <table:table-cell table:style-name="ce4" table:formula="of:=([.$F$1]+1-[.A895])/10" office:value-type="float" office:value="36.7" calcext:value-type="float">
            <text:p>37</text:p>
          </table:table-cell>
          <table:table-cell table:number-columns-repeated="1021"/>
        </table:table-row>
        <table:table-row table:style-name="ro2">
          <table:table-cell office:value-type="float" office:value="895" calcext:value-type="float">
            <text:p>895</text:p>
          </table:table-cell>
          <table:table-cell table:style-name="ce3" table:formula="of:=[.$I$1]-([.$J$1]+((LOG10([.A896]/[.$F$1])/LOG10(2))*[.$G$1]))" office:value-type="float" office:value="7.74738709589987" calcext:value-type="float">
            <text:p>8</text:p>
          </table:table-cell>
          <table:table-cell table:style-name="ce4" table:formula="of:=([.$F$1]+1-[.A896])/10" office:value-type="float" office:value="36.6" calcext:value-type="float">
            <text:p>37</text:p>
          </table:table-cell>
          <table:table-cell table:number-columns-repeated="1021"/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ce3" table:formula="of:=[.$I$1]-([.$J$1]+((LOG10([.A897]/[.$F$1])/LOG10(2))*[.$G$1]))" office:value-type="float" office:value="7.72209361237589" calcext:value-type="float">
            <text:p>8</text:p>
          </table:table-cell>
          <table:table-cell table:style-name="ce4" table:formula="of:=([.$F$1]+1-[.A897])/10" office:value-type="float" office:value="36.5" calcext:value-type="float">
            <text:p>37</text:p>
          </table:table-cell>
          <table:table-cell table:number-columns-repeated="1021"/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ce3" table:formula="of:=[.$I$1]-([.$J$1]+((LOG10([.A898]/[.$F$1])/LOG10(2))*[.$G$1]))" office:value-type="float" office:value="7.69682834244787" calcext:value-type="float">
            <text:p>8</text:p>
          </table:table-cell>
          <table:table-cell table:style-name="ce4" table:formula="of:=([.$F$1]+1-[.A898])/10" office:value-type="float" office:value="36.4" calcext:value-type="float">
            <text:p>36</text:p>
          </table:table-cell>
          <table:table-cell table:number-columns-repeated="1021"/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ce3" table:formula="of:=[.$I$1]-([.$J$1]+((LOG10([.A899]/[.$F$1])/LOG10(2))*[.$G$1]))" office:value-type="float" office:value="7.67159122324426" calcext:value-type="float">
            <text:p>8</text:p>
          </table:table-cell>
          <table:table-cell table:style-name="ce4" table:formula="of:=([.$F$1]+1-[.A899])/10" office:value-type="float" office:value="36.3" calcext:value-type="float">
            <text:p>36</text:p>
          </table:table-cell>
          <table:table-cell table:number-columns-repeated="1021"/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ce3" table:formula="of:=[.$I$1]-([.$J$1]+((LOG10([.A900]/[.$F$1])/LOG10(2))*[.$G$1]))" office:value-type="float" office:value="7.64638219210346" calcext:value-type="float">
            <text:p>8</text:p>
          </table:table-cell>
          <table:table-cell table:style-name="ce4" table:formula="of:=([.$F$1]+1-[.A900])/10" office:value-type="float" office:value="36.2" calcext:value-type="float">
            <text:p>36</text:p>
          </table:table-cell>
          <table:table-cell table:number-columns-repeated="1021"/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3" table:formula="of:=[.$I$1]-([.$J$1]+((LOG10([.A901]/[.$F$1])/LOG10(2))*[.$G$1]))" office:value-type="float" office:value="7.62120118657279" calcext:value-type="float">
            <text:p>8</text:p>
          </table:table-cell>
          <table:table-cell table:style-name="ce4" table:formula="of:=([.$F$1]+1-[.A901])/10" office:value-type="float" office:value="36.1" calcext:value-type="float">
            <text:p>36</text:p>
          </table:table-cell>
          <table:table-cell table:number-columns-repeated="1021"/>
        </table:table-row>
        <table:table-row table:style-name="ro2">
          <table:table-cell office:value-type="float" office:value="901" calcext:value-type="float">
            <text:p>901</text:p>
          </table:table-cell>
          <table:table-cell table:style-name="ce3" table:formula="of:=[.$I$1]-([.$J$1]+((LOG10([.A902]/[.$F$1])/LOG10(2))*[.$G$1]))" office:value-type="float" office:value="7.59604814440772" calcext:value-type="float">
            <text:p>8</text:p>
          </table:table-cell>
          <table:table-cell table:style-name="ce4" table:formula="of:=([.$F$1]+1-[.A902])/10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ce3" table:formula="of:=[.$I$1]-([.$J$1]+((LOG10([.A903]/[.$F$1])/LOG10(2))*[.$G$1]))" office:value-type="float" office:value="7.5709230035708" calcext:value-type="float">
            <text:p>8</text:p>
          </table:table-cell>
          <table:table-cell table:style-name="ce4" table:formula="of:=([.$F$1]+1-[.A903])/10" office:value-type="float" office:value="35.9" calcext:value-type="float">
            <text:p>36</text:p>
          </table:table-cell>
          <table:table-cell table:number-columns-repeated="1021"/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ce3" table:formula="of:=[.$I$1]-([.$J$1]+((LOG10([.A904]/[.$F$1])/LOG10(2))*[.$G$1]))" office:value-type="float" office:value="7.5458257022308" calcext:value-type="float">
            <text:p>8</text:p>
          </table:table-cell>
          <table:table-cell table:style-name="ce4" table:formula="of:=([.$F$1]+1-[.A904])/10" office:value-type="float" office:value="35.8" calcext:value-type="float">
            <text:p>36</text:p>
          </table:table-cell>
          <table:table-cell table:number-columns-repeated="1021"/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ce3" table:formula="of:=[.$I$1]-([.$J$1]+((LOG10([.A905]/[.$F$1])/LOG10(2))*[.$G$1]))" office:value-type="float" office:value="7.52075617876183" calcext:value-type="float">
            <text:p>8</text:p>
          </table:table-cell>
          <table:table-cell table:style-name="ce4" table:formula="of:=([.$F$1]+1-[.A905])/10" office:value-type="float" office:value="35.7" calcext:value-type="float">
            <text:p>36</text:p>
          </table:table-cell>
          <table:table-cell table:number-columns-repeated="1021"/>
        </table:table-row>
        <table:table-row table:style-name="ro2">
          <table:table-cell office:value-type="float" office:value="905" calcext:value-type="float">
            <text:p>905</text:p>
          </table:table-cell>
          <table:table-cell table:style-name="ce3" table:formula="of:=[.$I$1]-([.$J$1]+((LOG10([.A906]/[.$F$1])/LOG10(2))*[.$G$1]))" office:value-type="float" office:value="7.49571437174237" calcext:value-type="float">
            <text:p>7</text:p>
          </table:table-cell>
          <table:table-cell table:style-name="ce4" table:formula="of:=([.$F$1]+1-[.A906])/10" office:value-type="float" office:value="35.6" calcext:value-type="float">
            <text:p>36</text:p>
          </table:table-cell>
          <table:table-cell table:number-columns-repeated="1021"/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ce3" table:formula="of:=[.$I$1]-([.$J$1]+((LOG10([.A907]/[.$F$1])/LOG10(2))*[.$G$1]))" office:value-type="float" office:value="7.47070021995438" calcext:value-type="float">
            <text:p>7</text:p>
          </table:table-cell>
          <table:table-cell table:style-name="ce4" table:formula="of:=([.$F$1]+1-[.A907])/10" office:value-type="float" office:value="35.5" calcext:value-type="float">
            <text:p>36</text:p>
          </table:table-cell>
          <table:table-cell table:number-columns-repeated="1021"/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ce3" table:formula="of:=[.$I$1]-([.$J$1]+((LOG10([.A908]/[.$F$1])/LOG10(2))*[.$G$1]))" office:value-type="float" office:value="7.44571366238247" calcext:value-type="float">
            <text:p>7</text:p>
          </table:table-cell>
          <table:table-cell table:style-name="ce4" table:formula="of:=([.$F$1]+1-[.A908])/10" office:value-type="float" office:value="35.4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ce3" table:formula="of:=[.$I$1]-([.$J$1]+((LOG10([.A909]/[.$F$1])/LOG10(2))*[.$G$1]))" office:value-type="float" office:value="7.42075463821291" calcext:value-type="float">
            <text:p>7</text:p>
          </table:table-cell>
          <table:table-cell table:style-name="ce4" table:formula="of:=([.$F$1]+1-[.A909])/10" office:value-type="float" office:value="35.3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ce3" table:formula="of:=[.$I$1]-([.$J$1]+((LOG10([.A910]/[.$F$1])/LOG10(2))*[.$G$1]))" office:value-type="float" office:value="7.39582308683279" calcext:value-type="float">
            <text:p>7</text:p>
          </table:table-cell>
          <table:table-cell table:style-name="ce4" table:formula="of:=([.$F$1]+1-[.A910])/10" office:value-type="float" office:value="35.2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ce3" table:formula="of:=[.$I$1]-([.$J$1]+((LOG10([.A911]/[.$F$1])/LOG10(2))*[.$G$1]))" office:value-type="float" office:value="7.37091894782915" calcext:value-type="float">
            <text:p>7</text:p>
          </table:table-cell>
          <table:table-cell table:style-name="ce4" table:formula="of:=([.$F$1]+1-[.A911])/10" office:value-type="float" office:value="35.1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ce3" table:formula="of:=[.$I$1]-([.$J$1]+((LOG10([.A912]/[.$F$1])/LOG10(2))*[.$G$1]))" office:value-type="float" office:value="7.34604216098808" calcext:value-type="float">
            <text:p>7</text:p>
          </table:table-cell>
          <table:table-cell table:style-name="ce4" table:formula="of:=([.$F$1]+1-[.A912])/10"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ce3" table:formula="of:=[.$I$1]-([.$J$1]+((LOG10([.A913]/[.$F$1])/LOG10(2))*[.$G$1]))" office:value-type="float" office:value="7.32119266629384" calcext:value-type="float">
            <text:p>7</text:p>
          </table:table-cell>
          <table:table-cell table:style-name="ce4" table:formula="of:=([.$F$1]+1-[.A913])/10" office:value-type="float" office:value="34.9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ce3" table:formula="of:=[.$I$1]-([.$J$1]+((LOG10([.A914]/[.$F$1])/LOG10(2))*[.$G$1]))" office:value-type="float" office:value="7.29637040392799" calcext:value-type="float">
            <text:p>7</text:p>
          </table:table-cell>
          <table:table-cell table:style-name="ce4" table:formula="of:=([.$F$1]+1-[.A914])/10" office:value-type="float" office:value="34.8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ce3" table:formula="of:=[.$I$1]-([.$J$1]+((LOG10([.A915]/[.$F$1])/LOG10(2))*[.$G$1]))" office:value-type="float" office:value="7.27157531426859" calcext:value-type="float">
            <text:p>7</text:p>
          </table:table-cell>
          <table:table-cell table:style-name="ce4" table:formula="of:=([.$F$1]+1-[.A915])/10" office:value-type="float" office:value="34.7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ce3" table:formula="of:=[.$I$1]-([.$J$1]+((LOG10([.A916]/[.$F$1])/LOG10(2))*[.$G$1]))" office:value-type="float" office:value="7.24680733788922" calcext:value-type="float">
            <text:p>7</text:p>
          </table:table-cell>
          <table:table-cell table:style-name="ce4" table:formula="of:=([.$F$1]+1-[.A916])/10" office:value-type="float" office:value="34.6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ce3" table:formula="of:=[.$I$1]-([.$J$1]+((LOG10([.A917]/[.$F$1])/LOG10(2))*[.$G$1]))" office:value-type="float" office:value="7.22206641555826" calcext:value-type="float">
            <text:p>7</text:p>
          </table:table-cell>
          <table:table-cell table:style-name="ce4" table:formula="of:=([.$F$1]+1-[.A917])/10" office:value-type="float" office:value="34.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ce3" table:formula="of:=[.$I$1]-([.$J$1]+((LOG10([.A918]/[.$F$1])/LOG10(2))*[.$G$1]))" office:value-type="float" office:value="7.19735248823793" calcext:value-type="float">
            <text:p>7</text:p>
          </table:table-cell>
          <table:table-cell table:style-name="ce4" table:formula="of:=([.$F$1]+1-[.A918])/10" office:value-type="float" office:value="34.4" calcext:value-type="float">
            <text:p>34</text:p>
          </table:table-cell>
          <table:table-cell table:number-columns-repeated="1021"/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ce3" table:formula="of:=[.$I$1]-([.$J$1]+((LOG10([.A919]/[.$F$1])/LOG10(2))*[.$G$1]))" office:value-type="float" office:value="7.1726654970835" calcext:value-type="float">
            <text:p>7</text:p>
          </table:table-cell>
          <table:table-cell table:style-name="ce4" table:formula="of:=([.$F$1]+1-[.A919])/10" office:value-type="float" office:value="34.3" calcext:value-type="float">
            <text:p>34</text:p>
          </table:table-cell>
          <table:table-cell table:number-columns-repeated="1021"/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ce3" table:formula="of:=[.$I$1]-([.$J$1]+((LOG10([.A920]/[.$F$1])/LOG10(2))*[.$G$1]))" office:value-type="float" office:value="7.14800538344244" calcext:value-type="float">
            <text:p>7</text:p>
          </table:table-cell>
          <table:table-cell table:style-name="ce4" table:formula="of:=([.$F$1]+1-[.A920])/10" office:value-type="float" office:value="34.2" calcext:value-type="float">
            <text:p>34</text:p>
          </table:table-cell>
          <table:table-cell table:number-columns-repeated="1021"/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ce3" table:formula="of:=[.$I$1]-([.$J$1]+((LOG10([.A921]/[.$F$1])/LOG10(2))*[.$G$1]))" office:value-type="float" office:value="7.12337208885359" calcext:value-type="float">
            <text:p>7</text:p>
          </table:table-cell>
          <table:table-cell table:style-name="ce4" table:formula="of:=([.$F$1]+1-[.A921])/10" office:value-type="float" office:value="34.1" calcext:value-type="float">
            <text:p>34</text:p>
          </table:table-cell>
          <table:table-cell table:number-columns-repeated="1021"/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ce3" table:formula="of:=[.$I$1]-([.$J$1]+((LOG10([.A922]/[.$F$1])/LOG10(2))*[.$G$1]))" office:value-type="float" office:value="7.09876555504631" calcext:value-type="float">
            <text:p>7</text:p>
          </table:table-cell>
          <table:table-cell table:style-name="ce4" table:formula="of:=([.$F$1]+1-[.A922])/10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ce3" table:formula="of:=[.$I$1]-([.$J$1]+((LOG10([.A923]/[.$F$1])/LOG10(2))*[.$G$1]))" office:value-type="float" office:value="7.07418572393968" calcext:value-type="float">
            <text:p>7</text:p>
          </table:table-cell>
          <table:table-cell table:style-name="ce4" table:formula="of:=([.$F$1]+1-[.A923])/10" office:value-type="float" office:value="33.9" calcext:value-type="float">
            <text:p>34</text:p>
          </table:table-cell>
          <table:table-cell table:number-columns-repeated="1021"/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ce3" table:formula="of:=[.$I$1]-([.$J$1]+((LOG10([.A924]/[.$F$1])/LOG10(2))*[.$G$1]))" office:value-type="float" office:value="7.04963253764163" calcext:value-type="float">
            <text:p>7</text:p>
          </table:table-cell>
          <table:table-cell table:style-name="ce4" table:formula="of:=([.$F$1]+1-[.A924])/10" office:value-type="float" office:value="33.8" calcext:value-type="float">
            <text:p>34</text:p>
          </table:table-cell>
          <table:table-cell table:number-columns-repeated="1021"/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ce3" table:formula="of:=[.$I$1]-([.$J$1]+((LOG10([.A925]/[.$F$1])/LOG10(2))*[.$G$1]))" office:value-type="float" office:value="7.02510593844818" calcext:value-type="float">
            <text:p>7</text:p>
          </table:table-cell>
          <table:table-cell table:style-name="ce4" table:formula="of:=([.$F$1]+1-[.A925])/10" office:value-type="float" office:value="33.7" calcext:value-type="float">
            <text:p>34</text:p>
          </table:table-cell>
          <table:table-cell table:number-columns-repeated="1021"/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ce3" table:formula="of:=[.$I$1]-([.$J$1]+((LOG10([.A926]/[.$F$1])/LOG10(2))*[.$G$1]))" office:value-type="float" office:value="7.00060586884258" calcext:value-type="float">
            <text:p>7</text:p>
          </table:table-cell>
          <table:table-cell table:style-name="ce4" table:formula="of:=([.$F$1]+1-[.A926])/10" office:value-type="float" office:value="33.6" calcext:value-type="float">
            <text:p>34</text:p>
          </table:table-cell>
          <table:table-cell table:number-columns-repeated="1021"/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ce3" table:formula="of:=[.$I$1]-([.$J$1]+((LOG10([.A927]/[.$F$1])/LOG10(2))*[.$G$1]))" office:value-type="float" office:value="6.97613227149456" calcext:value-type="float">
            <text:p>7</text:p>
          </table:table-cell>
          <table:table-cell table:style-name="ce4" table:formula="of:=([.$F$1]+1-[.A927])/10" office:value-type="float" office:value="33.5" calcext:value-type="float">
            <text:p>34</text:p>
          </table:table-cell>
          <table:table-cell table:number-columns-repeated="1021"/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ce3" table:formula="of:=[.$I$1]-([.$J$1]+((LOG10([.A928]/[.$F$1])/LOG10(2))*[.$G$1]))" office:value-type="float" office:value="6.95168508925944" calcext:value-type="float">
            <text:p>7</text:p>
          </table:table-cell>
          <table:table-cell table:style-name="ce4" table:formula="of:=([.$F$1]+1-[.A928])/10" office:value-type="float" office:value="33.4" calcext:value-type="float">
            <text:p>33</text:p>
          </table:table-cell>
          <table:table-cell table:number-columns-repeated="1021"/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ce3" table:formula="of:=[.$I$1]-([.$J$1]+((LOG10([.A929]/[.$F$1])/LOG10(2))*[.$G$1]))" office:value-type="float" office:value="6.9272642651774" calcext:value-type="float">
            <text:p>7</text:p>
          </table:table-cell>
          <table:table-cell table:style-name="ce4" table:formula="of:=([.$F$1]+1-[.A929])/10" office:value-type="float" office:value="33.3" calcext:value-type="float">
            <text:p>33</text:p>
          </table:table-cell>
          <table:table-cell table:number-columns-repeated="1021"/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ce3" table:formula="of:=[.$I$1]-([.$J$1]+((LOG10([.A930]/[.$F$1])/LOG10(2))*[.$G$1]))" office:value-type="float" office:value="6.90286974247263" calcext:value-type="float">
            <text:p>7</text:p>
          </table:table-cell>
          <table:table-cell table:style-name="ce4" table:formula="of:=([.$F$1]+1-[.A930])/10" office:value-type="float" office:value="33.2" calcext:value-type="float">
            <text:p>33</text:p>
          </table:table-cell>
          <table:table-cell table:number-columns-repeated="1021"/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ce3" table:formula="of:=[.$I$1]-([.$J$1]+((LOG10([.A931]/[.$F$1])/LOG10(2))*[.$G$1]))" office:value-type="float" office:value="6.8785014645526" calcext:value-type="float">
            <text:p>7</text:p>
          </table:table-cell>
          <table:table-cell table:style-name="ce4" table:formula="of:=([.$F$1]+1-[.A931])/10" office:value-type="float" office:value="33.1" calcext:value-type="float">
            <text:p>33</text:p>
          </table:table-cell>
          <table:table-cell table:number-columns-repeated="1021"/>
        </table:table-row>
        <table:table-row table:style-name="ro2">
          <table:table-cell office:value-type="float" office:value="931" calcext:value-type="float">
            <text:p>931</text:p>
          </table:table-cell>
          <table:table-cell table:style-name="ce3" table:formula="of:=[.$I$1]-([.$J$1]+((LOG10([.A932]/[.$F$1])/LOG10(2))*[.$G$1]))" office:value-type="float" office:value="6.85415937500721" calcext:value-type="float">
            <text:p>7</text:p>
          </table:table-cell>
          <table:table-cell table:style-name="ce4" table:formula="of:=([.$F$1]+1-[.A932])/10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ce3" table:formula="of:=[.$I$1]-([.$J$1]+((LOG10([.A933]/[.$F$1])/LOG10(2))*[.$G$1]))" office:value-type="float" office:value="6.82984341760808" calcext:value-type="float">
            <text:p>7</text:p>
          </table:table-cell>
          <table:table-cell table:style-name="ce4" table:formula="of:=([.$F$1]+1-[.A933])/10" office:value-type="float" office:value="32.9" calcext:value-type="float">
            <text:p>33</text:p>
          </table:table-cell>
          <table:table-cell table:number-columns-repeated="1021"/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ce3" table:formula="of:=[.$I$1]-([.$J$1]+((LOG10([.A934]/[.$F$1])/LOG10(2))*[.$G$1]))" office:value-type="float" office:value="6.80555353630767" calcext:value-type="float">
            <text:p>7</text:p>
          </table:table-cell>
          <table:table-cell table:style-name="ce4" table:formula="of:=([.$F$1]+1-[.A934])/10" office:value-type="float" office:value="32.8" calcext:value-type="float">
            <text:p>33</text:p>
          </table:table-cell>
          <table:table-cell table:number-columns-repeated="1021"/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ce3" table:formula="of:=[.$I$1]-([.$J$1]+((LOG10([.A935]/[.$F$1])/LOG10(2))*[.$G$1]))" office:value-type="float" office:value="6.78128967523858" calcext:value-type="float">
            <text:p>7</text:p>
          </table:table-cell>
          <table:table-cell table:style-name="ce4" table:formula="of:=([.$F$1]+1-[.A935])/10" office:value-type="float" office:value="32.7" calcext:value-type="float">
            <text:p>33</text:p>
          </table:table-cell>
          <table:table-cell table:number-columns-repeated="1021"/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ce3" table:formula="of:=[.$I$1]-([.$J$1]+((LOG10([.A936]/[.$F$1])/LOG10(2))*[.$G$1]))" office:value-type="float" office:value="6.75705177871279" calcext:value-type="float">
            <text:p>7</text:p>
          </table:table-cell>
          <table:table-cell table:style-name="ce4" table:formula="of:=([.$F$1]+1-[.A936])/10" office:value-type="float" office:value="32.6" calcext:value-type="float">
            <text:p>33</text:p>
          </table:table-cell>
          <table:table-cell table:number-columns-repeated="1021"/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ce3" table:formula="of:=[.$I$1]-([.$J$1]+((LOG10([.A937]/[.$F$1])/LOG10(2))*[.$G$1]))" office:value-type="float" office:value="6.73283979122083" calcext:value-type="float">
            <text:p>7</text:p>
          </table:table-cell>
          <table:table-cell table:style-name="ce4" table:formula="of:=([.$F$1]+1-[.A937])/10" office:value-type="float" office:value="32.5" calcext:value-type="float">
            <text:p>33</text:p>
          </table:table-cell>
          <table:table-cell table:number-columns-repeated="1021"/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ce3" table:formula="of:=[.$I$1]-([.$J$1]+((LOG10([.A938]/[.$F$1])/LOG10(2))*[.$G$1]))" office:value-type="float" office:value="6.70865365743104" calcext:value-type="float">
            <text:p>7</text:p>
          </table:table-cell>
          <table:table-cell table:style-name="ce4" table:formula="of:=([.$F$1]+1-[.A938])/10" office:value-type="float" office:value="32.4" calcext:value-type="float">
            <text:p>32</text:p>
          </table:table-cell>
          <table:table-cell table:number-columns-repeated="1021"/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ce3" table:formula="of:=[.$I$1]-([.$J$1]+((LOG10([.A939]/[.$F$1])/LOG10(2))*[.$G$1]))" office:value-type="float" office:value="6.68449332218887" calcext:value-type="float">
            <text:p>7</text:p>
          </table:table-cell>
          <table:table-cell table:style-name="ce4" table:formula="of:=([.$F$1]+1-[.A939])/10" office:value-type="float" office:value="32.3" calcext:value-type="float">
            <text:p>32</text:p>
          </table:table-cell>
          <table:table-cell table:number-columns-repeated="1021"/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ce3" table:formula="of:=[.$I$1]-([.$J$1]+((LOG10([.A940]/[.$F$1])/LOG10(2))*[.$G$1]))" office:value-type="float" office:value="6.66035873051602" calcext:value-type="float">
            <text:p>7</text:p>
          </table:table-cell>
          <table:table-cell table:style-name="ce4" table:formula="of:=([.$F$1]+1-[.A940])/10" office:value-type="float" office:value="32.2" calcext:value-type="float">
            <text:p>32</text:p>
          </table:table-cell>
          <table:table-cell table:number-columns-repeated="1021"/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ce3" table:formula="of:=[.$I$1]-([.$J$1]+((LOG10([.A941]/[.$F$1])/LOG10(2))*[.$G$1]))" office:value-type="float" office:value="6.63624982760979" calcext:value-type="float">
            <text:p>7</text:p>
          </table:table-cell>
          <table:table-cell table:style-name="ce4" table:formula="of:=([.$F$1]+1-[.A941])/10" office:value-type="float" office:value="32.1" calcext:value-type="float">
            <text:p>32</text:p>
          </table:table-cell>
          <table:table-cell table:number-columns-repeated="1021"/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ce3" table:formula="of:=[.$I$1]-([.$J$1]+((LOG10([.A942]/[.$F$1])/LOG10(2))*[.$G$1]))" office:value-type="float" office:value="6.61216655884225" calcext:value-type="float">
            <text:p>7</text:p>
          </table:table-cell>
          <table:table-cell table:style-name="ce4" table:formula="of:=([.$F$1]+1-[.A942])/10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ce3" table:formula="of:=[.$I$1]-([.$J$1]+((LOG10([.A943]/[.$F$1])/LOG10(2))*[.$G$1]))" office:value-type="float" office:value="6.58810886975958" calcext:value-type="float">
            <text:p>7</text:p>
          </table:table-cell>
          <table:table-cell table:style-name="ce4" table:formula="of:=([.$F$1]+1-[.A943])/10" office:value-type="float" office:value="31.9" calcext:value-type="float">
            <text:p>32</text:p>
          </table:table-cell>
          <table:table-cell table:number-columns-repeated="1021"/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ce3" table:formula="of:=[.$I$1]-([.$J$1]+((LOG10([.A944]/[.$F$1])/LOG10(2))*[.$G$1]))" office:value-type="float" office:value="6.56407670608127" calcext:value-type="float">
            <text:p>7</text:p>
          </table:table-cell>
          <table:table-cell table:style-name="ce4" table:formula="of:=([.$F$1]+1-[.A944])/10" office:value-type="float" office:value="31.8" calcext:value-type="float">
            <text:p>32</text:p>
          </table:table-cell>
          <table:table-cell table:number-columns-repeated="1021"/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ce3" table:formula="of:=[.$I$1]-([.$J$1]+((LOG10([.A945]/[.$F$1])/LOG10(2))*[.$G$1]))" office:value-type="float" office:value="6.54007001369936" calcext:value-type="float">
            <text:p>7</text:p>
          </table:table-cell>
          <table:table-cell table:style-name="ce4" table:formula="of:=([.$F$1]+1-[.A945])/10" office:value-type="float" office:value="31.7" calcext:value-type="float">
            <text:p>32</text:p>
          </table:table-cell>
          <table:table-cell table:number-columns-repeated="1021"/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ce3" table:formula="of:=[.$I$1]-([.$J$1]+((LOG10([.A946]/[.$F$1])/LOG10(2))*[.$G$1]))" office:value-type="float" office:value="6.51608873867785" calcext:value-type="float">
            <text:p>7</text:p>
          </table:table-cell>
          <table:table-cell table:style-name="ce4" table:formula="of:=([.$F$1]+1-[.A946])/10" office:value-type="float" office:value="31.6" calcext:value-type="float">
            <text:p>32</text:p>
          </table:table-cell>
          <table:table-cell table:number-columns-repeated="1021"/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ce3" table:formula="of:=[.$I$1]-([.$J$1]+((LOG10([.A947]/[.$F$1])/LOG10(2))*[.$G$1]))" office:value-type="float" office:value="6.49213282725177" calcext:value-type="float">
            <text:p>6</text:p>
          </table:table-cell>
          <table:table-cell table:style-name="ce4" table:formula="of:=([.$F$1]+1-[.A947])/10" office:value-type="float" office:value="31.5" calcext:value-type="float">
            <text:p>32</text:p>
          </table:table-cell>
          <table:table-cell table:number-columns-repeated="1021"/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ce3" table:formula="of:=[.$I$1]-([.$J$1]+((LOG10([.A948]/[.$F$1])/LOG10(2))*[.$G$1]))" office:value-type="float" office:value="6.46820222582663" calcext:value-type="float">
            <text:p>6</text:p>
          </table:table-cell>
          <table:table-cell table:style-name="ce4" table:formula="of:=([.$F$1]+1-[.A948])/10" office:value-type="float" office:value="31.4" calcext:value-type="float">
            <text:p>31</text:p>
          </table:table-cell>
          <table:table-cell table:number-columns-repeated="1021"/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ce3" table:formula="of:=[.$I$1]-([.$J$1]+((LOG10([.A949]/[.$F$1])/LOG10(2))*[.$G$1]))" office:value-type="float" office:value="6.4442968809776" calcext:value-type="float">
            <text:p>6</text:p>
          </table:table-cell>
          <table:table-cell table:style-name="ce4" table:formula="of:=([.$F$1]+1-[.A949])/10" office:value-type="float" office:value="31.3" calcext:value-type="float">
            <text:p>31</text:p>
          </table:table-cell>
          <table:table-cell table:number-columns-repeated="1021"/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ce3" table:formula="of:=[.$I$1]-([.$J$1]+((LOG10([.A950]/[.$F$1])/LOG10(2))*[.$G$1]))" office:value-type="float" office:value="6.42041673944885" calcext:value-type="float">
            <text:p>6</text:p>
          </table:table-cell>
          <table:table-cell table:style-name="ce4" table:formula="of:=([.$F$1]+1-[.A950])/10" office:value-type="float" office:value="31.2" calcext:value-type="float">
            <text:p>31</text:p>
          </table:table-cell>
          <table:table-cell table:number-columns-repeated="1021"/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ce3" table:formula="of:=[.$I$1]-([.$J$1]+((LOG10([.A951]/[.$F$1])/LOG10(2))*[.$G$1]))" office:value-type="float" office:value="6.39656174815281" calcext:value-type="float">
            <text:p>6</text:p>
          </table:table-cell>
          <table:table-cell table:style-name="ce4" table:formula="of:=([.$F$1]+1-[.A951])/10" office:value-type="float" office:value="31.1" calcext:value-type="float">
            <text:p>31</text:p>
          </table:table-cell>
          <table:table-cell table:number-columns-repeated="1021"/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ce3" table:formula="of:=[.$I$1]-([.$J$1]+((LOG10([.A952]/[.$F$1])/LOG10(2))*[.$G$1]))" office:value-type="float" office:value="6.37273185416943" calcext:value-type="float">
            <text:p>6</text:p>
          </table:table-cell>
          <table:table-cell table:style-name="ce4" table:formula="of:=([.$F$1]+1-[.A952])/10"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ce3" table:formula="of:=[.$I$1]-([.$J$1]+((LOG10([.A953]/[.$F$1])/LOG10(2))*[.$G$1]))" office:value-type="float" office:value="6.34892700474556" calcext:value-type="float">
            <text:p>6</text:p>
          </table:table-cell>
          <table:table-cell table:style-name="ce4" table:formula="of:=([.$F$1]+1-[.A953])/10" office:value-type="float" office:value="30.9" calcext:value-type="float">
            <text:p>31</text:p>
          </table:table-cell>
          <table:table-cell table:number-columns-repeated="1021"/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ce3" table:formula="of:=[.$I$1]-([.$J$1]+((LOG10([.A954]/[.$F$1])/LOG10(2))*[.$G$1]))" office:value-type="float" office:value="6.32514714729419" calcext:value-type="float">
            <text:p>6</text:p>
          </table:table-cell>
          <table:table-cell table:style-name="ce4" table:formula="of:=([.$F$1]+1-[.A954])/10" office:value-type="float" office:value="30.8" calcext:value-type="float">
            <text:p>31</text:p>
          </table:table-cell>
          <table:table-cell table:number-columns-repeated="1021"/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ce3" table:formula="of:=[.$I$1]-([.$J$1]+((LOG10([.A955]/[.$F$1])/LOG10(2))*[.$G$1]))" office:value-type="float" office:value="6.30139222939374" calcext:value-type="float">
            <text:p>6</text:p>
          </table:table-cell>
          <table:table-cell table:style-name="ce4" table:formula="of:=([.$F$1]+1-[.A955])/10" office:value-type="float" office:value="30.7" calcext:value-type="float">
            <text:p>31</text:p>
          </table:table-cell>
          <table:table-cell table:number-columns-repeated="1021"/>
        </table:table-row>
        <table:table-row table:style-name="ro2">
          <table:table-cell office:value-type="float" office:value="955" calcext:value-type="float">
            <text:p>955</text:p>
          </table:table-cell>
          <table:table-cell table:style-name="ce3" table:formula="of:=[.$I$1]-([.$J$1]+((LOG10([.A956]/[.$F$1])/LOG10(2))*[.$G$1]))" office:value-type="float" office:value="6.27766219878744" calcext:value-type="float">
            <text:p>6</text:p>
          </table:table-cell>
          <table:table-cell table:style-name="ce4" table:formula="of:=([.$F$1]+1-[.A956])/10" office:value-type="float" office:value="30.6" calcext:value-type="float">
            <text:p>31</text:p>
          </table:table-cell>
          <table:table-cell table:number-columns-repeated="1021"/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ce3" table:formula="of:=[.$I$1]-([.$J$1]+((LOG10([.A957]/[.$F$1])/LOG10(2))*[.$G$1]))" office:value-type="float" office:value="6.25395700338252" calcext:value-type="float">
            <text:p>6</text:p>
          </table:table-cell>
          <table:table-cell table:style-name="ce4" table:formula="of:=([.$F$1]+1-[.A957])/10" office:value-type="float" office:value="30.5" calcext:value-type="float">
            <text:p>31</text:p>
          </table:table-cell>
          <table:table-cell table:number-columns-repeated="1021"/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ce3" table:formula="of:=[.$I$1]-([.$J$1]+((LOG10([.A958]/[.$F$1])/LOG10(2))*[.$G$1]))" office:value-type="float" office:value="6.23027659124968" calcext:value-type="float">
            <text:p>6</text:p>
          </table:table-cell>
          <table:table-cell table:style-name="ce4" table:formula="of:=([.$F$1]+1-[.A958])/10" office:value-type="float" office:value="30.4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ce3" table:formula="of:=[.$I$1]-([.$J$1]+((LOG10([.A959]/[.$F$1])/LOG10(2))*[.$G$1]))" office:value-type="float" office:value="6.20662091062225" calcext:value-type="float">
            <text:p>6</text:p>
          </table:table-cell>
          <table:table-cell table:style-name="ce4" table:formula="of:=([.$F$1]+1-[.A959])/10" office:value-type="float" office:value="30.3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ce3" table:formula="of:=[.$I$1]-([.$J$1]+((LOG10([.A960]/[.$F$1])/LOG10(2))*[.$G$1]))" office:value-type="float" office:value="6.18298990989563" calcext:value-type="float">
            <text:p>6</text:p>
          </table:table-cell>
          <table:table-cell table:style-name="ce4" table:formula="of:=([.$F$1]+1-[.A960])/10" office:value-type="float" office:value="30.2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ce3" table:formula="of:=[.$I$1]-([.$J$1]+((LOG10([.A961]/[.$F$1])/LOG10(2))*[.$G$1]))" office:value-type="float" office:value="6.15938353762654" calcext:value-type="float">
            <text:p>6</text:p>
          </table:table-cell>
          <table:table-cell table:style-name="ce4" table:formula="of:=([.$F$1]+1-[.A961])/10" office:value-type="float" office:value="30.1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ce3" table:formula="of:=[.$I$1]-([.$J$1]+((LOG10([.A962]/[.$F$1])/LOG10(2))*[.$G$1]))" office:value-type="float" office:value="6.13580174253239" calcext:value-type="float">
            <text:p>6</text:p>
          </table:table-cell>
          <table:table-cell table:style-name="ce4" table:formula="of:=([.$F$1]+1-[.A962])/10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ce3" table:formula="of:=[.$I$1]-([.$J$1]+((LOG10([.A963]/[.$F$1])/LOG10(2))*[.$G$1]))" office:value-type="float" office:value="6.11224447349062" calcext:value-type="float">
            <text:p>6</text:p>
          </table:table-cell>
          <table:table-cell table:style-name="ce4" table:formula="of:=([.$F$1]+1-[.A963])/10" office:value-type="float" office:value="29.9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ce3" table:formula="of:=[.$I$1]-([.$J$1]+((LOG10([.A964]/[.$F$1])/LOG10(2))*[.$G$1]))" office:value-type="float" office:value="6.08871167953797" calcext:value-type="float">
            <text:p>6</text:p>
          </table:table-cell>
          <table:table-cell table:style-name="ce4" table:formula="of:=([.$F$1]+1-[.A964])/10" office:value-type="float" office:value="29.8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ce3" table:formula="of:=[.$I$1]-([.$J$1]+((LOG10([.A965]/[.$F$1])/LOG10(2))*[.$G$1]))" office:value-type="float" office:value="6.06520330986989" calcext:value-type="float">
            <text:p>6</text:p>
          </table:table-cell>
          <table:table-cell table:style-name="ce4" table:formula="of:=([.$F$1]+1-[.A965])/10" office:value-type="float" office:value="29.7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ce3" table:formula="of:=[.$I$1]-([.$J$1]+((LOG10([.A966]/[.$F$1])/LOG10(2))*[.$G$1]))" office:value-type="float" office:value="6.04171931383982" calcext:value-type="float">
            <text:p>6</text:p>
          </table:table-cell>
          <table:table-cell table:style-name="ce4" table:formula="of:=([.$F$1]+1-[.A966])/10" office:value-type="float" office:value="29.6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ce3" table:formula="of:=[.$I$1]-([.$J$1]+((LOG10([.A967]/[.$F$1])/LOG10(2))*[.$G$1]))" office:value-type="float" office:value="6.01825964095863" calcext:value-type="float">
            <text:p>6</text:p>
          </table:table-cell>
          <table:table-cell table:style-name="ce4" table:formula="of:=([.$F$1]+1-[.A967])/10" office:value-type="float" office:value="29.5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ce3" table:formula="of:=[.$I$1]-([.$J$1]+((LOG10([.A968]/[.$F$1])/LOG10(2))*[.$G$1]))" office:value-type="float" office:value="5.99482424089386" calcext:value-type="float">
            <text:p>6</text:p>
          </table:table-cell>
          <table:table-cell table:style-name="ce4" table:formula="of:=([.$F$1]+1-[.A968])/10" office:value-type="float" office:value="29.4" calcext:value-type="float">
            <text:p>29</text:p>
          </table:table-cell>
          <table:table-cell table:number-columns-repeated="1021"/>
        </table:table-row>
        <table:table-row table:style-name="ro2">
          <table:table-cell office:value-type="float" office:value="968" calcext:value-type="float">
            <text:p>968</text:p>
          </table:table-cell>
          <table:table-cell table:style-name="ce3" table:formula="of:=[.$I$1]-([.$J$1]+((LOG10([.A969]/[.$F$1])/LOG10(2))*[.$G$1]))" office:value-type="float" office:value="5.97141306346914" calcext:value-type="float">
            <text:p>6</text:p>
          </table:table-cell>
          <table:table-cell table:style-name="ce4" table:formula="of:=([.$F$1]+1-[.A969])/10" office:value-type="float" office:value="29.3" calcext:value-type="float">
            <text:p>29</text:p>
          </table:table-cell>
          <table:table-cell table:number-columns-repeated="1021"/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ce3" table:formula="of:=[.$I$1]-([.$J$1]+((LOG10([.A970]/[.$F$1])/LOG10(2))*[.$G$1]))" office:value-type="float" office:value="5.9480260586635" calcext:value-type="float">
            <text:p>6</text:p>
          </table:table-cell>
          <table:table-cell table:style-name="ce4" table:formula="of:=([.$F$1]+1-[.A970])/10" office:value-type="float" office:value="29.2" calcext:value-type="float">
            <text:p>29</text:p>
          </table:table-cell>
          <table:table-cell table:number-columns-repeated="1021"/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ce3" table:formula="of:=[.$I$1]-([.$J$1]+((LOG10([.A971]/[.$F$1])/LOG10(2))*[.$G$1]))" office:value-type="float" office:value="5.92466317661078" calcext:value-type="float">
            <text:p>6</text:p>
          </table:table-cell>
          <table:table-cell table:style-name="ce4" table:formula="of:=([.$F$1]+1-[.A971])/10" office:value-type="float" office:value="29.1" calcext:value-type="float">
            <text:p>29</text:p>
          </table:table-cell>
          <table:table-cell table:number-columns-repeated="1021"/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ce3" table:formula="of:=[.$I$1]-([.$J$1]+((LOG10([.A972]/[.$F$1])/LOG10(2))*[.$G$1]))" office:value-type="float" office:value="5.90132436759896" calcext:value-type="float">
            <text:p>6</text:p>
          </table:table-cell>
          <table:table-cell table:style-name="ce4" table:formula="of:=([.$F$1]+1-[.A972])/10" office:value-type="float" office:value="29" calcext:value-type="float">
            <text:p>29</text:p>
          </table:table-cell>
          <table:table-cell table:number-columns-repeated="1021"/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ce3" table:formula="of:=[.$I$1]-([.$J$1]+((LOG10([.A973]/[.$F$1])/LOG10(2))*[.$G$1]))" office:value-type="float" office:value="5.87800958206951" calcext:value-type="float">
            <text:p>6</text:p>
          </table:table-cell>
          <table:table-cell table:style-name="ce4" table:formula="of:=([.$F$1]+1-[.A973])/10" office:value-type="float" office:value="28.9" calcext:value-type="float">
            <text:p>29</text:p>
          </table:table-cell>
          <table:table-cell table:number-columns-repeated="1021"/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ce3" table:formula="of:=[.$I$1]-([.$J$1]+((LOG10([.A974]/[.$F$1])/LOG10(2))*[.$G$1]))" office:value-type="float" office:value="5.85471877061683" calcext:value-type="float">
            <text:p>6</text:p>
          </table:table-cell>
          <table:table-cell table:style-name="ce4" table:formula="of:=([.$F$1]+1-[.A974])/10" office:value-type="float" office:value="28.8" calcext:value-type="float">
            <text:p>29</text:p>
          </table:table-cell>
          <table:table-cell table:number-columns-repeated="1021"/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ce3" table:formula="of:=[.$I$1]-([.$J$1]+((LOG10([.A975]/[.$F$1])/LOG10(2))*[.$G$1]))" office:value-type="float" office:value="5.8314518839875" calcext:value-type="float">
            <text:p>6</text:p>
          </table:table-cell>
          <table:table-cell table:style-name="ce4" table:formula="of:=([.$F$1]+1-[.A975])/10" office:value-type="float" office:value="28.7" calcext:value-type="float">
            <text:p>29</text:p>
          </table:table-cell>
          <table:table-cell table:number-columns-repeated="1021"/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ce3" table:formula="of:=[.$I$1]-([.$J$1]+((LOG10([.A976]/[.$F$1])/LOG10(2))*[.$G$1]))" office:value-type="float" office:value="5.80820887307979" calcext:value-type="float">
            <text:p>6</text:p>
          </table:table-cell>
          <table:table-cell table:style-name="ce4" table:formula="of:=([.$F$1]+1-[.A976])/10" office:value-type="float" office:value="28.6" calcext:value-type="float">
            <text:p>29</text:p>
          </table:table-cell>
          <table:table-cell table:number-columns-repeated="1021"/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ce3" table:formula="of:=[.$I$1]-([.$J$1]+((LOG10([.A977]/[.$F$1])/LOG10(2))*[.$G$1]))" office:value-type="float" office:value="5.78498968894296" calcext:value-type="float">
            <text:p>6</text:p>
          </table:table-cell>
          <table:table-cell table:style-name="ce4" table:formula="of:=([.$F$1]+1-[.A977])/10" office:value-type="float" office:value="28.5" calcext:value-type="float">
            <text:p>29</text:p>
          </table:table-cell>
          <table:table-cell table:number-columns-repeated="1021"/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ce3" table:formula="of:=[.$I$1]-([.$J$1]+((LOG10([.A978]/[.$F$1])/LOG10(2))*[.$G$1]))" office:value-type="float" office:value="5.76179428277663" calcext:value-type="float">
            <text:p>6</text:p>
          </table:table-cell>
          <table:table-cell table:style-name="ce4" table:formula="of:=([.$F$1]+1-[.A978])/10" office:value-type="float" office:value="28.4" calcext:value-type="float">
            <text:p>28</text:p>
          </table:table-cell>
          <table:table-cell table:number-columns-repeated="1021"/>
        </table:table-row>
        <table:table-row table:style-name="ro2">
          <table:table-cell office:value-type="float" office:value="978" calcext:value-type="float">
            <text:p>978</text:p>
          </table:table-cell>
          <table:table-cell table:style-name="ce3" table:formula="of:=[.$I$1]-([.$J$1]+((LOG10([.A979]/[.$F$1])/LOG10(2))*[.$G$1]))" office:value-type="float" office:value="5.7386226059302" calcext:value-type="float">
            <text:p>6</text:p>
          </table:table-cell>
          <table:table-cell table:style-name="ce4" table:formula="of:=([.$F$1]+1-[.A979])/10" office:value-type="float" office:value="28.3" calcext:value-type="float">
            <text:p>28</text:p>
          </table:table-cell>
          <table:table-cell table:number-columns-repeated="1021"/>
        </table:table-row>
        <table:table-row table:style-name="ro2">
          <table:table-cell office:value-type="float" office:value="979" calcext:value-type="float">
            <text:p>979</text:p>
          </table:table-cell>
          <table:table-cell table:style-name="ce3" table:formula="of:=[.$I$1]-([.$J$1]+((LOG10([.A980]/[.$F$1])/LOG10(2))*[.$G$1]))" office:value-type="float" office:value="5.71547460990226" calcext:value-type="float">
            <text:p>6</text:p>
          </table:table-cell>
          <table:table-cell table:style-name="ce4" table:formula="of:=([.$F$1]+1-[.A980])/10" office:value-type="float" office:value="28.2" calcext:value-type="float">
            <text:p>28</text:p>
          </table:table-cell>
          <table:table-cell table:number-columns-repeated="1021"/>
        </table:table-row>
        <table:table-row table:style-name="ro2">
          <table:table-cell office:value-type="float" office:value="980" calcext:value-type="float">
            <text:p>980</text:p>
          </table:table-cell>
          <table:table-cell table:style-name="ce3" table:formula="of:=[.$I$1]-([.$J$1]+((LOG10([.A981]/[.$F$1])/LOG10(2))*[.$G$1]))" office:value-type="float" office:value="5.69235024633991" calcext:value-type="float">
            <text:p>6</text:p>
          </table:table-cell>
          <table:table-cell table:style-name="ce4" table:formula="of:=([.$F$1]+1-[.A981])/10" office:value-type="float" office:value="28.1" calcext:value-type="float">
            <text:p>28</text:p>
          </table:table-cell>
          <table:table-cell table:number-columns-repeated="1021"/>
        </table:table-row>
        <table:table-row table:style-name="ro2">
          <table:table-cell office:value-type="float" office:value="981" calcext:value-type="float">
            <text:p>981</text:p>
          </table:table-cell>
          <table:table-cell table:style-name="ce3" table:formula="of:=[.$I$1]-([.$J$1]+((LOG10([.A982]/[.$F$1])/LOG10(2))*[.$G$1]))" office:value-type="float" office:value="5.66924946703823" calcext:value-type="float">
            <text:p>6</text:p>
          </table:table-cell>
          <table:table-cell table:style-name="ce4" table:formula="of:=([.$F$1]+1-[.A982])/10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office:value-type="float" office:value="982" calcext:value-type="float">
            <text:p>982</text:p>
          </table:table-cell>
          <table:table-cell table:style-name="ce3" table:formula="of:=[.$I$1]-([.$J$1]+((LOG10([.A983]/[.$F$1])/LOG10(2))*[.$G$1]))" office:value-type="float" office:value="5.6461722239396" calcext:value-type="float">
            <text:p>6</text:p>
          </table:table-cell>
          <table:table-cell table:style-name="ce4" table:formula="of:=([.$F$1]+1-[.A983])/10" office:value-type="float" office:value="27.9" calcext:value-type="float">
            <text:p>28</text:p>
          </table:table-cell>
          <table:table-cell table:number-columns-repeated="1021"/>
        </table:table-row>
        <table:table-row table:style-name="ro2">
          <table:table-cell office:value-type="float" office:value="983" calcext:value-type="float">
            <text:p>983</text:p>
          </table:table-cell>
          <table:table-cell table:style-name="ce3" table:formula="of:=[.$I$1]-([.$J$1]+((LOG10([.A984]/[.$F$1])/LOG10(2))*[.$G$1]))" office:value-type="float" office:value="5.62311846913316" calcext:value-type="float">
            <text:p>6</text:p>
          </table:table-cell>
          <table:table-cell table:style-name="ce4" table:formula="of:=([.$F$1]+1-[.A984])/10" office:value-type="float" office:value="27.8" calcext:value-type="float">
            <text:p>28</text:p>
          </table:table-cell>
          <table:table-cell table:number-columns-repeated="1021"/>
        </table:table-row>
        <table:table-row table:style-name="ro2">
          <table:table-cell office:value-type="float" office:value="984" calcext:value-type="float">
            <text:p>984</text:p>
          </table:table-cell>
          <table:table-cell table:style-name="ce3" table:formula="of:=[.$I$1]-([.$J$1]+((LOG10([.A985]/[.$F$1])/LOG10(2))*[.$G$1]))" office:value-type="float" office:value="5.60008815485421" calcext:value-type="float">
            <text:p>6</text:p>
          </table:table-cell>
          <table:table-cell table:style-name="ce4" table:formula="of:=([.$F$1]+1-[.A985])/10" office:value-type="float" office:value="27.7" calcext:value-type="float">
            <text:p>28</text:p>
          </table:table-cell>
          <table:table-cell table:number-columns-repeated="1021"/>
        </table:table-row>
        <table:table-row table:style-name="ro2">
          <table:table-cell office:value-type="float" office:value="985" calcext:value-type="float">
            <text:p>985</text:p>
          </table:table-cell>
          <table:table-cell table:style-name="ce3" table:formula="of:=[.$I$1]-([.$J$1]+((LOG10([.A986]/[.$F$1])/LOG10(2))*[.$G$1]))" office:value-type="float" office:value="5.57708123348358" calcext:value-type="float">
            <text:p>6</text:p>
          </table:table-cell>
          <table:table-cell table:style-name="ce4" table:formula="of:=([.$F$1]+1-[.A986])/10" office:value-type="float" office:value="27.6" calcext:value-type="float">
            <text:p>28</text:p>
          </table:table-cell>
          <table:table-cell table:number-columns-repeated="1021"/>
        </table:table-row>
        <table:table-row table:style-name="ro2">
          <table:table-cell office:value-type="float" office:value="986" calcext:value-type="float">
            <text:p>986</text:p>
          </table:table-cell>
          <table:table-cell table:style-name="ce3" table:formula="of:=[.$I$1]-([.$J$1]+((LOG10([.A987]/[.$F$1])/LOG10(2))*[.$G$1]))" office:value-type="float" office:value="5.55409765754706" calcext:value-type="float">
            <text:p>6</text:p>
          </table:table-cell>
          <table:table-cell table:style-name="ce4" table:formula="of:=([.$F$1]+1-[.A987])/10" office:value-type="float" office:value="27.5" calcext:value-type="float">
            <text:p>28</text:p>
          </table:table-cell>
          <table:table-cell table:number-columns-repeated="1021"/>
        </table:table-row>
        <table:table-row table:style-name="ro2">
          <table:table-cell office:value-type="float" office:value="987" calcext:value-type="float">
            <text:p>987</text:p>
          </table:table-cell>
          <table:table-cell table:style-name="ce3" table:formula="of:=[.$I$1]-([.$J$1]+((LOG10([.A988]/[.$F$1])/LOG10(2))*[.$G$1]))" office:value-type="float" office:value="5.53113737971484" calcext:value-type="float">
            <text:p>6</text:p>
          </table:table-cell>
          <table:table-cell table:style-name="ce4" table:formula="of:=([.$F$1]+1-[.A988])/10" office:value-type="float" office:value="27.4" calcext:value-type="float">
            <text:p>27</text:p>
          </table:table-cell>
          <table:table-cell table:number-columns-repeated="1021"/>
        </table:table-row>
        <table:table-row table:style-name="ro2">
          <table:table-cell office:value-type="float" office:value="988" calcext:value-type="float">
            <text:p>988</text:p>
          </table:table-cell>
          <table:table-cell table:style-name="ce3" table:formula="of:=[.$I$1]-([.$J$1]+((LOG10([.A989]/[.$F$1])/LOG10(2))*[.$G$1]))" office:value-type="float" office:value="5.50820035280084" calcext:value-type="float">
            <text:p>6</text:p>
          </table:table-cell>
          <table:table-cell table:style-name="ce4" table:formula="of:=([.$F$1]+1-[.A989])/10" office:value-type="float" office:value="27.3" calcext:value-type="float">
            <text:p>27</text:p>
          </table:table-cell>
          <table:table-cell table:number-columns-repeated="1021"/>
        </table:table-row>
        <table:table-row table:style-name="ro2">
          <table:table-cell office:value-type="float" office:value="989" calcext:value-type="float">
            <text:p>989</text:p>
          </table:table-cell>
          <table:table-cell table:style-name="ce3" table:formula="of:=[.$I$1]-([.$J$1]+((LOG10([.A990]/[.$F$1])/LOG10(2))*[.$G$1]))" office:value-type="float" office:value="5.48528652976223" calcext:value-type="float">
            <text:p>5</text:p>
          </table:table-cell>
          <table:table-cell table:style-name="ce4" table:formula="of:=([.$F$1]+1-[.A990])/10" office:value-type="float" office:value="27.2" calcext:value-type="float">
            <text:p>27</text:p>
          </table:table-cell>
          <table:table-cell table:number-columns-repeated="1021"/>
        </table:table-row>
        <table:table-row table:style-name="ro2">
          <table:table-cell office:value-type="float" office:value="990" calcext:value-type="float">
            <text:p>990</text:p>
          </table:table-cell>
          <table:table-cell table:style-name="ce3" table:formula="of:=[.$I$1]-([.$J$1]+((LOG10([.A991]/[.$F$1])/LOG10(2))*[.$G$1]))" office:value-type="float" office:value="5.46239586369882" calcext:value-type="float">
            <text:p>5</text:p>
          </table:table-cell>
          <table:table-cell table:style-name="ce4" table:formula="of:=([.$F$1]+1-[.A991])/10" office:value-type="float" office:value="27.1" calcext:value-type="float">
            <text:p>27</text:p>
          </table:table-cell>
          <table:table-cell table:number-columns-repeated="1021"/>
        </table:table-row>
        <table:table-row table:style-name="ro2">
          <table:table-cell office:value-type="float" office:value="991" calcext:value-type="float">
            <text:p>991</text:p>
          </table:table-cell>
          <table:table-cell table:style-name="ce3" table:formula="of:=[.$I$1]-([.$J$1]+((LOG10([.A992]/[.$F$1])/LOG10(2))*[.$G$1]))" office:value-type="float" office:value="5.43952830785241" calcext:value-type="float">
            <text:p>5</text:p>
          </table:table-cell>
          <table:table-cell table:style-name="ce4" table:formula="of:=([.$F$1]+1-[.A992])/10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office:value-type="float" office:value="992" calcext:value-type="float">
            <text:p>992</text:p>
          </table:table-cell>
          <table:table-cell table:style-name="ce3" table:formula="of:=[.$I$1]-([.$J$1]+((LOG10([.A993]/[.$F$1])/LOG10(2))*[.$G$1]))" office:value-type="float" office:value="5.41668381560633" calcext:value-type="float">
            <text:p>5</text:p>
          </table:table-cell>
          <table:table-cell table:style-name="ce4" table:formula="of:=([.$F$1]+1-[.A993])/10" office:value-type="float" office:value="26.9" calcext:value-type="float">
            <text:p>27</text:p>
          </table:table-cell>
          <table:table-cell table:number-columns-repeated="1021"/>
        </table:table-row>
        <table:table-row table:style-name="ro2">
          <table:table-cell office:value-type="float" office:value="993" calcext:value-type="float">
            <text:p>993</text:p>
          </table:table-cell>
          <table:table-cell table:style-name="ce3" table:formula="of:=[.$I$1]-([.$J$1]+((LOG10([.A994]/[.$F$1])/LOG10(2))*[.$G$1]))" office:value-type="float" office:value="5.3938623404848" calcext:value-type="float">
            <text:p>5</text:p>
          </table:table-cell>
          <table:table-cell table:style-name="ce4" table:formula="of:=([.$F$1]+1-[.A994])/10" office:value-type="float" office:value="26.8" calcext:value-type="float">
            <text:p>27</text:p>
          </table:table-cell>
          <table:table-cell table:number-columns-repeated="1021"/>
        </table:table-row>
        <table:table-row table:style-name="ro2">
          <table:table-cell office:value-type="float" office:value="994" calcext:value-type="float">
            <text:p>994</text:p>
          </table:table-cell>
          <table:table-cell table:style-name="ce3" table:formula="of:=[.$I$1]-([.$J$1]+((LOG10([.A995]/[.$F$1])/LOG10(2))*[.$G$1]))" office:value-type="float" office:value="5.37106383615239" calcext:value-type="float">
            <text:p>5</text:p>
          </table:table-cell>
          <table:table-cell table:style-name="ce4" table:formula="of:=([.$F$1]+1-[.A995])/10" office:value-type="float" office:value="26.7" calcext:value-type="float">
            <text:p>27</text:p>
          </table:table-cell>
          <table:table-cell table:number-columns-repeated="1021"/>
        </table:table-row>
        <table:table-row table:style-name="ro2">
          <table:table-cell office:value-type="float" office:value="995" calcext:value-type="float">
            <text:p>995</text:p>
          </table:table-cell>
          <table:table-cell table:style-name="ce3" table:formula="of:=[.$I$1]-([.$J$1]+((LOG10([.A996]/[.$F$1])/LOG10(2))*[.$G$1]))" office:value-type="float" office:value="5.3482882564134" calcext:value-type="float">
            <text:p>5</text:p>
          </table:table-cell>
          <table:table-cell table:style-name="ce4" table:formula="of:=([.$F$1]+1-[.A996])/10" office:value-type="float" office:value="26.6" calcext:value-type="float">
            <text:p>27</text:p>
          </table:table-cell>
          <table:table-cell table:number-columns-repeated="1021"/>
        </table:table-row>
        <table:table-row table:style-name="ro2">
          <table:table-cell office:value-type="float" office:value="996" calcext:value-type="float">
            <text:p>996</text:p>
          </table:table-cell>
          <table:table-cell table:style-name="ce3" table:formula="of:=[.$I$1]-([.$J$1]+((LOG10([.A997]/[.$F$1])/LOG10(2))*[.$G$1]))" office:value-type="float" office:value="5.3255355552114" calcext:value-type="float">
            <text:p>5</text:p>
          </table:table-cell>
          <table:table-cell table:style-name="ce4" table:formula="of:=([.$F$1]+1-[.A997])/10" office:value-type="float" office:value="26.5" calcext:value-type="float">
            <text:p>27</text:p>
          </table:table-cell>
          <table:table-cell table:number-columns-repeated="1021"/>
        </table:table-row>
        <table:table-row table:style-name="ro2">
          <table:table-cell office:value-type="float" office:value="997" calcext:value-type="float">
            <text:p>997</text:p>
          </table:table-cell>
          <table:table-cell table:style-name="ce3" table:formula="of:=[.$I$1]-([.$J$1]+((LOG10([.A998]/[.$F$1])/LOG10(2))*[.$G$1]))" office:value-type="float" office:value="5.3028056866286" calcext:value-type="float">
            <text:p>5</text:p>
          </table:table-cell>
          <table:table-cell table:style-name="ce4" table:formula="of:=([.$F$1]+1-[.A998])/10" office:value-type="float" office:value="26.4" calcext:value-type="float">
            <text:p>26</text:p>
          </table:table-cell>
          <table:table-cell table:number-columns-repeated="1021"/>
        </table:table-row>
        <table:table-row table:style-name="ro2">
          <table:table-cell office:value-type="float" office:value="998" calcext:value-type="float">
            <text:p>998</text:p>
          </table:table-cell>
          <table:table-cell table:style-name="ce3" table:formula="of:=[.$I$1]-([.$J$1]+((LOG10([.A999]/[.$F$1])/LOG10(2))*[.$G$1]))" office:value-type="float" office:value="5.28009860488528" calcext:value-type="float">
            <text:p>5</text:p>
          </table:table-cell>
          <table:table-cell table:style-name="ce4" table:formula="of:=([.$F$1]+1-[.A999])/10" office:value-type="float" office:value="26.3" calcext:value-type="float">
            <text:p>26</text:p>
          </table:table-cell>
          <table:table-cell table:number-columns-repeated="1021"/>
        </table:table-row>
        <table:table-row table:style-name="ro2">
          <table:table-cell office:value-type="float" office:value="999" calcext:value-type="float">
            <text:p>999</text:p>
          </table:table-cell>
          <table:table-cell table:style-name="ce3" table:formula="of:=[.$I$1]-([.$J$1]+((LOG10([.A1000]/[.$F$1])/LOG10(2))*[.$G$1]))" office:value-type="float" office:value="5.2574142643393" calcext:value-type="float">
            <text:p>5</text:p>
          </table:table-cell>
          <table:table-cell table:style-name="ce4" table:formula="of:=([.$F$1]+1-[.A1000])/10" office:value-type="float" office:value="26.2" calcext:value-type="float">
            <text:p>26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3" table:formula="of:=[.$I$1]-([.$J$1]+((LOG10([.A1001]/[.$F$1])/LOG10(2))*[.$G$1]))" office:value-type="float" office:value="5.23475261948551" calcext:value-type="float">
            <text:p>5</text:p>
          </table:table-cell>
          <table:table-cell table:style-name="ce4" table:formula="of:=([.$F$1]+1-[.A1001])/10" office:value-type="float" office:value="26.1" calcext:value-type="float">
            <text:p>26</text:p>
          </table:table-cell>
          <table:table-cell table:number-columns-repeated="1021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3" table:formula="of:=[.$I$1]-([.$J$1]+((LOG10([.A1002]/[.$F$1])/LOG10(2))*[.$G$1]))" office:value-type="float" office:value="5.21211362495518" calcext:value-type="float">
            <text:p>5</text:p>
          </table:table-cell>
          <table:table-cell table:style-name="ce4" table:formula="of:=([.$F$1]+1-[.A1002])/10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3" table:formula="of:=[.$I$1]-([.$J$1]+((LOG10([.A1003]/[.$F$1])/LOG10(2))*[.$G$1]))" office:value-type="float" office:value="5.1894972355155" calcext:value-type="float">
            <text:p>5</text:p>
          </table:table-cell>
          <table:table-cell table:style-name="ce4" table:formula="of:=([.$F$1]+1-[.A1003])/10" office:value-type="float" office:value="25.9" calcext:value-type="float">
            <text:p>26</text:p>
          </table:table-cell>
          <table:table-cell table:number-columns-repeated="1021"/>
        </table:table-row>
        <table:table-row table:style-name="ro2">
          <table:table-cell office:value-type="float" office:value="1003" calcext:value-type="float">
            <text:p>1003</text:p>
          </table:table-cell>
          <table:table-cell table:style-name="ce3" table:formula="of:=[.$I$1]-([.$J$1]+((LOG10([.A1004]/[.$F$1])/LOG10(2))*[.$G$1]))" office:value-type="float" office:value="5.16690340606904" calcext:value-type="float">
            <text:p>5</text:p>
          </table:table-cell>
          <table:table-cell table:style-name="ce4" table:formula="of:=([.$F$1]+1-[.A1004])/10" office:value-type="float" office:value="25.8" calcext:value-type="float">
            <text:p>26</text:p>
          </table:table-cell>
          <table:table-cell table:number-columns-repeated="1021"/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ce3" table:formula="of:=[.$I$1]-([.$J$1]+((LOG10([.A1005]/[.$F$1])/LOG10(2))*[.$G$1]))" office:value-type="float" office:value="5.14433209165316" calcext:value-type="float">
            <text:p>5</text:p>
          </table:table-cell>
          <table:table-cell table:style-name="ce4" table:formula="of:=([.$F$1]+1-[.A1005])/10" office:value-type="float" office:value="25.7" calcext:value-type="float">
            <text:p>26</text:p>
          </table:table-cell>
          <table:table-cell table:number-columns-repeated="1021"/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ce3" table:formula="of:=[.$I$1]-([.$J$1]+((LOG10([.A1006]/[.$F$1])/LOG10(2))*[.$G$1]))" office:value-type="float" office:value="5.12178324743951" calcext:value-type="float">
            <text:p>5</text:p>
          </table:table-cell>
          <table:table-cell table:style-name="ce4" table:formula="of:=([.$F$1]+1-[.A1006])/10" office:value-type="float" office:value="25.6" calcext:value-type="float">
            <text:p>26</text:p>
          </table:table-cell>
          <table:table-cell table:number-columns-repeated="1021"/>
        </table:table-row>
        <table:table-row table:style-name="ro2">
          <table:table-cell office:value-type="float" office:value="1006" calcext:value-type="float">
            <text:p>1006</text:p>
          </table:table-cell>
          <table:table-cell table:style-name="ce3" table:formula="of:=[.$I$1]-([.$J$1]+((LOG10([.A1007]/[.$F$1])/LOG10(2))*[.$G$1]))" office:value-type="float" office:value="5.0992568287335" calcext:value-type="float">
            <text:p>5</text:p>
          </table:table-cell>
          <table:table-cell table:style-name="ce4" table:formula="of:=([.$F$1]+1-[.A1007])/10" office:value-type="float" office:value="25.5" calcext:value-type="float">
            <text:p>26</text:p>
          </table:table-cell>
          <table:table-cell table:number-columns-repeated="1021"/>
        </table:table-row>
        <table:table-row table:style-name="ro2">
          <table:table-cell office:value-type="float" office:value="1007" calcext:value-type="float">
            <text:p>1007</text:p>
          </table:table-cell>
          <table:table-cell table:style-name="ce3" table:formula="of:=[.$I$1]-([.$J$1]+((LOG10([.A1008]/[.$F$1])/LOG10(2))*[.$G$1]))" office:value-type="float" office:value="5.07675279097376" calcext:value-type="float">
            <text:p>5</text:p>
          </table:table-cell>
          <table:table-cell table:style-name="ce4" table:formula="of:=([.$F$1]+1-[.A1008])/10" office:value-type="float" office:value="25.4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float" office:value="1008" calcext:value-type="float">
            <text:p>1008</text:p>
          </table:table-cell>
          <table:table-cell table:style-name="ce3" table:formula="of:=[.$I$1]-([.$J$1]+((LOG10([.A1009]/[.$F$1])/LOG10(2))*[.$G$1]))" office:value-type="float" office:value="5.05427108973159" calcext:value-type="float">
            <text:p>5</text:p>
          </table:table-cell>
          <table:table-cell table:style-name="ce4" table:formula="of:=([.$F$1]+1-[.A1009])/10" office:value-type="float" office:value="25.3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float" office:value="1009" calcext:value-type="float">
            <text:p>1009</text:p>
          </table:table-cell>
          <table:table-cell table:style-name="ce3" table:formula="of:=[.$I$1]-([.$J$1]+((LOG10([.A1010]/[.$F$1])/LOG10(2))*[.$G$1]))" office:value-type="float" office:value="5.03181168071046" calcext:value-type="float">
            <text:p>5</text:p>
          </table:table-cell>
          <table:table-cell table:style-name="ce4" table:formula="of:=([.$F$1]+1-[.A1010])/10" office:value-type="float" office:value="25.2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style-name="ce3" table:formula="of:=[.$I$1]-([.$J$1]+((LOG10([.A1011]/[.$F$1])/LOG10(2))*[.$G$1]))" office:value-type="float" office:value="5.00937451974551" calcext:value-type="float">
            <text:p>5</text:p>
          </table:table-cell>
          <table:table-cell table:style-name="ce4" table:formula="of:=([.$F$1]+1-[.A1011])/10" office:value-type="float" office:value="25.1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style-name="ce3" table:formula="of:=[.$I$1]-([.$J$1]+((LOG10([.A1012]/[.$F$1])/LOG10(2))*[.$G$1]))" office:value-type="float" office:value="4.98695956280295" calcext:value-type="float">
            <text:p>5</text:p>
          </table:table-cell>
          <table:table-cell table:style-name="ce4" table:formula="of:=([.$F$1]+1-[.A1012])/10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ce3" table:formula="of:=[.$I$1]-([.$J$1]+((LOG10([.A1013]/[.$F$1])/LOG10(2))*[.$G$1]))" office:value-type="float" office:value="4.96456676597961" calcext:value-type="float">
            <text:p>5</text:p>
          </table:table-cell>
          <table:table-cell table:style-name="ce4" table:formula="of:=([.$F$1]+1-[.A1013])/10" office:value-type="float" office:value="24.9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ce3" table:formula="of:=[.$I$1]-([.$J$1]+((LOG10([.A1014]/[.$F$1])/LOG10(2))*[.$G$1]))" office:value-type="float" office:value="4.9421960855024" calcext:value-type="float">
            <text:p>5</text:p>
          </table:table-cell>
          <table:table-cell table:style-name="ce4" table:formula="of:=([.$F$1]+1-[.A1014])/10" office:value-type="float" office:value="24.8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ce3" table:formula="of:=[.$I$1]-([.$J$1]+((LOG10([.A1015]/[.$F$1])/LOG10(2))*[.$G$1]))" office:value-type="float" office:value="4.91984747772783" calcext:value-type="float">
            <text:p>5</text:p>
          </table:table-cell>
          <table:table-cell table:style-name="ce4" table:formula="of:=([.$F$1]+1-[.A1015])/10" office:value-type="float" office:value="24.7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float" office:value="1015" calcext:value-type="float">
            <text:p>1015</text:p>
          </table:table-cell>
          <table:table-cell table:style-name="ce3" table:formula="of:=[.$I$1]-([.$J$1]+((LOG10([.A1016]/[.$F$1])/LOG10(2))*[.$G$1]))" office:value-type="float" office:value="4.89752089914143" calcext:value-type="float">
            <text:p>5</text:p>
          </table:table-cell>
          <table:table-cell table:style-name="ce4" table:formula="of:=([.$F$1]+1-[.A1016])/10" office:value-type="float" office:value="24.6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float" office:value="1016" calcext:value-type="float">
            <text:p>1016</text:p>
          </table:table-cell>
          <table:table-cell table:style-name="ce3" table:formula="of:=[.$I$1]-([.$J$1]+((LOG10([.A1017]/[.$F$1])/LOG10(2))*[.$G$1]))" office:value-type="float" office:value="4.87521630635727" calcext:value-type="float">
            <text:p>5</text:p>
          </table:table-cell>
          <table:table-cell table:style-name="ce4" table:formula="of:=([.$F$1]+1-[.A1017])/10" office:value-type="float" office:value="24.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ce3" table:formula="of:=[.$I$1]-([.$J$1]+((LOG10([.A1018]/[.$F$1])/LOG10(2))*[.$G$1]))" office:value-type="float" office:value="4.85293365611753" calcext:value-type="float">
            <text:p>5</text:p>
          </table:table-cell>
          <table:table-cell table:style-name="ce4" table:formula="of:=([.$F$1]+1-[.A1018])/10" office:value-type="float" office:value="24.4" calcext:value-type="float">
            <text:p>24</text:p>
          </table:table-cell>
          <table:table-cell table:number-columns-repeated="1021"/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ce3" table:formula="of:=[.$I$1]-([.$J$1]+((LOG10([.A1019]/[.$F$1])/LOG10(2))*[.$G$1]))" office:value-type="float" office:value="4.83067290529186" calcext:value-type="float">
            <text:p>5</text:p>
          </table:table-cell>
          <table:table-cell table:style-name="ce4" table:formula="of:=([.$F$1]+1-[.A1019])/10" office:value-type="float" office:value="24.3" calcext:value-type="float">
            <text:p>24</text:p>
          </table:table-cell>
          <table:table-cell table:number-columns-repeated="1021"/>
        </table:table-row>
        <table:table-row table:style-name="ro2">
          <table:table-cell office:value-type="float" office:value="1019" calcext:value-type="float">
            <text:p>1019</text:p>
          </table:table-cell>
          <table:table-cell table:style-name="ce3" table:formula="of:=[.$I$1]-([.$J$1]+((LOG10([.A1020]/[.$F$1])/LOG10(2))*[.$G$1]))" office:value-type="float" office:value="4.80843401087699" calcext:value-type="float">
            <text:p>5</text:p>
          </table:table-cell>
          <table:table-cell table:style-name="ce4" table:formula="of:=([.$F$1]+1-[.A1020])/10" office:value-type="float" office:value="24.2" calcext:value-type="float">
            <text:p>24</text:p>
          </table:table-cell>
          <table:table-cell table:number-columns-repeated="1021"/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ce3" table:formula="of:=[.$I$1]-([.$J$1]+((LOG10([.A1021]/[.$F$1])/LOG10(2))*[.$G$1]))" office:value-type="float" office:value="4.78621692999622" calcext:value-type="float">
            <text:p>5</text:p>
          </table:table-cell>
          <table:table-cell table:style-name="ce4" table:formula="of:=([.$F$1]+1-[.A1021])/10" office:value-type="float" office:value="24.1" calcext:value-type="float">
            <text:p>24</text:p>
          </table:table-cell>
          <table:table-cell table:number-columns-repeated="1021"/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ce3" table:formula="of:=[.$I$1]-([.$J$1]+((LOG10([.A1022]/[.$F$1])/LOG10(2))*[.$G$1]))" office:value-type="float" office:value="4.7640216198988" calcext:value-type="float">
            <text:p>5</text:p>
          </table:table-cell>
          <table:table-cell table:style-name="ce4" table:formula="of:=([.$F$1]+1-[.A1022])/10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office:value-type="float" office:value="1022" calcext:value-type="float">
            <text:p>1022</text:p>
          </table:table-cell>
          <table:table-cell table:style-name="ce3" table:formula="of:=[.$I$1]-([.$J$1]+((LOG10([.A1023]/[.$F$1])/LOG10(2))*[.$G$1]))" office:value-type="float" office:value="4.74184803795963" calcext:value-type="float">
            <text:p>5</text:p>
          </table:table-cell>
          <table:table-cell table:style-name="ce4" table:formula="of:=([.$F$1]+1-[.A1023])/10" office:value-type="float" office:value="23.9" calcext:value-type="float">
            <text:p>24</text:p>
          </table:table-cell>
          <table:table-cell table:number-columns-repeated="1021"/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ce3" table:formula="of:=[.$I$1]-([.$J$1]+((LOG10([.A1024]/[.$F$1])/LOG10(2))*[.$G$1]))" office:value-type="float" office:value="4.71969614167861" calcext:value-type="float">
            <text:p>5</text:p>
          </table:table-cell>
          <table:table-cell table:style-name="ce4" table:formula="of:=([.$F$1]+1-[.A1024])/10" office:value-type="float" office:value="23.8" calcext:value-type="float">
            <text:p>24</text:p>
          </table:table-cell>
          <table:table-cell table:number-columns-repeated="1021"/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ce3" table:formula="of:=[.$I$1]-([.$J$1]+((LOG10([.A1025]/[.$F$1])/LOG10(2))*[.$G$1]))" office:value-type="float" office:value="4.69756588868027" calcext:value-type="float">
            <text:p>5</text:p>
          </table:table-cell>
          <table:table-cell table:style-name="ce4" table:formula="of:=([.$F$1]+1-[.A1025])/10" office:value-type="float" office:value="23.7" calcext:value-type="float">
            <text:p>24</text:p>
          </table:table-cell>
          <table:table-cell table:number-columns-repeated="1021"/>
        </table:table-row>
        <table:table-row table:style-name="ro2">
          <table:table-cell office:value-type="float" office:value="1025" calcext:value-type="float">
            <text:p>1025</text:p>
          </table:table-cell>
          <table:table-cell table:style-name="ce3" table:formula="of:=[.$I$1]-([.$J$1]+((LOG10([.A1026]/[.$F$1])/LOG10(2))*[.$G$1]))" office:value-type="float" office:value="4.67545723671319" calcext:value-type="float">
            <text:p>5</text:p>
          </table:table-cell>
          <table:table-cell table:style-name="ce4" table:formula="of:=([.$F$1]+1-[.A1026])/10" office:value-type="float" office:value="23.6" calcext:value-type="float">
            <text:p>24</text:p>
          </table:table-cell>
          <table:table-cell table:number-columns-repeated="1021"/>
        </table:table-row>
        <table:table-row table:style-name="ro2">
          <table:table-cell office:value-type="float" office:value="1026" calcext:value-type="float">
            <text:p>1026</text:p>
          </table:table-cell>
          <table:table-cell table:style-name="ce3" table:formula="of:=[.$I$1]-([.$J$1]+((LOG10([.A1027]/[.$F$1])/LOG10(2))*[.$G$1]))" office:value-type="float" office:value="4.65337014364953" calcext:value-type="float">
            <text:p>5</text:p>
          </table:table-cell>
          <table:table-cell table:style-name="ce4" table:formula="of:=([.$F$1]+1-[.A1027])/10" office:value-type="float" office:value="23.5" calcext:value-type="float">
            <text:p>24</text:p>
          </table:table-cell>
          <table:table-cell table:number-columns-repeated="1021"/>
        </table:table-row>
        <table:table-row table:style-name="ro2">
          <table:table-cell office:value-type="float" office:value="1027" calcext:value-type="float">
            <text:p>1027</text:p>
          </table:table-cell>
          <table:table-cell table:style-name="ce3" table:formula="of:=[.$I$1]-([.$J$1]+((LOG10([.A1028]/[.$F$1])/LOG10(2))*[.$G$1]))" office:value-type="float" office:value="4.63130456748462" calcext:value-type="float">
            <text:p>5</text:p>
          </table:table-cell>
          <table:table-cell table:style-name="ce4" table:formula="of:=([.$F$1]+1-[.A1028])/10" office:value-type="float" office:value="23.4" calcext:value-type="float">
            <text:p>23</text:p>
          </table:table-cell>
          <table:table-cell table:number-columns-repeated="1021"/>
        </table:table-row>
        <table:table-row table:style-name="ro2">
          <table:table-cell office:value-type="float" office:value="1028" calcext:value-type="float">
            <text:p>1028</text:p>
          </table:table-cell>
          <table:table-cell table:style-name="ce3" table:formula="of:=[.$I$1]-([.$J$1]+((LOG10([.A1029]/[.$F$1])/LOG10(2))*[.$G$1]))" office:value-type="float" office:value="4.60926046633639" calcext:value-type="float">
            <text:p>5</text:p>
          </table:table-cell>
          <table:table-cell table:style-name="ce4" table:formula="of:=([.$F$1]+1-[.A1029])/10" office:value-type="float" office:value="23.3" calcext:value-type="float">
            <text:p>23</text:p>
          </table:table-cell>
          <table:table-cell table:number-columns-repeated="1021"/>
        </table:table-row>
        <table:table-row table:style-name="ro2">
          <table:table-cell office:value-type="float" office:value="1029" calcext:value-type="float">
            <text:p>1029</text:p>
          </table:table-cell>
          <table:table-cell table:style-name="ce3" table:formula="of:=[.$I$1]-([.$J$1]+((LOG10([.A1030]/[.$F$1])/LOG10(2))*[.$G$1]))" office:value-type="float" office:value="4.58723779844497" calcext:value-type="float">
            <text:p>5</text:p>
          </table:table-cell>
          <table:table-cell table:style-name="ce4" table:formula="of:=([.$F$1]+1-[.A1030])/10" office:value-type="float" office:value="23.2" calcext:value-type="float">
            <text:p>23</text:p>
          </table:table-cell>
          <table:table-cell table:number-columns-repeated="1021"/>
        </table:table-row>
        <table:table-row table:style-name="ro2">
          <table:table-cell office:value-type="float" office:value="1030" calcext:value-type="float">
            <text:p>1030</text:p>
          </table:table-cell>
          <table:table-cell table:style-name="ce3" table:formula="of:=[.$I$1]-([.$J$1]+((LOG10([.A1031]/[.$F$1])/LOG10(2))*[.$G$1]))" office:value-type="float" office:value="4.56523652217216" calcext:value-type="float">
            <text:p>5</text:p>
          </table:table-cell>
          <table:table-cell table:style-name="ce4" table:formula="of:=([.$F$1]+1-[.A1031])/10" office:value-type="float" office:value="23.1" calcext:value-type="float">
            <text:p>23</text:p>
          </table:table-cell>
          <table:table-cell table:number-columns-repeated="1021"/>
        </table:table-row>
        <table:table-row table:style-name="ro2">
          <table:table-cell office:value-type="float" office:value="1031" calcext:value-type="float">
            <text:p>1031</text:p>
          </table:table-cell>
          <table:table-cell table:style-name="ce3" table:formula="of:=[.$I$1]-([.$J$1]+((LOG10([.A1032]/[.$F$1])/LOG10(2))*[.$G$1]))" office:value-type="float" office:value="4.54325659600097" calcext:value-type="float">
            <text:p>5</text:p>
          </table:table-cell>
          <table:table-cell table:style-name="ce4" table:formula="of:=([.$F$1]+1-[.A1032])/10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office:value-type="float" office:value="1032" calcext:value-type="float">
            <text:p>1032</text:p>
          </table:table-cell>
          <table:table-cell table:style-name="ce3" table:formula="of:=[.$I$1]-([.$J$1]+((LOG10([.A1033]/[.$F$1])/LOG10(2))*[.$G$1]))" office:value-type="float" office:value="4.52129797853519" calcext:value-type="float">
            <text:p>5</text:p>
          </table:table-cell>
          <table:table-cell table:style-name="ce4" table:formula="of:=([.$F$1]+1-[.A1033])/10" office:value-type="float" office:value="22.9" calcext:value-type="float">
            <text:p>23</text:p>
          </table:table-cell>
          <table:table-cell table:number-columns-repeated="1021"/>
        </table:table-row>
        <table:table-row table:style-name="ro2">
          <table:table-cell office:value-type="float" office:value="1033" calcext:value-type="float">
            <text:p>1033</text:p>
          </table:table-cell>
          <table:table-cell table:style-name="ce3" table:formula="of:=[.$I$1]-([.$J$1]+((LOG10([.A1034]/[.$F$1])/LOG10(2))*[.$G$1]))" office:value-type="float" office:value="4.49936062849885" calcext:value-type="float">
            <text:p>4</text:p>
          </table:table-cell>
          <table:table-cell table:style-name="ce4" table:formula="of:=([.$F$1]+1-[.A1034])/10" office:value-type="float" office:value="22.8" calcext:value-type="float">
            <text:p>23</text:p>
          </table:table-cell>
          <table:table-cell table:number-columns-repeated="1021"/>
        </table:table-row>
        <table:table-row table:style-name="ro2">
          <table:table-cell office:value-type="float" office:value="1034" calcext:value-type="float">
            <text:p>1034</text:p>
          </table:table-cell>
          <table:table-cell table:style-name="ce3" table:formula="of:=[.$I$1]-([.$J$1]+((LOG10([.A1035]/[.$F$1])/LOG10(2))*[.$G$1]))" office:value-type="float" office:value="4.4774445047358" calcext:value-type="float">
            <text:p>4</text:p>
          </table:table-cell>
          <table:table-cell table:style-name="ce4" table:formula="of:=([.$F$1]+1-[.A1035])/10" office:value-type="float" office:value="22.7" calcext:value-type="float">
            <text:p>23</text:p>
          </table:table-cell>
          <table:table-cell table:number-columns-repeated="1021"/>
        </table:table-row>
        <table:table-row table:style-name="ro2">
          <table:table-cell office:value-type="float" office:value="1035" calcext:value-type="float">
            <text:p>1035</text:p>
          </table:table-cell>
          <table:table-cell table:style-name="ce3" table:formula="of:=[.$I$1]-([.$J$1]+((LOG10([.A1036]/[.$F$1])/LOG10(2))*[.$G$1]))" office:value-type="float" office:value="4.45554956620929" calcext:value-type="float">
            <text:p>4</text:p>
          </table:table-cell>
          <table:table-cell table:style-name="ce4" table:formula="of:=([.$F$1]+1-[.A1036])/10" office:value-type="float" office:value="22.6" calcext:value-type="float">
            <text:p>23</text:p>
          </table:table-cell>
          <table:table-cell table:number-columns-repeated="1021"/>
        </table:table-row>
        <table:table-row table:style-name="ro2">
          <table:table-cell office:value-type="float" office:value="1036" calcext:value-type="float">
            <text:p>1036</text:p>
          </table:table-cell>
          <table:table-cell table:style-name="ce3" table:formula="of:=[.$I$1]-([.$J$1]+((LOG10([.A1037]/[.$F$1])/LOG10(2))*[.$G$1]))" office:value-type="float" office:value="4.43367577200138" calcext:value-type="float">
            <text:p>4</text:p>
          </table:table-cell>
          <table:table-cell table:style-name="ce4" table:formula="of:=([.$F$1]+1-[.A1037])/10" office:value-type="float" office:value="22.5" calcext:value-type="float">
            <text:p>23</text:p>
          </table:table-cell>
          <table:table-cell table:number-columns-repeated="1021"/>
        </table:table-row>
        <table:table-row table:style-name="ro2">
          <table:table-cell office:value-type="float" office:value="1037" calcext:value-type="float">
            <text:p>1037</text:p>
          </table:table-cell>
          <table:table-cell table:style-name="ce3" table:formula="of:=[.$I$1]-([.$J$1]+((LOG10([.A1038]/[.$F$1])/LOG10(2))*[.$G$1]))" office:value-type="float" office:value="4.41182308131263" calcext:value-type="float">
            <text:p>4</text:p>
          </table:table-cell>
          <table:table-cell table:style-name="ce4" table:formula="of:=([.$F$1]+1-[.A1038])/10" office:value-type="float" office:value="22.4" calcext:value-type="float">
            <text:p>22</text:p>
          </table:table-cell>
          <table:table-cell table:number-columns-repeated="1021"/>
        </table:table-row>
        <table:table-row table:style-name="ro2">
          <table:table-cell office:value-type="float" office:value="1038" calcext:value-type="float">
            <text:p>1038</text:p>
          </table:table-cell>
          <table:table-cell table:style-name="ce3" table:formula="of:=[.$I$1]-([.$J$1]+((LOG10([.A1039]/[.$F$1])/LOG10(2))*[.$G$1]))" office:value-type="float" office:value="4.38999145346155" calcext:value-type="float">
            <text:p>4</text:p>
          </table:table-cell>
          <table:table-cell table:style-name="ce4" table:formula="of:=([.$F$1]+1-[.A1039])/10" office:value-type="float" office:value="22.3" calcext:value-type="float">
            <text:p>22</text:p>
          </table:table-cell>
          <table:table-cell table:number-columns-repeated="1021"/>
        </table:table-row>
        <table:table-row table:style-name="ro2">
          <table:table-cell office:value-type="float" office:value="1039" calcext:value-type="float">
            <text:p>1039</text:p>
          </table:table-cell>
          <table:table-cell table:style-name="ce3" table:formula="of:=[.$I$1]-([.$J$1]+((LOG10([.A1040]/[.$F$1])/LOG10(2))*[.$G$1]))" office:value-type="float" office:value="4.36818084788415" calcext:value-type="float">
            <text:p>4</text:p>
          </table:table-cell>
          <table:table-cell table:style-name="ce4" table:formula="of:=([.$F$1]+1-[.A1040])/10" office:value-type="float" office:value="22.2" calcext:value-type="float">
            <text:p>22</text:p>
          </table:table-cell>
          <table:table-cell table:number-columns-repeated="1021"/>
        </table:table-row>
        <table:table-row table:style-name="ro2">
          <table:table-cell office:value-type="float" office:value="1040" calcext:value-type="float">
            <text:p>1040</text:p>
          </table:table-cell>
          <table:table-cell table:style-name="ce3" table:formula="of:=[.$I$1]-([.$J$1]+((LOG10([.A1041]/[.$F$1])/LOG10(2))*[.$G$1]))" office:value-type="float" office:value="4.34639122413354" calcext:value-type="float">
            <text:p>4</text:p>
          </table:table-cell>
          <table:table-cell table:style-name="ce4" table:formula="of:=([.$F$1]+1-[.A1041])/10" office:value-type="float" office:value="22.1" calcext:value-type="float">
            <text:p>22</text:p>
          </table:table-cell>
          <table:table-cell table:number-columns-repeated="1021"/>
        </table:table-row>
        <table:table-row table:style-name="ro2">
          <table:table-cell office:value-type="float" office:value="1041" calcext:value-type="float">
            <text:p>1041</text:p>
          </table:table-cell>
          <table:table-cell table:style-name="ce3" table:formula="of:=[.$I$1]-([.$J$1]+((LOG10([.A1042]/[.$F$1])/LOG10(2))*[.$G$1]))" office:value-type="float" office:value="4.32462254187944" calcext:value-type="float">
            <text:p>4</text:p>
          </table:table-cell>
          <table:table-cell table:style-name="ce4" table:formula="of:=([.$F$1]+1-[.A1042])/10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office:value-type="float" office:value="1042" calcext:value-type="float">
            <text:p>1042</text:p>
          </table:table-cell>
          <table:table-cell table:style-name="ce3" table:formula="of:=[.$I$1]-([.$J$1]+((LOG10([.A1043]/[.$F$1])/LOG10(2))*[.$G$1]))" office:value-type="float" office:value="4.3028747609077" calcext:value-type="float">
            <text:p>4</text:p>
          </table:table-cell>
          <table:table-cell table:style-name="ce4" table:formula="of:=([.$F$1]+1-[.A1043])/10" office:value-type="float" office:value="21.9" calcext:value-type="float">
            <text:p>22</text:p>
          </table:table-cell>
          <table:table-cell table:number-columns-repeated="1021"/>
        </table:table-row>
        <table:table-row table:style-name="ro2">
          <table:table-cell office:value-type="float" office:value="1043" calcext:value-type="float">
            <text:p>1043</text:p>
          </table:table-cell>
          <table:table-cell table:style-name="ce3" table:formula="of:=[.$I$1]-([.$J$1]+((LOG10([.A1044]/[.$F$1])/LOG10(2))*[.$G$1]))" office:value-type="float" office:value="4.28114784111996" calcext:value-type="float">
            <text:p>4</text:p>
          </table:table-cell>
          <table:table-cell table:style-name="ce4" table:formula="of:=([.$F$1]+1-[.A1044])/10" office:value-type="float" office:value="21.8" calcext:value-type="float">
            <text:p>22</text:p>
          </table:table-cell>
          <table:table-cell table:number-columns-repeated="1021"/>
        </table:table-row>
        <table:table-row table:style-name="ro2">
          <table:table-cell office:value-type="float" office:value="1044" calcext:value-type="float">
            <text:p>1044</text:p>
          </table:table-cell>
          <table:table-cell table:style-name="ce3" table:formula="of:=[.$I$1]-([.$J$1]+((LOG10([.A1045]/[.$F$1])/LOG10(2))*[.$G$1]))" office:value-type="float" office:value="4.25944174253308" calcext:value-type="float">
            <text:p>4</text:p>
          </table:table-cell>
          <table:table-cell table:style-name="ce4" table:formula="of:=([.$F$1]+1-[.A1045])/10" office:value-type="float" office:value="21.7" calcext:value-type="float">
            <text:p>22</text:p>
          </table:table-cell>
          <table:table-cell table:number-columns-repeated="1021"/>
        </table:table-row>
        <table:table-row table:style-name="ro2">
          <table:table-cell office:value-type="float" office:value="1045" calcext:value-type="float">
            <text:p>1045</text:p>
          </table:table-cell>
          <table:table-cell table:style-name="ce3" table:formula="of:=[.$I$1]-([.$J$1]+((LOG10([.A1046]/[.$F$1])/LOG10(2))*[.$G$1]))" office:value-type="float" office:value="4.23775642527883" calcext:value-type="float">
            <text:p>4</text:p>
          </table:table-cell>
          <table:table-cell table:style-name="ce4" table:formula="of:=([.$F$1]+1-[.A1046])/10" office:value-type="float" office:value="21.6" calcext:value-type="float">
            <text:p>22</text:p>
          </table:table-cell>
          <table:table-cell table:number-columns-repeated="1021"/>
        </table:table-row>
        <table:table-row table:style-name="ro2">
          <table:table-cell office:value-type="float" office:value="1046" calcext:value-type="float">
            <text:p>1046</text:p>
          </table:table-cell>
          <table:table-cell table:style-name="ce3" table:formula="of:=[.$I$1]-([.$J$1]+((LOG10([.A1047]/[.$F$1])/LOG10(2))*[.$G$1]))" office:value-type="float" office:value="4.2160918496033" calcext:value-type="float">
            <text:p>4</text:p>
          </table:table-cell>
          <table:table-cell table:style-name="ce4" table:formula="of:=([.$F$1]+1-[.A1047])/10" office:value-type="float" office:value="21.5" calcext:value-type="float">
            <text:p>22</text:p>
          </table:table-cell>
          <table:table-cell table:number-columns-repeated="1021"/>
        </table:table-row>
        <table:table-row table:style-name="ro2">
          <table:table-cell office:value-type="float" office:value="1047" calcext:value-type="float">
            <text:p>1047</text:p>
          </table:table-cell>
          <table:table-cell table:style-name="ce3" table:formula="of:=[.$I$1]-([.$J$1]+((LOG10([.A1048]/[.$F$1])/LOG10(2))*[.$G$1]))" office:value-type="float" office:value="4.19444797586658" calcext:value-type="float">
            <text:p>4</text:p>
          </table:table-cell>
          <table:table-cell table:style-name="ce4" table:formula="of:=([.$F$1]+1-[.A1048])/10" office:value-type="float" office:value="21.4" calcext:value-type="float">
            <text:p>21</text:p>
          </table:table-cell>
          <table:table-cell table:number-columns-repeated="1021"/>
        </table:table-row>
        <table:table-row table:style-name="ro2">
          <table:table-cell office:value-type="float" office:value="1048" calcext:value-type="float">
            <text:p>1048</text:p>
          </table:table-cell>
          <table:table-cell table:style-name="ce3" table:formula="of:=[.$I$1]-([.$J$1]+((LOG10([.A1049]/[.$F$1])/LOG10(2))*[.$G$1]))" office:value-type="float" office:value="4.17282476454231" calcext:value-type="float">
            <text:p>4</text:p>
          </table:table-cell>
          <table:table-cell table:style-name="ce4" table:formula="of:=([.$F$1]+1-[.A1049])/10" office:value-type="float" office:value="21.3" calcext:value-type="float">
            <text:p>21</text:p>
          </table:table-cell>
          <table:table-cell table:number-columns-repeated="1021"/>
        </table:table-row>
        <table:table-row table:style-name="ro2">
          <table:table-cell office:value-type="float" office:value="1049" calcext:value-type="float">
            <text:p>1049</text:p>
          </table:table-cell>
          <table:table-cell table:style-name="ce3" table:formula="of:=[.$I$1]-([.$J$1]+((LOG10([.A1050]/[.$F$1])/LOG10(2))*[.$G$1]))" office:value-type="float" office:value="4.15122217621718" calcext:value-type="float">
            <text:p>4</text:p>
          </table:table-cell>
          <table:table-cell table:style-name="ce4" table:formula="of:=([.$F$1]+1-[.A1050])/10" office:value-type="float" office:value="21.2" calcext:value-type="float">
            <text:p>21</text:p>
          </table:table-cell>
          <table:table-cell table:number-columns-repeated="1021"/>
        </table:table-row>
        <table:table-row table:style-name="ro2">
          <table:table-cell office:value-type="float" office:value="1050" calcext:value-type="float">
            <text:p>1050</text:p>
          </table:table-cell>
          <table:table-cell table:style-name="ce3" table:formula="of:=[.$I$1]-([.$J$1]+((LOG10([.A1051]/[.$F$1])/LOG10(2))*[.$G$1]))" office:value-type="float" office:value="4.12964017159057" calcext:value-type="float">
            <text:p>4</text:p>
          </table:table-cell>
          <table:table-cell table:style-name="ce4" table:formula="of:=([.$F$1]+1-[.A1051])/10" office:value-type="float" office:value="21.1" calcext:value-type="float">
            <text:p>21</text:p>
          </table:table-cell>
          <table:table-cell table:number-columns-repeated="1021"/>
        </table:table-row>
        <table:table-row table:style-name="ro2">
          <table:table-cell office:value-type="float" office:value="1051" calcext:value-type="float">
            <text:p>1051</text:p>
          </table:table-cell>
          <table:table-cell table:style-name="ce3" table:formula="of:=[.$I$1]-([.$J$1]+((LOG10([.A1052]/[.$F$1])/LOG10(2))*[.$G$1]))" office:value-type="float" office:value="4.10807871147408" calcext:value-type="float">
            <text:p>4</text:p>
          </table:table-cell>
          <table:table-cell table:style-name="ce4" table:formula="of:=([.$F$1]+1-[.A1052])/10"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office:value-type="float" office:value="1052" calcext:value-type="float">
            <text:p>1052</text:p>
          </table:table-cell>
          <table:table-cell table:style-name="ce3" table:formula="of:=[.$I$1]-([.$J$1]+((LOG10([.A1053]/[.$F$1])/LOG10(2))*[.$G$1]))" office:value-type="float" office:value="4.08653775679113" calcext:value-type="float">
            <text:p>4</text:p>
          </table:table-cell>
          <table:table-cell table:style-name="ce4" table:formula="of:=([.$F$1]+1-[.A1053])/10" office:value-type="float" office:value="20.9" calcext:value-type="float">
            <text:p>21</text:p>
          </table:table-cell>
          <table:table-cell table:number-columns-repeated="1021"/>
        </table:table-row>
        <table:table-row table:style-name="ro2">
          <table:table-cell office:value-type="float" office:value="1053" calcext:value-type="float">
            <text:p>1053</text:p>
          </table:table-cell>
          <table:table-cell table:style-name="ce3" table:formula="of:=[.$I$1]-([.$J$1]+((LOG10([.A1054]/[.$F$1])/LOG10(2))*[.$G$1]))" office:value-type="float" office:value="4.06501726857653" calcext:value-type="float">
            <text:p>4</text:p>
          </table:table-cell>
          <table:table-cell table:style-name="ce4" table:formula="of:=([.$F$1]+1-[.A1054])/10" office:value-type="float" office:value="20.8" calcext:value-type="float">
            <text:p>21</text:p>
          </table:table-cell>
          <table:table-cell table:number-columns-repeated="1021"/>
        </table:table-row>
        <table:table-row table:style-name="ro2">
          <table:table-cell office:value-type="float" office:value="1054" calcext:value-type="float">
            <text:p>1054</text:p>
          </table:table-cell>
          <table:table-cell table:style-name="ce3" table:formula="of:=[.$I$1]-([.$J$1]+((LOG10([.A1055]/[.$F$1])/LOG10(2))*[.$G$1]))" office:value-type="float" office:value="4.04351720797601" calcext:value-type="float">
            <text:p>4</text:p>
          </table:table-cell>
          <table:table-cell table:style-name="ce4" table:formula="of:=([.$F$1]+1-[.A1055])/10" office:value-type="float" office:value="20.7" calcext:value-type="float">
            <text:p>21</text:p>
          </table:table-cell>
          <table:table-cell table:number-columns-repeated="1021"/>
        </table:table-row>
        <table:table-row table:style-name="ro2">
          <table:table-cell office:value-type="float" office:value="1055" calcext:value-type="float">
            <text:p>1055</text:p>
          </table:table-cell>
          <table:table-cell table:style-name="ce3" table:formula="of:=[.$I$1]-([.$J$1]+((LOG10([.A1056]/[.$F$1])/LOG10(2))*[.$G$1]))" office:value-type="float" office:value="4.02203753624588" calcext:value-type="float">
            <text:p>4</text:p>
          </table:table-cell>
          <table:table-cell table:style-name="ce4" table:formula="of:=([.$F$1]+1-[.A1056])/10" office:value-type="float" office:value="20.6" calcext:value-type="float">
            <text:p>21</text:p>
          </table:table-cell>
          <table:table-cell table:number-columns-repeated="1021"/>
        </table:table-row>
        <table:table-row table:style-name="ro2">
          <table:table-cell office:value-type="float" office:value="1056" calcext:value-type="float">
            <text:p>1056</text:p>
          </table:table-cell>
          <table:table-cell table:style-name="ce3" table:formula="of:=[.$I$1]-([.$J$1]+((LOG10([.A1057]/[.$F$1])/LOG10(2))*[.$G$1]))" office:value-type="float" office:value="4.00057821475255" calcext:value-type="float">
            <text:p>4</text:p>
          </table:table-cell>
          <table:table-cell table:style-name="ce4" table:formula="of:=([.$F$1]+1-[.A1057])/10" office:value-type="float" office:value="20.5" calcext:value-type="float">
            <text:p>21</text:p>
          </table:table-cell>
          <table:table-cell table:number-columns-repeated="1021"/>
        </table:table-row>
        <table:table-row table:style-name="ro2">
          <table:table-cell office:value-type="float" office:value="1057" calcext:value-type="float">
            <text:p>1057</text:p>
          </table:table-cell>
          <table:table-cell table:style-name="ce3" table:formula="of:=[.$I$1]-([.$J$1]+((LOG10([.A1058]/[.$F$1])/LOG10(2))*[.$G$1]))" office:value-type="float" office:value="3.97913920497216" calcext:value-type="float">
            <text:p>4</text:p>
          </table:table-cell>
          <table:table-cell table:style-name="ce4" table:formula="of:=([.$F$1]+1-[.A1058])/10" office:value-type="float" office:value="20.4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float" office:value="1058" calcext:value-type="float">
            <text:p>1058</text:p>
          </table:table-cell>
          <table:table-cell table:style-name="ce3" table:formula="of:=[.$I$1]-([.$J$1]+((LOG10([.A1059]/[.$F$1])/LOG10(2))*[.$G$1]))" office:value-type="float" office:value="3.95772046849007" calcext:value-type="float">
            <text:p>4</text:p>
          </table:table-cell>
          <table:table-cell table:style-name="ce4" table:formula="of:=([.$F$1]+1-[.A1059])/10" office:value-type="float" office:value="20.3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float" office:value="1059" calcext:value-type="float">
            <text:p>1059</text:p>
          </table:table-cell>
          <table:table-cell table:style-name="ce3" table:formula="of:=[.$I$1]-([.$J$1]+((LOG10([.A1060]/[.$F$1])/LOG10(2))*[.$G$1]))" office:value-type="float" office:value="3.93632196700059" calcext:value-type="float">
            <text:p>4</text:p>
          </table:table-cell>
          <table:table-cell table:style-name="ce4" table:formula="of:=([.$F$1]+1-[.A1060])/10" office:value-type="float" office:value="20.2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float" office:value="1060" calcext:value-type="float">
            <text:p>1060</text:p>
          </table:table-cell>
          <table:table-cell table:style-name="ce3" table:formula="of:=[.$I$1]-([.$J$1]+((LOG10([.A1061]/[.$F$1])/LOG10(2))*[.$G$1]))" office:value-type="float" office:value="3.91494366230646" calcext:value-type="float">
            <text:p>4</text:p>
          </table:table-cell>
          <table:table-cell table:style-name="ce4" table:formula="of:=([.$F$1]+1-[.A1061])/10" office:value-type="float" office:value="20.1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float" office:value="1061" calcext:value-type="float">
            <text:p>1061</text:p>
          </table:table-cell>
          <table:table-cell table:style-name="ce3" table:formula="of:=[.$I$1]-([.$J$1]+((LOG10([.A1062]/[.$F$1])/LOG10(2))*[.$G$1]))" office:value-type="float" office:value="3.89358551631847" calcext:value-type="float">
            <text:p>4</text:p>
          </table:table-cell>
          <table:table-cell table:style-name="ce4" table:formula="of:=([.$F$1]+1-[.A1062])/10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float" office:value="1062" calcext:value-type="float">
            <text:p>1062</text:p>
          </table:table-cell>
          <table:table-cell table:style-name="ce3" table:formula="of:=[.$I$1]-([.$J$1]+((LOG10([.A1063]/[.$F$1])/LOG10(2))*[.$G$1]))" office:value-type="float" office:value="3.87224749105506" calcext:value-type="float">
            <text:p>4</text:p>
          </table:table-cell>
          <table:table-cell table:style-name="ce4" table:formula="of:=([.$F$1]+1-[.A1063])/10" office:value-type="float" office:value="19.9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float" office:value="1063" calcext:value-type="float">
            <text:p>1063</text:p>
          </table:table-cell>
          <table:table-cell table:style-name="ce3" table:formula="of:=[.$I$1]-([.$J$1]+((LOG10([.A1064]/[.$F$1])/LOG10(2))*[.$G$1]))" office:value-type="float" office:value="3.85092954864193" calcext:value-type="float">
            <text:p>4</text:p>
          </table:table-cell>
          <table:table-cell table:style-name="ce4" table:formula="of:=([.$F$1]+1-[.A1064])/10" office:value-type="float" office:value="19.8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float" office:value="1064" calcext:value-type="float">
            <text:p>1064</text:p>
          </table:table-cell>
          <table:table-cell table:style-name="ce3" table:formula="of:=[.$I$1]-([.$J$1]+((LOG10([.A1065]/[.$F$1])/LOG10(2))*[.$G$1]))" office:value-type="float" office:value="3.8296316513116" calcext:value-type="float">
            <text:p>4</text:p>
          </table:table-cell>
          <table:table-cell table:style-name="ce4" table:formula="of:=([.$F$1]+1-[.A1065])/10" office:value-type="float" office:value="19.7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float" office:value="1065" calcext:value-type="float">
            <text:p>1065</text:p>
          </table:table-cell>
          <table:table-cell table:style-name="ce3" table:formula="of:=[.$I$1]-([.$J$1]+((LOG10([.A1066]/[.$F$1])/LOG10(2))*[.$G$1]))" office:value-type="float" office:value="3.80835376140303" calcext:value-type="float">
            <text:p>4</text:p>
          </table:table-cell>
          <table:table-cell table:style-name="ce4" table:formula="of:=([.$F$1]+1-[.A1066])/10" office:value-type="float" office:value="19.6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float" office:value="1066" calcext:value-type="float">
            <text:p>1066</text:p>
          </table:table-cell>
          <table:table-cell table:style-name="ce3" table:formula="of:=[.$I$1]-([.$J$1]+((LOG10([.A1067]/[.$F$1])/LOG10(2))*[.$G$1]))" office:value-type="float" office:value="3.78709584136122" calcext:value-type="float">
            <text:p>4</text:p>
          </table:table-cell>
          <table:table-cell table:style-name="ce4" table:formula="of:=([.$F$1]+1-[.A1067])/10" office:value-type="float" office:value="19.5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float" office:value="1067" calcext:value-type="float">
            <text:p>1067</text:p>
          </table:table-cell>
          <table:table-cell table:style-name="ce3" table:formula="of:=[.$I$1]-([.$J$1]+((LOG10([.A1068]/[.$F$1])/LOG10(2))*[.$G$1]))" office:value-type="float" office:value="3.7658578537368" calcext:value-type="float">
            <text:p>4</text:p>
          </table:table-cell>
          <table:table-cell table:style-name="ce4" table:formula="of:=([.$F$1]+1-[.A1068])/10" office:value-type="float" office:value="19.4" calcext:value-type="float">
            <text:p>19</text:p>
          </table:table-cell>
          <table:table-cell table:number-columns-repeated="1021"/>
        </table:table-row>
        <table:table-row table:style-name="ro2">
          <table:table-cell office:value-type="float" office:value="1068" calcext:value-type="float">
            <text:p>1068</text:p>
          </table:table-cell>
          <table:table-cell table:style-name="ce3" table:formula="of:=[.$I$1]-([.$J$1]+((LOG10([.A1069]/[.$F$1])/LOG10(2))*[.$G$1]))" office:value-type="float" office:value="3.74463976118568" calcext:value-type="float">
            <text:p>4</text:p>
          </table:table-cell>
          <table:table-cell table:style-name="ce4" table:formula="of:=([.$F$1]+1-[.A1069])/10" office:value-type="float" office:value="19.3" calcext:value-type="float">
            <text:p>19</text:p>
          </table:table-cell>
          <table:table-cell table:number-columns-repeated="1021"/>
        </table:table-row>
        <table:table-row table:style-name="ro2">
          <table:table-cell office:value-type="float" office:value="1069" calcext:value-type="float">
            <text:p>1069</text:p>
          </table:table-cell>
          <table:table-cell table:style-name="ce3" table:formula="of:=[.$I$1]-([.$J$1]+((LOG10([.A1070]/[.$F$1])/LOG10(2))*[.$G$1]))" office:value-type="float" office:value="3.72344152646858" calcext:value-type="float">
            <text:p>4</text:p>
          </table:table-cell>
          <table:table-cell table:style-name="ce4" table:formula="of:=([.$F$1]+1-[.A1070])/10" office:value-type="float" office:value="19.2" calcext:value-type="float">
            <text:p>19</text:p>
          </table:table-cell>
          <table:table-cell table:number-columns-repeated="1021"/>
        </table:table-row>
        <table:table-row table:style-name="ro2">
          <table:table-cell office:value-type="float" office:value="1070" calcext:value-type="float">
            <text:p>1070</text:p>
          </table:table-cell>
          <table:table-cell table:style-name="ce3" table:formula="of:=[.$I$1]-([.$J$1]+((LOG10([.A1071]/[.$F$1])/LOG10(2))*[.$G$1]))" office:value-type="float" office:value="3.70226311245068" calcext:value-type="float">
            <text:p>4</text:p>
          </table:table-cell>
          <table:table-cell table:style-name="ce4" table:formula="of:=([.$F$1]+1-[.A1071])/10" office:value-type="float" office:value="19.1" calcext:value-type="float">
            <text:p>19</text:p>
          </table:table-cell>
          <table:table-cell table:number-columns-repeated="1021"/>
        </table:table-row>
        <table:table-row table:style-name="ro2">
          <table:table-cell office:value-type="float" office:value="1071" calcext:value-type="float">
            <text:p>1071</text:p>
          </table:table-cell>
          <table:table-cell table:style-name="ce3" table:formula="of:=[.$I$1]-([.$J$1]+((LOG10([.A1072]/[.$F$1])/LOG10(2))*[.$G$1]))" office:value-type="float" office:value="3.68110448210126" calcext:value-type="float">
            <text:p>4</text:p>
          </table:table-cell>
          <table:table-cell table:style-name="ce4" table:formula="of:=([.$F$1]+1-[.A1072])/10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office:value-type="float" office:value="1072" calcext:value-type="float">
            <text:p>1072</text:p>
          </table:table-cell>
          <table:table-cell table:style-name="ce3" table:formula="of:=[.$I$1]-([.$J$1]+((LOG10([.A1073]/[.$F$1])/LOG10(2))*[.$G$1]))" office:value-type="float" office:value="3.65996559849324" calcext:value-type="float">
            <text:p>4</text:p>
          </table:table-cell>
          <table:table-cell table:style-name="ce4" table:formula="of:=([.$F$1]+1-[.A1073])/10" office:value-type="float" office:value="18.9" calcext:value-type="float">
            <text:p>19</text:p>
          </table:table-cell>
          <table:table-cell table:number-columns-repeated="1021"/>
        </table:table-row>
        <table:table-row table:style-name="ro2">
          <table:table-cell office:value-type="float" office:value="1073" calcext:value-type="float">
            <text:p>1073</text:p>
          </table:table-cell>
          <table:table-cell table:style-name="ce3" table:formula="of:=[.$I$1]-([.$J$1]+((LOG10([.A1074]/[.$F$1])/LOG10(2))*[.$G$1]))" office:value-type="float" office:value="3.63884642480288" calcext:value-type="float">
            <text:p>4</text:p>
          </table:table-cell>
          <table:table-cell table:style-name="ce4" table:formula="of:=([.$F$1]+1-[.A1074])/10" office:value-type="float" office:value="18.8" calcext:value-type="float">
            <text:p>19</text:p>
          </table:table-cell>
          <table:table-cell table:number-columns-repeated="1021"/>
        </table:table-row>
        <table:table-row table:style-name="ro2">
          <table:table-cell office:value-type="float" office:value="1074" calcext:value-type="float">
            <text:p>1074</text:p>
          </table:table-cell>
          <table:table-cell table:style-name="ce3" table:formula="of:=[.$I$1]-([.$J$1]+((LOG10([.A1075]/[.$F$1])/LOG10(2))*[.$G$1]))" office:value-type="float" office:value="3.6177469243093" calcext:value-type="float">
            <text:p>4</text:p>
          </table:table-cell>
          <table:table-cell table:style-name="ce4" table:formula="of:=([.$F$1]+1-[.A1075])/10" office:value-type="float" office:value="18.7" calcext:value-type="float">
            <text:p>19</text:p>
          </table:table-cell>
          <table:table-cell table:number-columns-repeated="1021"/>
        </table:table-row>
        <table:table-row table:style-name="ro2">
          <table:table-cell office:value-type="float" office:value="1075" calcext:value-type="float">
            <text:p>1075</text:p>
          </table:table-cell>
          <table:table-cell table:style-name="ce3" table:formula="of:=[.$I$1]-([.$J$1]+((LOG10([.A1076]/[.$F$1])/LOG10(2))*[.$G$1]))" office:value-type="float" office:value="3.59666706039417" calcext:value-type="float">
            <text:p>4</text:p>
          </table:table-cell>
          <table:table-cell table:style-name="ce4" table:formula="of:=([.$F$1]+1-[.A1076])/10" office:value-type="float" office:value="18.6" calcext:value-type="float">
            <text:p>19</text:p>
          </table:table-cell>
          <table:table-cell table:number-columns-repeated="1021"/>
        </table:table-row>
        <table:table-row table:style-name="ro2">
          <table:table-cell office:value-type="float" office:value="1076" calcext:value-type="float">
            <text:p>1076</text:p>
          </table:table-cell>
          <table:table-cell table:style-name="ce3" table:formula="of:=[.$I$1]-([.$J$1]+((LOG10([.A1077]/[.$F$1])/LOG10(2))*[.$G$1]))" office:value-type="float" office:value="3.57560679654128" calcext:value-type="float">
            <text:p>4</text:p>
          </table:table-cell>
          <table:table-cell table:style-name="ce4" table:formula="of:=([.$F$1]+1-[.A1077])/10" office:value-type="float" office:value="18.5" calcext:value-type="float">
            <text:p>19</text:p>
          </table:table-cell>
          <table:table-cell table:number-columns-repeated="1021"/>
        </table:table-row>
        <table:table-row table:style-name="ro2">
          <table:table-cell office:value-type="float" office:value="1077" calcext:value-type="float">
            <text:p>1077</text:p>
          </table:table-cell>
          <table:table-cell table:style-name="ce3" table:formula="of:=[.$I$1]-([.$J$1]+((LOG10([.A1078]/[.$F$1])/LOG10(2))*[.$G$1]))" office:value-type="float" office:value="3.55456609633622" calcext:value-type="float">
            <text:p>4</text:p>
          </table:table-cell>
          <table:table-cell table:style-name="ce4" table:formula="of:=([.$F$1]+1-[.A1078])/10" office:value-type="float" office:value="18.4" calcext:value-type="float">
            <text:p>18</text:p>
          </table:table-cell>
          <table:table-cell table:number-columns-repeated="1021"/>
        </table:table-row>
        <table:table-row table:style-name="ro2">
          <table:table-cell office:value-type="float" office:value="1078" calcext:value-type="float">
            <text:p>1078</text:p>
          </table:table-cell>
          <table:table-cell table:style-name="ce3" table:formula="of:=[.$I$1]-([.$J$1]+((LOG10([.A1079]/[.$F$1])/LOG10(2))*[.$G$1]))" office:value-type="float" office:value="3.53354492346594" calcext:value-type="float">
            <text:p>4</text:p>
          </table:table-cell>
          <table:table-cell table:style-name="ce4" table:formula="of:=([.$F$1]+1-[.A1079])/10" office:value-type="float" office:value="18.3" calcext:value-type="float">
            <text:p>18</text:p>
          </table:table-cell>
          <table:table-cell table:number-columns-repeated="1021"/>
        </table:table-row>
        <table:table-row table:style-name="ro2">
          <table:table-cell office:value-type="float" office:value="1079" calcext:value-type="float">
            <text:p>1079</text:p>
          </table:table-cell>
          <table:table-cell table:style-name="ce3" table:formula="of:=[.$I$1]-([.$J$1]+((LOG10([.A1080]/[.$F$1])/LOG10(2))*[.$G$1]))" office:value-type="float" office:value="3.51254324171842" calcext:value-type="float">
            <text:p>4</text:p>
          </table:table-cell>
          <table:table-cell table:style-name="ce4" table:formula="of:=([.$F$1]+1-[.A1080])/10" office:value-type="float" office:value="18.2" calcext:value-type="float">
            <text:p>18</text:p>
          </table:table-cell>
          <table:table-cell table:number-columns-repeated="1021"/>
        </table:table-row>
        <table:table-row table:style-name="ro2">
          <table:table-cell office:value-type="float" office:value="1080" calcext:value-type="float">
            <text:p>1080</text:p>
          </table:table-cell>
          <table:table-cell table:style-name="ce3" table:formula="of:=[.$I$1]-([.$J$1]+((LOG10([.A1081]/[.$F$1])/LOG10(2))*[.$G$1]))" office:value-type="float" office:value="3.49156101498224" calcext:value-type="float">
            <text:p>3</text:p>
          </table:table-cell>
          <table:table-cell table:style-name="ce4" table:formula="of:=([.$F$1]+1-[.A1081])/10" office:value-type="float" office:value="18.1" calcext:value-type="float">
            <text:p>18</text:p>
          </table:table-cell>
          <table:table-cell table:number-columns-repeated="1021"/>
        </table:table-row>
        <table:table-row table:style-name="ro2">
          <table:table-cell office:value-type="float" office:value="1081" calcext:value-type="float">
            <text:p>1081</text:p>
          </table:table-cell>
          <table:table-cell table:style-name="ce3" table:formula="of:=[.$I$1]-([.$J$1]+((LOG10([.A1082]/[.$F$1])/LOG10(2))*[.$G$1]))" office:value-type="float" office:value="3.47059820724627" calcext:value-type="float">
            <text:p>3</text:p>
          </table:table-cell>
          <table:table-cell table:style-name="ce4" table:formula="of:=([.$F$1]+1-[.A1082])/10"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office:value-type="float" office:value="1082" calcext:value-type="float">
            <text:p>1082</text:p>
          </table:table-cell>
          <table:table-cell table:style-name="ce3" table:formula="of:=[.$I$1]-([.$J$1]+((LOG10([.A1083]/[.$F$1])/LOG10(2))*[.$G$1]))" office:value-type="float" office:value="3.44965478259928" calcext:value-type="float">
            <text:p>3</text:p>
          </table:table-cell>
          <table:table-cell table:style-name="ce4" table:formula="of:=([.$F$1]+1-[.A1083])/10" office:value-type="float" office:value="17.9" calcext:value-type="float">
            <text:p>18</text:p>
          </table:table-cell>
          <table:table-cell table:number-columns-repeated="1021"/>
        </table:table-row>
        <table:table-row table:style-name="ro2">
          <table:table-cell office:value-type="float" office:value="1083" calcext:value-type="float">
            <text:p>1083</text:p>
          </table:table-cell>
          <table:table-cell table:style-name="ce3" table:formula="of:=[.$I$1]-([.$J$1]+((LOG10([.A1084]/[.$F$1])/LOG10(2))*[.$G$1]))" office:value-type="float" office:value="3.42873070522954" calcext:value-type="float">
            <text:p>3</text:p>
          </table:table-cell>
          <table:table-cell table:style-name="ce4" table:formula="of:=([.$F$1]+1-[.A1084])/10" office:value-type="float" office:value="17.8" calcext:value-type="float">
            <text:p>18</text:p>
          </table:table-cell>
          <table:table-cell table:number-columns-repeated="1021"/>
        </table:table-row>
        <table:table-row table:style-name="ro2">
          <table:table-cell office:value-type="float" office:value="1084" calcext:value-type="float">
            <text:p>1084</text:p>
          </table:table-cell>
          <table:table-cell table:style-name="ce3" table:formula="of:=[.$I$1]-([.$J$1]+((LOG10([.A1085]/[.$F$1])/LOG10(2))*[.$G$1]))" office:value-type="float" office:value="3.4078259394245" calcext:value-type="float">
            <text:p>3</text:p>
          </table:table-cell>
          <table:table-cell table:style-name="ce4" table:formula="of:=([.$F$1]+1-[.A1085])/10" office:value-type="float" office:value="17.7" calcext:value-type="float">
            <text:p>18</text:p>
          </table:table-cell>
          <table:table-cell table:number-columns-repeated="1021"/>
        </table:table-row>
        <table:table-row table:style-name="ro2">
          <table:table-cell office:value-type="float" office:value="1085" calcext:value-type="float">
            <text:p>1085</text:p>
          </table:table-cell>
          <table:table-cell table:style-name="ce3" table:formula="of:=[.$I$1]-([.$J$1]+((LOG10([.A1086]/[.$F$1])/LOG10(2))*[.$G$1]))" office:value-type="float" office:value="3.38694044957036" calcext:value-type="float">
            <text:p>3</text:p>
          </table:table-cell>
          <table:table-cell table:style-name="ce4" table:formula="of:=([.$F$1]+1-[.A1086])/10" office:value-type="float" office:value="17.6" calcext:value-type="float">
            <text:p>18</text:p>
          </table:table-cell>
          <table:table-cell table:number-columns-repeated="1021"/>
        </table:table-row>
        <table:table-row table:style-name="ro2">
          <table:table-cell office:value-type="float" office:value="1086" calcext:value-type="float">
            <text:p>1086</text:p>
          </table:table-cell>
          <table:table-cell table:style-name="ce3" table:formula="of:=[.$I$1]-([.$J$1]+((LOG10([.A1087]/[.$F$1])/LOG10(2))*[.$G$1]))" office:value-type="float" office:value="3.3660742001518" calcext:value-type="float">
            <text:p>3</text:p>
          </table:table-cell>
          <table:table-cell table:style-name="ce4" table:formula="of:=([.$F$1]+1-[.A1087])/10" office:value-type="float" office:value="17.5" calcext:value-type="float">
            <text:p>18</text:p>
          </table:table-cell>
          <table:table-cell table:number-columns-repeated="1021"/>
        </table:table-row>
        <table:table-row table:style-name="ro2">
          <table:table-cell office:value-type="float" office:value="1087" calcext:value-type="float">
            <text:p>1087</text:p>
          </table:table-cell>
          <table:table-cell table:style-name="ce3" table:formula="of:=[.$I$1]-([.$J$1]+((LOG10([.A1088]/[.$F$1])/LOG10(2))*[.$G$1]))" office:value-type="float" office:value="3.34522715575152" calcext:value-type="float">
            <text:p>3</text:p>
          </table:table-cell>
          <table:table-cell table:style-name="ce4" table:formula="of:=([.$F$1]+1-[.A1088])/10" office:value-type="float" office:value="17.4" calcext:value-type="float">
            <text:p>17</text:p>
          </table:table-cell>
          <table:table-cell table:number-columns-repeated="1021"/>
        </table:table-row>
        <table:table-row table:style-name="ro2">
          <table:table-cell office:value-type="float" office:value="1088" calcext:value-type="float">
            <text:p>1088</text:p>
          </table:table-cell>
          <table:table-cell table:style-name="ce3" table:formula="of:=[.$I$1]-([.$J$1]+((LOG10([.A1089]/[.$F$1])/LOG10(2))*[.$G$1]))" office:value-type="float" office:value="3.32439928104995" calcext:value-type="float">
            <text:p>3</text:p>
          </table:table-cell>
          <table:table-cell table:style-name="ce4" table:formula="of:=([.$F$1]+1-[.A1089])/10" office:value-type="float" office:value="17.3" calcext:value-type="float">
            <text:p>17</text:p>
          </table:table-cell>
          <table:table-cell table:number-columns-repeated="1021"/>
        </table:table-row>
        <table:table-row table:style-name="ro2">
          <table:table-cell office:value-type="float" office:value="1089" calcext:value-type="float">
            <text:p>1089</text:p>
          </table:table-cell>
          <table:table-cell table:style-name="ce3" table:formula="of:=[.$I$1]-([.$J$1]+((LOG10([.A1090]/[.$F$1])/LOG10(2))*[.$G$1]))" office:value-type="float" office:value="3.30359054082484" calcext:value-type="float">
            <text:p>3</text:p>
          </table:table-cell>
          <table:table-cell table:style-name="ce4" table:formula="of:=([.$F$1]+1-[.A1090])/10" office:value-type="float" office:value="17.2" calcext:value-type="float">
            <text:p>17</text:p>
          </table:table-cell>
          <table:table-cell table:number-columns-repeated="1021"/>
        </table:table-row>
        <table:table-row table:style-name="ro2">
          <table:table-cell office:value-type="float" office:value="1090" calcext:value-type="float">
            <text:p>1090</text:p>
          </table:table-cell>
          <table:table-cell table:style-name="ce3" table:formula="of:=[.$I$1]-([.$J$1]+((LOG10([.A1091]/[.$F$1])/LOG10(2))*[.$G$1]))" office:value-type="float" office:value="3.28280089995094" calcext:value-type="float">
            <text:p>3</text:p>
          </table:table-cell>
          <table:table-cell table:style-name="ce4" table:formula="of:=([.$F$1]+1-[.A1091])/10" office:value-type="float" office:value="17.1" calcext:value-type="float">
            <text:p>17</text:p>
          </table:table-cell>
          <table:table-cell table:number-columns-repeated="1021"/>
        </table:table-row>
        <table:table-row table:style-name="ro2">
          <table:table-cell office:value-type="float" office:value="1091" calcext:value-type="float">
            <text:p>1091</text:p>
          </table:table-cell>
          <table:table-cell table:style-name="ce3" table:formula="of:=[.$I$1]-([.$J$1]+((LOG10([.A1092]/[.$F$1])/LOG10(2))*[.$G$1]))" office:value-type="float" office:value="3.26203032339964" calcext:value-type="float">
            <text:p>3</text:p>
          </table:table-cell>
          <table:table-cell table:style-name="ce4" table:formula="of:=([.$F$1]+1-[.A1092])/10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office:value-type="float" office:value="1092" calcext:value-type="float">
            <text:p>1092</text:p>
          </table:table-cell>
          <table:table-cell table:style-name="ce3" table:formula="of:=[.$I$1]-([.$J$1]+((LOG10([.A1093]/[.$F$1])/LOG10(2))*[.$G$1]))" office:value-type="float" office:value="3.24127877623859" calcext:value-type="float">
            <text:p>3</text:p>
          </table:table-cell>
          <table:table-cell table:style-name="ce4" table:formula="of:=([.$F$1]+1-[.A1093])/10" office:value-type="float" office:value="16.9" calcext:value-type="float">
            <text:p>17</text:p>
          </table:table-cell>
          <table:table-cell table:number-columns-repeated="1021"/>
        </table:table-row>
        <table:table-row table:style-name="ro2">
          <table:table-cell office:value-type="float" office:value="1093" calcext:value-type="float">
            <text:p>1093</text:p>
          </table:table-cell>
          <table:table-cell table:style-name="ce3" table:formula="of:=[.$I$1]-([.$J$1]+((LOG10([.A1094]/[.$F$1])/LOG10(2))*[.$G$1]))" office:value-type="float" office:value="3.22054622363137" calcext:value-type="float">
            <text:p>3</text:p>
          </table:table-cell>
          <table:table-cell table:style-name="ce4" table:formula="of:=([.$F$1]+1-[.A1094])/10" office:value-type="float" office:value="16.8" calcext:value-type="float">
            <text:p>17</text:p>
          </table:table-cell>
          <table:table-cell table:number-columns-repeated="1021"/>
        </table:table-row>
        <table:table-row table:style-name="ro2">
          <table:table-cell office:value-type="float" office:value="1094" calcext:value-type="float">
            <text:p>1094</text:p>
          </table:table-cell>
          <table:table-cell table:style-name="ce3" table:formula="of:=[.$I$1]-([.$J$1]+((LOG10([.A1095]/[.$F$1])/LOG10(2))*[.$G$1]))" office:value-type="float" office:value="3.19983263083714" calcext:value-type="float">
            <text:p>3</text:p>
          </table:table-cell>
          <table:table-cell table:style-name="ce4" table:formula="of:=([.$F$1]+1-[.A1095])/10" office:value-type="float" office:value="16.7" calcext:value-type="float">
            <text:p>17</text:p>
          </table:table-cell>
          <table:table-cell table:number-columns-repeated="1021"/>
        </table:table-row>
        <table:table-row table:style-name="ro2">
          <table:table-cell office:value-type="float" office:value="1095" calcext:value-type="float">
            <text:p>1095</text:p>
          </table:table-cell>
          <table:table-cell table:style-name="ce3" table:formula="of:=[.$I$1]-([.$J$1]+((LOG10([.A1096]/[.$F$1])/LOG10(2))*[.$G$1]))" office:value-type="float" office:value="3.17913796321027" calcext:value-type="float">
            <text:p>3</text:p>
          </table:table-cell>
          <table:table-cell table:style-name="ce4" table:formula="of:=([.$F$1]+1-[.A1096])/10" office:value-type="float" office:value="16.6" calcext:value-type="float">
            <text:p>17</text:p>
          </table:table-cell>
          <table:table-cell table:number-columns-repeated="1021"/>
        </table:table-row>
        <table:table-row table:style-name="ro2">
          <table:table-cell office:value-type="float" office:value="1096" calcext:value-type="float">
            <text:p>1096</text:p>
          </table:table-cell>
          <table:table-cell table:style-name="ce3" table:formula="of:=[.$I$1]-([.$J$1]+((LOG10([.A1097]/[.$F$1])/LOG10(2))*[.$G$1]))" office:value-type="float" office:value="3.15846218620001" calcext:value-type="float">
            <text:p>3</text:p>
          </table:table-cell>
          <table:table-cell table:style-name="ce4" table:formula="of:=([.$F$1]+1-[.A1097])/10" office:value-type="float" office:value="16.5" calcext:value-type="float">
            <text:p>17</text:p>
          </table:table-cell>
          <table:table-cell table:number-columns-repeated="1021"/>
        </table:table-row>
        <table:table-row table:style-name="ro2">
          <table:table-cell office:value-type="float" office:value="1097" calcext:value-type="float">
            <text:p>1097</text:p>
          </table:table-cell>
          <table:table-cell table:style-name="ce3" table:formula="of:=[.$I$1]-([.$J$1]+((LOG10([.A1098]/[.$F$1])/LOG10(2))*[.$G$1]))" office:value-type="float" office:value="3.13780526535015" calcext:value-type="float">
            <text:p>3</text:p>
          </table:table-cell>
          <table:table-cell table:style-name="ce4" table:formula="of:=([.$F$1]+1-[.A1098])/10" office:value-type="float" office:value="16.4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1098" calcext:value-type="float">
            <text:p>1098</text:p>
          </table:table-cell>
          <table:table-cell table:style-name="ce3" table:formula="of:=[.$I$1]-([.$J$1]+((LOG10([.A1099]/[.$F$1])/LOG10(2))*[.$G$1]))" office:value-type="float" office:value="3.11716716629866" calcext:value-type="float">
            <text:p>3</text:p>
          </table:table-cell>
          <table:table-cell table:style-name="ce4" table:formula="of:=([.$F$1]+1-[.A1099])/10" office:value-type="float" office:value="16.3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1099" calcext:value-type="float">
            <text:p>1099</text:p>
          </table:table-cell>
          <table:table-cell table:style-name="ce3" table:formula="of:=[.$I$1]-([.$J$1]+((LOG10([.A1100]/[.$F$1])/LOG10(2))*[.$G$1]))" office:value-type="float" office:value="3.09654785477736" calcext:value-type="float">
            <text:p>3</text:p>
          </table:table-cell>
          <table:table-cell table:style-name="ce4" table:formula="of:=([.$F$1]+1-[.A1100])/10" office:value-type="float" office:value="16.2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ce3" table:formula="of:=[.$I$1]-([.$J$1]+((LOG10([.A1101]/[.$F$1])/LOG10(2))*[.$G$1]))" office:value-type="float" office:value="3.07594729661153" calcext:value-type="float">
            <text:p>3</text:p>
          </table:table-cell>
          <table:table-cell table:style-name="ce4" table:formula="of:=([.$F$1]+1-[.A1101])/10" office:value-type="float" office:value="16.1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1101" calcext:value-type="float">
            <text:p>1101</text:p>
          </table:table-cell>
          <table:table-cell table:style-name="ce3" table:formula="of:=[.$I$1]-([.$J$1]+((LOG10([.A1102]/[.$F$1])/LOG10(2))*[.$G$1]))" office:value-type="float" office:value="3.05536545771969" calcext:value-type="float">
            <text:p>3</text:p>
          </table:table-cell>
          <table:table-cell table:style-name="ce4" table:formula="of:=([.$F$1]+1-[.A1102])/10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1102" calcext:value-type="float">
            <text:p>1102</text:p>
          </table:table-cell>
          <table:table-cell table:style-name="ce3" table:formula="of:=[.$I$1]-([.$J$1]+((LOG10([.A1103]/[.$F$1])/LOG10(2))*[.$G$1]))" office:value-type="float" office:value="3.0348023041131" calcext:value-type="float">
            <text:p>3</text:p>
          </table:table-cell>
          <table:table-cell table:style-name="ce4" table:formula="of:=([.$F$1]+1-[.A1103])/10" office:value-type="float" office:value="15.9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1103" calcext:value-type="float">
            <text:p>1103</text:p>
          </table:table-cell>
          <table:table-cell table:style-name="ce3" table:formula="of:=[.$I$1]-([.$J$1]+((LOG10([.A1104]/[.$F$1])/LOG10(2))*[.$G$1]))" office:value-type="float" office:value="3.01425780189557" calcext:value-type="float">
            <text:p>3</text:p>
          </table:table-cell>
          <table:table-cell table:style-name="ce4" table:formula="of:=([.$F$1]+1-[.A1104])/10" office:value-type="float" office:value="15.8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1104" calcext:value-type="float">
            <text:p>1104</text:p>
          </table:table-cell>
          <table:table-cell table:style-name="ce3" table:formula="of:=[.$I$1]-([.$J$1]+((LOG10([.A1105]/[.$F$1])/LOG10(2))*[.$G$1]))" office:value-type="float" office:value="2.99373191726302" calcext:value-type="float">
            <text:p>3</text:p>
          </table:table-cell>
          <table:table-cell table:style-name="ce4" table:formula="of:=([.$F$1]+1-[.A1105])/10" office:value-type="float" office:value="15.7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1105" calcext:value-type="float">
            <text:p>1105</text:p>
          </table:table-cell>
          <table:table-cell table:style-name="ce3" table:formula="of:=[.$I$1]-([.$J$1]+((LOG10([.A1106]/[.$F$1])/LOG10(2))*[.$G$1]))" office:value-type="float" office:value="2.97322461650322" calcext:value-type="float">
            <text:p>3</text:p>
          </table:table-cell>
          <table:table-cell table:style-name="ce4" table:formula="of:=([.$F$1]+1-[.A1106])/10" office:value-type="float" office:value="15.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1106" calcext:value-type="float">
            <text:p>1106</text:p>
          </table:table-cell>
          <table:table-cell table:style-name="ce3" table:formula="of:=[.$I$1]-([.$J$1]+((LOG10([.A1107]/[.$F$1])/LOG10(2))*[.$G$1]))" office:value-type="float" office:value="2.95273586599538" calcext:value-type="float">
            <text:p>3</text:p>
          </table:table-cell>
          <table:table-cell table:style-name="ce4" table:formula="of:=([.$F$1]+1-[.A1107])/10" office:value-type="float" office:value="15.5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1107" calcext:value-type="float">
            <text:p>1107</text:p>
          </table:table-cell>
          <table:table-cell table:style-name="ce3" table:formula="of:=[.$I$1]-([.$J$1]+((LOG10([.A1108]/[.$F$1])/LOG10(2))*[.$G$1]))" office:value-type="float" office:value="2.9322656322099" calcext:value-type="float">
            <text:p>3</text:p>
          </table:table-cell>
          <table:table-cell table:style-name="ce4" table:formula="of:=([.$F$1]+1-[.A1108])/10" office:value-type="float" office:value="15.4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float" office:value="1108" calcext:value-type="float">
            <text:p>1108</text:p>
          </table:table-cell>
          <table:table-cell table:style-name="ce3" table:formula="of:=[.$I$1]-([.$J$1]+((LOG10([.A1109]/[.$F$1])/LOG10(2))*[.$G$1]))" office:value-type="float" office:value="2.91181388170801" calcext:value-type="float">
            <text:p>3</text:p>
          </table:table-cell>
          <table:table-cell table:style-name="ce4" table:formula="of:=([.$F$1]+1-[.A1109])/10" office:value-type="float" office:value="15.3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float" office:value="1109" calcext:value-type="float">
            <text:p>1109</text:p>
          </table:table-cell>
          <table:table-cell table:style-name="ce3" table:formula="of:=[.$I$1]-([.$J$1]+((LOG10([.A1110]/[.$F$1])/LOG10(2))*[.$G$1]))" office:value-type="float" office:value="2.89138058114143" calcext:value-type="float">
            <text:p>3</text:p>
          </table:table-cell>
          <table:table-cell table:style-name="ce4" table:formula="of:=([.$F$1]+1-[.A1110])/10" office:value-type="float" office:value="15.2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float" office:value="1110" calcext:value-type="float">
            <text:p>1110</text:p>
          </table:table-cell>
          <table:table-cell table:style-name="ce3" table:formula="of:=[.$I$1]-([.$J$1]+((LOG10([.A1111]/[.$F$1])/LOG10(2))*[.$G$1]))" office:value-type="float" office:value="2.87096569725203" calcext:value-type="float">
            <text:p>3</text:p>
          </table:table-cell>
          <table:table-cell table:style-name="ce4" table:formula="of:=([.$F$1]+1-[.A1111])/10" office:value-type="float" office:value="15.1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float" office:value="1111" calcext:value-type="float">
            <text:p>1111</text:p>
          </table:table-cell>
          <table:table-cell table:style-name="ce3" table:formula="of:=[.$I$1]-([.$J$1]+((LOG10([.A1112]/[.$F$1])/LOG10(2))*[.$G$1]))" office:value-type="float" office:value="2.85056919687153" calcext:value-type="float">
            <text:p>3</text:p>
          </table:table-cell>
          <table:table-cell table:style-name="ce4" table:formula="of:=([.$F$1]+1-[.A1112])/10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float" office:value="1112" calcext:value-type="float">
            <text:p>1112</text:p>
          </table:table-cell>
          <table:table-cell table:style-name="ce3" table:formula="of:=[.$I$1]-([.$J$1]+((LOG10([.A1113]/[.$F$1])/LOG10(2))*[.$G$1]))" office:value-type="float" office:value="2.83019104692121" calcext:value-type="float">
            <text:p>3</text:p>
          </table:table-cell>
          <table:table-cell table:style-name="ce4" table:formula="of:=([.$F$1]+1-[.A1113])/10" office:value-type="float" office:value="14.9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float" office:value="1113" calcext:value-type="float">
            <text:p>1113</text:p>
          </table:table-cell>
          <table:table-cell table:style-name="ce3" table:formula="of:=[.$I$1]-([.$J$1]+((LOG10([.A1114]/[.$F$1])/LOG10(2))*[.$G$1]))" office:value-type="float" office:value="2.80983121441152" calcext:value-type="float">
            <text:p>3</text:p>
          </table:table-cell>
          <table:table-cell table:style-name="ce4" table:formula="of:=([.$F$1]+1-[.A1114])/10" office:value-type="float" office:value="14.8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float" office:value="1114" calcext:value-type="float">
            <text:p>1114</text:p>
          </table:table-cell>
          <table:table-cell table:style-name="ce3" table:formula="of:=[.$I$1]-([.$J$1]+((LOG10([.A1115]/[.$F$1])/LOG10(2))*[.$G$1]))" office:value-type="float" office:value="2.78948966644178" calcext:value-type="float">
            <text:p>3</text:p>
          </table:table-cell>
          <table:table-cell table:style-name="ce4" table:formula="of:=([.$F$1]+1-[.A1115])/10" office:value-type="float" office:value="14.7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float" office:value="1115" calcext:value-type="float">
            <text:p>1115</text:p>
          </table:table-cell>
          <table:table-cell table:style-name="ce3" table:formula="of:=[.$I$1]-([.$J$1]+((LOG10([.A1116]/[.$F$1])/LOG10(2))*[.$G$1]))" office:value-type="float" office:value="2.76916637019991" calcext:value-type="float">
            <text:p>3</text:p>
          </table:table-cell>
          <table:table-cell table:style-name="ce4" table:formula="of:=([.$F$1]+1-[.A1116])/10" office:value-type="float" office:value="14.6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float" office:value="1116" calcext:value-type="float">
            <text:p>1116</text:p>
          </table:table-cell>
          <table:table-cell table:style-name="ce3" table:formula="of:=[.$I$1]-([.$J$1]+((LOG10([.A1117]/[.$F$1])/LOG10(2))*[.$G$1]))" office:value-type="float" office:value="2.74886129296203" calcext:value-type="float">
            <text:p>3</text:p>
          </table:table-cell>
          <table:table-cell table:style-name="ce4" table:formula="of:=([.$F$1]+1-[.A1117])/10" office:value-type="float" office:value="14.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float" office:value="1117" calcext:value-type="float">
            <text:p>1117</text:p>
          </table:table-cell>
          <table:table-cell table:style-name="ce3" table:formula="of:=[.$I$1]-([.$J$1]+((LOG10([.A1118]/[.$F$1])/LOG10(2))*[.$G$1]))" office:value-type="float" office:value="2.72857440209224" calcext:value-type="float">
            <text:p>3</text:p>
          </table:table-cell>
          <table:table-cell table:style-name="ce4" table:formula="of:=([.$F$1]+1-[.A1118])/10" office:value-type="float" office:value="14.4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float" office:value="1118" calcext:value-type="float">
            <text:p>1118</text:p>
          </table:table-cell>
          <table:table-cell table:style-name="ce3" table:formula="of:=[.$I$1]-([.$J$1]+((LOG10([.A1119]/[.$F$1])/LOG10(2))*[.$G$1]))" office:value-type="float" office:value="2.70830566504219" calcext:value-type="float">
            <text:p>3</text:p>
          </table:table-cell>
          <table:table-cell table:style-name="ce4" table:formula="of:=([.$F$1]+1-[.A1119])/10" office:value-type="float" office:value="14.3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float" office:value="1119" calcext:value-type="float">
            <text:p>1119</text:p>
          </table:table-cell>
          <table:table-cell table:style-name="ce3" table:formula="of:=[.$I$1]-([.$J$1]+((LOG10([.A1120]/[.$F$1])/LOG10(2))*[.$G$1]))" office:value-type="float" office:value="2.68805504935089" calcext:value-type="float">
            <text:p>3</text:p>
          </table:table-cell>
          <table:table-cell table:style-name="ce4" table:formula="of:=([.$F$1]+1-[.A1120])/10" office:value-type="float" office:value="14.2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float" office:value="1120" calcext:value-type="float">
            <text:p>1120</text:p>
          </table:table-cell>
          <table:table-cell table:style-name="ce3" table:formula="of:=[.$I$1]-([.$J$1]+((LOG10([.A1121]/[.$F$1])/LOG10(2))*[.$G$1]))" office:value-type="float" office:value="2.6678225226443" calcext:value-type="float">
            <text:p>3</text:p>
          </table:table-cell>
          <table:table-cell table:style-name="ce4" table:formula="of:=([.$F$1]+1-[.A1121])/10" office:value-type="float" office:value="14.1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float" office:value="1121" calcext:value-type="float">
            <text:p>1121</text:p>
          </table:table-cell>
          <table:table-cell table:style-name="ce3" table:formula="of:=[.$I$1]-([.$J$1]+((LOG10([.A1122]/[.$F$1])/LOG10(2))*[.$G$1]))" office:value-type="float" office:value="2.64760805263508" calcext:value-type="float">
            <text:p>3</text:p>
          </table:table-cell>
          <table:table-cell table:style-name="ce4" table:formula="of:=([.$F$1]+1-[.A1122])/10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float" office:value="1122" calcext:value-type="float">
            <text:p>1122</text:p>
          </table:table-cell>
          <table:table-cell table:style-name="ce3" table:formula="of:=[.$I$1]-([.$J$1]+((LOG10([.A1123]/[.$F$1])/LOG10(2))*[.$G$1]))" office:value-type="float" office:value="2.62741160712223" calcext:value-type="float">
            <text:p>3</text:p>
          </table:table-cell>
          <table:table-cell table:style-name="ce4" table:formula="of:=([.$F$1]+1-[.A1123])/10" office:value-type="float" office:value="13.9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float" office:value="1123" calcext:value-type="float">
            <text:p>1123</text:p>
          </table:table-cell>
          <table:table-cell table:style-name="ce3" table:formula="of:=[.$I$1]-([.$J$1]+((LOG10([.A1124]/[.$F$1])/LOG10(2))*[.$G$1]))" office:value-type="float" office:value="2.60723315399083" calcext:value-type="float">
            <text:p>3</text:p>
          </table:table-cell>
          <table:table-cell table:style-name="ce4" table:formula="of:=([.$F$1]+1-[.A1124])/10" office:value-type="float" office:value="13.8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float" office:value="1124" calcext:value-type="float">
            <text:p>1124</text:p>
          </table:table-cell>
          <table:table-cell table:style-name="ce3" table:formula="of:=[.$I$1]-([.$J$1]+((LOG10([.A1125]/[.$F$1])/LOG10(2))*[.$G$1]))" office:value-type="float" office:value="2.58707266121174" calcext:value-type="float">
            <text:p>3</text:p>
          </table:table-cell>
          <table:table-cell table:style-name="ce4" table:formula="of:=([.$F$1]+1-[.A1125])/10" office:value-type="float" office:value="13.7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float" office:value="1125" calcext:value-type="float">
            <text:p>1125</text:p>
          </table:table-cell>
          <table:table-cell table:style-name="ce3" table:formula="of:=[.$I$1]-([.$J$1]+((LOG10([.A1126]/[.$F$1])/LOG10(2))*[.$G$1]))" office:value-type="float" office:value="2.5669300968412" calcext:value-type="float">
            <text:p>3</text:p>
          </table:table-cell>
          <table:table-cell table:style-name="ce4" table:formula="of:=([.$F$1]+1-[.A1126])/10" office:value-type="float" office:value="13.6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float" office:value="1126" calcext:value-type="float">
            <text:p>1126</text:p>
          </table:table-cell>
          <table:table-cell table:style-name="ce3" table:formula="of:=[.$I$1]-([.$J$1]+((LOG10([.A1127]/[.$F$1])/LOG10(2))*[.$G$1]))" office:value-type="float" office:value="2.54680542902067" calcext:value-type="float">
            <text:p>3</text:p>
          </table:table-cell>
          <table:table-cell table:style-name="ce4" table:formula="of:=([.$F$1]+1-[.A1127])/10" office:value-type="float" office:value="13.5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float" office:value="1127" calcext:value-type="float">
            <text:p>1127</text:p>
          </table:table-cell>
          <table:table-cell table:style-name="ce3" table:formula="of:=[.$I$1]-([.$J$1]+((LOG10([.A1128]/[.$F$1])/LOG10(2))*[.$G$1]))" office:value-type="float" office:value="2.52669862597641" calcext:value-type="float">
            <text:p>3</text:p>
          </table:table-cell>
          <table:table-cell table:style-name="ce4" table:formula="of:=([.$F$1]+1-[.A1128])/10" office:value-type="float" office:value="13.4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128" calcext:value-type="float">
            <text:p>1128</text:p>
          </table:table-cell>
          <table:table-cell table:style-name="ce3" table:formula="of:=[.$I$1]-([.$J$1]+((LOG10([.A1129]/[.$F$1])/LOG10(2))*[.$G$1]))" office:value-type="float" office:value="2.50660965601922" calcext:value-type="float">
            <text:p>3</text:p>
          </table:table-cell>
          <table:table-cell table:style-name="ce4" table:formula="of:=([.$F$1]+1-[.A1129])/10" office:value-type="float" office:value="13.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129" calcext:value-type="float">
            <text:p>1129</text:p>
          </table:table-cell>
          <table:table-cell table:style-name="ce3" table:formula="of:=[.$I$1]-([.$J$1]+((LOG10([.A1130]/[.$F$1])/LOG10(2))*[.$G$1]))" office:value-type="float" office:value="2.48653848754417" calcext:value-type="float">
            <text:p>2</text:p>
          </table:table-cell>
          <table:table-cell table:style-name="ce4" table:formula="of:=([.$F$1]+1-[.A1130])/10" office:value-type="float" office:value="13.2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130" calcext:value-type="float">
            <text:p>1130</text:p>
          </table:table-cell>
          <table:table-cell table:style-name="ce3" table:formula="of:=[.$I$1]-([.$J$1]+((LOG10([.A1131]/[.$F$1])/LOG10(2))*[.$G$1]))" office:value-type="float" office:value="2.46648508903024" calcext:value-type="float">
            <text:p>2</text:p>
          </table:table-cell>
          <table:table-cell table:style-name="ce4" table:formula="of:=([.$F$1]+1-[.A1131])/10" office:value-type="float" office:value="13.1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131" calcext:value-type="float">
            <text:p>1131</text:p>
          </table:table-cell>
          <table:table-cell table:style-name="ce3" table:formula="of:=[.$I$1]-([.$J$1]+((LOG10([.A1132]/[.$F$1])/LOG10(2))*[.$G$1]))" office:value-type="float" office:value="2.4464494290401" calcext:value-type="float">
            <text:p>2</text:p>
          </table:table-cell>
          <table:table-cell table:style-name="ce4" table:formula="of:=([.$F$1]+1-[.A1132])/10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132" calcext:value-type="float">
            <text:p>1132</text:p>
          </table:table-cell>
          <table:table-cell table:style-name="ce3" table:formula="of:=[.$I$1]-([.$J$1]+((LOG10([.A1133]/[.$F$1])/LOG10(2))*[.$G$1]))" office:value-type="float" office:value="2.42643147621972" calcext:value-type="float">
            <text:p>2</text:p>
          </table:table-cell>
          <table:table-cell table:style-name="ce4" table:formula="of:=([.$F$1]+1-[.A1133])/10" office:value-type="float" office:value="12.9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133" calcext:value-type="float">
            <text:p>1133</text:p>
          </table:table-cell>
          <table:table-cell table:style-name="ce3" table:formula="of:=[.$I$1]-([.$J$1]+((LOG10([.A1134]/[.$F$1])/LOG10(2))*[.$G$1]))" office:value-type="float" office:value="2.40643119929818" calcext:value-type="float">
            <text:p>2</text:p>
          </table:table-cell>
          <table:table-cell table:style-name="ce4" table:formula="of:=([.$F$1]+1-[.A1134])/10" office:value-type="float" office:value="12.8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134" calcext:value-type="float">
            <text:p>1134</text:p>
          </table:table-cell>
          <table:table-cell table:style-name="ce3" table:formula="of:=[.$I$1]-([.$J$1]+((LOG10([.A1135]/[.$F$1])/LOG10(2))*[.$G$1]))" office:value-type="float" office:value="2.38644856708729" calcext:value-type="float">
            <text:p>2</text:p>
          </table:table-cell>
          <table:table-cell table:style-name="ce4" table:formula="of:=([.$F$1]+1-[.A1135])/10" office:value-type="float" office:value="12.7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135" calcext:value-type="float">
            <text:p>1135</text:p>
          </table:table-cell>
          <table:table-cell table:style-name="ce3" table:formula="of:=[.$I$1]-([.$J$1]+((LOG10([.A1136]/[.$F$1])/LOG10(2))*[.$G$1]))" office:value-type="float" office:value="2.36648354848133" calcext:value-type="float">
            <text:p>2</text:p>
          </table:table-cell>
          <table:table-cell table:style-name="ce4" table:formula="of:=([.$F$1]+1-[.A1136])/10" office:value-type="float" office:value="12.6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136" calcext:value-type="float">
            <text:p>1136</text:p>
          </table:table-cell>
          <table:table-cell table:style-name="ce3" table:formula="of:=[.$I$1]-([.$J$1]+((LOG10([.A1137]/[.$F$1])/LOG10(2))*[.$G$1]))" office:value-type="float" office:value="2.34653611245677" calcext:value-type="float">
            <text:p>2</text:p>
          </table:table-cell>
          <table:table-cell table:style-name="ce4" table:formula="of:=([.$F$1]+1-[.A1137])/10" office:value-type="float" office:value="12.5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137" calcext:value-type="float">
            <text:p>1137</text:p>
          </table:table-cell>
          <table:table-cell table:style-name="ce3" table:formula="of:=[.$I$1]-([.$J$1]+((LOG10([.A1138]/[.$F$1])/LOG10(2))*[.$G$1]))" office:value-type="float" office:value="2.32660622807198" calcext:value-type="float">
            <text:p>2</text:p>
          </table:table-cell>
          <table:table-cell table:style-name="ce4" table:formula="of:=([.$F$1]+1-[.A1138])/10" office:value-type="float" office:value="12.4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1138" calcext:value-type="float">
            <text:p>1138</text:p>
          </table:table-cell>
          <table:table-cell table:style-name="ce3" table:formula="of:=[.$I$1]-([.$J$1]+((LOG10([.A1139]/[.$F$1])/LOG10(2))*[.$G$1]))" office:value-type="float" office:value="2.30669386446694" calcext:value-type="float">
            <text:p>2</text:p>
          </table:table-cell>
          <table:table-cell table:style-name="ce4" table:formula="of:=([.$F$1]+1-[.A1139])/10" office:value-type="float" office:value="12.3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1139" calcext:value-type="float">
            <text:p>1139</text:p>
          </table:table-cell>
          <table:table-cell table:style-name="ce3" table:formula="of:=[.$I$1]-([.$J$1]+((LOG10([.A1140]/[.$F$1])/LOG10(2))*[.$G$1]))" office:value-type="float" office:value="2.28679899086292" calcext:value-type="float">
            <text:p>2</text:p>
          </table:table-cell>
          <table:table-cell table:style-name="ce4" table:formula="of:=([.$F$1]+1-[.A1140])/10" office:value-type="float" office:value="12.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1140" calcext:value-type="float">
            <text:p>1140</text:p>
          </table:table-cell>
          <table:table-cell table:style-name="ce3" table:formula="of:=[.$I$1]-([.$J$1]+((LOG10([.A1141]/[.$F$1])/LOG10(2))*[.$G$1]))" office:value-type="float" office:value="2.26692157656224" calcext:value-type="float">
            <text:p>2</text:p>
          </table:table-cell>
          <table:table-cell table:style-name="ce4" table:formula="of:=([.$F$1]+1-[.A1141])/10" office:value-type="float" office:value="12.1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1141" calcext:value-type="float">
            <text:p>1141</text:p>
          </table:table-cell>
          <table:table-cell table:style-name="ce3" table:formula="of:=[.$I$1]-([.$J$1]+((LOG10([.A1142]/[.$F$1])/LOG10(2))*[.$G$1]))" office:value-type="float" office:value="2.24706159094798" calcext:value-type="float">
            <text:p>2</text:p>
          </table:table-cell>
          <table:table-cell table:style-name="ce4" table:formula="of:=([.$F$1]+1-[.A1142])/10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1142" calcext:value-type="float">
            <text:p>1142</text:p>
          </table:table-cell>
          <table:table-cell table:style-name="ce3" table:formula="of:=[.$I$1]-([.$J$1]+((LOG10([.A1143]/[.$F$1])/LOG10(2))*[.$G$1]))" office:value-type="float" office:value="2.22721900348364" calcext:value-type="float">
            <text:p>2</text:p>
          </table:table-cell>
          <table:table-cell table:style-name="ce4" table:formula="of:=([.$F$1]+1-[.A1143])/10" office:value-type="float" office:value="11.9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1143" calcext:value-type="float">
            <text:p>1143</text:p>
          </table:table-cell>
          <table:table-cell table:style-name="ce3" table:formula="of:=[.$I$1]-([.$J$1]+((LOG10([.A1144]/[.$F$1])/LOG10(2))*[.$G$1]))" office:value-type="float" office:value="2.20739378371297" calcext:value-type="float">
            <text:p>2</text:p>
          </table:table-cell>
          <table:table-cell table:style-name="ce4" table:formula="of:=([.$F$1]+1-[.A1144])/10" office:value-type="float" office:value="11.8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1144" calcext:value-type="float">
            <text:p>1144</text:p>
          </table:table-cell>
          <table:table-cell table:style-name="ce3" table:formula="of:=[.$I$1]-([.$J$1]+((LOG10([.A1145]/[.$F$1])/LOG10(2))*[.$G$1]))" office:value-type="float" office:value="2.18758590125957" calcext:value-type="float">
            <text:p>2</text:p>
          </table:table-cell>
          <table:table-cell table:style-name="ce4" table:formula="of:=([.$F$1]+1-[.A1145])/10" office:value-type="float" office:value="11.7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1145" calcext:value-type="float">
            <text:p>1145</text:p>
          </table:table-cell>
          <table:table-cell table:style-name="ce3" table:formula="of:=[.$I$1]-([.$J$1]+((LOG10([.A1146]/[.$F$1])/LOG10(2))*[.$G$1]))" office:value-type="float" office:value="2.16779532582667" calcext:value-type="float">
            <text:p>2</text:p>
          </table:table-cell>
          <table:table-cell table:style-name="ce4" table:formula="of:=([.$F$1]+1-[.A1146])/10" office:value-type="float" office:value="11.6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1146" calcext:value-type="float">
            <text:p>1146</text:p>
          </table:table-cell>
          <table:table-cell table:style-name="ce3" table:formula="of:=[.$I$1]-([.$J$1]+((LOG10([.A1147]/[.$F$1])/LOG10(2))*[.$G$1]))" office:value-type="float" office:value="2.14802202719687" calcext:value-type="float">
            <text:p>2</text:p>
          </table:table-cell>
          <table:table-cell table:style-name="ce4" table:formula="of:=([.$F$1]+1-[.A1147])/10" office:value-type="float" office:value="11.5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1147" calcext:value-type="float">
            <text:p>1147</text:p>
          </table:table-cell>
          <table:table-cell table:style-name="ce3" table:formula="of:=[.$I$1]-([.$J$1]+((LOG10([.A1148]/[.$F$1])/LOG10(2))*[.$G$1]))" office:value-type="float" office:value="2.12826597523183" calcext:value-type="float">
            <text:p>2</text:p>
          </table:table-cell>
          <table:table-cell table:style-name="ce4" table:formula="of:=([.$F$1]+1-[.A1148])/10" office:value-type="float" office:value="11.4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148" calcext:value-type="float">
            <text:p>1148</text:p>
          </table:table-cell>
          <table:table-cell table:style-name="ce3" table:formula="of:=[.$I$1]-([.$J$1]+((LOG10([.A1149]/[.$F$1])/LOG10(2))*[.$G$1]))" office:value-type="float" office:value="2.10852713987198" calcext:value-type="float">
            <text:p>2</text:p>
          </table:table-cell>
          <table:table-cell table:style-name="ce4" table:formula="of:=([.$F$1]+1-[.A1149])/10" office:value-type="float" office:value="11.3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149" calcext:value-type="float">
            <text:p>1149</text:p>
          </table:table-cell>
          <table:table-cell table:style-name="ce3" table:formula="of:=[.$I$1]-([.$J$1]+((LOG10([.A1150]/[.$F$1])/LOG10(2))*[.$G$1]))" office:value-type="float" office:value="2.0888054911363" calcext:value-type="float">
            <text:p>2</text:p>
          </table:table-cell>
          <table:table-cell table:style-name="ce4" table:formula="of:=([.$F$1]+1-[.A1150])/10" office:value-type="float" office:value="11.2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150" calcext:value-type="float">
            <text:p>1150</text:p>
          </table:table-cell>
          <table:table-cell table:style-name="ce3" table:formula="of:=[.$I$1]-([.$J$1]+((LOG10([.A1151]/[.$F$1])/LOG10(2))*[.$G$1]))" office:value-type="float" office:value="2.069100999122" calcext:value-type="float">
            <text:p>2</text:p>
          </table:table-cell>
          <table:table-cell table:style-name="ce4" table:formula="of:=([.$F$1]+1-[.A1151])/10" office:value-type="float" office:value="11.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151" calcext:value-type="float">
            <text:p>1151</text:p>
          </table:table-cell>
          <table:table-cell table:style-name="ce3" table:formula="of:=[.$I$1]-([.$J$1]+((LOG10([.A1152]/[.$F$1])/LOG10(2))*[.$G$1]))" office:value-type="float" office:value="2.04941363400427" calcext:value-type="float">
            <text:p>2</text:p>
          </table:table-cell>
          <table:table-cell table:style-name="ce4" table:formula="of:=([.$F$1]+1-[.A1152])/10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152" calcext:value-type="float">
            <text:p>1152</text:p>
          </table:table-cell>
          <table:table-cell table:style-name="ce3" table:formula="of:=[.$I$1]-([.$J$1]+((LOG10([.A1153]/[.$F$1])/LOG10(2))*[.$G$1]))" office:value-type="float" office:value="2.02974336603597" calcext:value-type="float">
            <text:p>2</text:p>
          </table:table-cell>
          <table:table-cell table:style-name="ce4" table:formula="of:=([.$F$1]+1-[.A1153])/10" office:value-type="float" office:value="10.9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153" calcext:value-type="float">
            <text:p>1153</text:p>
          </table:table-cell>
          <table:table-cell table:style-name="ce3" table:formula="of:=[.$I$1]-([.$J$1]+((LOG10([.A1154]/[.$F$1])/LOG10(2))*[.$G$1]))" office:value-type="float" office:value="2.01009016554747" calcext:value-type="float">
            <text:p>2</text:p>
          </table:table-cell>
          <table:table-cell table:style-name="ce4" table:formula="of:=([.$F$1]+1-[.A1154])/10" office:value-type="float" office:value="10.8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154" calcext:value-type="float">
            <text:p>1154</text:p>
          </table:table-cell>
          <table:table-cell table:style-name="ce3" table:formula="of:=[.$I$1]-([.$J$1]+((LOG10([.A1155]/[.$F$1])/LOG10(2))*[.$G$1]))" office:value-type="float" office:value="1.99045400294621" calcext:value-type="float">
            <text:p>2</text:p>
          </table:table-cell>
          <table:table-cell table:style-name="ce4" table:formula="of:=([.$F$1]+1-[.A1155])/10" office:value-type="float" office:value="10.7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155" calcext:value-type="float">
            <text:p>1155</text:p>
          </table:table-cell>
          <table:table-cell table:style-name="ce3" table:formula="of:=[.$I$1]-([.$J$1]+((LOG10([.A1156]/[.$F$1])/LOG10(2))*[.$G$1]))" office:value-type="float" office:value="1.97083484871659" calcext:value-type="float">
            <text:p>2</text:p>
          </table:table-cell>
          <table:table-cell table:style-name="ce4" table:formula="of:=([.$F$1]+1-[.A1156])/10" office:value-type="float" office:value="10.6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156" calcext:value-type="float">
            <text:p>1156</text:p>
          </table:table-cell>
          <table:table-cell table:style-name="ce3" table:formula="of:=[.$I$1]-([.$J$1]+((LOG10([.A1157]/[.$F$1])/LOG10(2))*[.$G$1]))" office:value-type="float" office:value="1.95123267341963" calcext:value-type="float">
            <text:p>2</text:p>
          </table:table-cell>
          <table:table-cell table:style-name="ce4" table:formula="of:=([.$F$1]+1-[.A1157])/10" office:value-type="float" office:value="10.5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157" calcext:value-type="float">
            <text:p>1157</text:p>
          </table:table-cell>
          <table:table-cell table:style-name="ce3" table:formula="of:=[.$I$1]-([.$J$1]+((LOG10([.A1158]/[.$F$1])/LOG10(2))*[.$G$1]))" office:value-type="float" office:value="1.93164744769268" calcext:value-type="float">
            <text:p>2</text:p>
          </table:table-cell>
          <table:table-cell table:style-name="ce4" table:formula="of:=([.$F$1]+1-[.A1158])/10" office:value-type="float" office:value="10.4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158" calcext:value-type="float">
            <text:p>1158</text:p>
          </table:table-cell>
          <table:table-cell table:style-name="ce3" table:formula="of:=[.$I$1]-([.$J$1]+((LOG10([.A1159]/[.$F$1])/LOG10(2))*[.$G$1]))" office:value-type="float" office:value="1.91207914224927" calcext:value-type="float">
            <text:p>2</text:p>
          </table:table-cell>
          <table:table-cell table:style-name="ce4" table:formula="of:=([.$F$1]+1-[.A1159])/10" office:value-type="float" office:value="10.3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159" calcext:value-type="float">
            <text:p>1159</text:p>
          </table:table-cell>
          <table:table-cell table:style-name="ce3" table:formula="of:=[.$I$1]-([.$J$1]+((LOG10([.A1160]/[.$F$1])/LOG10(2))*[.$G$1]))" office:value-type="float" office:value="1.89252772787867" calcext:value-type="float">
            <text:p>2</text:p>
          </table:table-cell>
          <table:table-cell table:style-name="ce4" table:formula="of:=([.$F$1]+1-[.A1160])/10" office:value-type="float" office:value="10.2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160" calcext:value-type="float">
            <text:p>1160</text:p>
          </table:table-cell>
          <table:table-cell table:style-name="ce3" table:formula="of:=[.$I$1]-([.$J$1]+((LOG10([.A1161]/[.$F$1])/LOG10(2))*[.$G$1]))" office:value-type="float" office:value="1.87299317544581" calcext:value-type="float">
            <text:p>2</text:p>
          </table:table-cell>
          <table:table-cell table:style-name="ce4" table:formula="of:=([.$F$1]+1-[.A1161])/10" office:value-type="float" office:value="10.1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161" calcext:value-type="float">
            <text:p>1161</text:p>
          </table:table-cell>
          <table:table-cell table:style-name="ce3" table:formula="of:=[.$I$1]-([.$J$1]+((LOG10([.A1162]/[.$F$1])/LOG10(2))*[.$G$1]))" office:value-type="float" office:value="1.85347545589089" calcext:value-type="float">
            <text:p>2</text:p>
          </table:table-cell>
          <table:table-cell table:style-name="ce4" table:formula="of:=([.$F$1]+1-[.A1162])/10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162" calcext:value-type="float">
            <text:p>1162</text:p>
          </table:table-cell>
          <table:table-cell table:style-name="ce3" table:formula="of:=[.$I$1]-([.$J$1]+((LOG10([.A1163]/[.$F$1])/LOG10(2))*[.$G$1]))" office:value-type="float" office:value="1.83397454022918" calcext:value-type="float">
            <text:p>2</text:p>
          </table:table-cell>
          <table:table-cell table:style-name="ce4" table:formula="of:=([.$F$1]+1-[.A1163])/10" office:value-type="float" office:value="9.9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163" calcext:value-type="float">
            <text:p>1163</text:p>
          </table:table-cell>
          <table:table-cell table:style-name="ce3" table:formula="of:=[.$I$1]-([.$J$1]+((LOG10([.A1164]/[.$F$1])/LOG10(2))*[.$G$1]))" office:value-type="float" office:value="1.81449039955075" calcext:value-type="float">
            <text:p>2</text:p>
          </table:table-cell>
          <table:table-cell table:style-name="ce4" table:formula="of:=([.$F$1]+1-[.A1164])/10" office:value-type="float" office:value="9.8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164" calcext:value-type="float">
            <text:p>1164</text:p>
          </table:table-cell>
          <table:table-cell table:style-name="ce3" table:formula="of:=[.$I$1]-([.$J$1]+((LOG10([.A1165]/[.$F$1])/LOG10(2))*[.$G$1]))" office:value-type="float" office:value="1.79502300502023" calcext:value-type="float">
            <text:p>2</text:p>
          </table:table-cell>
          <table:table-cell table:style-name="ce4" table:formula="of:=([.$F$1]+1-[.A1165])/10" office:value-type="float" office:value="9.7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165" calcext:value-type="float">
            <text:p>1165</text:p>
          </table:table-cell>
          <table:table-cell table:style-name="ce3" table:formula="of:=[.$I$1]-([.$J$1]+((LOG10([.A1166]/[.$F$1])/LOG10(2))*[.$G$1]))" office:value-type="float" office:value="1.77557232787649" calcext:value-type="float">
            <text:p>2</text:p>
          </table:table-cell>
          <table:table-cell table:style-name="ce4" table:formula="of:=([.$F$1]+1-[.A1166])/10" office:value-type="float" office:value="9.6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166" calcext:value-type="float">
            <text:p>1166</text:p>
          </table:table-cell>
          <table:table-cell table:style-name="ce3" table:formula="of:=[.$I$1]-([.$J$1]+((LOG10([.A1167]/[.$F$1])/LOG10(2))*[.$G$1]))" office:value-type="float" office:value="1.75613833943248" calcext:value-type="float">
            <text:p>2</text:p>
          </table:table-cell>
          <table:table-cell table:style-name="ce4" table:formula="of:=([.$F$1]+1-[.A1167])/10" office:value-type="float" office:value="9.5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167" calcext:value-type="float">
            <text:p>1167</text:p>
          </table:table-cell>
          <table:table-cell table:style-name="ce3" table:formula="of:=[.$I$1]-([.$J$1]+((LOG10([.A1168]/[.$F$1])/LOG10(2))*[.$G$1]))" office:value-type="float" office:value="1.73672101107491" calcext:value-type="float">
            <text:p>2</text:p>
          </table:table-cell>
          <table:table-cell table:style-name="ce4" table:formula="of:=([.$F$1]+1-[.A1168])/10" office:value-type="float" office:value="9.4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168" calcext:value-type="float">
            <text:p>1168</text:p>
          </table:table-cell>
          <table:table-cell table:style-name="ce3" table:formula="of:=[.$I$1]-([.$J$1]+((LOG10([.A1169]/[.$F$1])/LOG10(2))*[.$G$1]))" office:value-type="float" office:value="1.717320314264" calcext:value-type="float">
            <text:p>2</text:p>
          </table:table-cell>
          <table:table-cell table:style-name="ce4" table:formula="of:=([.$F$1]+1-[.A1169])/10" office:value-type="float" office:value="9.3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169" calcext:value-type="float">
            <text:p>1169</text:p>
          </table:table-cell>
          <table:table-cell table:style-name="ce3" table:formula="of:=[.$I$1]-([.$J$1]+((LOG10([.A1170]/[.$F$1])/LOG10(2))*[.$G$1]))" office:value-type="float" office:value="1.69793622053328" calcext:value-type="float">
            <text:p>2</text:p>
          </table:table-cell>
          <table:table-cell table:style-name="ce4" table:formula="of:=([.$F$1]+1-[.A1170])/10" office:value-type="float" office:value="9.2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170" calcext:value-type="float">
            <text:p>1170</text:p>
          </table:table-cell>
          <table:table-cell table:style-name="ce3" table:formula="of:=[.$I$1]-([.$J$1]+((LOG10([.A1171]/[.$F$1])/LOG10(2))*[.$G$1]))" office:value-type="float" office:value="1.67856870148924" calcext:value-type="float">
            <text:p>2</text:p>
          </table:table-cell>
          <table:table-cell table:style-name="ce4" table:formula="of:=([.$F$1]+1-[.A1171])/10" office:value-type="float" office:value="9.1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171" calcext:value-type="float">
            <text:p>1171</text:p>
          </table:table-cell>
          <table:table-cell table:style-name="ce3" table:formula="of:=[.$I$1]-([.$J$1]+((LOG10([.A1172]/[.$F$1])/LOG10(2))*[.$G$1]))" office:value-type="float" office:value="1.6592177288112" calcext:value-type="float">
            <text:p>2</text:p>
          </table:table-cell>
          <table:table-cell table:style-name="ce4" table:formula="of:=([.$F$1]+1-[.A1172])/10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172" calcext:value-type="float">
            <text:p>1172</text:p>
          </table:table-cell>
          <table:table-cell table:style-name="ce3" table:formula="of:=[.$I$1]-([.$J$1]+((LOG10([.A1173]/[.$F$1])/LOG10(2))*[.$G$1]))" office:value-type="float" office:value="1.63988327425099" calcext:value-type="float">
            <text:p>2</text:p>
          </table:table-cell>
          <table:table-cell table:style-name="ce4" table:formula="of:=([.$F$1]+1-[.A1173])/10" office:value-type="float" office:value="8.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173" calcext:value-type="float">
            <text:p>1173</text:p>
          </table:table-cell>
          <table:table-cell table:style-name="ce3" table:formula="of:=[.$I$1]-([.$J$1]+((LOG10([.A1174]/[.$F$1])/LOG10(2))*[.$G$1]))" office:value-type="float" office:value="1.6205653096327" calcext:value-type="float">
            <text:p>2</text:p>
          </table:table-cell>
          <table:table-cell table:style-name="ce4" table:formula="of:=([.$F$1]+1-[.A1174])/10" office:value-type="float" office:value="8.8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174" calcext:value-type="float">
            <text:p>1174</text:p>
          </table:table-cell>
          <table:table-cell table:style-name="ce3" table:formula="of:=[.$I$1]-([.$J$1]+((LOG10([.A1175]/[.$F$1])/LOG10(2))*[.$G$1]))" office:value-type="float" office:value="1.60126380685246" calcext:value-type="float">
            <text:p>2</text:p>
          </table:table-cell>
          <table:table-cell table:style-name="ce4" table:formula="of:=([.$F$1]+1-[.A1175])/10" office:value-type="float" office:value="8.7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175" calcext:value-type="float">
            <text:p>1175</text:p>
          </table:table-cell>
          <table:table-cell table:style-name="ce3" table:formula="of:=[.$I$1]-([.$J$1]+((LOG10([.A1176]/[.$F$1])/LOG10(2))*[.$G$1]))" office:value-type="float" office:value="1.58197873787819" calcext:value-type="float">
            <text:p>2</text:p>
          </table:table-cell>
          <table:table-cell table:style-name="ce4" table:formula="of:=([.$F$1]+1-[.A1176])/10" office:value-type="float" office:value="8.6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176" calcext:value-type="float">
            <text:p>1176</text:p>
          </table:table-cell>
          <table:table-cell table:style-name="ce3" table:formula="of:=[.$I$1]-([.$J$1]+((LOG10([.A1177]/[.$F$1])/LOG10(2))*[.$G$1]))" office:value-type="float" office:value="1.56271007474936" calcext:value-type="float">
            <text:p>2</text:p>
          </table:table-cell>
          <table:table-cell table:style-name="ce4" table:formula="of:=([.$F$1]+1-[.A1177])/10" office:value-type="float" office:value="8.5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177" calcext:value-type="float">
            <text:p>1177</text:p>
          </table:table-cell>
          <table:table-cell table:style-name="ce3" table:formula="of:=[.$I$1]-([.$J$1]+((LOG10([.A1178]/[.$F$1])/LOG10(2))*[.$G$1]))" office:value-type="float" office:value="1.54345778957671" calcext:value-type="float">
            <text:p>2</text:p>
          </table:table-cell>
          <table:table-cell table:style-name="ce4" table:formula="of:=([.$F$1]+1-[.A1178])/10" office:value-type="float" office:value="8.4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178" calcext:value-type="float">
            <text:p>1178</text:p>
          </table:table-cell>
          <table:table-cell table:style-name="ce3" table:formula="of:=[.$I$1]-([.$J$1]+((LOG10([.A1179]/[.$F$1])/LOG10(2))*[.$G$1]))" office:value-type="float" office:value="1.52422185454205" calcext:value-type="float">
            <text:p>2</text:p>
          </table:table-cell>
          <table:table-cell table:style-name="ce4" table:formula="of:=([.$F$1]+1-[.A1179])/10" office:value-type="float" office:value="8.3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179" calcext:value-type="float">
            <text:p>1179</text:p>
          </table:table-cell>
          <table:table-cell table:style-name="ce3" table:formula="of:=[.$I$1]-([.$J$1]+((LOG10([.A1180]/[.$F$1])/LOG10(2))*[.$G$1]))" office:value-type="float" office:value="1.505002241898" calcext:value-type="float">
            <text:p>2</text:p>
          </table:table-cell>
          <table:table-cell table:style-name="ce4" table:formula="of:=([.$F$1]+1-[.A1180])/10" office:value-type="float" office:value="8.2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180" calcext:value-type="float">
            <text:p>1180</text:p>
          </table:table-cell>
          <table:table-cell table:style-name="ce3" table:formula="of:=[.$I$1]-([.$J$1]+((LOG10([.A1181]/[.$F$1])/LOG10(2))*[.$G$1]))" office:value-type="float" office:value="1.48579892396778" calcext:value-type="float">
            <text:p>1</text:p>
          </table:table-cell>
          <table:table-cell table:style-name="ce4" table:formula="of:=([.$F$1]+1-[.A1181])/10" office:value-type="float" office:value="8.1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181" calcext:value-type="float">
            <text:p>1181</text:p>
          </table:table-cell>
          <table:table-cell table:style-name="ce3" table:formula="of:=[.$I$1]-([.$J$1]+((LOG10([.A1182]/[.$F$1])/LOG10(2))*[.$G$1]))" office:value-type="float" office:value="1.46661187314491" calcext:value-type="float">
            <text:p>1</text:p>
          </table:table-cell>
          <table:table-cell table:style-name="ce4" table:formula="of:=([.$F$1]+1-[.A1182])/10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182" calcext:value-type="float">
            <text:p>1182</text:p>
          </table:table-cell>
          <table:table-cell table:style-name="ce3" table:formula="of:=[.$I$1]-([.$J$1]+((LOG10([.A1183]/[.$F$1])/LOG10(2))*[.$G$1]))" office:value-type="float" office:value="1.44744106189302" calcext:value-type="float">
            <text:p>1</text:p>
          </table:table-cell>
          <table:table-cell table:style-name="ce4" table:formula="of:=([.$F$1]+1-[.A1183])/10" office:value-type="float" office:value="7.9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183" calcext:value-type="float">
            <text:p>1183</text:p>
          </table:table-cell>
          <table:table-cell table:style-name="ce3" table:formula="of:=[.$I$1]-([.$J$1]+((LOG10([.A1184]/[.$F$1])/LOG10(2))*[.$G$1]))" office:value-type="float" office:value="1.4282864627456" calcext:value-type="float">
            <text:p>1</text:p>
          </table:table-cell>
          <table:table-cell table:style-name="ce4" table:formula="of:=([.$F$1]+1-[.A1184])/10" office:value-type="float" office:value="7.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184" calcext:value-type="float">
            <text:p>1184</text:p>
          </table:table-cell>
          <table:table-cell table:style-name="ce3" table:formula="of:=[.$I$1]-([.$J$1]+((LOG10([.A1185]/[.$F$1])/LOG10(2))*[.$G$1]))" office:value-type="float" office:value="1.40914804830577" calcext:value-type="float">
            <text:p>1</text:p>
          </table:table-cell>
          <table:table-cell table:style-name="ce4" table:formula="of:=([.$F$1]+1-[.A1185])/10" office:value-type="float" office:value="7.7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185" calcext:value-type="float">
            <text:p>1185</text:p>
          </table:table-cell>
          <table:table-cell table:style-name="ce3" table:formula="of:=[.$I$1]-([.$J$1]+((LOG10([.A1186]/[.$F$1])/LOG10(2))*[.$G$1]))" office:value-type="float" office:value="1.39002579124602" calcext:value-type="float">
            <text:p>1</text:p>
          </table:table-cell>
          <table:table-cell table:style-name="ce4" table:formula="of:=([.$F$1]+1-[.A1186])/10" office:value-type="float" office:value="7.6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186" calcext:value-type="float">
            <text:p>1186</text:p>
          </table:table-cell>
          <table:table-cell table:style-name="ce3" table:formula="of:=[.$I$1]-([.$J$1]+((LOG10([.A1187]/[.$F$1])/LOG10(2))*[.$G$1]))" office:value-type="float" office:value="1.37091966430802" calcext:value-type="float">
            <text:p>1</text:p>
          </table:table-cell>
          <table:table-cell table:style-name="ce4" table:formula="of:=([.$F$1]+1-[.A1187])/10" office:value-type="float" office:value="7.5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187" calcext:value-type="float">
            <text:p>1187</text:p>
          </table:table-cell>
          <table:table-cell table:style-name="ce3" table:formula="of:=[.$I$1]-([.$J$1]+((LOG10([.A1188]/[.$F$1])/LOG10(2))*[.$G$1]))" office:value-type="float" office:value="1.35182964030234" calcext:value-type="float">
            <text:p>1</text:p>
          </table:table-cell>
          <table:table-cell table:style-name="ce4" table:formula="of:=([.$F$1]+1-[.A1188])/10" office:value-type="float" office:value="7.4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188" calcext:value-type="float">
            <text:p>1188</text:p>
          </table:table-cell>
          <table:table-cell table:style-name="ce3" table:formula="of:=[.$I$1]-([.$J$1]+((LOG10([.A1189]/[.$F$1])/LOG10(2))*[.$G$1]))" office:value-type="float" office:value="1.33275569210825" calcext:value-type="float">
            <text:p>1</text:p>
          </table:table-cell>
          <table:table-cell table:style-name="ce4" table:formula="of:=([.$F$1]+1-[.A1189])/10" office:value-type="float" office:value="7.3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189" calcext:value-type="float">
            <text:p>1189</text:p>
          </table:table-cell>
          <table:table-cell table:style-name="ce3" table:formula="of:=[.$I$1]-([.$J$1]+((LOG10([.A1190]/[.$F$1])/LOG10(2))*[.$G$1]))" office:value-type="float" office:value="1.31369779267348" calcext:value-type="float">
            <text:p>1</text:p>
          </table:table-cell>
          <table:table-cell table:style-name="ce4" table:formula="of:=([.$F$1]+1-[.A1190])/10" office:value-type="float" office:value="7.2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190" calcext:value-type="float">
            <text:p>1190</text:p>
          </table:table-cell>
          <table:table-cell table:style-name="ce3" table:formula="of:=[.$I$1]-([.$J$1]+((LOG10([.A1191]/[.$F$1])/LOG10(2))*[.$G$1]))" office:value-type="float" office:value="1.29465591501398" calcext:value-type="float">
            <text:p>1</text:p>
          </table:table-cell>
          <table:table-cell table:style-name="ce4" table:formula="of:=([.$F$1]+1-[.A1191])/10" office:value-type="float" office:value="7.1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191" calcext:value-type="float">
            <text:p>1191</text:p>
          </table:table-cell>
          <table:table-cell table:style-name="ce3" table:formula="of:=[.$I$1]-([.$J$1]+((LOG10([.A1192]/[.$F$1])/LOG10(2))*[.$G$1]))" office:value-type="float" office:value="1.27563003221368" calcext:value-type="float">
            <text:p>1</text:p>
          </table:table-cell>
          <table:table-cell table:style-name="ce4" table:formula="of:=([.$F$1]+1-[.A1192])/10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192" calcext:value-type="float">
            <text:p>1192</text:p>
          </table:table-cell>
          <table:table-cell table:style-name="ce3" table:formula="of:=[.$I$1]-([.$J$1]+((LOG10([.A1193]/[.$F$1])/LOG10(2))*[.$G$1]))" office:value-type="float" office:value="1.25662011742435" calcext:value-type="float">
            <text:p>1</text:p>
          </table:table-cell>
          <table:table-cell table:style-name="ce4" table:formula="of:=([.$F$1]+1-[.A1193])/10" office:value-type="float" office:value="6.9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193" calcext:value-type="float">
            <text:p>1193</text:p>
          </table:table-cell>
          <table:table-cell table:style-name="ce3" table:formula="of:=[.$I$1]-([.$J$1]+((LOG10([.A1194]/[.$F$1])/LOG10(2))*[.$G$1]))" office:value-type="float" office:value="1.2376261438652" calcext:value-type="float">
            <text:p>1</text:p>
          </table:table-cell>
          <table:table-cell table:style-name="ce4" table:formula="of:=([.$F$1]+1-[.A1194])/10" office:value-type="float" office:value="6.8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194" calcext:value-type="float">
            <text:p>1194</text:p>
          </table:table-cell>
          <table:table-cell table:style-name="ce3" table:formula="of:=[.$I$1]-([.$J$1]+((LOG10([.A1195]/[.$F$1])/LOG10(2))*[.$G$1]))" office:value-type="float" office:value="1.21864808482285" calcext:value-type="float">
            <text:p>1</text:p>
          </table:table-cell>
          <table:table-cell table:style-name="ce4" table:formula="of:=([.$F$1]+1-[.A1195])/10" office:value-type="float" office:value="6.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195" calcext:value-type="float">
            <text:p>1195</text:p>
          </table:table-cell>
          <table:table-cell table:style-name="ce3" table:formula="of:=[.$I$1]-([.$J$1]+((LOG10([.A1196]/[.$F$1])/LOG10(2))*[.$G$1]))" office:value-type="float" office:value="1.19968591365094" calcext:value-type="float">
            <text:p>1</text:p>
          </table:table-cell>
          <table:table-cell table:style-name="ce4" table:formula="of:=([.$F$1]+1-[.A1196])/10" office:value-type="float" office:value="6.6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196" calcext:value-type="float">
            <text:p>1196</text:p>
          </table:table-cell>
          <table:table-cell table:style-name="ce3" table:formula="of:=[.$I$1]-([.$J$1]+((LOG10([.A1197]/[.$F$1])/LOG10(2))*[.$G$1]))" office:value-type="float" office:value="1.18073960377004" calcext:value-type="float">
            <text:p>1</text:p>
          </table:table-cell>
          <table:table-cell table:style-name="ce4" table:formula="of:=([.$F$1]+1-[.A1197])/10" office:value-type="float" office:value="6.5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197" calcext:value-type="float">
            <text:p>1197</text:p>
          </table:table-cell>
          <table:table-cell table:style-name="ce3" table:formula="of:=[.$I$1]-([.$J$1]+((LOG10([.A1198]/[.$F$1])/LOG10(2))*[.$G$1]))" office:value-type="float" office:value="1.1618091286673" calcext:value-type="float">
            <text:p>1</text:p>
          </table:table-cell>
          <table:table-cell table:style-name="ce4" table:formula="of:=([.$F$1]+1-[.A1198])/10" office:value-type="float" office:value="6.4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198" calcext:value-type="float">
            <text:p>1198</text:p>
          </table:table-cell>
          <table:table-cell table:style-name="ce3" table:formula="of:=[.$I$1]-([.$J$1]+((LOG10([.A1199]/[.$F$1])/LOG10(2))*[.$G$1]))" office:value-type="float" office:value="1.14289446189635" calcext:value-type="float">
            <text:p>1</text:p>
          </table:table-cell>
          <table:table-cell table:style-name="ce4" table:formula="of:=([.$F$1]+1-[.A1199])/10" office:value-type="float" office:value="6.3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199" calcext:value-type="float">
            <text:p>1199</text:p>
          </table:table-cell>
          <table:table-cell table:style-name="ce3" table:formula="of:=[.$I$1]-([.$J$1]+((LOG10([.A1200]/[.$F$1])/LOG10(2))*[.$G$1]))" office:value-type="float" office:value="1.12399557707697" calcext:value-type="float">
            <text:p>1</text:p>
          </table:table-cell>
          <table:table-cell table:style-name="ce4" table:formula="of:=([.$F$1]+1-[.A1200])/10" office:value-type="float" office:value="6.2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200" calcext:value-type="float">
            <text:p>1200</text:p>
          </table:table-cell>
          <table:table-cell table:style-name="ce3" table:formula="of:=[.$I$1]-([.$J$1]+((LOG10([.A1201]/[.$F$1])/LOG10(2))*[.$G$1]))" office:value-type="float" office:value="1.10511244789495" calcext:value-type="float">
            <text:p>1</text:p>
          </table:table-cell>
          <table:table-cell table:style-name="ce4" table:formula="of:=([.$F$1]+1-[.A1201])/10" office:value-type="float" office:value="6.1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201" calcext:value-type="float">
            <text:p>1201</text:p>
          </table:table-cell>
          <table:table-cell table:style-name="ce3" table:formula="of:=[.$I$1]-([.$J$1]+((LOG10([.A1202]/[.$F$1])/LOG10(2))*[.$G$1]))" office:value-type="float" office:value="1.08624504810182" calcext:value-type="float">
            <text:p>1</text:p>
          </table:table-cell>
          <table:table-cell table:style-name="ce4" table:formula="of:=([.$F$1]+1-[.A1202])/10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202" calcext:value-type="float">
            <text:p>1202</text:p>
          </table:table-cell>
          <table:table-cell table:style-name="ce3" table:formula="of:=[.$I$1]-([.$J$1]+((LOG10([.A1203]/[.$F$1])/LOG10(2))*[.$G$1]))" office:value-type="float" office:value="1.06739335151467" calcext:value-type="float">
            <text:p>1</text:p>
          </table:table-cell>
          <table:table-cell table:style-name="ce4" table:formula="of:=([.$F$1]+1-[.A1203])/10" office:value-type="float" office:value="5.9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203" calcext:value-type="float">
            <text:p>1203</text:p>
          </table:table-cell>
          <table:table-cell table:style-name="ce3" table:formula="of:=[.$I$1]-([.$J$1]+((LOG10([.A1204]/[.$F$1])/LOG10(2))*[.$G$1]))" office:value-type="float" office:value="1.04855733201588" calcext:value-type="float">
            <text:p>1</text:p>
          </table:table-cell>
          <table:table-cell table:style-name="ce4" table:formula="of:=([.$F$1]+1-[.A1204])/10" office:value-type="float" office:value="5.8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204" calcext:value-type="float">
            <text:p>1204</text:p>
          </table:table-cell>
          <table:table-cell table:style-name="ce3" table:formula="of:=[.$I$1]-([.$J$1]+((LOG10([.A1205]/[.$F$1])/LOG10(2))*[.$G$1]))" office:value-type="float" office:value="1.02973696355295" calcext:value-type="float">
            <text:p>1</text:p>
          </table:table-cell>
          <table:table-cell table:style-name="ce4" table:formula="of:=([.$F$1]+1-[.A1205])/10" office:value-type="float" office:value="5.7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205" calcext:value-type="float">
            <text:p>1205</text:p>
          </table:table-cell>
          <table:table-cell table:style-name="ce3" table:formula="of:=[.$I$1]-([.$J$1]+((LOG10([.A1206]/[.$F$1])/LOG10(2))*[.$G$1]))" office:value-type="float" office:value="1.01093222013829" calcext:value-type="float">
            <text:p>1</text:p>
          </table:table-cell>
          <table:table-cell table:style-name="ce4" table:formula="of:=([.$F$1]+1-[.A1206])/10" office:value-type="float" office:value="5.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206" calcext:value-type="float">
            <text:p>1206</text:p>
          </table:table-cell>
          <table:table-cell table:style-name="ce3" table:formula="of:=[.$I$1]-([.$J$1]+((LOG10([.A1207]/[.$F$1])/LOG10(2))*[.$G$1]))" office:value-type="float" office:value="0.992143075848944" calcext:value-type="float">
            <text:p>1</text:p>
          </table:table-cell>
          <table:table-cell table:style-name="ce4" table:formula="of:=([.$F$1]+1-[.A1207])/10" office:value-type="float" office:value="5.5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207" calcext:value-type="float">
            <text:p>1207</text:p>
          </table:table-cell>
          <table:table-cell table:style-name="ce3" table:formula="of:=[.$I$1]-([.$J$1]+((LOG10([.A1208]/[.$F$1])/LOG10(2))*[.$G$1]))" office:value-type="float" office:value="0.973369504826437" calcext:value-type="float">
            <text:p>1</text:p>
          </table:table-cell>
          <table:table-cell table:style-name="ce4" table:formula="of:=([.$F$1]+1-[.A1208])/10" office:value-type="float" office:value="5.4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208" calcext:value-type="float">
            <text:p>1208</text:p>
          </table:table-cell>
          <table:table-cell table:style-name="ce3" table:formula="of:=[.$I$1]-([.$J$1]+((LOG10([.A1209]/[.$F$1])/LOG10(2))*[.$G$1]))" office:value-type="float" office:value="0.954611481276544" calcext:value-type="float">
            <text:p>1</text:p>
          </table:table-cell>
          <table:table-cell table:style-name="ce4" table:formula="of:=([.$F$1]+1-[.A1209])/10" office:value-type="float" office:value="5.3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209" calcext:value-type="float">
            <text:p>1209</text:p>
          </table:table-cell>
          <table:table-cell table:style-name="ce3" table:formula="of:=[.$I$1]-([.$J$1]+((LOG10([.A1210]/[.$F$1])/LOG10(2))*[.$G$1]))" office:value-type="float" office:value="0.935868979469035" calcext:value-type="float">
            <text:p>1</text:p>
          </table:table-cell>
          <table:table-cell table:style-name="ce4" table:formula="of:=([.$F$1]+1-[.A1210])/10" office:value-type="float" office:value="5.2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210" calcext:value-type="float">
            <text:p>1210</text:p>
          </table:table-cell>
          <table:table-cell table:style-name="ce3" table:formula="of:=[.$I$1]-([.$J$1]+((LOG10([.A1211]/[.$F$1])/LOG10(2))*[.$G$1]))" office:value-type="float" office:value="0.917141973737557" calcext:value-type="float">
            <text:p>1</text:p>
          </table:table-cell>
          <table:table-cell table:style-name="ce4" table:formula="of:=([.$F$1]+1-[.A1211])/10" office:value-type="float" office:value="5.1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211" calcext:value-type="float">
            <text:p>1211</text:p>
          </table:table-cell>
          <table:table-cell table:style-name="ce3" table:formula="of:=[.$I$1]-([.$J$1]+((LOG10([.A1212]/[.$F$1])/LOG10(2))*[.$G$1]))" office:value-type="float" office:value="0.898430438479309" calcext:value-type="float">
            <text:p>1</text:p>
          </table:table-cell>
          <table:table-cell table:style-name="ce4" table:formula="of:=([.$F$1]+1-[.A1212])/10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212" calcext:value-type="float">
            <text:p>1212</text:p>
          </table:table-cell>
          <table:table-cell table:style-name="ce3" table:formula="of:=[.$I$1]-([.$J$1]+((LOG10([.A1213]/[.$F$1])/LOG10(2))*[.$G$1]))" office:value-type="float" office:value="0.87973434815494" calcext:value-type="float">
            <text:p>1</text:p>
          </table:table-cell>
          <table:table-cell table:style-name="ce4" table:formula="of:=([.$F$1]+1-[.A1213])/10" office:value-type="float" office:value="4.9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213" calcext:value-type="float">
            <text:p>1213</text:p>
          </table:table-cell>
          <table:table-cell table:style-name="ce3" table:formula="of:=[.$I$1]-([.$J$1]+((LOG10([.A1214]/[.$F$1])/LOG10(2))*[.$G$1]))" office:value-type="float" office:value="0.861053677288268" calcext:value-type="float">
            <text:p>1</text:p>
          </table:table-cell>
          <table:table-cell table:style-name="ce4" table:formula="of:=([.$F$1]+1-[.A1214])/10" office:value-type="float" office:value="4.8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214" calcext:value-type="float">
            <text:p>1214</text:p>
          </table:table-cell>
          <table:table-cell table:style-name="ce3" table:formula="of:=[.$I$1]-([.$J$1]+((LOG10([.A1215]/[.$F$1])/LOG10(2))*[.$G$1]))" office:value-type="float" office:value="0.842388400466064" calcext:value-type="float">
            <text:p>1</text:p>
          </table:table-cell>
          <table:table-cell table:style-name="ce4" table:formula="of:=([.$F$1]+1-[.A1215])/10" office:value-type="float" office:value="4.7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215" calcext:value-type="float">
            <text:p>1215</text:p>
          </table:table-cell>
          <table:table-cell table:style-name="ce3" table:formula="of:=[.$I$1]-([.$J$1]+((LOG10([.A1216]/[.$F$1])/LOG10(2))*[.$G$1]))" office:value-type="float" office:value="0.823738492337924" calcext:value-type="float">
            <text:p>1</text:p>
          </table:table-cell>
          <table:table-cell table:style-name="ce4" table:formula="of:=([.$F$1]+1-[.A1216])/10" office:value-type="float" office:value="4.6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216" calcext:value-type="float">
            <text:p>1216</text:p>
          </table:table-cell>
          <table:table-cell table:style-name="ce3" table:formula="of:=[.$I$1]-([.$J$1]+((LOG10([.A1217]/[.$F$1])/LOG10(2))*[.$G$1]))" office:value-type="float" office:value="0.805103927615988" calcext:value-type="float">
            <text:p>1</text:p>
          </table:table-cell>
          <table:table-cell table:style-name="ce4" table:formula="of:=([.$F$1]+1-[.A1217])/10" office:value-type="float" office:value="4.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217" calcext:value-type="float">
            <text:p>1217</text:p>
          </table:table-cell>
          <table:table-cell table:style-name="ce3" table:formula="of:=[.$I$1]-([.$J$1]+((LOG10([.A1218]/[.$F$1])/LOG10(2))*[.$G$1]))" office:value-type="float" office:value="0.786484681074739" calcext:value-type="float">
            <text:p>1</text:p>
          </table:table-cell>
          <table:table-cell table:style-name="ce4" table:formula="of:=([.$F$1]+1-[.A1218])/10" office:value-type="float" office:value="4.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218" calcext:value-type="float">
            <text:p>1218</text:p>
          </table:table-cell>
          <table:table-cell table:style-name="ce3" table:formula="of:=[.$I$1]-([.$J$1]+((LOG10([.A1219]/[.$F$1])/LOG10(2))*[.$G$1]))" office:value-type="float" office:value="0.76788072755086" calcext:value-type="float">
            <text:p>1</text:p>
          </table:table-cell>
          <table:table-cell table:style-name="ce4" table:formula="of:=([.$F$1]+1-[.A1219])/10" office:value-type="float" office:value="4.3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219" calcext:value-type="float">
            <text:p>1219</text:p>
          </table:table-cell>
          <table:table-cell table:style-name="ce3" table:formula="of:=[.$I$1]-([.$J$1]+((LOG10([.A1220]/[.$F$1])/LOG10(2))*[.$G$1]))" office:value-type="float" office:value="0.749292041942951" calcext:value-type="float">
            <text:p>1</text:p>
          </table:table-cell>
          <table:table-cell table:style-name="ce4" table:formula="of:=([.$F$1]+1-[.A1220])/10" office:value-type="float" office:value="4.2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220" calcext:value-type="float">
            <text:p>1220</text:p>
          </table:table-cell>
          <table:table-cell table:style-name="ce3" table:formula="of:=[.$I$1]-([.$J$1]+((LOG10([.A1221]/[.$F$1])/LOG10(2))*[.$G$1]))" office:value-type="float" office:value="0.730718599211372" calcext:value-type="float">
            <text:p>1</text:p>
          </table:table-cell>
          <table:table-cell table:style-name="ce4" table:formula="of:=([.$F$1]+1-[.A1221])/10" office:value-type="float" office:value="4.1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221" calcext:value-type="float">
            <text:p>1221</text:p>
          </table:table-cell>
          <table:table-cell table:style-name="ce3" table:formula="of:=[.$I$1]-([.$J$1]+((LOG10([.A1222]/[.$F$1])/LOG10(2))*[.$G$1]))" office:value-type="float" office:value="0.712160374378044" calcext:value-type="float">
            <text:p>1</text:p>
          </table:table-cell>
          <table:table-cell table:style-name="ce4" table:formula="of:=([.$F$1]+1-[.A1222])/10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222" calcext:value-type="float">
            <text:p>1222</text:p>
          </table:table-cell>
          <table:table-cell table:style-name="ce3" table:formula="of:=[.$I$1]-([.$J$1]+((LOG10([.A1223]/[.$F$1])/LOG10(2))*[.$G$1]))" office:value-type="float" office:value="0.693617342526224" calcext:value-type="float">
            <text:p>1</text:p>
          </table:table-cell>
          <table:table-cell table:style-name="ce4" table:formula="of:=([.$F$1]+1-[.A1223])/10" office:value-type="float" office:value="3.9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223" calcext:value-type="float">
            <text:p>1223</text:p>
          </table:table-cell>
          <table:table-cell table:style-name="ce3" table:formula="of:=[.$I$1]-([.$J$1]+((LOG10([.A1224]/[.$F$1])/LOG10(2))*[.$G$1]))" office:value-type="float" office:value="0.675089478800302" calcext:value-type="float">
            <text:p>1</text:p>
          </table:table-cell>
          <table:table-cell table:style-name="ce4" table:formula="of:=([.$F$1]+1-[.A1224])/10" office:value-type="float" office:value="3.8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224" calcext:value-type="float">
            <text:p>1224</text:p>
          </table:table-cell>
          <table:table-cell table:style-name="ce3" table:formula="of:=[.$I$1]-([.$J$1]+((LOG10([.A1225]/[.$F$1])/LOG10(2))*[.$G$1]))" office:value-type="float" office:value="0.656576758405649" calcext:value-type="float">
            <text:p>1</text:p>
          </table:table-cell>
          <table:table-cell table:style-name="ce4" table:formula="of:=([.$F$1]+1-[.A1225])/10" office:value-type="float" office:value="3.7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225" calcext:value-type="float">
            <text:p>1225</text:p>
          </table:table-cell>
          <table:table-cell table:style-name="ce3" table:formula="of:=[.$I$1]-([.$J$1]+((LOG10([.A1226]/[.$F$1])/LOG10(2))*[.$G$1]))" office:value-type="float" office:value="0.638079156608328" calcext:value-type="float">
            <text:p>1</text:p>
          </table:table-cell>
          <table:table-cell table:style-name="ce4" table:formula="of:=([.$F$1]+1-[.A1226])/10" office:value-type="float" office:value="3.6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226" calcext:value-type="float">
            <text:p>1226</text:p>
          </table:table-cell>
          <table:table-cell table:style-name="ce3" table:formula="of:=[.$I$1]-([.$J$1]+((LOG10([.A1227]/[.$F$1])/LOG10(2))*[.$G$1]))" office:value-type="float" office:value="0.619596648735012" calcext:value-type="float">
            <text:p>1</text:p>
          </table:table-cell>
          <table:table-cell table:style-name="ce4" table:formula="of:=([.$F$1]+1-[.A1227])/10" office:value-type="float" office:value="3.5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227" calcext:value-type="float">
            <text:p>1227</text:p>
          </table:table-cell>
          <table:table-cell table:style-name="ce3" table:formula="of:=[.$I$1]-([.$J$1]+((LOG10([.A1228]/[.$F$1])/LOG10(2))*[.$G$1]))" office:value-type="float" office:value="0.601129210172672" calcext:value-type="float">
            <text:p>1</text:p>
          </table:table-cell>
          <table:table-cell table:style-name="ce4" table:formula="of:=([.$F$1]+1-[.A1228])/10" office:value-type="float" office:value="3.4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1228" calcext:value-type="float">
            <text:p>1228</text:p>
          </table:table-cell>
          <table:table-cell table:style-name="ce3" table:formula="of:=[.$I$1]-([.$J$1]+((LOG10([.A1229]/[.$F$1])/LOG10(2))*[.$G$1]))" office:value-type="float" office:value="0.582676816368462" calcext:value-type="float">
            <text:p>1</text:p>
          </table:table-cell>
          <table:table-cell table:style-name="ce4" table:formula="of:=([.$F$1]+1-[.A1229])/10" office:value-type="float" office:value="3.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1229" calcext:value-type="float">
            <text:p>1229</text:p>
          </table:table-cell>
          <table:table-cell table:style-name="ce3" table:formula="of:=[.$I$1]-([.$J$1]+((LOG10([.A1230]/[.$F$1])/LOG10(2))*[.$G$1]))" office:value-type="float" office:value="0.564239442829489" calcext:value-type="float">
            <text:p>1</text:p>
          </table:table-cell>
          <table:table-cell table:style-name="ce4" table:formula="of:=([.$F$1]+1-[.A1230])/10" office:value-type="float" office:value="3.2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1230" calcext:value-type="float">
            <text:p>1230</text:p>
          </table:table-cell>
          <table:table-cell table:style-name="ce3" table:formula="of:=[.$I$1]-([.$J$1]+((LOG10([.A1231]/[.$F$1])/LOG10(2))*[.$G$1]))" office:value-type="float" office:value="0.54581706512262" calcext:value-type="float">
            <text:p>1</text:p>
          </table:table-cell>
          <table:table-cell table:style-name="ce4" table:formula="of:=([.$F$1]+1-[.A1231])/10" office:value-type="float" office:value="3.1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1231" calcext:value-type="float">
            <text:p>1231</text:p>
          </table:table-cell>
          <table:table-cell table:style-name="ce3" table:formula="of:=[.$I$1]-([.$J$1]+((LOG10([.A1232]/[.$F$1])/LOG10(2))*[.$G$1]))" office:value-type="float" office:value="0.527409658874305" calcext:value-type="float">
            <text:p>1</text:p>
          </table:table-cell>
          <table:table-cell table:style-name="ce4" table:formula="of:=([.$F$1]+1-[.A1232])/10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1232" calcext:value-type="float">
            <text:p>1232</text:p>
          </table:table-cell>
          <table:table-cell table:style-name="ce3" table:formula="of:=[.$I$1]-([.$J$1]+((LOG10([.A1233]/[.$F$1])/LOG10(2))*[.$G$1]))" office:value-type="float" office:value="0.509017199770327" calcext:value-type="float">
            <text:p>1</text:p>
          </table:table-cell>
          <table:table-cell table:style-name="ce4" table:formula="of:=([.$F$1]+1-[.A1233])/10" office:value-type="float" office:value="2.9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1233" calcext:value-type="float">
            <text:p>1233</text:p>
          </table:table-cell>
          <table:table-cell table:style-name="ce3" table:formula="of:=[.$I$1]-([.$J$1]+((LOG10([.A1234]/[.$F$1])/LOG10(2))*[.$G$1]))" office:value-type="float" office:value="0.490639663555712" calcext:value-type="float">
            <text:p>0</text:p>
          </table:table-cell>
          <table:table-cell table:style-name="ce4" table:formula="of:=([.$F$1]+1-[.A1234])/10" office:value-type="float" office:value="2.8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1234" calcext:value-type="float">
            <text:p>1234</text:p>
          </table:table-cell>
          <table:table-cell table:style-name="ce3" table:formula="of:=[.$I$1]-([.$J$1]+((LOG10([.A1235]/[.$F$1])/LOG10(2))*[.$G$1]))" office:value-type="float" office:value="0.472277026034419" calcext:value-type="float">
            <text:p>0</text:p>
          </table:table-cell>
          <table:table-cell table:style-name="ce4" table:formula="of:=([.$F$1]+1-[.A1235])/10" office:value-type="float" office:value="2.7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1235" calcext:value-type="float">
            <text:p>1235</text:p>
          </table:table-cell>
          <table:table-cell table:style-name="ce3" table:formula="of:=[.$I$1]-([.$J$1]+((LOG10([.A1236]/[.$F$1])/LOG10(2))*[.$G$1]))" office:value-type="float" office:value="0.453929263069256" calcext:value-type="float">
            <text:p>0</text:p>
          </table:table-cell>
          <table:table-cell table:style-name="ce4" table:formula="of:=([.$F$1]+1-[.A1236])/10" office:value-type="float" office:value="2.6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1236" calcext:value-type="float">
            <text:p>1236</text:p>
          </table:table-cell>
          <table:table-cell table:style-name="ce3" table:formula="of:=[.$I$1]-([.$J$1]+((LOG10([.A1237]/[.$F$1])/LOG10(2))*[.$G$1]))" office:value-type="float" office:value="0.435596350581591" calcext:value-type="float">
            <text:p>0</text:p>
          </table:table-cell>
          <table:table-cell table:style-name="ce4" table:formula="of:=([.$F$1]+1-[.A1237])/10" office:value-type="float" office:value="2.5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1237" calcext:value-type="float">
            <text:p>1237</text:p>
          </table:table-cell>
          <table:table-cell table:style-name="ce3" table:formula="of:=[.$I$1]-([.$J$1]+((LOG10([.A1238]/[.$F$1])/LOG10(2))*[.$G$1]))" office:value-type="float" office:value="0.417278264551271" calcext:value-type="float">
            <text:p>0</text:p>
          </table:table-cell>
          <table:table-cell table:style-name="ce4" table:formula="of:=([.$F$1]+1-[.A1238])/10" office:value-type="float" office:value="2.4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1238" calcext:value-type="float">
            <text:p>1238</text:p>
          </table:table-cell>
          <table:table-cell table:style-name="ce3" table:formula="of:=[.$I$1]-([.$J$1]+((LOG10([.A1239]/[.$F$1])/LOG10(2))*[.$G$1]))" office:value-type="float" office:value="0.398974981016323" calcext:value-type="float">
            <text:p>0</text:p>
          </table:table-cell>
          <table:table-cell table:style-name="ce4" table:formula="of:=([.$F$1]+1-[.A1239])/10" office:value-type="float" office:value="2.3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1239" calcext:value-type="float">
            <text:p>1239</text:p>
          </table:table-cell>
          <table:table-cell table:style-name="ce3" table:formula="of:=[.$I$1]-([.$J$1]+((LOG10([.A1240]/[.$F$1])/LOG10(2))*[.$G$1]))" office:value-type="float" office:value="0.380686476072839" calcext:value-type="float">
            <text:p>0</text:p>
          </table:table-cell>
          <table:table-cell table:style-name="ce4" table:formula="of:=([.$F$1]+1-[.A1240])/10" office:value-type="float" office:value="2.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1240" calcext:value-type="float">
            <text:p>1240</text:p>
          </table:table-cell>
          <table:table-cell table:style-name="ce3" table:formula="of:=[.$I$1]-([.$J$1]+((LOG10([.A1241]/[.$F$1])/LOG10(2))*[.$G$1]))" office:value-type="float" office:value="0.362412725874748" calcext:value-type="float">
            <text:p>0</text:p>
          </table:table-cell>
          <table:table-cell table:style-name="ce4" table:formula="of:=([.$F$1]+1-[.A1241])/10" office:value-type="float" office:value="2.1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1241" calcext:value-type="float">
            <text:p>1241</text:p>
          </table:table-cell>
          <table:table-cell table:style-name="ce3" table:formula="of:=[.$I$1]-([.$J$1]+((LOG10([.A1242]/[.$F$1])/LOG10(2))*[.$G$1]))" office:value-type="float" office:value="0.344153706633676" calcext:value-type="float">
            <text:p>0</text:p>
          </table:table-cell>
          <table:table-cell table:style-name="ce4" table:formula="of:=([.$F$1]+1-[.A1242])/10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1242" calcext:value-type="float">
            <text:p>1242</text:p>
          </table:table-cell>
          <table:table-cell table:style-name="ce3" table:formula="of:=[.$I$1]-([.$J$1]+((LOG10([.A1243]/[.$F$1])/LOG10(2))*[.$G$1]))" office:value-type="float" office:value="0.325909394618719" calcext:value-type="float">
            <text:p>0</text:p>
          </table:table-cell>
          <table:table-cell table:style-name="ce4" table:formula="of:=([.$F$1]+1-[.A1243])/10" office:value-type="float" office:value="1.9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1243" calcext:value-type="float">
            <text:p>1243</text:p>
          </table:table-cell>
          <table:table-cell table:style-name="ce3" table:formula="of:=[.$I$1]-([.$J$1]+((LOG10([.A1244]/[.$F$1])/LOG10(2))*[.$G$1]))" office:value-type="float" office:value="0.307679766156269" calcext:value-type="float">
            <text:p>0</text:p>
          </table:table-cell>
          <table:table-cell table:style-name="ce4" table:formula="of:=([.$F$1]+1-[.A1244])/10" office:value-type="float" office:value="1.8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1244" calcext:value-type="float">
            <text:p>1244</text:p>
          </table:table-cell>
          <table:table-cell table:style-name="ce3" table:formula="of:=[.$I$1]-([.$J$1]+((LOG10([.A1245]/[.$F$1])/LOG10(2))*[.$G$1]))" office:value-type="float" office:value="0.289464797629819" calcext:value-type="float">
            <text:p>0</text:p>
          </table:table-cell>
          <table:table-cell table:style-name="ce4" table:formula="of:=([.$F$1]+1-[.A1245])/10" office:value-type="float" office:value="1.7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1245" calcext:value-type="float">
            <text:p>1245</text:p>
          </table:table-cell>
          <table:table-cell table:style-name="ce3" table:formula="of:=[.$I$1]-([.$J$1]+((LOG10([.A1246]/[.$F$1])/LOG10(2))*[.$G$1]))" office:value-type="float" office:value="0.271264465479817" calcext:value-type="float">
            <text:p>0</text:p>
          </table:table-cell>
          <table:table-cell table:style-name="ce4" table:formula="of:=([.$F$1]+1-[.A1246])/10" office:value-type="float" office:value="1.6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1246" calcext:value-type="float">
            <text:p>1246</text:p>
          </table:table-cell>
          <table:table-cell table:style-name="ce3" table:formula="of:=[.$I$1]-([.$J$1]+((LOG10([.A1247]/[.$F$1])/LOG10(2))*[.$G$1]))" office:value-type="float" office:value="0.253078746203442" calcext:value-type="float">
            <text:p>0</text:p>
          </table:table-cell>
          <table:table-cell table:style-name="ce4" table:formula="of:=([.$F$1]+1-[.A1247])/10" office:value-type="float" office:value="1.5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1247" calcext:value-type="float">
            <text:p>1247</text:p>
          </table:table-cell>
          <table:table-cell table:style-name="ce3" table:formula="of:=[.$I$1]-([.$J$1]+((LOG10([.A1248]/[.$F$1])/LOG10(2))*[.$G$1]))" office:value-type="float" office:value="0.234907616354462" calcext:value-type="float">
            <text:p>0</text:p>
          </table:table-cell>
          <table:table-cell table:style-name="ce4" table:formula="of:=([.$F$1]+1-[.A1248])/10" office:value-type="float" office:value="1.4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1248" calcext:value-type="float">
            <text:p>1248</text:p>
          </table:table-cell>
          <table:table-cell table:style-name="ce3" table:formula="of:=[.$I$1]-([.$J$1]+((LOG10([.A1249]/[.$F$1])/LOG10(2))*[.$G$1]))" office:value-type="float" office:value="0.216751052542975" calcext:value-type="float">
            <text:p>0</text:p>
          </table:table-cell>
          <table:table-cell table:style-name="ce4" table:formula="of:=([.$F$1]+1-[.A1249])/10" office:value-type="float" office:value="1.3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1249" calcext:value-type="float">
            <text:p>1249</text:p>
          </table:table-cell>
          <table:table-cell table:style-name="ce3" table:formula="of:=[.$I$1]-([.$J$1]+((LOG10([.A1250]/[.$F$1])/LOG10(2))*[.$G$1]))" office:value-type="float" office:value="0.198609031435353" calcext:value-type="float">
            <text:p>0</text:p>
          </table:table-cell>
          <table:table-cell table:style-name="ce4" table:formula="of:=([.$F$1]+1-[.A1250])/10" office:value-type="float" office:value="1.2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1250" calcext:value-type="float">
            <text:p>1250</text:p>
          </table:table-cell>
          <table:table-cell table:style-name="ce3" table:formula="of:=[.$I$1]-([.$J$1]+((LOG10([.A1251]/[.$F$1])/LOG10(2))*[.$G$1]))" office:value-type="float" office:value="0.180481529753919" calcext:value-type="float">
            <text:p>0</text:p>
          </table:table-cell>
          <table:table-cell table:style-name="ce4" table:formula="of:=([.$F$1]+1-[.A1251])/10" office:value-type="float" office:value="1.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1251" calcext:value-type="float">
            <text:p>1251</text:p>
          </table:table-cell>
          <table:table-cell table:style-name="ce3" table:formula="of:=[.$I$1]-([.$J$1]+((LOG10([.A1252]/[.$F$1])/LOG10(2))*[.$G$1]))" office:value-type="float" office:value="0.1623685242769" calcext:value-type="float">
            <text:p>0</text:p>
          </table:table-cell>
          <table:table-cell table:style-name="ce4" table:formula="of:=([.$F$1]+1-[.A1252])/10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1252" calcext:value-type="float">
            <text:p>1252</text:p>
          </table:table-cell>
          <table:table-cell table:style-name="ce3" table:formula="of:=[.$I$1]-([.$J$1]+((LOG10([.A1253]/[.$F$1])/LOG10(2))*[.$G$1]))" office:value-type="float" office:value="0.144269991838172" calcext:value-type="float">
            <text:p>0</text:p>
          </table:table-cell>
          <table:table-cell table:style-name="ce4" table:formula="of:=([.$F$1]+1-[.A1253])/10" office:value-type="float" office:value="0.9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1253" calcext:value-type="float">
            <text:p>1253</text:p>
          </table:table-cell>
          <table:table-cell table:style-name="ce3" table:formula="of:=[.$I$1]-([.$J$1]+((LOG10([.A1254]/[.$F$1])/LOG10(2))*[.$G$1]))" office:value-type="float" office:value="0.126185909327063" calcext:value-type="float">
            <text:p>0</text:p>
          </table:table-cell>
          <table:table-cell table:style-name="ce4" table:formula="of:=([.$F$1]+1-[.A1254])/10" office:value-type="float" office:value="0.8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1254" calcext:value-type="float">
            <text:p>1254</text:p>
          </table:table-cell>
          <table:table-cell table:style-name="ce3" table:formula="of:=[.$I$1]-([.$J$1]+((LOG10([.A1255]/[.$F$1])/LOG10(2))*[.$G$1]))" office:value-type="float" office:value="0.108116253688266" calcext:value-type="float">
            <text:p>0</text:p>
          </table:table-cell>
          <table:table-cell table:style-name="ce4" table:formula="of:=([.$F$1]+1-[.A1255])/10" office:value-type="float" office:value="0.7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1255" calcext:value-type="float">
            <text:p>1255</text:p>
          </table:table-cell>
          <table:table-cell table:style-name="ce3" table:formula="of:=[.$I$1]-([.$J$1]+((LOG10([.A1256]/[.$F$1])/LOG10(2))*[.$G$1]))" office:value-type="float" office:value="0.0900610019215691" calcext:value-type="float">
            <text:p>0</text:p>
          </table:table-cell>
          <table:table-cell table:style-name="ce4" table:formula="of:=([.$F$1]+1-[.A1256])/10" office:value-type="float" office:value="0.6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1256" calcext:value-type="float">
            <text:p>1256</text:p>
          </table:table-cell>
          <table:table-cell table:style-name="ce3" table:formula="of:=[.$I$1]-([.$J$1]+((LOG10([.A1257]/[.$F$1])/LOG10(2))*[.$G$1]))" office:value-type="float" office:value="0.0720201310817288" calcext:value-type="float">
            <text:p>0</text:p>
          </table:table-cell>
          <table:table-cell table:style-name="ce4" table:formula="of:=([.$F$1]+1-[.A1257])/10" office:value-type="float" office:value="0.5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1257" calcext:value-type="float">
            <text:p>1257</text:p>
          </table:table-cell>
          <table:table-cell table:style-name="ce3" table:formula="of:=[.$I$1]-([.$J$1]+((LOG10([.A1258]/[.$F$1])/LOG10(2))*[.$G$1]))" office:value-type="float" office:value="0.0539936182782981" calcext:value-type="float">
            <text:p>0</text:p>
          </table:table-cell>
          <table:table-cell table:style-name="ce4" table:formula="of:=([.$F$1]+1-[.A1258])/10" office:value-type="float" office:value="0.4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1258" calcext:value-type="float">
            <text:p>1258</text:p>
          </table:table-cell>
          <table:table-cell table:style-name="ce3" table:formula="of:=[.$I$1]-([.$J$1]+((LOG10([.A1259]/[.$F$1])/LOG10(2))*[.$G$1]))" office:value-type="float" office:value="0.0359814406754424" calcext:value-type="float">
            <text:p>0</text:p>
          </table:table-cell>
          <table:table-cell table:style-name="ce4" table:formula="of:=([.$F$1]+1-[.A1259])/10" office:value-type="float" office:value="0.3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1259" calcext:value-type="float">
            <text:p>1259</text:p>
          </table:table-cell>
          <table:table-cell table:style-name="ce3" table:formula="of:=[.$I$1]-([.$J$1]+((LOG10([.A1260]/[.$F$1])/LOG10(2))*[.$G$1]))" office:value-type="float" office:value="0.0179835754917121" calcext:value-type="float">
            <text:p>0</text:p>
          </table:table-cell>
          <table:table-cell table:style-name="ce4" table:formula="of:=([.$F$1]+1-[.A1260])/10" office:value-type="float" office:value="0.2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1260" calcext:value-type="float">
            <text:p>1260</text:p>
          </table:table-cell>
          <table:table-cell table:style-name="ce3" table:formula="of:=[.$I$1]-([.$J$1]+((LOG10([.A1261]/[.$F$1])/LOG10(2))*[.$G$1]))" office:value-type="float" office:value="0" calcext:value-type="float">
            <text:p>0</text:p>
          </table:table-cell>
          <table:table-cell table:style-name="ce4" table:formula="of:=([.$F$1]+1-[.A1261])/10" office:value-type="float" office:value="0.1" calcext:value-type="float">
            <text:p>0</text:p>
          </table:table-cell>
          <table:table-cell table:number-columns-repeated="1021"/>
        </table:table-row>
        <table:table-row table:style-name="ro3" table:number-rows-repeated="104731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oglio1.B2:Foglio1.B1261">
            <calcext:condition calcext:apply-style-name="Senza nome1" calcext:value="&gt;=127" calcext:base-cell-address="Foglio1.B2"/>
            <calcext:condition calcext:apply-style-name="Senza nome2" calcext:value="&lt;127" calcext:base-cell-address="Foglio1.B2"/>
          </calcext:conditional-format>
        </calcext:conditional-formats>
      </table:table>
      <table:table table:name="Foglio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3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.</number:text>
      <number:minute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nza_20_nome1" style:display-name="Senza nome1" style:family="table-cell" style:parent-style-name="Default">
      <style:table-cell-properties fo:background-color="#ff9999"/>
    </style:style>
    <style:style style:name="Senza_20_nome2" style:display-name="Senza nome2" style:family="table-cell" style:parent-style-name="Default">
      <style:table-cell-properties fo:background-color="#99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2" style:display-name="PageStyle_Fogli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Tavan</meta:initial-creator>
    <meta:creation-date>2017-01-26T08:04:45</meta:creation-date>
    <dc:date>2018-02-03T15:26:08.056000000</dc:date>
    <meta:generator>LibreOffice/5.1.4.2$Windows_x86 LibreOffice_project/f99d75f39f1c57ebdd7ffc5f42867c12031db97a</meta:generator>
    <meta:editing-duration>PT6M18S</meta:editing-duration>
    <meta:editing-cycles>2</meta:editing-cycles>
    <meta:document-statistic meta:table-count="3" meta:cell-count="3795" meta:object-count="1"/>
    <meta:user-defined meta:name="AppVersion">14.0300</meta:user-defined>
    <meta:user-defined meta:name="Company">VD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3.952cm" style:legend-expansion="high" chart:style-name="ch2"/>
        <chart:plot-area chart:style-name="ch3" table:cell-range-address="Foglio1.A1:Foglio1.C1261" chart:data-source-has-labels="row" svg:x="0.32cm" svg:y="0.18cm" svg:width="12.323cm" svg:height="8.64cm">
          <chartooo:coordinate-region svg:x="0.941cm" svg:y="0.379cm" svg:width="11.14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B2:Foglio1.B1261" chart:label-cell-address="Foglio1.B1:Foglio1.B1" chart:class="chart:scatter">
            <chart:domain table:cell-range-address="Foglio1.A2:Foglio1.A1261"/>
            <chart:data-point chart:repeated="713"/>
            <chart:data-point chart:style-name="ch8"/>
            <chart:data-point chart:repeated="106"/>
            <chart:data-point chart:style-name="ch8"/>
            <chart:data-point chart:repeated="2"/>
            <chart:data-point chart:style-name="ch8"/>
            <chart:data-point chart:repeated="32"/>
            <chart:data-point chart:style-name="ch8"/>
            <chart:data-point chart:repeated="403"/>
          </chart:series>
          <chart:series chart:style-name="ch9" chart:values-cell-range-address="Foglio1.C2:Foglio1.C1261" chart:label-cell-address="Foglio1.C1:Foglio1.C1" chart:class="chart:scatter">
            <chart:data-point chart:repeated="12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logVelocity</text:p>
                <draw:g>
                  <svg:desc>Foglio1.B1:Foglio1.B1</svg:desc>
                </draw:g>
              </table:table-cell>
              <table:table-cell office:value-type="string">
                <text:p>linVelocity</text:p>
                <draw:g>
                  <svg:desc>Foglio1.C1:Foglio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glio1.A2:Foglio1.A1261</svg:desc>
                </draw:g>
              </table:table-cell>
              <table:table-cell office:value-type="float" office:value="161.69756588868">
                <text:p>161.69756588868</text:p>
                <draw:g>
                  <svg:desc>Foglio1.B2:Foglio1.B1261</svg:desc>
                </draw:g>
              </table:table-cell>
              <table:table-cell office:value-type="float" office:value="126">
                <text:p>126</text:p>
                <draw:g>
                  <svg:desc>Foglio1.C2:Foglio1.C1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5.99756588868">
                <text:p>145.99756588868</text:p>
              </table:table-cell>
              <table:table-cell office:value-type="float" office:value="125.9">
                <text:p>12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6.813654627358">
                <text:p>136.813654627358</text:p>
              </table:table-cell>
              <table:table-cell office:value-type="float" office:value="125.8">
                <text:p>12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0.29756588868">
                <text:p>130.29756588868</text:p>
              </table:table-cell>
              <table:table-cell office:value-type="float" office:value="125.7">
                <text:p>12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5.243294798949">
                <text:p>125.243294798949</text:p>
              </table:table-cell>
              <table:table-cell office:value-type="float" office:value="125.6">
                <text:p>12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1.113654627358">
                <text:p>121.113654627358</text:p>
              </table:table-cell>
              <table:table-cell office:value-type="float" office:value="125.5">
                <text:p>12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7.622093612376">
                <text:p>117.622093612376</text:p>
              </table:table-cell>
              <table:table-cell office:value-type="float" office:value="125.4">
                <text:p>12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4.59756588868">
                <text:p>114.59756588868</text:p>
              </table:table-cell>
              <table:table-cell office:value-type="float" office:value="125.3">
                <text:p>125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1.929743366036">
                <text:p>111.929743366036</text:p>
              </table:table-cell>
              <table:table-cell office:value-type="float" office:value="125.2">
                <text:p>12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9.543294798949">
                <text:p>109.543294798949</text:p>
              </table:table-cell>
              <table:table-cell office:value-type="float" office:value="125.1">
                <text:p>12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7.384489476075">
                <text:p>107.3844894760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5.413654627358">
                <text:p>105.413654627358</text:p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3.600662313865">
                <text:p>103.600662313865</text:p>
              </table:table-cell>
              <table:table-cell office:value-type="float" office:value="124.8">
                <text:p>12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1.922093612376">
                <text:p>101.922093612376</text:p>
              </table:table-cell>
              <table:table-cell office:value-type="float" office:value="124.7">
                <text:p>124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0.359383537627">
                <text:p>100.359383537627</text:p>
              </table:table-cell>
              <table:table-cell office:value-type="float" office:value="124.6">
                <text:p>124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8.8975658886803">
                <text:p>98.8975658886803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7.5243992810499">
                <text:p>97.5243992810499</text:p>
              </table:table-cell>
              <table:table-cell office:value-type="float" office:value="124.4">
                <text:p>124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6.229743366036">
                <text:p>96.229743366036</text:p>
              </table:table-cell>
              <table:table-cell office:value-type="float" office:value="124.3">
                <text:p>124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5.005103927616">
                <text:p>95.005103927616</text:p>
              </table:table-cell>
              <table:table-cell office:value-type="float" office:value="124.2">
                <text:p>124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3.8432947989487">
                <text:p>93.8432947989487</text:p>
              </table:table-cell>
              <table:table-cell office:value-type="float" office:value="124.1">
                <text:p>124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2.7381823510537">
                <text:p>92.738182351053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1.6844894760747">
                <text:p>91.6844894760747</text:p>
              </table:table-cell>
              <table:table-cell office:value-type="float" office:value="123.9">
                <text:p>123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0.6776431785852">
                <text:p>90.6776431785852</text:p>
              </table:table-cell>
              <table:table-cell office:value-type="float" office:value="123.8">
                <text:p>123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9.7136546273581">
                <text:p>89.7136546273581</text:p>
              </table:table-cell>
              <table:table-cell office:value-type="float" office:value="123.7">
                <text:p>123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8.7890237092171">
                <text:p>88.7890237092171</text:p>
              </table:table-cell>
              <table:table-cell office:value-type="float" office:value="123.6">
                <text:p>123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7.9006623138651">
                <text:p>87.9006623138651</text:p>
              </table:table-cell>
              <table:table-cell office:value-type="float" office:value="123.5">
                <text:p>123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7.0458321047138">
                <text:p>87.0458321047138</text:p>
              </table:table-cell>
              <table:table-cell office:value-type="float" office:value="123.4">
                <text:p>123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6.2220936123759">
                <text:p>86.2220936123759</text:p>
              </table:table-cell>
              <table:table-cell office:value-type="float" office:value="123.3">
                <text:p>123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5.4272642651774">
                <text:p>85.4272642651774</text:p>
              </table:table-cell>
              <table:table-cell office:value-type="float" office:value="123.2">
                <text:p>123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4.6593835376265">
                <text:p>84.6593835376265</text:p>
              </table:table-cell>
              <table:table-cell office:value-type="float" office:value="123.1">
                <text:p>123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3.9166838156063">
                <text:p>83.91668381560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3.1975658886803">
                <text:p>83.1975658886803</text:p>
              </table:table-cell>
              <table:table-cell office:value-type="float" office:value="122.9">
                <text:p>122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2.5005782147526">
                <text:p>82.5005782147526</text:p>
              </table:table-cell>
              <table:table-cell office:value-type="float" office:value="122.8">
                <text:p>122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1.8243992810499">
                <text:p>81.8243992810499</text:p>
              </table:table-cell>
              <table:table-cell office:value-type="float" office:value="122.7">
                <text:p>122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1.1678225226443">
                <text:p>81.1678225226443</text:p>
              </table:table-cell>
              <table:table-cell office:value-type="float" office:value="122.6">
                <text:p>12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0.529743366036">
                <text:p>80.529743366036</text:p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9.9091480483058">
                <text:p>79.9091480483058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9.305103927616">
                <text:p>79.305103927616</text:p>
              </table:table-cell>
              <table:table-cell office:value-type="float" office:value="122.3">
                <text:p>122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8.716751052543">
                <text:p>78.716751052543</text:p>
              </table:table-cell>
              <table:table-cell office:value-type="float" office:value="122.2">
                <text:p>122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8.1432947989487">
                <text:p>78.1432947989487</text:p>
              </table:table-cell>
              <table:table-cell office:value-type="float" office:value="122.1">
                <text:p>122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7.5839994161764">
                <text:p>77.583999416176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7.0381823510537">
                <text:p>77.0381823510537</text:p>
              </table:table-cell>
              <table:table-cell office:value-type="float" office:value="121.9">
                <text:p>121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6.5052092398574">
                <text:p>76.5052092398574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5.9844894760747">
                <text:p>75.9844894760747</text:p>
              </table:table-cell>
              <table:table-cell office:value-type="float" office:value="121.7">
                <text:p>121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5.4754722763044">
                <text:p>75.4754722763044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4.9776431785852">
                <text:p>74.9776431785852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4.4905209173414">
                <text:p>74.4905209173414</text:p>
              </table:table-cell>
              <table:table-cell office:value-type="float" office:value="121.4">
                <text:p>121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4.0136546273581">
                <text:p>74.013654627358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3.5466213360715">
                <text:p>73.5466213360715</text:p>
              </table:table-cell>
              <table:table-cell office:value-type="float" office:value="121.2">
                <text:p>121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3.0890237092171">
                <text:p>73.0890237092171</text:p>
              </table:table-cell>
              <table:table-cell office:value-type="float" office:value="121.1">
                <text:p>121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2.6404880197278">
                <text:p>72.64048801972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2.2006623138651">
                <text:p>72.2006623138651</text:p>
              </table:table-cell>
              <table:table-cell office:value-type="float" office:value="120.9">
                <text:p>120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1.7692147520381">
                <text:p>71.7692147520381</text:p>
              </table:table-cell>
              <table:table-cell office:value-type="float" office:value="120.8">
                <text:p>120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1.3458321047138">
                <text:p>71.3458321047138</text:p>
              </table:table-cell>
              <table:table-cell office:value-type="float" office:value="120.7">
                <text:p>120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0.9302183863431">
                <text:p>70.9302183863431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0.5220936123759">
                <text:p>70.5220936123759</text:p>
              </table:table-cell>
              <table:table-cell office:value-type="float" office:value="120.5">
                <text:p>12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0.1211926662938">
                <text:p>70.1211926662938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9.7272642651774">
                <text:p>69.7272642651774</text:p>
              </table:table-cell>
              <table:table-cell office:value-type="float" office:value="120.3">
                <text:p>120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9.3400700136994">
                <text:p>69.3400700136994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8.9593835376265">
                <text:p>68.9593835376265</text:p>
              </table:table-cell>
              <table:table-cell office:value-type="float" office:value="120.1">
                <text:p>120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8.584989688943">
                <text:p>68.5849896889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8.2166838156063">
                <text:p>68.2166838156063</text:p>
              </table:table-cell>
              <table:table-cell office:value-type="float" office:value="119.9">
                <text:p>119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7.8542710897316">
                <text:p>67.8542710897316</text:p>
              </table:table-cell>
              <table:table-cell office:value-type="float" office:value="119.8">
                <text:p>119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7.4975658886803">
                <text:p>67.4975658886803</text:p>
              </table:table-cell>
              <table:table-cell office:value-type="float" office:value="119.7">
                <text:p>119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7.1463912241335">
                <text:p>67.1463912241335</text:p>
              </table:table-cell>
              <table:table-cell office:value-type="float" office:value="119.6">
                <text:p>119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.8005782147525">
                <text:p>66.8005782147525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6.4599655984932">
                <text:p>66.4599655984932</text:p>
              </table:table-cell>
              <table:table-cell office:value-type="float" office:value="119.4">
                <text:p>119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6.12439928105">
                <text:p>66.1243992810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.793731917263">
                <text:p>65.793731917263</text:p>
              </table:table-cell>
              <table:table-cell office:value-type="float" office:value="119.2">
                <text:p>119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5.4678225226443">
                <text:p>65.4678225226443</text:p>
              </table:table-cell>
              <table:table-cell office:value-type="float" office:value="119.1">
                <text:p>119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5.1465361124568">
                <text:p>65.146536112456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4.829743366036">
                <text:p>64.829743366036</text:p>
              </table:table-cell>
              <table:table-cell office:value-type="float" office:value="118.9">
                <text:p>118.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4.517320314264">
                <text:p>64.517320314264</text:p>
              </table:table-cell>
              <table:table-cell office:value-type="float" office:value="118.8">
                <text:p>118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4.2091480483058">
                <text:p>64.2091480483058</text:p>
              </table:table-cell>
              <table:table-cell office:value-type="float" office:value="118.7">
                <text:p>118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3.9051124478949">
                <text:p>63.9051124478949</text:p>
              </table:table-cell>
              <table:table-cell office:value-type="float" office:value="118.6">
                <text:p>118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3.605103927616">
                <text:p>63.605103927616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3.3090171997703">
                <text:p>63.3090171997703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3.016751052543">
                <text:p>63.016751052543</text:p>
              </table:table-cell>
              <table:table-cell office:value-type="float" office:value="118.3">
                <text:p>118.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2.7282081422998">
                <text:p>62.7282081422998</text:p>
              </table:table-cell>
              <table:table-cell office:value-type="float" office:value="118.2">
                <text:p>118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2.4432947989487">
                <text:p>62.4432947989487</text:p>
              </table:table-cell>
              <table:table-cell office:value-type="float" office:value="118.1">
                <text:p>118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2.1619208433917">
                <text:p>62.16192084339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1.8839994161764">
                <text:p>61.8839994161764</text:p>
              </table:table-cell>
              <table:table-cell office:value-type="float" office:value="117.9">
                <text:p>117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1.6094468165336">
                <text:p>61.6094468165336</text:p>
              </table:table-cell>
              <table:table-cell office:value-type="float" office:value="117.8">
                <text:p>117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1.3381823510538">
                <text:p>61.3381823510538</text:p>
              </table:table-cell>
              <table:table-cell office:value-type="float" office:value="117.7">
                <text:p>117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1.0701281913184">
                <text:p>61.0701281913184</text:p>
              </table:table-cell>
              <table:table-cell office:value-type="float" office:value="117.6">
                <text:p>117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0.8052092398573">
                <text:p>60.8052092398573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60.5433530038552">
                <text:p>60.5433530038552</text:p>
              </table:table-cell>
              <table:table-cell office:value-type="float" office:value="117.4">
                <text:p>117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0.2844894760747">
                <text:p>60.2844894760747</text:p>
              </table:table-cell>
              <table:table-cell office:value-type="float" office:value="117.3">
                <text:p>117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0.0285510225078">
                <text:p>60.0285510225078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9.7754722763044">
                <text:p>59.7754722763044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9.5251900375608">
                <text:p>59.52519003756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9.2776431785852">
                <text:p>59.2776431785852</text:p>
              </table:table-cell>
              <table:table-cell office:value-type="float" office:value="116.9">
                <text:p>116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9.0327725542842">
                <text:p>59.0327725542842</text:p>
              </table:table-cell>
              <table:table-cell office:value-type="float" office:value="116.8">
                <text:p>116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8.7905209173414">
                <text:p>58.7905209173414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8.5508328378844">
                <text:p>58.5508328378844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8.3136546273581">
                <text:p>58.3136546273581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8.0789342663424">
                <text:p>58.0789342663424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7.8466213360715">
                <text:p>57.8466213360715</text:p>
              </table:table-cell>
              <table:table-cell office:value-type="float" office:value="116.3">
                <text:p>116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7.6166669534304">
                <text:p>57.6166669534304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7.3890237092171">
                <text:p>57.3890237092171</text:p>
              </table:table-cell>
              <table:table-cell office:value-type="float" office:value="116.1">
                <text:p>116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57.1636456094771">
                <text:p>57.16364560947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56.9404880197278">
                <text:p>56.9404880197278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56.7195076119037">
                <text:p>56.7195076119037</text:p>
              </table:table-cell>
              <table:table-cell office:value-type="float" office:value="115.8">
                <text:p>115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6.5006623138651">
                <text:p>56.5006623138651</text:p>
              </table:table-cell>
              <table:table-cell office:value-type="float" office:value="115.7">
                <text:p>115.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56.2839112613221">
                <text:p>56.2839112613221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56.0692147520381">
                <text:p>56.0692147520381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55.8565342021823">
                <text:p>55.8565342021823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55.6458321047138">
                <text:p>55.6458321047138</text:p>
              </table:table-cell>
              <table:table-cell office:value-type="float" office:value="115.3">
                <text:p>115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55.4370719896825">
                <text:p>55.4370719896825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5.2302183863431">
                <text:p>55.2302183863431</text:p>
              </table:table-cell>
              <table:table-cell office:value-type="float" office:value="115.1">
                <text:p>115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55.0252367869836">
                <text:p>55.025236786983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54.8220936123759">
                <text:p>54.8220936123759</text:p>
              </table:table-cell>
              <table:table-cell office:value-type="float" office:value="114.9">
                <text:p>114.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4.6207561787618">
                <text:p>54.6207561787618</text:p>
              </table:table-cell>
              <table:table-cell office:value-type="float" office:value="114.8">
                <text:p>114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4.4211926662938">
                <text:p>54.4211926662938</text:p>
              </table:table-cell>
              <table:table-cell office:value-type="float" office:value="114.7">
                <text:p>114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54.2233720888536">
                <text:p>54.2233720888536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4.0272642651774">
                <text:p>54.0272642651774</text:p>
              </table:table-cell>
              <table:table-cell office:value-type="float" office:value="114.5">
                <text:p>114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3.8328397912208">
                <text:p>53.8328397912208</text:p>
              </table:table-cell>
              <table:table-cell office:value-type="float" office:value="114.4">
                <text:p>114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3.6400700136994">
                <text:p>53.6400700136994</text:p>
              </table:table-cell>
              <table:table-cell office:value-type="float" office:value="114.3">
                <text:p>114.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3.4489270047456">
                <text:p>53.4489270047456</text:p>
              </table:table-cell>
              <table:table-cell office:value-type="float" office:value="114.2">
                <text:p>114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3.2593835376265">
                <text:p>53.2593835376265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3.0714130634692">
                <text:p>53.07141306346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2.884989688943">
                <text:p>52.884989688943</text:p>
              </table:table-cell>
              <table:table-cell office:value-type="float" office:value="113.9">
                <text:p>113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2.7000881548542">
                <text:p>52.7000881548542</text:p>
              </table:table-cell>
              <table:table-cell office:value-type="float" office:value="113.8">
                <text:p>113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2.5166838156063">
                <text:p>52.5166838156063</text:p>
              </table:table-cell>
              <table:table-cell office:value-type="float" office:value="113.7">
                <text:p>113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2.3347526194855">
                <text:p>52.3347526194855</text:p>
              </table:table-cell>
              <table:table-cell office:value-type="float" office:value="113.6">
                <text:p>113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2.1542710897316">
                <text:p>52.1542710897316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1.9752163063573">
                <text:p>51.9752163063573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1.7975658886803">
                <text:p>51.7975658886803</text:p>
              </table:table-cell>
              <table:table-cell office:value-type="float" office:value="113.3">
                <text:p>113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1.6212979785352">
                <text:p>51.6212979785352</text:p>
              </table:table-cell>
              <table:table-cell office:value-type="float" office:value="113.2">
                <text:p>113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1.4463912241335">
                <text:p>51.446391224133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51.2728247645423">
                <text:p>51.272824764542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51.1005782147525">
                <text:p>51.1005782147525</text:p>
              </table:table-cell>
              <table:table-cell office:value-type="float" office:value="112.9">
                <text:p>112.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50.9296316513116">
                <text:p>50.9296316513116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0.7599655984932">
                <text:p>50.7599655984932</text:p>
              </table:table-cell>
              <table:table-cell office:value-type="float" office:value="112.7">
                <text:p>112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50.5915610149822">
                <text:p>50.5915610149822</text:p>
              </table:table-cell>
              <table:table-cell office:value-type="float" office:value="112.6">
                <text:p>112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50.4243992810499">
                <text:p>50.4243992810499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50.2584621862">
                <text:p>50.2584621862</text:p>
              </table:table-cell>
              <table:table-cell office:value-type="float" office:value="112.4">
                <text:p>112.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50.093731917263">
                <text:p>50.093731917263</text:p>
              </table:table-cell>
              <table:table-cell office:value-type="float" office:value="112.3">
                <text:p>112.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49.9301910469212">
                <text:p>49.9301910469212</text:p>
              </table:table-cell>
              <table:table-cell office:value-type="float" office:value="112.2">
                <text:p>112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9.7678225226443">
                <text:p>49.7678225226443</text:p>
              </table:table-cell>
              <table:table-cell office:value-type="float" office:value="112.1">
                <text:p>112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49.6066096560192">
                <text:p>49.606609656019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9.4465361124568">
                <text:p>49.4465361124568</text:p>
              </table:table-cell>
              <table:table-cell office:value-type="float" office:value="111.9">
                <text:p>111.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9.2875859012596">
                <text:p>49.2875859012596</text:p>
              </table:table-cell>
              <table:table-cell office:value-type="float" office:value="111.8">
                <text:p>111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9.129743366036">
                <text:p>49.129743366036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8.9729931754458">
                <text:p>48.9729931754458</text:p>
              </table:table-cell>
              <table:table-cell office:value-type="float" office:value="111.6">
                <text:p>111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48.817320314264">
                <text:p>48.817320314264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48.6627100747494">
                <text:p>48.6627100747494</text:p>
              </table:table-cell>
              <table:table-cell office:value-type="float" office:value="111.4">
                <text:p>111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8.5091480483058">
                <text:p>48.5091480483058</text:p>
              </table:table-cell>
              <table:table-cell office:value-type="float" office:value="111.3">
                <text:p>111.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48.3566201174243">
                <text:p>48.3566201174243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48.205112447895">
                <text:p>48.205112447895</text:p>
              </table:table-cell>
              <table:table-cell office:value-type="float" office:value="111.1">
                <text:p>111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48.0546114812765">
                <text:p>48.05461148127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47.905103927616">
                <text:p>47.905103927616</text:p>
              </table:table-cell>
              <table:table-cell office:value-type="float" office:value="110.9">
                <text:p>110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47.7565767584056">
                <text:p>47.7565767584056</text:p>
              </table:table-cell>
              <table:table-cell office:value-type="float" office:value="110.8">
                <text:p>110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47.6090171997703">
                <text:p>47.6090171997703</text:p>
              </table:table-cell>
              <table:table-cell office:value-type="float" office:value="110.7">
                <text:p>110.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47.4624127258747">
                <text:p>47.4624127258747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47.316751052543">
                <text:p>47.316751052543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47.1720201310817">
                <text:p>47.1720201310817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7.0282081422998">
                <text:p>47.0282081422998</text:p>
              </table:table-cell>
              <table:table-cell office:value-type="float" office:value="110.3">
                <text:p>110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46.8853034907159">
                <text:p>46.8853034907159</text:p>
              </table:table-cell>
              <table:table-cell office:value-type="float" office:value="110.2">
                <text:p>110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46.7432947989487">
                <text:p>46.7432947989487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46.6021709022808">
                <text:p>46.60217090228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46.4619208433917">
                <text:p>46.4619208433917</text:p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46.3225338672524">
                <text:p>46.3225338672524</text:p>
              </table:table-cell>
              <table:table-cell office:value-type="float" office:value="109.8">
                <text:p>109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46.1839994161764">
                <text:p>46.1839994161764</text:p>
              </table:table-cell>
              <table:table-cell office:value-type="float" office:value="109.7">
                <text:p>109.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46.046307125021">
                <text:p>46.046307125021</text:p>
              </table:table-cell>
              <table:table-cell office:value-type="float" office:value="109.6">
                <text:p>109.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45.9094468165335">
                <text:p>45.9094468165335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5.7734084968376">
                <text:p>45.7734084968376</text:p>
              </table:table-cell>
              <table:table-cell office:value-type="float" office:value="109.4">
                <text:p>109.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5.6381823510537">
                <text:p>45.6381823510537</text:p>
              </table:table-cell>
              <table:table-cell office:value-type="float" office:value="109.3">
                <text:p>109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45.50375873905">
                <text:p>45.50375873905</text:p>
              </table:table-cell>
              <table:table-cell office:value-type="float" office:value="109.2">
                <text:p>109.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45.3701281913183">
                <text:p>45.3701281913183</text:p>
              </table:table-cell>
              <table:table-cell office:value-type="float" office:value="109.1">
                <text:p>109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45.2372814049717">
                <text:p>45.23728140497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45.1052092398574">
                <text:p>45.1052092398574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44.9739027147837">
                <text:p>44.9739027147837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4.8433530038552">
                <text:p>44.8433530038552</text:p>
              </table:table-cell>
              <table:table-cell office:value-type="float" office:value="108.7">
                <text:p>108.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44.7135514329127">
                <text:p>44.7135514329127</text:p>
              </table:table-cell>
              <table:table-cell office:value-type="float" office:value="108.6">
                <text:p>108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4.5844894760747">
                <text:p>44.5844894760747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44.4561587523772">
                <text:p>44.4561587523772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4.3285510225078">
                <text:p>44.3285510225078</text:p>
              </table:table-cell>
              <table:table-cell office:value-type="float" office:value="108.3">
                <text:p>108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44.2016581856315">
                <text:p>44.2016581856315</text:p>
              </table:table-cell>
              <table:table-cell office:value-type="float" office:value="108.2">
                <text:p>108.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44.0754722763044">
                <text:p>44.0754722763044</text:p>
              </table:table-cell>
              <table:table-cell office:value-type="float" office:value="108.1">
                <text:p>108.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43.9499854614739">
                <text:p>43.94998546147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43.8251900375608">
                <text:p>43.8251900375608</text:p>
              </table:table-cell>
              <table:table-cell office:value-type="float" office:value="107.9">
                <text:p>107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43.7010784276208">
                <text:p>43.7010784276208</text:p>
              </table:table-cell>
              <table:table-cell office:value-type="float" office:value="107.8">
                <text:p>107.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43.5776431785852">
                <text:p>43.5776431785852</text:p>
              </table:table-cell>
              <table:table-cell office:value-type="float" office:value="107.7">
                <text:p>107.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43.4548769585742">
                <text:p>43.4548769585742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3.3327725542842">
                <text:p>43.3327725542842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3.2113228684444">
                <text:p>43.2113228684444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3.0905209173414">
                <text:p>43.0905209173414</text:p>
              </table:table-cell>
              <table:table-cell office:value-type="float" office:value="107.3">
                <text:p>107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2.9703598284094">
                <text:p>42.9703598284094</text:p>
              </table:table-cell>
              <table:table-cell office:value-type="float" office:value="107.2">
                <text:p>107.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2.8508328378844">
                <text:p>42.8508328378844</text:p>
              </table:table-cell>
              <table:table-cell office:value-type="float" office:value="107.1">
                <text:p>107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2.731933288519">
                <text:p>42.73193328851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2.6136546273581">
                <text:p>42.6136546273581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2.4959904035714">
                <text:p>42.4959904035714</text:p>
              </table:table-cell>
              <table:table-cell office:value-type="float" office:value="106.8">
                <text:p>106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2.3789342663424">
                <text:p>42.3789342663424</text:p>
              </table:table-cell>
              <table:table-cell office:value-type="float" office:value="106.7">
                <text:p>106.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2.2624799628114">
                <text:p>42.2624799628114</text:p>
              </table:table-cell>
              <table:table-cell office:value-type="float" office:value="106.6">
                <text:p>106.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2.1466213360715">
                <text:p>42.1466213360715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2.0313523232152">
                <text:p>42.0313523232152</text:p>
              </table:table-cell>
              <table:table-cell office:value-type="float" office:value="106.4">
                <text:p>106.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1.9166669534304">
                <text:p>41.9166669534304</text:p>
              </table:table-cell>
              <table:table-cell office:value-type="float" office:value="106.3">
                <text:p>106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1.802559346145">
                <text:p>41.802559346145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1.6890237092171">
                <text:p>41.6890237092171</text:p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41.5760543371711">
                <text:p>41.57605433717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41.4636456094771">
                <text:p>41.4636456094771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41.351791988873">
                <text:p>41.351791988873</text:p>
              </table:table-cell>
              <table:table-cell office:value-type="float" office:value="105.8">
                <text:p>105.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41.2404880197278">
                <text:p>41.2404880197278</text:p>
              </table:table-cell>
              <table:table-cell office:value-type="float" office:value="105.7">
                <text:p>105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41.1297283264448">
                <text:p>41.1297283264448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41.0195076119038">
                <text:p>41.0195076119038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40.9098206559409">
                <text:p>40.9098206559409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40.8006623138651">
                <text:p>40.8006623138651</text:p>
              </table:table-cell>
              <table:table-cell office:value-type="float" office:value="105.3">
                <text:p>105.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40.6920275150104">
                <text:p>40.6920275150104</text:p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0.5839112613222">
                <text:p>40.5839112613222</text:p>
              </table:table-cell>
              <table:table-cell office:value-type="float" office:value="105.1">
                <text:p>105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40.4763086259775">
                <text:p>40.47630862597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40.369214752038">
                <text:p>40.369214752038</text:p>
              </table:table-cell>
              <table:table-cell office:value-type="float" office:value="104.9">
                <text:p>104.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0.2626248511346">
                <text:p>40.2626248511346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40.1565342021823">
                <text:p>40.1565342021823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40.0509381501257">
                <text:p>40.0509381501257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9.9458321047138">
                <text:p>39.945832104713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9.841211539302">
                <text:p>39.841211539302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9.7370719896825">
                <text:p>39.7370719896825</text:p>
              </table:table-cell>
              <table:table-cell office:value-type="float" office:value="104.3">
                <text:p>104.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9.6334090529419">
                <text:p>39.6334090529419</text:p>
              </table:table-cell>
              <table:table-cell office:value-type="float" office:value="104.2">
                <text:p>104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9.5302183863431">
                <text:p>39.5302183863431</text:p>
              </table:table-cell>
              <table:table-cell office:value-type="float" office:value="104.1">
                <text:p>104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9.4274957062348">
                <text:p>39.427495706234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9.3252367869836">
                <text:p>39.3252367869836</text:p>
              </table:table-cell>
              <table:table-cell office:value-type="float" office:value="103.9">
                <text:p>103.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9.2234374599315">
                <text:p>39.2234374599315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9.1220936123759">
                <text:p>39.1220936123759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9.0212011865728">
                <text:p>39.0212011865728</text:p>
              </table:table-cell>
              <table:table-cell office:value-type="float" office:value="103.6">
                <text:p>103.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8.9207561787618">
                <text:p>38.9207561787618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38.8207546382129">
                <text:p>38.8207546382129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8.7211926662938">
                <text:p>38.7211926662938</text:p>
              </table:table-cell>
              <table:table-cell office:value-type="float" office:value="103.3">
                <text:p>103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38.6220664155583">
                <text:p>38.6220664155583</text:p>
              </table:table-cell>
              <table:table-cell office:value-type="float" office:value="103.2">
                <text:p>103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8.5233720888536">
                <text:p>38.5233720888536</text:p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8.4251059384482">
                <text:p>38.42510593844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8.3272642651774">
                <text:p>38.3272642651774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38.2298434176081">
                <text:p>38.2298434176081</text:p>
              </table:table-cell>
              <table:table-cell office:value-type="float" office:value="102.8">
                <text:p>102.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8.1328397912208">
                <text:p>38.1328397912208</text:p>
              </table:table-cell>
              <table:table-cell office:value-type="float" office:value="102.7">
                <text:p>102.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8.0362498276098">
                <text:p>38.0362498276098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37.9400700136994">
                <text:p>37.9400700136994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7.8442968809776">
                <text:p>37.8442968809776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7.7489270047456">
                <text:p>37.7489270047456</text:p>
              </table:table-cell>
              <table:table-cell office:value-type="float" office:value="102.3">
                <text:p>102.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7.6539570033825">
                <text:p>37.6539570033825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7.5593835376265">
                <text:p>37.5593835376265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37.4652033098699">
                <text:p>37.465203309869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7.3714130634691">
                <text:p>37.3714130634691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37.2780095820695">
                <text:p>37.2780095820695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37.184989688943">
                <text:p>37.184989688943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37.0923502463399">
                <text:p>37.0923502463399</text:p>
              </table:table-cell>
              <table:table-cell office:value-type="float" office:value="101.6">
                <text:p>101.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37.0000881548542">
                <text:p>37.0000881548542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36.9082003528008">
                <text:p>36.9082003528008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6.8166838156063">
                <text:p>36.8166838156063</text:p>
              </table:table-cell>
              <table:table-cell office:value-type="float" office:value="101.3">
                <text:p>101.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36.7255355552114">
                <text:p>36.7255355552114</text:p>
              </table:table-cell>
              <table:table-cell office:value-type="float" office:value="101.2">
                <text:p>101.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6.6347526194855">
                <text:p>36.6347526194855</text:p>
              </table:table-cell>
              <table:table-cell office:value-type="float" office:value="101.1">
                <text:p>101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6.5443320916532">
                <text:p>36.54433209165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36.4542710897316">
                <text:p>36.4542710897316</text:p>
              </table:table-cell>
              <table:table-cell office:value-type="float" office:value="100.9">
                <text:p>100.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36.3645667659796">
                <text:p>36.3645667659796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36.2752163063573">
                <text:p>36.2752163063573</text:p>
              </table:table-cell>
              <table:table-cell office:value-type="float" office:value="100.7">
                <text:p>100.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36.1862169299962">
                <text:p>36.1862169299962</text:p>
              </table:table-cell>
              <table:table-cell office:value-type="float" office:value="100.6">
                <text:p>100.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6.0975658886803">
                <text:p>36.0975658886803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36.0092604663364">
                <text:p>36.0092604663364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35.9212979785352">
                <text:p>35.9212979785352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35.8336757720014">
                <text:p>35.8336757720014</text:p>
              </table:table-cell>
              <table:table-cell office:value-type="float" office:value="100.2">
                <text:p>100.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5.7463912241335">
                <text:p>35.7463912241335</text:p>
              </table:table-cell>
              <table:table-cell office:value-type="float" office:value="100.1">
                <text:p>100.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35.6594417425331">
                <text:p>35.6594417425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35.5728247645423">
                <text:p>35.57282476454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35.4865377567911">
                <text:p>35.486537756791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35.4005782147526">
                <text:p>35.400578214752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35.3149436623065">
                <text:p>35.314943662306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35.2296316513116">
                <text:p>35.2296316513116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35.1446397611857">
                <text:p>35.1446397611857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35.0599655984932">
                <text:p>35.05996559849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34.9756067965413">
                <text:p>34.9756067965413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4.8915610149822">
                <text:p>34.891561014982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34.8078259394245">
                <text:p>34.80782593942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34.72439928105">
                <text:p>34.7243992810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34.6412787762386">
                <text:p>34.6412787762386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34.5584621862">
                <text:p>34.5584621862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4.4759472966115">
                <text:p>34.4759472966115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4.393731917263">
                <text:p>34.39373191726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34.311813881708">
                <text:p>34.311813881708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34.2301910469212">
                <text:p>34.2301910469212</text:p>
              </table:table-cell>
              <table:table-cell office:value-type="float" office:value="98.3">
                <text:p>98.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34.148861292962">
                <text:p>34.148861292962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4.0678225226443">
                <text:p>34.0678225226443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33.9870726612117">
                <text:p>33.987072661211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33.9066096560192">
                <text:p>33.9066096560192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33.8264314762197">
                <text:p>33.8264314762197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3.7465361124568">
                <text:p>33.7465361124568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33.6669215765622">
                <text:p>33.6669215765622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33.5875859012596">
                <text:p>33.5875859012596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33.508527139872">
                <text:p>33.508527139872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33.429743366036">
                <text:p>33.429743366036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33.3512326734196">
                <text:p>33.3512326734196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3.2729931754458">
                <text:p>33.2729931754458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3.1950230050202">
                <text:p>33.195023005020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33.117320314264">
                <text:p>33.117320314264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33.039883274251">
                <text:p>33.039883274251</text:p>
              </table:table-cell>
              <table:table-cell office:value-type="float" office:value="96.8">
                <text:p>96.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32.9627100747494">
                <text:p>32.9627100747494</text:p>
              </table:table-cell>
              <table:table-cell office:value-type="float" office:value="96.7">
                <text:p>96.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2.8857989239678">
                <text:p>32.8857989239678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2.8091480483058">
                <text:p>32.8091480483058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2.7327556921082">
                <text:p>32.7327556921082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2.6566201174243">
                <text:p>32.6566201174243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2.58073960377">
                <text:p>32.58073960377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2.5051124478949">
                <text:p>32.5051124478949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2.429736963553">
                <text:p>32.4297369635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2.3546114812765">
                <text:p>32.3546114812765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2.2797343481549">
                <text:p>32.2797343481549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32.205103927616">
                <text:p>32.205103927616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2.1307185992114">
                <text:p>32.1307185992114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2.0565767584056">
                <text:p>32.0565767584056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1.9826768163685">
                <text:p>31.9826768163685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1.9090171997703">
                <text:p>31.9090171997703</text:p>
              </table:table-cell>
              <table:table-cell office:value-type="float" office:value="95.3">
                <text:p>95.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.8355963505816">
                <text:p>31.8355963505816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.7624127258748">
                <text:p>31.7624127258748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1.6894647976298">
                <text:p>31.68946479762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1.616751052543">
                <text:p>31.616751052543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31.5442699918382">
                <text:p>31.5442699918382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1.4720201310817">
                <text:p>31.4720201310817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1.4">
                <text:p>31.4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1.3282081422998">
                <text:p>31.3282081422998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1.2566431154916">
                <text:p>31.2566431154916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1.1853034907159">
                <text:p>31.1853034907159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1.1141878525718">
                <text:p>31.1141878525718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1.0432947989487">
                <text:p>31.0432947989487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0.9726229408601">
                <text:p>30.972622940860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30.9021709022808">
                <text:p>30.9021709022808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30.8319373199857">
                <text:p>30.8319373199857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30.7619208433917">
                <text:p>30.7619208433917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30.6921201344019">
                <text:p>30.6921201344019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0.6225338672524">
                <text:p>30.6225338672524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30.5531607283604">
                <text:p>30.5531607283604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0.4839994161764">
                <text:p>30.4839994161764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0.415048641037">
                <text:p>30.415048641037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0.346307125021">
                <text:p>30.346307125021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0.277773601807">
                <text:p>30.2777736018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0.2094468165336">
                <text:p>30.2094468165336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0.1413255256615">
                <text:p>30.1413255256615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0.0734084968377">
                <text:p>30.073408496837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30.0056945087616">
                <text:p>30.0056945087616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9.9381823510537">
                <text:p>29.9381823510537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9.8708708241251">
                <text:p>29.8708708241251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9.80375873905">
                <text:p>29.80375873905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9.7368449174397">
                <text:p>29.7368449174397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9.6701281913184">
                <text:p>29.6701281913184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9.6036074030008">
                <text:p>29.60360740300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9.5372814049717">
                <text:p>29.5372814049717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9.4711490597671">
                <text:p>29.4711490597671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9.4052092398573">
                <text:p>29.4052092398573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9.3394608275314">
                <text:p>29.3394608275314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9.2739027147837">
                <text:p>29.273902714783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9.2085338032016">
                <text:p>29.2085338032016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9.1433530038552">
                <text:p>29.1433530038552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9.0783592371887">
                <text:p>29.0783592371887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9.0135514329127">
                <text:p>29.0135514329127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8.9489285298987">
                <text:p>28.94892852989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8.8844894760747">
                <text:p>28.8844894760747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8.8202332283227">
                <text:p>28.8202332283227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8.7561587523772">
                <text:p>28.7561587523772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8.6922650227252">
                <text:p>28.6922650227252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8.6285510225078">
                <text:p>28.628551022507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8.5650157434234">
                <text:p>28.5650157434234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8.5016581856315">
                <text:p>28.5016581856315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8.4384773576584">
                <text:p>28.4384773576584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8.3754722763044">
                <text:p>28.3754722763044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8.3126419665517">
                <text:p>28.31264196655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8.249985461474">
                <text:p>28.249985461474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8.187501802147">
                <text:p>28.187501802147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8.1251900375607">
                <text:p>28.1251900375607</text:p>
              </table:table-cell>
              <table:table-cell office:value-type="float" office:value="89.7">
                <text:p>89.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8.0630492245324">
                <text:p>28.0630492245324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8.0010784276208">
                <text:p>28.0010784276208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7.9392767190418">
                <text:p>27.939276719041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7.8776431785852">
                <text:p>27.8776431785852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7.8161768935321">
                <text:p>27.816176893532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7.7548769585742">
                <text:p>27.7548769585742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7.6937424757337">
                <text:p>27.69374247573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7.6327725542842">
                <text:p>27.6327725542842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7.571966310673">
                <text:p>27.571966310673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7.5113228684444">
                <text:p>27.5113228684444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7.4508413581634">
                <text:p>27.4508413581634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7.3905209173414">
                <text:p>27.3905209173414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7.3303606903622">
                <text:p>27.3303606903622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7.2703598284094">
                <text:p>27.2703598284094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7.2105174893941">
                <text:p>27.2105174893941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7.1508328378844">
                <text:p>27.1508328378844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7.0913050450351">
                <text:p>27.09130504503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7.031933288519">
                <text:p>27.031933288519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6.9727167524585">
                <text:p>26.9727167524585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6.9136546273581">
                <text:p>26.9136546273581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6.8547461100387">
                <text:p>26.8547461100387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6.7959904035714">
                <text:p>26.7959904035714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6.737386717213">
                <text:p>26.737386717213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6.6789342663424">
                <text:p>26.6789342663424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6.6206322723971">
                <text:p>26.6206322723971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6.5624799628114">
                <text:p>26.5624799628114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6.5044765709548">
                <text:p>26.50447657095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6.4466213360715">
                <text:p>26.4466213360715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6.3889135032201">
                <text:p>26.3889135032201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6.3313523232152">
                <text:p>26.3313523232152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6.2739370525682">
                <text:p>26.2739370525682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6.2166669534304">
                <text:p>26.2166669534304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6.1595412935358">
                <text:p>26.1595412935358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6.102559346145">
                <text:p>26.102559346145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6.0457203899895">
                <text:p>26.0457203899895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5.9890237092171">
                <text:p>25.9890237092171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5.932468593338">
                <text:p>25.93246859333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5.8760543371711">
                <text:p>25.8760543371711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5.8197802407912">
                <text:p>25.819780240791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5.7636456094771">
                <text:p>25.7636456094771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5.7076497536601">
                <text:p>25.7076497536601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5.651791988873">
                <text:p>25.651791988873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5.5960716357002">
                <text:p>25.5960716357002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5.5404880197278">
                <text:p>25.5404880197278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5.4850404714948">
                <text:p>25.4850404714948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5.4297283264448">
                <text:p>25.4297283264448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5.3745509248778">
                <text:p>25.37455092487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5.3195076119037">
                <text:p>25.3195076119037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5.264597737395">
                <text:p>25.264597737395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5.2098206559409">
                <text:p>25.209820655940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5.155175726802">
                <text:p>25.155175726802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5.1006623138651">
                <text:p>25.1006623138651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5.0462797855991">
                <text:p>25.0462797855991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4.9920275150104">
                <text:p>24.9920275150104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4.9379048796005">
                <text:p>24.9379048796005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4.8839112613222">
                <text:p>24.8839112613222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4.8300460465379">
                <text:p>24.830046046537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4.7763086259775">
                <text:p>24.7763086259775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4.7226983946971">
                <text:p>24.7226983946971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4.669214752038">
                <text:p>24.669214752038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4.6158571015868">
                <text:p>24.6158571015868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4.5626248511346">
                <text:p>24.5626248511346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4.5095174126386">
                <text:p>24.5095174126386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4.4565342021823">
                <text:p>24.4565342021823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4.4036746399374">
                <text:p>24.4036746399374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4.3509381501258">
                <text:p>24.3509381501258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4.2983241609814">
                <text:p>24.298324160981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4.2458321047138">
                <text:p>24.2458321047138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4.1934614174707">
                <text:p>24.1934614174707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4.1412115393019">
                <text:p>24.1412115393019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4.0890819141237">
                <text:p>24.0890819141237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4.0370719896825">
                <text:p>24.037071989682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3.9851812175209">
                <text:p>23.9851812175209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3.9334090529419">
                <text:p>23.9334090529419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3.8817549549751">
                <text:p>23.8817549549751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3.8302183863431">
                <text:p>23.8302183863431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3.7787988134272">
                <text:p>23.77879881342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3.7274957062348">
                <text:p>23.7274957062348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3.6763085383665">
                <text:p>23.6763085383665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3.6252367869836">
                <text:p>23.6252367869836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3.5742799327762">
                <text:p>23.5742799327762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3.5234374599315">
                <text:p>23.5234374599315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3.4727088561022">
                <text:p>23.4727088561022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3.4220936123759">
                <text:p>23.4220936123759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3.3715912232443">
                <text:p>23.3715912232443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3.3212011865728">
                <text:p>23.3212011865728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3.2709230035708">
                <text:p>23.27092300357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3.2207561787618">
                <text:p>23.2207561787618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3.1707002199544">
                <text:p>23.1707002199544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3.1207546382129">
                <text:p>23.1207546382129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3.0709189478292">
                <text:p>23.0709189478292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3.0211926662938">
                <text:p>23.0211926662938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2.9715753142686">
                <text:p>22.9715753142686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2.9220664155582">
                <text:p>22.9220664155582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2.8726654970835">
                <text:p>22.8726654970835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2.8233720888536">
                <text:p>22.8233720888536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2.7741857239397">
                <text:p>22.774185723939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2.7251059384482">
                <text:p>22.7251059384482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2.6761322714946">
                <text:p>22.6761322714946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2.6272642651774">
                <text:p>22.6272642651774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2.5785014645526">
                <text:p>22.5785014645526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2.5298434176081">
                <text:p>22.5298434176081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2.4812896752386">
                <text:p>22.4812896752386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2.4328397912208">
                <text:p>22.4328397912208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2.3844933221889">
                <text:p>22.3844933221889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2.3362498276098">
                <text:p>22.3362498276098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2.2881088697596">
                <text:p>22.288108869759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2.2400700136994">
                <text:p>22.2400700136994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2.1921328272518">
                <text:p>22.1921328272518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2.1442968809776">
                <text:p>22.1442968809776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2.0965617481528">
                <text:p>22.0965617481528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2.0489270047456">
                <text:p>22.0489270047456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2.0013922293937">
                <text:p>22.0013922293937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1.9539570033825">
                <text:p>21.9539570033825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1.9066209106222">
                <text:p>21.9066209106222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1.8593835376265">
                <text:p>21.8593835376265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1.8122444734906">
                <text:p>21.81224447349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1.7652033098699">
                <text:p>21.7652033098699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1.7182596409586">
                <text:p>21.7182596409586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1.6714130634691">
                <text:p>21.6714130634691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1.6246631766108">
                <text:p>21.6246631766108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1.5780095820695">
                <text:p>21.578009582069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1.5314518839875">
                <text:p>21.531451883987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1.484989688943">
                <text:p>21.484989688943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1.4386226059302">
                <text:p>21.4386226059302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1.3923502463399">
                <text:p>21.3923502463399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1.3461722239396">
                <text:p>21.34617222393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1.3000881548542">
                <text:p>21.3000881548542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1.2540976575471">
                <text:p>21.2540976575471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1.2082003528008">
                <text:p>21.2082003528008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1.1623958636988">
                <text:p>21.1623958636988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1.1166838156063">
                <text:p>21.1166838156063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1.0710638361524">
                <text:p>21.0710638361524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1.0255355552114">
                <text:p>21.0255355552114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0.9800986048853">
                <text:p>20.9800986048853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0.9347526194855">
                <text:p>20.9347526194855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0.8894972355155">
                <text:p>20.88949723551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0.8443320916532">
                <text:p>20.8443320916532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0.7992568287335">
                <text:p>20.799256828733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0.7542710897316">
                <text:p>20.7542710897316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0.7093745197455">
                <text:p>20.7093745197455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0.6645667659796">
                <text:p>20.6645667659796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20.6198474777278">
                <text:p>20.6198474777278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0.5752163063573">
                <text:p>20.5752163063573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20.5306729052919">
                <text:p>20.5306729052919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0.4862169299962">
                <text:p>20.4862169299962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20.4418480379596">
                <text:p>20.44184803795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0.3975658886803">
                <text:p>20.3975658886803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20.3533701436495">
                <text:p>20.3533701436495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0.3092604663364">
                <text:p>20.3092604663364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0.2652365221722">
                <text:p>20.2652365221722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20.2212979785352">
                <text:p>20.221297978535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0.1774445047358">
                <text:p>20.1774445047358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20.1336757720014">
                <text:p>20.1336757720014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0.0899914534615">
                <text:p>20.0899914534615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0.0463912241335">
                <text:p>20.046391224133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0.0028747609077">
                <text:p>20.00287476090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9.9594417425331">
                <text:p>19.9594417425331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9.9160918496033">
                <text:p>19.9160918496033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9.8728247645423">
                <text:p>19.8728247645423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9.8296401715906">
                <text:p>19.8296401715906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9.7865377567911">
                <text:p>19.78653775679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9.743517207976">
                <text:p>19.743517207976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9.7005782147526">
                <text:p>19.7005782147526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9.6577204684901">
                <text:p>19.6577204684901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9.6149436623065">
                <text:p>19.61494366230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9.5722474910551">
                <text:p>19.57224749105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9.5296316513116">
                <text:p>19.5296316513116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9.4870958413612">
                <text:p>19.4870958413612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9.4446397611857">
                <text:p>19.4446397611857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9.4022631124507">
                <text:p>19.4022631124507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9.3599655984932">
                <text:p>19.3599655984932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9.3177469243093">
                <text:p>19.3177469243093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9.2756067965413">
                <text:p>19.2756067965413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9.2335449234659">
                <text:p>19.2335449234659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9.1915610149822">
                <text:p>19.1915610149822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9.1496547825993">
                <text:p>19.14965478259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9.1078259394245">
                <text:p>19.1078259394245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9.0660742001518">
                <text:p>19.0660742001518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9.0243992810499">
                <text:p>19.0243992810499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8.9828008999509">
                <text:p>18.9828008999509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8.9412787762386">
                <text:p>18.9412787762386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8.8998326308371">
                <text:p>18.8998326308371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8.8584621862">
                <text:p>18.8584621862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8.8171671662987">
                <text:p>18.8171671662987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8.7759472966115">
                <text:p>18.7759472966115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8.7348023041131">
                <text:p>18.73480230411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8.693731917263">
                <text:p>18.693731917263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8.6527358659954">
                <text:p>18.6527358659954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8.611813881708">
                <text:p>18.611813881708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8.570965697252">
                <text:p>18.570965697252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8.5301910469212">
                <text:p>18.5301910469212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8.4894896664418">
                <text:p>18.4894896664418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8.448861292962">
                <text:p>18.448861292962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8.4083056650422">
                <text:p>18.4083056650422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8.3678225226443">
                <text:p>18.3678225226443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8.3274116071222">
                <text:p>18.32741160712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8.2870726612117">
                <text:p>18.2870726612117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8.2468054290207">
                <text:p>18.2468054290207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8.2066096560192">
                <text:p>18.2066096560192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8.1664850890302">
                <text:p>18.1664850890302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8.1264314762197">
                <text:p>18.1264314762197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8.0864485670873">
                <text:p>18.0864485670873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8.0465361124568">
                <text:p>18.0465361124568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8.0066938644669">
                <text:p>18.0066938644669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7.9669215765622">
                <text:p>17.9669215765622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7.9272190034836">
                <text:p>17.92721900348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7.8875859012596">
                <text:p>17.8875859012596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7.8480220271969">
                <text:p>17.8480220271969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7.808527139872">
                <text:p>17.808527139872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7.769100999122">
                <text:p>17.769100999122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7.729743366036">
                <text:p>17.729743366036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7.6904540029462">
                <text:p>17.6904540029462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7.6512326734196">
                <text:p>17.6512326734196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7.6120791422493">
                <text:p>17.6120791422493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7.5729931754458">
                <text:p>17.5729931754458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7.5339745402292">
                <text:p>17.53397454022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7.4950230050202">
                <text:p>17.4950230050202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7.4561383394325">
                <text:p>17.4561383394325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7.417320314264">
                <text:p>17.417320314264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7.3785687014892">
                <text:p>17.3785687014892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7.339883274251">
                <text:p>17.339883274251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7.3012638068525">
                <text:p>17.3012638068525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7.2627100747494">
                <text:p>17.2627100747494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7.224221854542">
                <text:p>17.224221854542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7.1857989239678">
                <text:p>17.1857989239678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7.147441061893">
                <text:p>17.14744106189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7.1091480483058">
                <text:p>17.1091480483058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7.070919664308">
                <text:p>17.070919664308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7.0327556921083">
                <text:p>17.0327556921083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6.994655915014">
                <text:p>16.994655915014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6.9566201174243">
                <text:p>16.9566201174243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6.9186480848228">
                <text:p>16.918648084822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6.88073960377">
                <text:p>16.88073960377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6.8428944618964">
                <text:p>16.8428944618964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6.8051124478949">
                <text:p>16.8051124478949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6.7673933515147">
                <text:p>16.76739335151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6.729736963553">
                <text:p>16.729736963553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6.6921430758489">
                <text:p>16.6921430758489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6.6546114812765">
                <text:p>16.6546114812765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6.6171419737375">
                <text:p>16.6171419737375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6.5797343481549">
                <text:p>16.5797343481549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6.5423884004661">
                <text:p>16.5423884004661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6.505103927616">
                <text:p>16.505103927616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6.4678807275509">
                <text:p>16.4678807275509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6.4307185992114">
                <text:p>16.4307185992114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6.3936173425262">
                <text:p>16.39361734252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6.3565767584057">
                <text:p>16.3565767584057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6.319596648735">
                <text:p>16.319596648735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6.2826768163685">
                <text:p>16.2826768163685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6.2458170651226">
                <text:p>16.2458170651226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6.2090171997703">
                <text:p>16.2090171997703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6.1722770260344">
                <text:p>16.1722770260344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6.1355963505816">
                <text:p>16.1355963505816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6.0989749810163">
                <text:p>16.0989749810163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6.0624127258748">
                <text:p>16.0624127258748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6.0259093946187">
                <text:p>16.025909394618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5.9894647976298">
                <text:p>15.9894647976298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5.9530787462034">
                <text:p>15.9530787462034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5.916751052543">
                <text:p>15.916751052543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5.8804815297539">
                <text:p>15.8804815297539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5.8442699918382">
                <text:p>15.8442699918382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5.8081162536883">
                <text:p>15.8081162536883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5.7720201310817">
                <text:p>15.7720201310817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5.7359814406754">
                <text:p>15.7359814406754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5.7">
                <text:p>15.7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5.6640756274543">
                <text:p>15.664075627454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5.6282081422998">
                <text:p>15.6282081422998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5.5923973646553">
                <text:p>15.5923973646553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5.5566431154916">
                <text:p>15.5566431154916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5.5209452166257">
                <text:p>15.520945216625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5.4853034907159">
                <text:p>15.4853034907159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5.4497177612564">
                <text:p>15.4497177612564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5.4141878525718">
                <text:p>15.4141878525718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5.3787135898125">
                <text:p>15.3787135898125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5.3432947989487">
                <text:p>15.3432947989487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5.3079313067661">
                <text:p>15.30793130676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5.2726229408601">
                <text:p>15.2726229408601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5.2373695296315">
                <text:p>15.2373695296315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5.2021709022808">
                <text:p>15.2021709022808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5.1670268888036">
                <text:p>15.1670268888036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5.1319373199857">
                <text:p>15.1319373199857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5.0969020273979">
                <text:p>15.0969020273979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5.0619208433917">
                <text:p>15.0619208433917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5.0269936010938">
                <text:p>15.0269936010938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4.9921201344019">
                <text:p>14.9921201344019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4.9573002779798">
                <text:p>14.957300277979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4.9225338672524">
                <text:p>14.9225338672524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4.8878207384013">
                <text:p>14.8878207384013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4.8531607283604">
                <text:p>14.8531607283604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4.8185536748107">
                <text:p>14.8185536748107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4.7839994161764">
                <text:p>14.7839994161764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4.7494977916197">
                <text:p>14.7494977916197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4.715048641037">
                <text:p>14.715048641037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4.6806518050539">
                <text:p>14.6806518050539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4.646307125021">
                <text:p>14.646307125021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4.6120144430095">
                <text:p>14.61201444300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4.577773601807">
                <text:p>14.577773601807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4.5435844449127">
                <text:p>14.5435844449127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4.5094468165336">
                <text:p>14.5094468165336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4.47536056158">
                <text:p>14.47536056158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4.4413255256615">
                <text:p>14.441325525661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4.4073415550823">
                <text:p>14.4073415550823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4.3734084968377">
                <text:p>14.3734084968377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4.3395261986093">
                <text:p>14.3395261986093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4.3056945087617">
                <text:p>14.3056945087617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4.2719132763374">
                <text:p>14.27191327633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4.2381823510537">
                <text:p>14.2381823510537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4.2045015832983">
                <text:p>14.2045015832983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4.1708708241251">
                <text:p>14.1708708241251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4.1372899252506">
                <text:p>14.1372899252506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4.10375873905">
                <text:p>14.10375873905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4.0702771185528">
                <text:p>14.0702771185528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4.0368449174397">
                <text:p>14.0368449174397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4.003461990038">
                <text:p>14.003461990038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3.9701281913184">
                <text:p>13.9701281913184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3.9368433768908">
                <text:p>13.936843376890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3.9036074030008">
                <text:p>13.9036074030008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3.8704201265259">
                <text:p>13.8704201265259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3.8372814049717">
                <text:p>13.8372814049717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3.8041910964684">
                <text:p>13.8041910964684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3.7711490597671">
                <text:p>13.7711490597671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3.7381551542361">
                <text:p>13.7381551542361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3.7052092398573">
                <text:p>13.7052092398573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3.6723111772229">
                <text:p>13.6723111772229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3.6394608275314">
                <text:p>13.6394608275314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3.6066580525846">
                <text:p>13.60665805258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3.5739027147837">
                <text:p>13.5739027147837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3.541194677126">
                <text:p>13.541194677126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3.5085338032016">
                <text:p>13.5085338032016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3.4759199571896">
                <text:p>13.4759199571896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3.4433530038552">
                <text:p>13.4433530038552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3.410832808546">
                <text:p>13.410832808546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3.3783592371887">
                <text:p>13.3783592371887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3.3459321562859">
                <text:p>13.3459321562859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3.3135514329127">
                <text:p>13.3135514329127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3.2812169347135">
                <text:p>13.28121693471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3.2489285298987">
                <text:p>13.2489285298987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3.2166860872415">
                <text:p>13.2166860872415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3.1844894760747">
                <text:p>13.1844894760747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3.1523385662876">
                <text:p>13.1523385662876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3.1202332283227">
                <text:p>13.120233228322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3.0881733331727">
                <text:p>13.0881733331727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3.0561587523772">
                <text:p>13.0561587523772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3.0241893580199">
                <text:p>13.0241893580199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2.9922650227252">
                <text:p>12.9922650227252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2.9603856196555">
                <text:p>12.96038561965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2.9285510225078">
                <text:p>12.9285510225078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2.8967611055112">
                <text:p>12.8967611055112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2.8650157434234">
                <text:p>12.8650157434234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2.833314811528">
                <text:p>12.83331481152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2.8016581856315">
                <text:p>12.801658185631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2.7700457420604">
                <text:p>12.7700457420604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2.7384773576584">
                <text:p>12.7384773576584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2.7069529097833">
                <text:p>12.7069529097833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2.6754722763044">
                <text:p>12.6754722763044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2.6440353355994">
                <text:p>12.64403533559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2.6126419665517">
                <text:p>12.6126419665517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2.5812920485477">
                <text:p>12.5812920485477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2.549985461474">
                <text:p>12.549985461474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2.5187220857142">
                <text:p>12.5187220857142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2.487501802147">
                <text:p>12.487501802147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2.4563244921426">
                <text:p>12.4563244921426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2.4251900375608">
                <text:p>12.4251900375608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2.3940983207474">
                <text:p>12.3940983207474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2.3630492245324">
                <text:p>12.3630492245324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2.332042632227">
                <text:p>12.3320426322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2.3010784276208">
                <text:p>12.3010784276208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2.2701564949794">
                <text:p>12.2701564949794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2.2392767190418">
                <text:p>12.2392767190418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2.2084389850178">
                <text:p>12.2084389850178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2.1776431785852">
                <text:p>12.1776431785852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2.1468891858877">
                <text:p>12.1468891858877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2.1161768935321">
                <text:p>12.1161768935321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2.0855061885857">
                <text:p>12.0855061885857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2.0548769585742">
                <text:p>12.0548769585742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2.0242890914787">
                <text:p>12.02428909147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1.9937424757337">
                <text:p>11.9937424757337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1.9632370002243">
                <text:p>11.9632370002243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1.9327725542842">
                <text:p>11.9327725542842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1.9023490276928">
                <text:p>11.9023490276928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1.871966310673">
                <text:p>11.871966310673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1.8416242938893">
                <text:p>11.8416242938893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1.8113228684444">
                <text:p>11.8113228684444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1.7810619258779">
                <text:p>11.7810619258779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1.7508413581634">
                <text:p>11.7508413581634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1.7206610577062">
                <text:p>11.72066105770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1.6905209173414">
                <text:p>11.6905209173414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1.660420830331">
                <text:p>11.660420830331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1.6303606903623">
                <text:p>11.6303606903623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1.6003403915449">
                <text:p>11.6003403915449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1.5703598284094">
                <text:p>11.5703598284094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1.5404188959043">
                <text:p>11.5404188959043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1.5105174893941">
                <text:p>11.5105174893941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1.4806555046575">
                <text:p>11.4806555046575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1.4508328378844">
                <text:p>11.4508328378844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1.4210493856746">
                <text:p>11.42104938567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1.3913050450351">
                <text:p>11.3913050450351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1.3615997133782">
                <text:p>11.3615997133782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1.331933288519">
                <text:p>11.331933288519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1.3023056686741">
                <text:p>11.3023056686741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1.2727167524585">
                <text:p>11.272716752458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1.2431664388842">
                <text:p>11.2431664388842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1.2136546273581">
                <text:p>11.2136546273581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1.1841812176796">
                <text:p>11.1841812176796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1.1547461100387">
                <text:p>11.1547461100387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1.1253492050142">
                <text:p>11.12534920501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1.0959904035714">
                <text:p>11.0959904035714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1.0666696070602">
                <text:p>11.0666696070602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1.037386717213">
                <text:p>11.037386717213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1.0081416361432">
                <text:p>11.0081416361432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0.9789342663424">
                <text:p>10.9789342663424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0.9497645106792">
                <text:p>10.9497645106792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0.9206322723971">
                <text:p>10.9206322723971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0.8915374551121">
                <text:p>10.8915374551121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0.8624799628114">
                <text:p>10.8624799628114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0.8334596998512">
                <text:p>10.83345969985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0.8044765709548">
                <text:p>10.8044765709548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0.7755304812109">
                <text:p>10.7755304812109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0.7466213360715">
                <text:p>10.7466213360715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0.7177490413501">
                <text:p>10.7177490413501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0.6889135032202">
                <text:p>10.6889135032202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0.6601146282127">
                <text:p>10.6601146282127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0.6313523232152">
                <text:p>10.6313523232152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0.602626495469">
                <text:p>10.602626495469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0.5739370525682">
                <text:p>10.5739370525682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0.5452839024574">
                <text:p>10.54528390245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0.5166669534304">
                <text:p>10.5166669534304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0.4880861141278">
                <text:p>10.4880861141278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0.4595412935358">
                <text:p>10.4595412935358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0.4310324009843">
                <text:p>10.4310324009843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0.402559346145">
                <text:p>10.40255934614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0.3741220390299">
                <text:p>10.3741220390299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0.3457203899895">
                <text:p>10.3457203899895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0.317354309711">
                <text:p>10.317354309711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0.2890237092171">
                <text:p>10.2890237092171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0.2607284998635">
                <text:p>10.26072849986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0.232468593338">
                <text:p>10.232468593338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0.2042439016584">
                <text:p>10.2042439016584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0.1760543371711">
                <text:p>10.1760543371711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0.1478998125492">
                <text:p>10.1478998125492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0.1197802407912">
                <text:p>10.1197802407912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0.0916955352191">
                <text:p>10.0916955352191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0.0636456094771">
                <text:p>10.0636456094771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0.0356303775296">
                <text:p>10.0356303775296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0.0076497536601">
                <text:p>10.0076497536601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9.97970365246908">
                <text:p>9.979703652469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9.95179198887301">
                <text:p>9.95179198887301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9.92391467810234">
                <text:p>9.92391467810234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9.8960716357002">
                <text:p>9.8960716357002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9.86826277752077">
                <text:p>9.86826277752077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9.8404880197278">
                <text:p>9.8404880197278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9.81274727879304">
                <text:p>9.81274727879304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9.78504047149482">
                <text:p>9.78504047149482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9.75736751491644">
                <text:p>9.75736751491644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9.72972832644477">
                <text:p>9.72972832644477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9.70212282376875">
                <text:p>9.702122823768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9.67455092487785">
                <text:p>9.67455092487785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9.64701254806076">
                <text:p>9.64701254806076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9.61950761190374">
                <text:p>9.61950761190374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9.59203603528938">
                <text:p>9.59203603528938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9.56459773739499">
                <text:p>9.56459773739499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9.53719263769126">
                <text:p>9.53719263769126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9.50982065594087">
                <text:p>9.50982065594087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9.482481712197">
                <text:p>9.482481712197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9.45517572680197">
                <text:p>9.45517572680197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9.42790262038587">
                <text:p>9.427902620385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9.40066231386513">
                <text:p>9.40066231386513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9.37345472844117">
                <text:p>9.37345472844117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9.34627978559905">
                <text:p>9.34627978559905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9.31913740710607">
                <text:p>9.31913740710607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9.29202751501042">
                <text:p>9.29202751501042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9.26495003163988">
                <text:p>9.26495003163988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9.23790487960045">
                <text:p>9.23790487960045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9.21089198177505">
                <text:p>9.21089198177505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9.18391126132215">
                <text:p>9.18391126132215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9.15696264167451">
                <text:p>9.156962641674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9.13004604653786">
                <text:p>9.13004604653786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9.10316139988959">
                <text:p>9.10316139988959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9.07630862597748">
                <text:p>9.07630862597748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9.04948764931839">
                <text:p>9.04948764931839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9.02269839469707">
                <text:p>9.02269839469707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8.99594078716476">
                <text:p>8.99594078716476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8.96921475203806">
                <text:p>8.96921475203806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8.94252021489757">
                <text:p>8.94252021489757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8.91585710158677">
                <text:p>8.91585710158677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8.88922533821066">
                <text:p>8.889225338210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8.86262485113461">
                <text:p>8.86262485113461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8.83605556698312">
                <text:p>8.83605556698312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8.80951741263857">
                <text:p>8.80951741263857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8.78301031524009">
                <text:p>8.78301031524009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8.75653420218227">
                <text:p>8.75653420218227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8.73008900111402">
                <text:p>8.73008900111402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8.70367463993742">
                <text:p>8.70367463993742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8.6772910468064">
                <text:p>8.6772910468064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8.65093815012575">
                <text:p>8.650938150125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8.62461587854983">
                <text:p>8.624615878549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8.59832416098143">
                <text:p>8.59832416098143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8.57206292657068">
                <text:p>8.57206292657068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8.54583210471382">
                <text:p>8.54583210471382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8.51963162505211">
                <text:p>8.51963162505211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8.4934614174707">
                <text:p>8.4934614174707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8.46732141209748">
                <text:p>8.46732141209748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8.44121153930195">
                <text:p>8.44121153930195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8.4151317296942">
                <text:p>8.4151317296942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8.38908191412365">
                <text:p>8.38908191412365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8.36306202367811">
                <text:p>8.363062023678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.33707198968253">
                <text:p>8.33707198968253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8.31111174369806">
                <text:p>8.31111174369806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8.28518121752089">
                <text:p>8.28518121752089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8.25928034318113">
                <text:p>8.25928034318113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8.23340905294185">
                <text:p>8.2334090529418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8.20756727929798">
                <text:p>8.20756727929798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8.18175495497516">
                <text:p>8.18175495497516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8.15597201292883">
                <text:p>8.15597201292883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8.13021838634312">
                <text:p>8.13021838634312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8.10449400862979">
                <text:p>8.104494008629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8.0787988134272">
                <text:p>8.0787988134272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8.05313273459936">
                <text:p>8.05313273459936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8.0274957062348">
                <text:p>8.0274957062348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8.00188766264563">
                <text:p>8.00188766264563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7.97630853836648">
                <text:p>7.9763085383664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7.95075826815358">
                <text:p>7.95075826815358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7.92523678698362">
                <text:p>7.92523678698362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.89974403005289">
                <text:p>7.89974403005289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.87427993277625">
                <text:p>7.87427993277625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7.8488444307861">
                <text:p>7.84884443078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7.8234374599315">
                <text:p>7.8234374599315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7.79805895627707">
                <text:p>7.79805895627707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7.77270885610218">
                <text:p>7.77270885610218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7.74738709589987">
                <text:p>7.74738709589987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7.72209361237589">
                <text:p>7.72209361237589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.69682834244787">
                <text:p>7.69682834244787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7.67159122324426">
                <text:p>7.67159122324426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7.64638219210346">
                <text:p>7.64638219210346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.62120118657279">
                <text:p>7.62120118657279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.59604814440772">
                <text:p>7.596048144407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7.5709230035708">
                <text:p>7.5709230035708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7.5458257022308">
                <text:p>7.5458257022308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7.52075617876183">
                <text:p>7.52075617876183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.49571437174237">
                <text:p>7.49571437174237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.47070021995438">
                <text:p>7.47070021995438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7.44571366238247">
                <text:p>7.4457136623824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.42075463821291">
                <text:p>7.4207546382129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7.39582308683279">
                <text:p>7.39582308683279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7.37091894782915">
                <text:p>7.37091894782915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7.34604216098808">
                <text:p>7.34604216098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.32119266629384">
                <text:p>7.32119266629384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7.29637040392799">
                <text:p>7.29637040392799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.27157531426859">
                <text:p>7.27157531426859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.24680733788922">
                <text:p>7.24680733788922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7.22206641555826">
                <text:p>7.22206641555826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.19735248823793">
                <text:p>7.19735248823793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.1726654970835">
                <text:p>7.1726654970835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.14800538344244">
                <text:p>7.14800538344244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12337208885359">
                <text:p>7.12337208885359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7.09876555504631">
                <text:p>7.098765555046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.07418572393968">
                <text:p>7.07418572393968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7.04963253764163">
                <text:p>7.04963253764163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.02510593844818">
                <text:p>7.02510593844818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7.00060586884258">
                <text:p>7.00060586884258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6.97613227149456">
                <text:p>6.97613227149456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6.95168508925944">
                <text:p>6.95168508925944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6.9272642651774">
                <text:p>6.9272642651774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6.90286974247263">
                <text:p>6.9028697424726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6.8785014645526">
                <text:p>6.878501464552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6.85415937500721">
                <text:p>6.854159375007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6.82984341760808">
                <text:p>6.82984341760808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6.80555353630767">
                <text:p>6.80555353630767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6.78128967523858">
                <text:p>6.78128967523858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6.75705177871279">
                <text:p>6.75705177871279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6.73283979122083">
                <text:p>6.73283979122083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6.70865365743104">
                <text:p>6.70865365743104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6.68449332218887">
                <text:p>6.68449332218887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6.66035873051602">
                <text:p>6.66035873051602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6.63624982760979">
                <text:p>6.6362498276097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6.61216655884225">
                <text:p>6.612166558842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6.58810886975958">
                <text:p>6.58810886975958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6.56407670608127">
                <text:p>6.5640767060812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6.54007001369936">
                <text:p>6.54007001369936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6.51608873867785">
                <text:p>6.51608873867785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6.49213282725177">
                <text:p>6.49213282725177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6.46820222582663">
                <text:p>6.46820222582663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6.4442968809776">
                <text:p>6.4442968809776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6.42041673944885">
                <text:p>6.42041673944885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6.39656174815281">
                <text:p>6.39656174815281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6.37273185416943">
                <text:p>6.372731854169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6.34892700474556">
                <text:p>6.34892700474556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6.32514714729419">
                <text:p>6.32514714729419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6.30139222939374">
                <text:p>6.30139222939374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6.27766219878744">
                <text:p>6.27766219878744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6.25395700338252">
                <text:p>6.2539570033825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6.23027659124968">
                <text:p>6.23027659124968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6.20662091062225">
                <text:p>6.20662091062225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6.18298990989563">
                <text:p>6.18298990989563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6.15938353762654">
                <text:p>6.15938353762654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6.13580174253239">
                <text:p>6.135801742532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6.11224447349062">
                <text:p>6.11224447349062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6.08871167953797">
                <text:p>6.08871167953797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6.06520330986989">
                <text:p>6.06520330986989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6.04171931383982">
                <text:p>6.04171931383982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6.01825964095863">
                <text:p>6.01825964095863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5.99482424089386">
                <text:p>5.99482424089386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5.97141306346914">
                <text:p>5.97141306346914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5.9480260586635">
                <text:p>5.948026058663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5.92466317661078">
                <text:p>5.92466317661078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5.90132436759896">
                <text:p>5.901324367598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5.87800958206951">
                <text:p>5.87800958206951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5.85471877061683">
                <text:p>5.85471877061683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5.8314518839875">
                <text:p>5.8314518839875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5.80820887307979">
                <text:p>5.80820887307979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5.78498968894296">
                <text:p>5.78498968894296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5.76179428277663">
                <text:p>5.76179428277663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5.7386226059302">
                <text:p>5.7386226059302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5.71547460990226">
                <text:p>5.71547460990226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5.69235024633991">
                <text:p>5.6923502463399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5.66924946703823">
                <text:p>5.669249467038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5.6461722239396">
                <text:p>5.646172223939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5.62311846913316">
                <text:p>5.6231184691331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5.60008815485421">
                <text:p>5.60008815485421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5.57708123348358">
                <text:p>5.57708123348358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5.55409765754706">
                <text:p>5.5540976575470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5.53113737971484">
                <text:p>5.53113737971484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5.50820035280084">
                <text:p>5.50820035280084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5.48528652976223">
                <text:p>5.48528652976223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5.46239586369882">
                <text:p>5.46239586369882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5.43952830785241">
                <text:p>5.439528307852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5.41668381560633">
                <text:p>5.41668381560633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5.3938623404848">
                <text:p>5.3938623404848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5.37106383615239">
                <text:p>5.37106383615239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5.3482882564134">
                <text:p>5.348288256413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5.3255355552114">
                <text:p>5.325535555211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5.3028056866286">
                <text:p>5.3028056866286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5.28009860488528">
                <text:p>5.28009860488528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5.2574142643393">
                <text:p>5.2574142643393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5.23475261948551">
                <text:p>5.23475261948551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5.21211362495518">
                <text:p>5.212113624955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5.1894972355155">
                <text:p>5.1894972355155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5.16690340606904">
                <text:p>5.16690340606904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5.14433209165316">
                <text:p>5.14433209165316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5.12178324743951">
                <text:p>5.12178324743951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5.0992568287335">
                <text:p>5.099256828733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5.07675279097376">
                <text:p>5.07675279097376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5.05427108973159">
                <text:p>5.0542710897315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5.03181168071046">
                <text:p>5.03181168071046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5.00937451974551">
                <text:p>5.00937451974551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4.98695956280295">
                <text:p>4.986959562802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4.96456676597961">
                <text:p>4.9645667659796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4.9421960855024">
                <text:p>4.9421960855024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4.91984747772783">
                <text:p>4.91984747772783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4.89752089914143">
                <text:p>4.89752089914143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4.87521630635727">
                <text:p>4.87521630635727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4.85293365611753">
                <text:p>4.85293365611753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4.83067290529186">
                <text:p>4.83067290529186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4.80843401087699">
                <text:p>4.8084340108769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4.78621692999622">
                <text:p>4.78621692999622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4.7640216198988">
                <text:p>4.76402161989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4.74184803795963">
                <text:p>4.74184803795963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4.71969614167861">
                <text:p>4.71969614167861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4.69756588868027">
                <text:p>4.6975658886802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4.67545723671319">
                <text:p>4.6754572367131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4.65337014364953">
                <text:p>4.6533701436495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4.63130456748462">
                <text:p>4.63130456748462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4.60926046633639">
                <text:p>4.60926046633639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4.58723779844497">
                <text:p>4.58723779844497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4.56523652217216">
                <text:p>4.56523652217216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4.54325659600097">
                <text:p>4.543256596000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4.52129797853519">
                <text:p>4.52129797853519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4.49936062849885">
                <text:p>4.49936062849885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4.4774445047358">
                <text:p>4.4774445047358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4.45554956620929">
                <text:p>4.45554956620929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4.43367577200138">
                <text:p>4.43367577200138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4.41182308131263">
                <text:p>4.41182308131263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4.38999145346155">
                <text:p>4.38999145346155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4.36818084788415">
                <text:p>4.36818084788415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4.34639122413354">
                <text:p>4.34639122413354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4.32462254187944">
                <text:p>4.324622541879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4.3028747609077">
                <text:p>4.3028747609077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4.28114784111996">
                <text:p>4.28114784111996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4.25944174253308">
                <text:p>4.25944174253308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4.23775642527883">
                <text:p>4.23775642527883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4.2160918496033">
                <text:p>4.216091849603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4.19444797586658">
                <text:p>4.19444797586658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4.17282476454231">
                <text:p>4.17282476454231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4.15122217621718">
                <text:p>4.1512221762171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4.12964017159057">
                <text:p>4.12964017159057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4.10807871147408">
                <text:p>4.108078711474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4.08653775679113">
                <text:p>4.0865377567911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4.06501726857653">
                <text:p>4.06501726857653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4.04351720797601">
                <text:p>4.04351720797601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4.02203753624588">
                <text:p>4.02203753624588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4.00057821475255">
                <text:p>4.0005782147525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3.97913920497216">
                <text:p>3.97913920497216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3.95772046849007">
                <text:p>3.95772046849007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3.93632196700059">
                <text:p>3.93632196700059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3.91494366230646">
                <text:p>3.91494366230646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3.89358551631847">
                <text:p>3.893585516318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3.87224749105506">
                <text:p>3.87224749105506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3.85092954864193">
                <text:p>3.85092954864193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3.8296316513116">
                <text:p>3.8296316513116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3.80835376140303">
                <text:p>3.80835376140303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3.78709584136122">
                <text:p>3.78709584136122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3.7658578537368">
                <text:p>3.765857853736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3.74463976118568">
                <text:p>3.74463976118568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3.72344152646858">
                <text:p>3.72344152646858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3.70226311245068">
                <text:p>3.70226311245068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3.68110448210126">
                <text:p>3.681104482101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3.65996559849324">
                <text:p>3.65996559849324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3.63884642480288">
                <text:p>3.63884642480288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3.6177469243093">
                <text:p>3.6177469243093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3.59666706039417">
                <text:p>3.59666706039417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3.57560679654128">
                <text:p>3.57560679654128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3.55456609633622">
                <text:p>3.5545660963362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3.53354492346594">
                <text:p>3.5335449234659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3.51254324171842">
                <text:p>3.5125432417184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3.49156101498224">
                <text:p>3.49156101498224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3.47059820724627">
                <text:p>3.470598207246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3.44965478259928">
                <text:p>3.44965478259928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3.42873070522954">
                <text:p>3.42873070522954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3.4078259394245">
                <text:p>3.4078259394245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3.38694044957036">
                <text:p>3.3869404495703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3.3660742001518">
                <text:p>3.3660742001518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3.34522715575152">
                <text:p>3.34522715575152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3.32439928104995">
                <text:p>3.3243992810499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3.30359054082484">
                <text:p>3.30359054082484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3.28280089995094">
                <text:p>3.28280089995094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3.26203032339964">
                <text:p>3.262030323399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3.24127877623859">
                <text:p>3.24127877623859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3.22054622363137">
                <text:p>3.22054622363137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3.19983263083714">
                <text:p>3.19983263083714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3.17913796321027">
                <text:p>3.17913796321027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3.15846218620001">
                <text:p>3.15846218620001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3.13780526535015">
                <text:p>3.1378052653501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3.11716716629866">
                <text:p>3.11716716629866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3.09654785477736">
                <text:p>3.09654785477736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3.07594729661153">
                <text:p>3.07594729661153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3.05536545771969">
                <text:p>3.055365457719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3.0348023041131">
                <text:p>3.0348023041131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3.01425780189557">
                <text:p>3.01425780189557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2.99373191726302">
                <text:p>2.99373191726302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2.97322461650322">
                <text:p>2.97322461650322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2.95273586599538">
                <text:p>2.95273586599538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2.9322656322099">
                <text:p>2.932265632209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2.91181388170801">
                <text:p>2.91181388170801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2.89138058114143">
                <text:p>2.8913805811414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2.87096569725203">
                <text:p>2.87096569725203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2.85056919687153">
                <text:p>2.85056919687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2.83019104692121">
                <text:p>2.83019104692121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2.80983121441152">
                <text:p>2.80983121441152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2.78948966644178">
                <text:p>2.78948966644178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2.76916637019991">
                <text:p>2.76916637019991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2.74886129296203">
                <text:p>2.74886129296203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2.72857440209224">
                <text:p>2.7285744020922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2.70830566504219">
                <text:p>2.7083056650421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2.68805504935089">
                <text:p>2.6880550493508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2.6678225226443">
                <text:p>2.6678225226443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2.64760805263508">
                <text:p>2.647608052635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2.62741160712223">
                <text:p>2.62741160712223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2.60723315399083">
                <text:p>2.60723315399083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2.58707266121174">
                <text:p>2.58707266121174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2.5669300968412">
                <text:p>2.5669300968412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2.54680542902067">
                <text:p>2.5468054290206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2.52669862597641">
                <text:p>2.5266986259764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2.50660965601922">
                <text:p>2.50660965601922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2.48653848754417">
                <text:p>2.48653848754417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2.46648508903024">
                <text:p>2.46648508903024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2.4464494290401">
                <text:p>2.44644942904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2.42643147621972">
                <text:p>2.42643147621972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2.40643119929818">
                <text:p>2.4064311992981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2.38644856708729">
                <text:p>2.3864485670872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2.36648354848133">
                <text:p>2.36648354848133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2.34653611245677">
                <text:p>2.3465361124567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2.32660622807198">
                <text:p>2.3266062280719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2.30669386446694">
                <text:p>2.3066938644669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2.28679899086292">
                <text:p>2.2867989908629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2.26692157656224">
                <text:p>2.26692157656224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2.24706159094798">
                <text:p>2.247061590947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2.22721900348364">
                <text:p>2.2272190034836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2.20739378371297">
                <text:p>2.20739378371297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2.18758590125957">
                <text:p>2.18758590125957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2.16779532582667">
                <text:p>2.1677953258266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2.14802202719687">
                <text:p>2.1480220271968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2.12826597523183">
                <text:p>2.1282659752318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2.10852713987198">
                <text:p>2.1085271398719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2.0888054911363">
                <text:p>2.088805491136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2.069100999122">
                <text:p>2.06910099912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2.04941363400427">
                <text:p>2.049413634004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2.02974336603597">
                <text:p>2.0297433660359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2.01009016554747">
                <text:p>2.01009016554747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1.99045400294621">
                <text:p>1.9904540029462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1.97083484871659">
                <text:p>1.9708348487165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1.95123267341963">
                <text:p>1.9512326734196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1.93164744769268">
                <text:p>1.9316474476926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1.91207914224927">
                <text:p>1.91207914224927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1.89252772787867">
                <text:p>1.8925277278786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1.87299317544581">
                <text:p>1.87299317544581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1.85347545589089">
                <text:p>1.853475455890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1.83397454022918">
                <text:p>1.83397454022918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1.81449039955075">
                <text:p>1.8144903995507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1.79502300502023">
                <text:p>1.79502300502023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.77557232787649">
                <text:p>1.7755723278764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1.75613833943248">
                <text:p>1.7561383394324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1.73672101107491">
                <text:p>1.73672101107491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1.717320314264">
                <text:p>1.71732031426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1.69793622053328">
                <text:p>1.6979362205332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1.67856870148924">
                <text:p>1.67856870148924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1.6592177288112">
                <text:p>1.65921772881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1.63988327425099">
                <text:p>1.6398832742509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1.6205653096327">
                <text:p>1.620565309632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1.60126380685246">
                <text:p>1.6012638068524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1.58197873787819">
                <text:p>1.5819787378781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1.56271007474936">
                <text:p>1.5627100747493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1.54345778957671">
                <text:p>1.5434577895767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.52422185454205">
                <text:p>1.5242218545420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1.505002241898">
                <text:p>1.50500224189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1.48579892396778">
                <text:p>1.4857989239677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1.46661187314491">
                <text:p>1.466611873144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.44744106189302">
                <text:p>1.4474410618930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1.4282864627456">
                <text:p>1.428286462745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1.40914804830577">
                <text:p>1.4091480483057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1.39002579124602">
                <text:p>1.3900257912460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1.37091966430802">
                <text:p>1.3709196643080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1.35182964030234">
                <text:p>1.3518296403023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1.33275569210825">
                <text:p>1.3327556921082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1.31369779267348">
                <text:p>1.3136977926734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1.29465591501398">
                <text:p>1.2946559150139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1.27563003221368">
                <text:p>1.275630032213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1.25662011742435">
                <text:p>1.2566201174243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1.2376261438652">
                <text:p>1.237626143865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1.21864808482285">
                <text:p>1.2186480848228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1.19968591365094">
                <text:p>1.1996859136509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1.18073960377004">
                <text:p>1.1807396037700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1.1618091286673">
                <text:p>1.1618091286673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1.14289446189635">
                <text:p>1.1428944618963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1.12399557707697">
                <text:p>1.1239955770769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.10511244789495">
                <text:p>1.105112447894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1">
                <text:p>1201</text:p>
              </table:table-cell>
              <table:table-cell office:value-type="float" office:value="1.08624504810182">
                <text:p>1.086245048101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2">
                <text:p>1202</text:p>
              </table:table-cell>
              <table:table-cell office:value-type="float" office:value="1.06739335151467">
                <text:p>1.0673933515146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3">
                <text:p>1203</text:p>
              </table:table-cell>
              <table:table-cell office:value-type="float" office:value="1.04855733201588">
                <text:p>1.0485573320158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1.02973696355295">
                <text:p>1.0297369635529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5">
                <text:p>1205</text:p>
              </table:table-cell>
              <table:table-cell office:value-type="float" office:value="1.01093222013829">
                <text:p>1.0109322201382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0.992143075848944">
                <text:p>0.99214307584894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7">
                <text:p>1207</text:p>
              </table:table-cell>
              <table:table-cell office:value-type="float" office:value="0.973369504826437">
                <text:p>0.97336950482643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8">
                <text:p>1208</text:p>
              </table:table-cell>
              <table:table-cell office:value-type="float" office:value="0.954611481276544">
                <text:p>0.95461148127654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9">
                <text:p>1209</text:p>
              </table:table-cell>
              <table:table-cell office:value-type="float" office:value="0.935868979469035">
                <text:p>0.93586897946903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0.917141973737557">
                <text:p>0.91714197373755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1">
                <text:p>1211</text:p>
              </table:table-cell>
              <table:table-cell office:value-type="float" office:value="0.898430438479309">
                <text:p>0.8984304384793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0.87973434815494">
                <text:p>0.8797343481549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3">
                <text:p>1213</text:p>
              </table:table-cell>
              <table:table-cell office:value-type="float" office:value="0.861053677288268">
                <text:p>0.86105367728826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4">
                <text:p>1214</text:p>
              </table:table-cell>
              <table:table-cell office:value-type="float" office:value="0.842388400466064">
                <text:p>0.84238840046606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0.823738492337924">
                <text:p>0.82373849233792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6">
                <text:p>1216</text:p>
              </table:table-cell>
              <table:table-cell office:value-type="float" office:value="0.805103927615988">
                <text:p>0.80510392761598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7">
                <text:p>1217</text:p>
              </table:table-cell>
              <table:table-cell office:value-type="float" office:value="0.786484681074739">
                <text:p>0.78648468107473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0.76788072755086">
                <text:p>0.7678807275508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9">
                <text:p>1219</text:p>
              </table:table-cell>
              <table:table-cell office:value-type="float" office:value="0.749292041942951">
                <text:p>0.74929204194295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0.730718599211372">
                <text:p>0.73071859921137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1">
                <text:p>1221</text:p>
              </table:table-cell>
              <table:table-cell office:value-type="float" office:value="0.712160374378044">
                <text:p>0.7121603743780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2">
                <text:p>1222</text:p>
              </table:table-cell>
              <table:table-cell office:value-type="float" office:value="0.693617342526224">
                <text:p>0.69361734252622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0.675089478800302">
                <text:p>0.67508947880030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4">
                <text:p>1224</text:p>
              </table:table-cell>
              <table:table-cell office:value-type="float" office:value="0.656576758405649">
                <text:p>0.65657675840564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0.638079156608328">
                <text:p>0.63807915660832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0.619596648735012">
                <text:p>0.61959664873501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7">
                <text:p>1227</text:p>
              </table:table-cell>
              <table:table-cell office:value-type="float" office:value="0.601129210172672">
                <text:p>0.60112921017267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8">
                <text:p>1228</text:p>
              </table:table-cell>
              <table:table-cell office:value-type="float" office:value="0.582676816368462">
                <text:p>0.58267681636846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9">
                <text:p>1229</text:p>
              </table:table-cell>
              <table:table-cell office:value-type="float" office:value="0.564239442829489">
                <text:p>0.56423944282948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0.54581706512262">
                <text:p>0.5458170651226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1">
                <text:p>1231</text:p>
              </table:table-cell>
              <table:table-cell office:value-type="float" office:value="0.527409658874305">
                <text:p>0.5274096588743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0.509017199770327">
                <text:p>0.50901719977032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3">
                <text:p>1233</text:p>
              </table:table-cell>
              <table:table-cell office:value-type="float" office:value="0.490639663555712">
                <text:p>0.49063966355571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4">
                <text:p>1234</text:p>
              </table:table-cell>
              <table:table-cell office:value-type="float" office:value="0.472277026034419">
                <text:p>0.47227702603441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0.453929263069256">
                <text:p>0.45392926306925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0.435596350581591">
                <text:p>0.43559635058159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0.417278264551271">
                <text:p>0.41727826455127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0.398974981016323">
                <text:p>0.39897498101632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0.380686476072839">
                <text:p>0.38068647607283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0.362412725874748">
                <text:p>0.36241272587474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1">
                <text:p>1241</text:p>
              </table:table-cell>
              <table:table-cell office:value-type="float" office:value="0.344153706633676">
                <text:p>0.3441537066336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2">
                <text:p>1242</text:p>
              </table:table-cell>
              <table:table-cell office:value-type="float" office:value="0.325909394618719">
                <text:p>0.32590939461871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3">
                <text:p>1243</text:p>
              </table:table-cell>
              <table:table-cell office:value-type="float" office:value="0.307679766156269">
                <text:p>0.30767976615626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4">
                <text:p>1244</text:p>
              </table:table-cell>
              <table:table-cell office:value-type="float" office:value="0.289464797629819">
                <text:p>0.28946479762981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0.271264465479817">
                <text:p>0.27126446547981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6">
                <text:p>1246</text:p>
              </table:table-cell>
              <table:table-cell office:value-type="float" office:value="0.253078746203442">
                <text:p>0.25307874620344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7">
                <text:p>1247</text:p>
              </table:table-cell>
              <table:table-cell office:value-type="float" office:value="0.234907616354462">
                <text:p>0.23490761635446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8">
                <text:p>1248</text:p>
              </table:table-cell>
              <table:table-cell office:value-type="float" office:value="0.216751052542975">
                <text:p>0.21675105254297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0.198609031435353">
                <text:p>0.19860903143535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180481529753919">
                <text:p>0.1804815297539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1">
                <text:p>1251</text:p>
              </table:table-cell>
              <table:table-cell office:value-type="float" office:value="0.1623685242769">
                <text:p>0.1623685242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2">
                <text:p>1252</text:p>
              </table:table-cell>
              <table:table-cell office:value-type="float" office:value="0.144269991838172">
                <text:p>0.14426999183817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0.126185909327063">
                <text:p>0.1261859093270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4">
                <text:p>1254</text:p>
              </table:table-cell>
              <table:table-cell office:value-type="float" office:value="0.108116253688266">
                <text:p>0.10811625368826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0.0900610019215691">
                <text:p>0.090061001921569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6">
                <text:p>1256</text:p>
              </table:table-cell>
              <table:table-cell office:value-type="float" office:value="0.0720201310817288">
                <text:p>0.07202013108172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7">
                <text:p>1257</text:p>
              </table:table-cell>
              <table:table-cell office:value-type="float" office:value="0.0539936182782981">
                <text:p>0.053993618278298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8">
                <text:p>1258</text:p>
              </table:table-cell>
              <table:table-cell office:value-type="float" office:value="0.0359814406754424">
                <text:p>0.03598144067544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9">
                <text:p>1259</text:p>
              </table:table-cell>
              <table:table-cell office:value-type="float" office:value="0.0179835754917121">
                <text:p>0.01798357549171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